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6.01pt"/>
    </style:style>
    <style:style style:name="co4" style:family="table-column">
      <style:table-column-properties fo:break-before="auto" style:column-width="58.56pt"/>
    </style:style>
    <style:style style:name="co5" style:family="table-column">
      <style:table-column-properties fo:break-before="auto" style:column-width="49.44pt"/>
    </style:style>
    <style:style style:name="co6" style:family="table-column">
      <style:table-column-properties fo:break-before="auto" style:column-width="48.95pt"/>
    </style:style>
    <style:style style:name="co7" style:family="table-column">
      <style:table-column-properties fo:break-before="auto" style:column-width="75.2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51.51pt"/>
    </style:style>
    <style:style style:name="co10" style:family="table-column">
      <style:table-column-properties fo:break-before="auto" style:column-width="31.04pt"/>
    </style:style>
    <style:style style:name="co11" style:family="table-column">
      <style:table-column-properties fo:break-before="auto" style:column-width="39.15pt"/>
    </style:style>
    <style:style style:name="co12" style:family="table-column">
      <style:table-column-properties fo:break-before="auto" style:column-width="54pt"/>
    </style:style>
    <style:style style:name="co13" style:family="table-column">
      <style:table-column-properties fo:break-before="auto" style:column-width="44.39pt"/>
    </style:style>
    <style:style style:name="co14" style:family="table-column">
      <style:table-column-properties fo:break-before="auto" style:column-width="48.44pt"/>
    </style:style>
    <style:style style:name="co15" style:family="table-column">
      <style:table-column-properties fo:break-before="auto" style:column-width="36.45pt"/>
    </style:style>
    <style:style style:name="co16" style:family="table-column">
      <style:table-column-properties fo:break-before="auto" style:column-width="42.41pt"/>
    </style:style>
    <style:style style:name="co17" style:family="table-column">
      <style:table-column-properties fo:break-before="auto" style:column-width="39.34pt"/>
    </style:style>
    <style:style style:name="co18" style:family="table-column">
      <style:table-column-properties fo:break-before="auto" style:column-width="7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0" style:family="table-cell" style:parent-style-name="Default">
      <style:table-cell-properties fo:background-color="#cccccc"/>
      <style:text-properties fo:color="#00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end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18" style:family="table-cell" style:parent-style-name="Default">
      <style:text-properties fo:font-size="8pt" fo:language="none" fo:country="none" fo:font-weight="normal" style:font-size-asian="8pt" style:language-asian="none" style:country-asian="none" style:font-weight-asian="normal" style:font-size-complex="8pt" style:language-complex="none" style:country-complex="none" style:font-weight-complex="normal"/>
    </style:style>
    <style:style style:name="ce19" style:family="table-cell" style:parent-style-name="Default" style:data-style-name="N0">
      <style:table-cell-properties fo:background-color="#cccccc"/>
      <style:text-properties fo:color="#000000"/>
    </style:style>
    <style:style style:name="ce5" style:family="table-cell" style:parent-style-name="Default" style:data-style-name="N0"/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ackground-color="#cccccc"/>
    </style:style>
    <style:style style:name="ce31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2.4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7.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onsolas" style:font-size-asian="10pt" style:language-asian="zh" style:country-asian="CN" style:font-style-asian="normal" style:font-weight-asian="normal" style:font-family-complex="Consola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style:font-family-asian="Consolas" style:font-size-asian="10pt" style:font-family-complex="Consolas" style:font-size-complex="10pt"/>
    </style:style>
    <style:style style:name="T4" style:family="text">
      <style:text-properties fo:color="#000000" style:font-name="Liberation Sans" fo:font-size="10pt" fo:font-weight="bold" style:font-family-asian="Consolas" style:font-size-asian="10pt" style:font-weight-asian="bold" style:font-family-complex="Consolas" style:font-size-complex="10pt" style:font-weight-complex="bold"/>
    </style:style>
    <style:style style:name="T5" style:family="text">
      <style:text-properties fo:color="#000000" style:font-name="Liberation Sans" fo:font-size="10pt" style:text-underline-style="solid" style:text-underline-width="auto" style:text-underline-color="font-color" style:font-family-asian="Consolas" style:font-size-asian="10pt" style:font-family-complex="Consolas" style:font-size-complex="10pt"/>
    </style:style>
    <style:style style:name="T6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6E1" table:style-name="ta1">
        <table:table-column table:style-name="co1" table:default-cell-style-name="Default"/>
        <table:table-column table:style-name="co2" table:default-cell-style-name="ce9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31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1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8" table:default-cell-style-name="Default"/>
        <table:table-column table:style-name="co2" table:number-columns-repeated="1000" table:default-cell-style-name="Default"/>
        <table:table-row table:style-name="ro1">
          <table:table-cell table:style-name="ce6" office:value-type="string" calcext:value-type="string">
            <text:p>Calculating Posit Numbers</text:p>
          </table:table-cell>
          <table:table-cell table:style-name="Default"/>
          <table:table-cell table:number-columns-repeated="10"/>
          <table:table-cell table:style-name="Default" table:number-columns-repeated="11"/>
          <table:table-cell table:number-columns-repeated="1001"/>
        </table:table-row>
        <table:table-row table:style-name="ro1">
          <table:table-cell table:style-name="ce6" office:value-type="string" calcext:value-type="string">
            <text:p>P6E1</text:p>
          </table:table-cell>
          <table:table-cell table:style-name="Default"/>
          <table:table-cell table:number-columns-repeated="10"/>
          <table:table-cell table:style-name="Default" table:number-columns-repeated="11"/>
          <table:table-cell table:number-columns-repeated="1001"/>
        </table:table-row>
        <table:table-row table:style-name="ro1">
          <table:table-cell table:style-name="ce6" office:value-type="string" calcext:value-type="string">
            <text:p>nbits</text:p>
          </table:table-cell>
          <table:table-cell table:style-name="ce6" office:value-type="string" calcext:value-type="string">
            <text:p>npat</text:p>
          </table:table-cell>
          <table:table-cell table:style-name="ce6" office:value-type="string" calcext:value-type="string">
            <text:p>maxEs</text:p>
          </table:table-cell>
          <table:table-cell table:style-name="ce6" office:value-type="string" calcext:value-type="string">
            <text:p>useed</text:p>
          </table:table-cell>
          <table:table-cell table:style-name="ce6" office:value-type="string" calcext:value-type="string">
            <text:p>minpos</text:p>
          </table:table-cell>
          <table:table-cell table:style-name="ce6" office:value-type="string" calcext:value-type="string">
            <text:p>maxpos</text:p>
          </table:table-cell>
          <table:table-cell table:style-name="ce6" office:value-type="string" calcext:value-type="string">
            <text:p>qsize</text:p>
          </table:table-cell>
          <table:table-cell table:style-name="ce6" office:value-type="string" calcext:value-type="string">
            <text:p>qextra</text:p>
          </table:table-cell>
          <table:table-cell table:number-columns-repeated="4"/>
          <table:table-cell table:style-name="Default" table:number-columns-repeated="11"/>
          <table:table-cell table:number-columns-repeated="1001"/>
        </table:table-row>
        <table:table-row table:style-name="ro1">
          <table:table-cell table:style-name="ce2"/>
          <table:table-cell table:style-name="ce13" office:value-type="string" calcext:value-type="string">
            <text:p>2^nbits</text:p>
          </table:table-cell>
          <table:table-cell table:style-name="ce13"/>
          <table:table-cell table:style-name="ce13" office:value-type="string" calcext:value-type="string">
            <text:p>2^2^maxEs</text:p>
          </table:table-cell>
          <table:table-cell table:style-name="ce13" office:value-type="string" calcext:value-type="string">
            <text:p>useed^-nbits+2</text:p>
          </table:table-cell>
          <table:table-cell table:style-name="ce13" office:value-type="string" calcext:value-type="string">
            <text:p>useed^nbits-2</text:p>
          </table:table-cell>
          <table:table-cell table:style-name="ce18" office:value-type="string" calcext:value-type="string">
            <text:p>2^Log(2,(nbits-2) 2es+2+5)</text:p>
          </table:table-cell>
          <table:table-cell table:style-name="ce18" office:value-type="string" calcext:value-type="string">
            <text:p>qsize - (nbits - 2) 2^(es+2)</text:p>
          </table:table-cell>
          <table:table-cell table:number-columns-repeated="4"/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POWER(2;nbits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POWER(2;POWER(2;maxEs))" office:value-type="float" office:value="4" calcext:value-type="float">
            <text:p>4</text:p>
          </table:table-cell>
          <table:table-cell table:formula="of:=POWER(useed;-nbits+2)" office:value-type="float" office:value="0.00390625" calcext:value-type="float">
            <text:p>0.00390625</text:p>
          </table:table-cell>
          <table:table-cell table:formula="of:=POWER(useed;nbits-2)"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formula="of:=qsize-(nbits-2)*POWER(2;maxEs+2)" office:value-type="float" office:value="32" calcext:value-type="float">
            <text:p>32</text:p>
          </table:table-cell>
          <table:table-cell table:number-columns-repeated="4"/>
          <table:table-cell table:style-name="Default" table:number-columns-repeated="11"/>
          <table:table-cell table:number-columns-repeated="1001"/>
        </table:table-row>
        <table:table-row table:style-name="ro1">
          <table:table-cell/>
          <table:table-cell table:style-name="Default"/>
          <table:table-cell table:number-columns-repeated="10"/>
          <table:table-cell table:style-name="Default" table:number-columns-repeated="11"/>
          <table:table-cell table:number-columns-repeated="1001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 n</text:p>
          </table:table-cell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ref</text:p>
          </table:table-cell>
          <table:table-cell table:style-name="ce6" office:value-type="string" calcext:value-type="string">
            <text:p>twos(ref)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twos(r)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twos(r) k</text:p>
          </table:table-cell>
          <table:table-cell table:style-name="ce6" office:value-type="string" calcext:value-type="string">
            <text:p>useed^k</text:p>
          </table:table-cell>
          <table:table-cell table:style-name="ce6" office:value-type="string" calcext:value-type="string">
            <text:p>useed^twos(r)k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wo^e</text:p>
          </table:table-cell>
          <table:table-cell table:style-name="ce6" office:value-type="string" calcext:value-type="string">
            <text:p>twos(ef)</text:p>
          </table:table-cell>
          <table:table-cell table:style-name="ce6" office:value-type="string" calcext:value-type="string">
            <text:p>twos(e)</text:p>
          </table:table-cell>
          <table:table-cell table:style-name="ce6" office:value-type="string" calcext:value-type="string">
            <text:p>two^twos(e)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/len(f)</text:p>
          </table:table-cell>
          <table:table-cell table:style-name="ce6" office:value-type="string" calcext:value-type="string">
            <text:p>fm</text:p>
          </table:table-cell>
          <table:table-cell table:style-name="ce6" office:value-type="string" calcext:value-type="string">
            <text:p>twos(f)</text:p>
          </table:table-cell>
          <table:table-cell table:style-name="ce6" office:value-type="string" calcext:value-type="string">
            <text:p>twosf/len(twosf)</text:p>
          </table:table-cell>
          <table:table-cell table:style-name="ce6" office:value-type="string" calcext:value-type="string">
            <text:p>twos(fm)</text:p>
          </table:table-cell>
          <table:table-cell table:style-name="ce6" office:value-type="string" calcext:value-type="string">
            <office:annotation office:display="true" draw:style-name="gr1" draw:text-style-name="P2" svg:width="158.43pt" svg:height="68.12pt" svg:x="1062.2pt" svg:y="-0.03pt" draw:caption-point-x="192.84pt" draw:caption-point-y="77.1pt">
              <dc:date>2018-02-11T00:00:00</dc:date>
              <text:p text:style-name="P1"><text:span text:style-name="T1">This is the </text:span><text:span text:style-name="T2">John Gustafson</text:span><text:span text:style-name="T1"> method of calculating the decimal which is </text:span><text:span text:style-name="T2">sign*useed^k*2^e*fm</text:span><text:span text:style-name="T1">. All negative numbers are twos-complemented before calculating.</text:span></text:p>
            </office:annotation>
            <text:p>s*u^k*2^e*fm</text:p>
          </table:table-cell>
          <table:table-cell table:style-name="ce6" office:value-type="string" calcext:value-type="string">
            <office:annotation office:display="true" draw:style-name="gr2" draw:text-style-name="P4" svg:width="288.82pt" svg:height="95.27pt" svg:x="1340.39pt" svg:y="-0.57pt" draw:caption-point-x="-21.34pt" draw:caption-point-y="77.64pt">
              <dc:date>2018-02-11T00:00:00</dc:date>
              <text:p text:style-name="P3"><text:span text:style-name="T3">This is the </text:span><text:span text:style-name="T4">reflection method</text:span><text:span text:style-name="T3"> of calculating the decimal. The twos complement is conditional on the quadrant of the ring plot and differs in quadrants 1 and 4:</text:span></text:p>
              <text:p text:style-name="P3"><text:span text:style-name="T3"><text:s text:c="5"/></text:span><text:span text:style-name="T3">* </text:span><text:span text:style-name="T5">Q1</text:span><text:span text:style-name="T3">, result = sign / twosComp( useed^k * 2^e * fm )</text:span></text:p>
              <text:p text:style-name="P3"><text:span text:style-name="T3"><text:s text:c="5"/></text:span><text:span text:style-name="T3">* </text:span><text:span text:style-name="T5">Q2</text:span><text:span text:style-name="T3">, result = sign * useed^k * 2^e * fm</text:span></text:p>
              <text:p text:style-name="P3"><text:span text:style-name="T3"><text:s text:c="5"/></text:span><text:span text:style-name="T3">* </text:span><text:span text:style-name="T5">Q3</text:span><text:span text:style-name="T3">, result = sign * twosComp( useed^k * 2^e * fm ) </text:span></text:p>
              <text:p text:style-name="P3"><text:span text:style-name="T3"><text:s text:c="5"/></text:span><text:span text:style-name="T3">* </text:span><text:span text:style-name="T5">Q4</text:span><text:span text:style-name="T3">, result = sign / (useed^k * 2^e * fm)</text:span></text:p>
              <text:p text:style-name="P3"><text:span text:style-name="T3"/></text:p>
            </office:annotation>
            <text:p>reflection</text:p>
          </table:table-cell>
          <table:table-cell table:style-name="ce6" office:value-type="string" calcext:value-type="string">
            <text:p>difference%</text:p>
          </table:table-cell>
          <table:table-cell table:number-columns-repeated="998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table:formula="of:=DEC2BIN([.A8];[.$A$5])" office:value-type="string" office:string-value="000000" calcext:value-type="string">
            <text:p>000000</text:p>
          </table:table-cell>
          <table:table-cell table:style-name="ce10" table:formula="of:=IF(EXACT(LEFT([.B8];1);&quot;0&quot;);1;-1)" office:value-type="float" office:value="1" calcext:value-type="float">
            <text:p>1</text:p>
          </table:table-cell>
          <table:table-cell table:style-name="ce10" table:formula="of:=RIGHT([.B8];[.$A$5]-1)" office:value-type="string" office:string-value="00000" calcext:value-type="string">
            <text:p>00000</text:p>
          </table:table-cell>
          <table:table-cell table:style-name="ce10" table:formula="of:=RIGHT(DEC2BIN(-BIN2DEC([.D8]);LEN([.D8]));LEN([.D8]))" office:value-type="string" office:string-value="00000" calcext:value-type="string">
            <text:p>00000</text:p>
          </table:table-cell>
          <table:table-cell table:style-name="ce10" table:formula="of:=LEFT([.D8];5)" office:value-type="string" office:string-value="00000" calcext:value-type="string">
            <text:p>00000</text:p>
          </table:table-cell>
          <table:table-cell table:style-name="ce10" table:formula="of:=LEFT([.E8];5)" office:value-type="string" office:string-value="00000" calcext:value-type="string">
            <text:p>00000</text:p>
          </table:table-cell>
          <table:table-cell table:style-name="ce10" table:formula="of:=IF(EXACT(LEFT([.F8];1);&quot;1&quot;);LEN([.F8])-LEN(SUBSTITUTE([.F8];&quot;1&quot;;&quot;&quot;))-1;-1*(LEN([.F8])-LEN(SUBSTITUTE([.F8];&quot;0&quot;;&quot;&quot;))))" office:value-type="float" office:value="-5" calcext:value-type="float">
            <text:p>-5</text:p>
          </table:table-cell>
          <table:table-cell table:style-name="ce10" table:formula="of:=IF(EXACT(LEFT([.G8];1);&quot;1&quot;);LEN([.G8])-LEN(SUBSTITUTE([.G8];&quot;1&quot;;&quot;&quot;))-1;-1*(LEN([.G8])-LEN(SUBSTITUTE([.G8];&quot;0&quot;;&quot;&quot;))))" office:value-type="float" office:value="-5" calcext:value-type="float">
            <text:p>-5</text:p>
          </table:table-cell>
          <table:table-cell table:style-name="ce10" table:formula="of:=POWER(useed;[.H8])" office:value-type="float" office:value="0.0009765625" calcext:value-type="float">
            <text:p>0.0009765625</text:p>
          </table:table-cell>
          <table:table-cell table:style-name="ce10" table:formula="of:=POWER(useed;[.I8])" office:value-type="float" office:value="0.0009765625" calcext:value-type="float">
            <text:p>0.0009765625</text:p>
          </table:table-cell>
          <table:table-cell table:style-name="ce10" table:formula="of:=RIGHT([.D8];LEN([.D8])-LEN([.F8]))">
            <text:p/>
          </table:table-cell>
          <table:table-cell table:style-name="ce19" table:formula="of:=LEFT([.L8];MIN(LEN([.L8]);maxEs))">
            <text:p/>
          </table:table-cell>
          <table:table-cell table:style-name="ce19" table:formula="of:=IF(LEN([.M8])=0;1;POWER(2;BIN2DEC([.M8])))" office:value-type="float" office:value="1" calcext:value-type="float">
            <text:p>1</text:p>
          </table:table-cell>
          <table:table-cell table:formula="of:=RIGHT([.E8];LEN([.E8])-LEN([.G8]))">
            <text:p/>
          </table:table-cell>
          <table:table-cell table:style-name="ce19" table:formula="of:=LEFT([.O8];MIN(LEN([.O8]);maxEs))">
            <text:p/>
          </table:table-cell>
          <table:table-cell table:style-name="ce19" table:formula="of:=IF(LEN([.P8])=0;1;POWER(2;BIN2DEC([.P8])))" office:value-type="float" office:value="1" calcext:value-type="float">
            <text:p>1</text:p>
          </table:table-cell>
          <table:table-cell table:style-name="ce19" table:formula="of:=RIGHT([.L8];LEN([.L8])-LEN([.M8]))">
            <text:p/>
          </table:table-cell>
          <table:table-cell table:style-name="ce19" table:formula="of:=IF(LEN([.R8])=0;0;BIN2DEC([.R8])/POWER(2;LEN([.R8])))" office:value-type="float" office:value="0" calcext:value-type="float">
            <text:p>0</text:p>
          </table:table-cell>
          <table:table-cell table:style-name="ce19" table:formula="of:=1+[.S8]" office:value-type="float" office:value="1" calcext:value-type="float">
            <text:p>1</text:p>
          </table:table-cell>
          <table:table-cell table:style-name="ce19" table:formula="of:=RIGHT([.O8];LEN([.O8])-LEN([.P8]))">
            <text:p/>
          </table:table-cell>
          <table:table-cell table:style-name="ce19" table:formula="of:=IF(LEN([.U8])=0;0;BIN2DEC([.U8])/POWER(2;LEN([.U8])))" office:value-type="float" office:value="0" calcext:value-type="float">
            <text:p>0</text:p>
          </table:table-cell>
          <table:table-cell table:style-name="ce19" table:formula="of:=1+[.V8]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998"/>
        </table:table-row>
        <table:table-row table:style-name="ro1">
          <table:table-cell table:formula="of:=[.A8]+1" office:value-type="float" office:value="1" calcext:value-type="float">
            <text:p>1</text:p>
          </table:table-cell>
          <table:table-cell table:formula="of:=DEC2BIN([.A9];[.$A$5])" office:value-type="string" office:string-value="000001" calcext:value-type="string">
            <text:p>000001</text:p>
          </table:table-cell>
          <table:table-cell table:formula="of:=IF(EXACT(LEFT([.B9];1);&quot;0&quot;);1;-1)" office:value-type="float" office:value="1" calcext:value-type="float">
            <text:p>1</text:p>
          </table:table-cell>
          <table:table-cell table:formula="of:=RIGHT([.B9];[.$A$5]-1)" office:value-type="string" office:string-value="00001" calcext:value-type="string">
            <text:p>00001</text:p>
          </table:table-cell>
          <table:table-cell table:formula="of:=RIGHT(DEC2BIN(-BIN2DEC([.D9]);LEN([.D9]));LEN([.D9]))" office:value-type="string" office:string-value="11111" calcext:value-type="string">
            <text:p>11111</text:p>
          </table:table-cell>
          <table:table-cell table:formula="of:=LEFT([.D9];5)" office:value-type="string" office:string-value="00001" calcext:value-type="string">
            <text:p>00001</text:p>
          </table:table-cell>
          <table:table-cell table:formula="of:=LEFT([.E9];5)" office:value-type="string" office:string-value="11111" calcext:value-type="string">
            <text:p>11111</text:p>
          </table:table-cell>
          <table:table-cell table:formula="of:=IF(EXACT(LEFT([.F9];1);&quot;1&quot;);LEN([.F9])-LEN(SUBSTITUTE([.F9];&quot;1&quot;;&quot;&quot;))-1;-1*(LEN([.F9])-LEN(SUBSTITUTE([.F9];&quot;0&quot;;&quot;&quot;))))" office:value-type="float" office:value="-4" calcext:value-type="float">
            <text:p>-4</text:p>
          </table:table-cell>
          <table:table-cell table:formula="of:=IF(EXACT(LEFT([.G9];1);&quot;1&quot;);LEN([.G9])-LEN(SUBSTITUTE([.G9];&quot;1&quot;;&quot;&quot;))-1;-1*(LEN([.G9])-LEN(SUBSTITUTE([.G9];&quot;0&quot;;&quot;&quot;))))" office:value-type="float" office:value="4" calcext:value-type="float">
            <text:p>4</text:p>
          </table:table-cell>
          <table:table-cell table:formula="of:=POWER(useed;[.H9])" office:value-type="float" office:value="0.00390625" calcext:value-type="float">
            <text:p>0.00390625</text:p>
          </table:table-cell>
          <table:table-cell table:formula="of:=POWER(useed;[.I9])" office:value-type="float" office:value="256" calcext:value-type="float">
            <text:p>256</text:p>
          </table:table-cell>
          <table:table-cell table:formula="of:=RIGHT([.D9];LEN([.D9])-LEN([.F9]))">
            <text:p/>
          </table:table-cell>
          <table:table-cell table:formula="of:=LEFT([.L9];MIN(LEN([.L9]);maxEs))">
            <text:p/>
          </table:table-cell>
          <table:table-cell table:formula="of:=IF(LEN([.M9])=0;1;POWER(2;BIN2DEC([.M9])))" office:value-type="float" office:value="1" calcext:value-type="float">
            <text:p>1</text:p>
          </table:table-cell>
          <table:table-cell table:formula="of:=RIGHT([.E9];LEN([.E9])-LEN([.G9]))">
            <text:p/>
          </table:table-cell>
          <table:table-cell table:formula="of:=LEFT([.O9];MIN(LEN([.O9]);maxEs))">
            <text:p/>
          </table:table-cell>
          <table:table-cell table:formula="of:=IF(LEN([.P9])=0;1;POWER(2;BIN2DEC([.P9])))" office:value-type="float" office:value="1" calcext:value-type="float">
            <text:p>1</text:p>
          </table:table-cell>
          <table:table-cell table:formula="of:=RIGHT([.L9];LEN([.L9])-LEN([.M9]))">
            <text:p/>
          </table:table-cell>
          <table:table-cell table:formula="of:=IF(LEN([.R9])=0;0;BIN2DEC([.R9])/POWER(2;LEN([.R9])))" office:value-type="float" office:value="0" calcext:value-type="float">
            <text:p>0</text:p>
          </table:table-cell>
          <table:table-cell table:formula="of:=1+[.S9]" office:value-type="float" office:value="1" calcext:value-type="float">
            <text:p>1</text:p>
          </table:table-cell>
          <table:table-cell table:formula="of:=RIGHT([.O9];LEN([.O9])-LEN([.P9]))">
            <text:p/>
          </table:table-cell>
          <table:table-cell table:formula="of:=IF(LEN([.U9])=0;0;BIN2DEC([.U9])/POWER(2;LEN([.U9])))" office:value-type="float" office:value="0" calcext:value-type="float">
            <text:p>0</text:p>
          </table:table-cell>
          <table:table-cell table:formula="of:=1+[.V9]" office:value-type="float" office:value="1" calcext:value-type="float">
            <text:p>1</text:p>
          </table:table-cell>
          <table:table-cell table:formula="of:=rowsign*useed_k*two_e*fm" office:value-type="float" office:value="0.00390625" calcext:value-type="float">
            <text:p>0.00390625</text:p>
          </table:table-cell>
          <table:table-cell table:formula="of:=rowsign/(useed_tk*two_te*tfm)" office:value-type="float" office:value="0.00390625" calcext:value-type="float">
            <text:p>0.00390625</text:p>
          </table:table-cell>
          <table:table-cell table:formula="of:=[.X9]/[.Y9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9]+1" office:value-type="float" office:value="2" calcext:value-type="float">
            <text:p>2</text:p>
          </table:table-cell>
          <table:table-cell table:formula="of:=DEC2BIN([.A10];[.$A$5])" office:value-type="string" office:string-value="000010" calcext:value-type="string">
            <text:p>000010</text:p>
          </table:table-cell>
          <table:table-cell table:formula="of:=IF(EXACT(LEFT([.B10];1);&quot;0&quot;);1;-1)" office:value-type="float" office:value="1" calcext:value-type="float">
            <text:p>1</text:p>
          </table:table-cell>
          <table:table-cell table:formula="of:=RIGHT([.B10];[.$A$5]-1)" office:value-type="string" office:string-value="00010" calcext:value-type="string">
            <text:p>00010</text:p>
          </table:table-cell>
          <table:table-cell table:formula="of:=RIGHT(DEC2BIN(-BIN2DEC([.D10]);LEN([.D10]));LEN([.D10]))" office:value-type="string" office:string-value="11110" calcext:value-type="string">
            <text:p>11110</text:p>
          </table:table-cell>
          <table:table-cell table:formula="of:=LEFT([.D10];4)" office:value-type="string" office:string-value="0001" calcext:value-type="string">
            <text:p>0001</text:p>
          </table:table-cell>
          <table:table-cell table:formula="of:=LEFT([.E10];5)" office:value-type="string" office:string-value="11110" calcext:value-type="string">
            <text:p>11110</text:p>
          </table:table-cell>
          <table:table-cell table:formula="of:=IF(EXACT(LEFT([.F10];1);&quot;1&quot;);LEN([.F10])-LEN(SUBSTITUTE([.F10];&quot;1&quot;;&quot;&quot;))-1;-1*(LEN([.F10])-LEN(SUBSTITUTE([.F10];&quot;0&quot;;&quot;&quot;))))" office:value-type="float" office:value="-3" calcext:value-type="float">
            <text:p>-3</text:p>
          </table:table-cell>
          <table:table-cell table:formula="of:=IF(EXACT(LEFT([.G10];1);&quot;1&quot;);LEN([.G10])-LEN(SUBSTITUTE([.G10];&quot;1&quot;;&quot;&quot;))-1;-1*(LEN([.G10])-LEN(SUBSTITUTE([.G10];&quot;0&quot;;&quot;&quot;))))" office:value-type="float" office:value="3" calcext:value-type="float">
            <text:p>3</text:p>
          </table:table-cell>
          <table:table-cell table:formula="of:=POWER(useed;[.H10])" office:value-type="float" office:value="0.015625" calcext:value-type="float">
            <text:p>0.015625</text:p>
          </table:table-cell>
          <table:table-cell table:formula="of:=POWER(useed;[.I10])" office:value-type="float" office:value="64" calcext:value-type="float">
            <text:p>64</text:p>
          </table:table-cell>
          <table:table-cell table:formula="of:=RIGHT([.D10];LEN([.D10])-LEN([.F10]))" office:value-type="string" office:string-value="0" calcext:value-type="string">
            <text:p>0</text:p>
          </table:table-cell>
          <table:table-cell table:formula="of:=LEFT([.L10];MIN(LEN([.L10]);maxEs))" office:value-type="string" office:string-value="0" calcext:value-type="string">
            <text:p>0</text:p>
          </table:table-cell>
          <table:table-cell table:formula="of:=IF(LEN([.M10])=0;1;POWER(2;BIN2DEC([.M10])))" office:value-type="float" office:value="1" calcext:value-type="float">
            <text:p>1</text:p>
          </table:table-cell>
          <table:table-cell table:formula="of:=RIGHT([.E10];LEN([.E10])-LEN([.G10]))">
            <text:p/>
          </table:table-cell>
          <table:table-cell table:formula="of:=LEFT([.O10];MIN(LEN([.O10]);maxEs))">
            <text:p/>
          </table:table-cell>
          <table:table-cell table:formula="of:=IF(LEN([.P10])=0;1;POWER(2;BIN2DEC([.P10])))" office:value-type="float" office:value="1" calcext:value-type="float">
            <text:p>1</text:p>
          </table:table-cell>
          <table:table-cell table:formula="of:=RIGHT([.L10];LEN([.L10])-LEN([.M10]))">
            <text:p/>
          </table:table-cell>
          <table:table-cell table:formula="of:=IF(LEN([.R10])=0;0;BIN2DEC([.R10])/POWER(2;LEN([.R10])))" office:value-type="float" office:value="0" calcext:value-type="float">
            <text:p>0</text:p>
          </table:table-cell>
          <table:table-cell table:formula="of:=1+[.S10]" office:value-type="float" office:value="1" calcext:value-type="float">
            <text:p>1</text:p>
          </table:table-cell>
          <table:table-cell table:formula="of:=RIGHT([.O10];LEN([.O10])-LEN([.P10]))">
            <text:p/>
          </table:table-cell>
          <table:table-cell table:formula="of:=IF(LEN([.U10])=0;0;BIN2DEC([.U10])/POWER(2;LEN([.U10])))" office:value-type="float" office:value="0" calcext:value-type="float">
            <text:p>0</text:p>
          </table:table-cell>
          <table:table-cell table:formula="of:=1+[.V10]" office:value-type="float" office:value="1" calcext:value-type="float">
            <text:p>1</text:p>
          </table:table-cell>
          <table:table-cell table:formula="of:=rowsign*useed_k*two_e*fm" office:value-type="float" office:value="0.015625" calcext:value-type="float">
            <text:p>0.015625</text:p>
          </table:table-cell>
          <table:table-cell table:formula="of:=rowsign/(useed_tk*two_te*tfm)" office:value-type="float" office:value="0.015625" calcext:value-type="float">
            <text:p>0.015625</text:p>
          </table:table-cell>
          <table:table-cell table:formula="of:=[.X10]/[.Y10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table:formula="of:=DEC2BIN([.A11];[.$A$5])" office:value-type="string" office:string-value="000011" calcext:value-type="string">
            <text:p>000011</text:p>
          </table:table-cell>
          <table:table-cell table:formula="of:=IF(EXACT(LEFT([.B11];1);&quot;0&quot;);1;-1)" office:value-type="float" office:value="1" calcext:value-type="float">
            <text:p>1</text:p>
          </table:table-cell>
          <table:table-cell table:formula="of:=RIGHT([.B11];[.$A$5]-1)" office:value-type="string" office:string-value="00011" calcext:value-type="string">
            <text:p>00011</text:p>
          </table:table-cell>
          <table:table-cell table:formula="of:=RIGHT(DEC2BIN(-BIN2DEC([.D11]);LEN([.D11]));LEN([.D11]))" office:value-type="string" office:string-value="11101" calcext:value-type="string">
            <text:p>11101</text:p>
          </table:table-cell>
          <table:table-cell table:formula="of:=LEFT([.D11];4)" office:value-type="string" office:string-value="0001" calcext:value-type="string">
            <text:p>0001</text:p>
          </table:table-cell>
          <table:table-cell table:formula="of:=LEFT([.E11];4)" office:value-type="string" office:string-value="1110" calcext:value-type="string">
            <text:p>1110</text:p>
          </table:table-cell>
          <table:table-cell table:formula="of:=IF(EXACT(LEFT([.F11];1);&quot;1&quot;);LEN([.F11])-LEN(SUBSTITUTE([.F11];&quot;1&quot;;&quot;&quot;))-1;-1*(LEN([.F11])-LEN(SUBSTITUTE([.F11];&quot;0&quot;;&quot;&quot;))))" office:value-type="float" office:value="-3" calcext:value-type="float">
            <text:p>-3</text:p>
          </table:table-cell>
          <table:table-cell table:formula="of:=IF(EXACT(LEFT([.G11];1);&quot;1&quot;);LEN([.G11])-LEN(SUBSTITUTE([.G11];&quot;1&quot;;&quot;&quot;))-1;-1*(LEN([.G11])-LEN(SUBSTITUTE([.G11];&quot;0&quot;;&quot;&quot;))))" office:value-type="float" office:value="2" calcext:value-type="float">
            <text:p>2</text:p>
          </table:table-cell>
          <table:table-cell table:formula="of:=POWER(useed;[.H11])" office:value-type="float" office:value="0.015625" calcext:value-type="float">
            <text:p>0.015625</text:p>
          </table:table-cell>
          <table:table-cell table:formula="of:=POWER(useed;[.I11])" office:value-type="float" office:value="16" calcext:value-type="float">
            <text:p>16</text:p>
          </table:table-cell>
          <table:table-cell table:formula="of:=RIGHT([.D11];LEN([.D11])-LEN([.F11]))" office:value-type="string" office:string-value="1" calcext:value-type="string">
            <text:p>1</text:p>
          </table:table-cell>
          <table:table-cell table:formula="of:=LEFT([.L11];MIN(LEN([.L11]);maxEs))" office:value-type="string" office:string-value="1" calcext:value-type="string">
            <text:p>1</text:p>
          </table:table-cell>
          <table:table-cell table:formula="of:=IF(LEN([.M11])=0;1;POWER(2;BIN2DEC([.M11])))" office:value-type="float" office:value="2" calcext:value-type="float">
            <text:p>2</text:p>
          </table:table-cell>
          <table:table-cell table:formula="of:=RIGHT([.E11];LEN([.E11])-LEN([.G11]))" office:value-type="string" office:string-value="1" calcext:value-type="string">
            <text:p>1</text:p>
          </table:table-cell>
          <table:table-cell table:formula="of:=LEFT([.O11];MIN(LEN([.O11]);maxEs))" office:value-type="string" office:string-value="1" calcext:value-type="string">
            <text:p>1</text:p>
          </table:table-cell>
          <table:table-cell table:formula="of:=IF(LEN([.P11])=0;1;POWER(2;BIN2DEC([.P11])))" office:value-type="float" office:value="2" calcext:value-type="float">
            <text:p>2</text:p>
          </table:table-cell>
          <table:table-cell table:formula="of:=RIGHT([.L11];LEN([.L11])-LEN([.M11]))">
            <text:p/>
          </table:table-cell>
          <table:table-cell table:formula="of:=IF(LEN([.R11])=0;0;BIN2DEC([.R11])/POWER(2;LEN([.R11])))" office:value-type="float" office:value="0" calcext:value-type="float">
            <text:p>0</text:p>
          </table:table-cell>
          <table:table-cell table:formula="of:=1+[.S11]" office:value-type="float" office:value="1" calcext:value-type="float">
            <text:p>1</text:p>
          </table:table-cell>
          <table:table-cell table:formula="of:=RIGHT([.O11];LEN([.O11])-LEN([.P11]))">
            <text:p/>
          </table:table-cell>
          <table:table-cell table:formula="of:=IF(LEN([.U11])=0;0;BIN2DEC([.U11])/POWER(2;LEN([.U11])))" office:value-type="float" office:value="0" calcext:value-type="float">
            <text:p>0</text:p>
          </table:table-cell>
          <table:table-cell table:formula="of:=1+[.V11]" office:value-type="float" office:value="1" calcext:value-type="float">
            <text:p>1</text:p>
          </table:table-cell>
          <table:table-cell table:formula="of:=rowsign*useed_k*two_e*fm" office:value-type="float" office:value="0.03125" calcext:value-type="float">
            <text:p>0.03125</text:p>
          </table:table-cell>
          <table:table-cell table:formula="of:=rowsign/(useed_tk*two_te*tfm)" office:value-type="float" office:value="0.03125" calcext:value-type="float">
            <text:p>0.03125</text:p>
          </table:table-cell>
          <table:table-cell table:formula="of:=[.X11]/[.Y11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11]+1" office:value-type="float" office:value="4" calcext:value-type="float">
            <text:p>4</text:p>
          </table:table-cell>
          <table:table-cell table:formula="of:=DEC2BIN([.A12];[.$A$5])" office:value-type="string" office:string-value="000100" calcext:value-type="string">
            <text:p>000100</text:p>
          </table:table-cell>
          <table:table-cell table:formula="of:=IF(EXACT(LEFT([.B12];1);&quot;0&quot;);1;-1)" office:value-type="float" office:value="1" calcext:value-type="float">
            <text:p>1</text:p>
          </table:table-cell>
          <table:table-cell table:formula="of:=RIGHT([.B12];[.$A$5]-1)" office:value-type="string" office:string-value="00100" calcext:value-type="string">
            <text:p>00100</text:p>
          </table:table-cell>
          <table:table-cell table:formula="of:=RIGHT(DEC2BIN(-BIN2DEC([.D12]);LEN([.D12]));LEN([.D12]))" office:value-type="string" office:string-value="11100" calcext:value-type="string">
            <text:p>11100</text:p>
          </table:table-cell>
          <table:table-cell table:formula="of:=LEFT([.D12];3)" office:value-type="string" office:string-value="001" calcext:value-type="string">
            <text:p>001</text:p>
          </table:table-cell>
          <table:table-cell table:formula="of:=LEFT([.E12];4)" office:value-type="string" office:string-value="1110" calcext:value-type="string">
            <text:p>1110</text:p>
          </table:table-cell>
          <table:table-cell table:formula="of:=IF(EXACT(LEFT([.F12];1);&quot;1&quot;);LEN([.F12])-LEN(SUBSTITUTE([.F12];&quot;1&quot;;&quot;&quot;))-1;-1*(LEN([.F12])-LEN(SUBSTITUTE([.F12];&quot;0&quot;;&quot;&quot;))))" office:value-type="float" office:value="-2" calcext:value-type="float">
            <text:p>-2</text:p>
          </table:table-cell>
          <table:table-cell table:formula="of:=IF(EXACT(LEFT([.G12];1);&quot;1&quot;);LEN([.G12])-LEN(SUBSTITUTE([.G12];&quot;1&quot;;&quot;&quot;))-1;-1*(LEN([.G12])-LEN(SUBSTITUTE([.G12];&quot;0&quot;;&quot;&quot;))))" office:value-type="float" office:value="2" calcext:value-type="float">
            <text:p>2</text:p>
          </table:table-cell>
          <table:table-cell table:formula="of:=POWER(useed;[.H12])" office:value-type="float" office:value="0.0625" calcext:value-type="float">
            <text:p>0.0625</text:p>
          </table:table-cell>
          <table:table-cell table:formula="of:=POWER(useed;[.I12])" office:value-type="float" office:value="16" calcext:value-type="float">
            <text:p>16</text:p>
          </table:table-cell>
          <table:table-cell table:formula="of:=RIGHT([.D12];LEN([.D12])-LEN([.F12]))" office:value-type="string" office:string-value="00" calcext:value-type="string">
            <text:p>00</text:p>
          </table:table-cell>
          <table:table-cell table:formula="of:=LEFT([.L12];MIN(LEN([.L12]);maxEs))" office:value-type="string" office:string-value="0" calcext:value-type="string">
            <text:p>0</text:p>
          </table:table-cell>
          <table:table-cell table:formula="of:=IF(LEN([.M12])=0;1;POWER(2;BIN2DEC([.M12])))" office:value-type="float" office:value="1" calcext:value-type="float">
            <text:p>1</text:p>
          </table:table-cell>
          <table:table-cell table:formula="of:=RIGHT([.E12];LEN([.E12])-LEN([.G12]))" office:value-type="string" office:string-value="0" calcext:value-type="string">
            <text:p>0</text:p>
          </table:table-cell>
          <table:table-cell table:formula="of:=LEFT([.O12];MIN(LEN([.O12]);maxEs))" office:value-type="string" office:string-value="0" calcext:value-type="string">
            <text:p>0</text:p>
          </table:table-cell>
          <table:table-cell table:formula="of:=IF(LEN([.P12])=0;1;POWER(2;BIN2DEC([.P12])))" office:value-type="float" office:value="1" calcext:value-type="float">
            <text:p>1</text:p>
          </table:table-cell>
          <table:table-cell table:formula="of:=RIGHT([.L12];LEN([.L12])-LEN([.M12]))" office:value-type="string" office:string-value="0" calcext:value-type="string">
            <text:p>0</text:p>
          </table:table-cell>
          <table:table-cell table:formula="of:=IF(LEN([.R12])=0;0;BIN2DEC([.R12])/POWER(2;LEN([.R12])))" office:value-type="float" office:value="0" calcext:value-type="float">
            <text:p>0</text:p>
          </table:table-cell>
          <table:table-cell table:formula="of:=1+[.S12]" office:value-type="float" office:value="1" calcext:value-type="float">
            <text:p>1</text:p>
          </table:table-cell>
          <table:table-cell table:formula="of:=RIGHT([.O12];LEN([.O12])-LEN([.P12]))">
            <text:p/>
          </table:table-cell>
          <table:table-cell table:formula="of:=IF(LEN([.U12])=0;0;BIN2DEC([.U12])/POWER(2;LEN([.U12])))" office:value-type="float" office:value="0" calcext:value-type="float">
            <text:p>0</text:p>
          </table:table-cell>
          <table:table-cell table:formula="of:=1+[.V12]" office:value-type="float" office:value="1" calcext:value-type="float">
            <text:p>1</text:p>
          </table:table-cell>
          <table:table-cell table:formula="of:=rowsign*useed_k*two_e*fm" office:value-type="float" office:value="0.0625" calcext:value-type="float">
            <text:p>0.0625</text:p>
          </table:table-cell>
          <table:table-cell table:formula="of:=rowsign/(useed_tk*two_te*tfm)" office:value-type="float" office:value="0.0625" calcext:value-type="float">
            <text:p>0.0625</text:p>
          </table:table-cell>
          <table:table-cell table:formula="of:=[.X12]/[.Y12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12]+1" office:value-type="float" office:value="5" calcext:value-type="float">
            <text:p>5</text:p>
          </table:table-cell>
          <table:table-cell table:formula="of:=DEC2BIN([.A13];[.$A$5])" office:value-type="string" office:string-value="000101" calcext:value-type="string">
            <text:p>000101</text:p>
          </table:table-cell>
          <table:table-cell table:formula="of:=IF(EXACT(LEFT([.B13];1);&quot;0&quot;);1;-1)" office:value-type="float" office:value="1" calcext:value-type="float">
            <text:p>1</text:p>
          </table:table-cell>
          <table:table-cell table:formula="of:=RIGHT([.B13];[.$A$5]-1)" office:value-type="string" office:string-value="00101" calcext:value-type="string">
            <text:p>00101</text:p>
          </table:table-cell>
          <table:table-cell table:formula="of:=RIGHT(DEC2BIN(-BIN2DEC([.D13]);LEN([.D13]));LEN([.D13]))" office:value-type="string" office:string-value="11011" calcext:value-type="string">
            <text:p>11011</text:p>
          </table:table-cell>
          <table:table-cell table:formula="of:=LEFT([.D13];3)" office:value-type="string" office:string-value="001" calcext:value-type="string">
            <text:p>001</text:p>
          </table:table-cell>
          <table:table-cell table:formula="of:=LEFT([.E13];3)" office:value-type="string" office:string-value="110" calcext:value-type="string">
            <text:p>110</text:p>
          </table:table-cell>
          <table:table-cell table:formula="of:=IF(EXACT(LEFT([.F13];1);&quot;1&quot;);LEN([.F13])-LEN(SUBSTITUTE([.F13];&quot;1&quot;;&quot;&quot;))-1;-1*(LEN([.F13])-LEN(SUBSTITUTE([.F13];&quot;0&quot;;&quot;&quot;))))" office:value-type="float" office:value="-2" calcext:value-type="float">
            <text:p>-2</text:p>
          </table:table-cell>
          <table:table-cell table:formula="of:=IF(EXACT(LEFT([.G13];1);&quot;1&quot;);LEN([.G13])-LEN(SUBSTITUTE([.G13];&quot;1&quot;;&quot;&quot;))-1;-1*(LEN([.G13])-LEN(SUBSTITUTE([.G13];&quot;0&quot;;&quot;&quot;))))" office:value-type="float" office:value="1" calcext:value-type="float">
            <text:p>1</text:p>
          </table:table-cell>
          <table:table-cell table:formula="of:=POWER(useed;[.H13])" office:value-type="float" office:value="0.0625" calcext:value-type="float">
            <text:p>0.0625</text:p>
          </table:table-cell>
          <table:table-cell table:formula="of:=POWER(useed;[.I13])" office:value-type="float" office:value="4" calcext:value-type="float">
            <text:p>4</text:p>
          </table:table-cell>
          <table:table-cell table:formula="of:=RIGHT([.D13];LEN([.D13])-LEN([.F13]))" office:value-type="string" office:string-value="01" calcext:value-type="string">
            <text:p>01</text:p>
          </table:table-cell>
          <table:table-cell table:formula="of:=LEFT([.L13];MIN(LEN([.L13]);maxEs))" office:value-type="string" office:string-value="0" calcext:value-type="string">
            <text:p>0</text:p>
          </table:table-cell>
          <table:table-cell table:formula="of:=IF(LEN([.M13])=0;1;POWER(2;BIN2DEC([.M13])))" office:value-type="float" office:value="1" calcext:value-type="float">
            <text:p>1</text:p>
          </table:table-cell>
          <table:table-cell table:formula="of:=RIGHT([.E13];LEN([.E13])-LEN([.G13]))" office:value-type="string" office:string-value="11" calcext:value-type="string">
            <text:p>11</text:p>
          </table:table-cell>
          <table:table-cell table:formula="of:=LEFT([.O13];MIN(LEN([.O13]);maxEs))" office:value-type="string" office:string-value="1" calcext:value-type="string">
            <text:p>1</text:p>
          </table:table-cell>
          <table:table-cell table:formula="of:=IF(LEN([.P13])=0;1;POWER(2;BIN2DEC([.P13])))" office:value-type="float" office:value="2" calcext:value-type="float">
            <text:p>2</text:p>
          </table:table-cell>
          <table:table-cell table:formula="of:=RIGHT([.L13];LEN([.L13])-LEN([.M13]))" office:value-type="string" office:string-value="1" calcext:value-type="string">
            <text:p>1</text:p>
          </table:table-cell>
          <table:table-cell table:formula="of:=IF(LEN([.R13])=0;0;BIN2DEC([.R13])/POWER(2;LEN([.R13])))" office:value-type="float" office:value="0.5" calcext:value-type="float">
            <text:p>0.5</text:p>
          </table:table-cell>
          <table:table-cell table:formula="of:=1+[.S13]" office:value-type="float" office:value="1.5" calcext:value-type="float">
            <text:p>1.5</text:p>
          </table:table-cell>
          <table:table-cell table:formula="of:=RIGHT([.O13];LEN([.O13])-LEN([.P13]))" office:value-type="string" office:string-value="1" calcext:value-type="string">
            <text:p>1</text:p>
          </table:table-cell>
          <table:table-cell table:formula="of:=IF(LEN([.U13])=0;0;BIN2DEC([.U13])/POWER(2;LEN([.U13])))" office:value-type="float" office:value="0.5" calcext:value-type="float">
            <text:p>0.5</text:p>
          </table:table-cell>
          <table:table-cell table:formula="of:=1+[.V13]" office:value-type="float" office:value="1.5" calcext:value-type="float">
            <text:p>1.5</text:p>
          </table:table-cell>
          <table:table-cell table:formula="of:=rowsign*useed_k*two_e*fm" office:value-type="float" office:value="0.09375" calcext:value-type="float">
            <text:p>0.09375</text:p>
          </table:table-cell>
          <table:table-cell table:formula="of:=rowsign/(useed_tk*two_te*tfm)" office:value-type="float" office:value="0.0833333333333333" calcext:value-type="float">
            <text:p>0.083333333333333</text:p>
          </table:table-cell>
          <table:table-cell table:formula="of:=[.X13]/[.Y13]" office:value-type="float" office:value="1.125" calcext:value-type="float">
            <office:annotation office:display="true" draw:style-name="gr3" draw:text-style-name="P2" svg:width="156.61pt" svg:height="43.57pt" svg:x="1402.89pt" svg:y="124.87pt" draw:caption-point-x="-19.84pt" draw:caption-point-y="29pt">
              <dc:date>2018-02-11T00:00:00</dc:date>
              <text:p text:style-name="P1"><text:span text:style-name="T1">Note there are differences in the two methods only when there is a fraction that is non-zero.</text:span></text:p>
            </office:annotation>
            <text:p>1.125</text:p>
          </table:table-cell>
          <table:table-cell table:number-columns-repeated="998"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formula="of:=DEC2BIN([.A14];[.$A$5])" office:value-type="string" office:string-value="000110" calcext:value-type="string">
            <text:p>000110</text:p>
          </table:table-cell>
          <table:table-cell table:formula="of:=IF(EXACT(LEFT([.B14];1);&quot;0&quot;);1;-1)" office:value-type="float" office:value="1" calcext:value-type="float">
            <text:p>1</text:p>
          </table:table-cell>
          <table:table-cell table:formula="of:=RIGHT([.B14];[.$A$5]-1)" office:value-type="string" office:string-value="00110" calcext:value-type="string">
            <text:p>00110</text:p>
          </table:table-cell>
          <table:table-cell table:formula="of:=RIGHT(DEC2BIN(-BIN2DEC([.D14]);LEN([.D14]));LEN([.D14]))" office:value-type="string" office:string-value="11010" calcext:value-type="string">
            <text:p>11010</text:p>
          </table:table-cell>
          <table:table-cell table:formula="of:=LEFT([.D14];3)" office:value-type="string" office:string-value="001" calcext:value-type="string">
            <text:p>001</text:p>
          </table:table-cell>
          <table:table-cell table:formula="of:=LEFT([.E14];3)" office:value-type="string" office:string-value="110" calcext:value-type="string">
            <text:p>110</text:p>
          </table:table-cell>
          <table:table-cell table:formula="of:=IF(EXACT(LEFT([.F14];1);&quot;1&quot;);LEN([.F14])-LEN(SUBSTITUTE([.F14];&quot;1&quot;;&quot;&quot;))-1;-1*(LEN([.F14])-LEN(SUBSTITUTE([.F14];&quot;0&quot;;&quot;&quot;))))" office:value-type="float" office:value="-2" calcext:value-type="float">
            <text:p>-2</text:p>
          </table:table-cell>
          <table:table-cell table:formula="of:=IF(EXACT(LEFT([.G14];1);&quot;1&quot;);LEN([.G14])-LEN(SUBSTITUTE([.G14];&quot;1&quot;;&quot;&quot;))-1;-1*(LEN([.G14])-LEN(SUBSTITUTE([.G14];&quot;0&quot;;&quot;&quot;))))" office:value-type="float" office:value="1" calcext:value-type="float">
            <text:p>1</text:p>
          </table:table-cell>
          <table:table-cell table:formula="of:=POWER(useed;[.H14])" office:value-type="float" office:value="0.0625" calcext:value-type="float">
            <text:p>0.0625</text:p>
          </table:table-cell>
          <table:table-cell table:formula="of:=POWER(useed;[.I14])" office:value-type="float" office:value="4" calcext:value-type="float">
            <text:p>4</text:p>
          </table:table-cell>
          <table:table-cell table:formula="of:=RIGHT([.D14];LEN([.D14])-LEN([.F14]))" office:value-type="string" office:string-value="10" calcext:value-type="string">
            <text:p>10</text:p>
          </table:table-cell>
          <table:table-cell table:formula="of:=LEFT([.L14];MIN(LEN([.L14]);maxEs))" office:value-type="string" office:string-value="1" calcext:value-type="string">
            <text:p>1</text:p>
          </table:table-cell>
          <table:table-cell table:formula="of:=IF(LEN([.M14])=0;1;POWER(2;BIN2DEC([.M14])))" office:value-type="float" office:value="2" calcext:value-type="float">
            <text:p>2</text:p>
          </table:table-cell>
          <table:table-cell table:formula="of:=RIGHT([.E14];LEN([.E14])-LEN([.G14]))" office:value-type="string" office:string-value="10" calcext:value-type="string">
            <text:p>10</text:p>
          </table:table-cell>
          <table:table-cell table:formula="of:=LEFT([.O14];MIN(LEN([.O14]);maxEs))" office:value-type="string" office:string-value="1" calcext:value-type="string">
            <text:p>1</text:p>
          </table:table-cell>
          <table:table-cell table:formula="of:=IF(LEN([.P14])=0;1;POWER(2;BIN2DEC([.P14])))" office:value-type="float" office:value="2" calcext:value-type="float">
            <text:p>2</text:p>
          </table:table-cell>
          <table:table-cell table:formula="of:=RIGHT([.L14];LEN([.L14])-LEN([.M14]))" office:value-type="string" office:string-value="0" calcext:value-type="string">
            <text:p>0</text:p>
          </table:table-cell>
          <table:table-cell table:formula="of:=IF(LEN([.R14])=0;0;BIN2DEC([.R14])/POWER(2;LEN([.R14])))" office:value-type="float" office:value="0" calcext:value-type="float">
            <text:p>0</text:p>
          </table:table-cell>
          <table:table-cell table:formula="of:=1+[.S14]" office:value-type="float" office:value="1" calcext:value-type="float">
            <text:p>1</text:p>
          </table:table-cell>
          <table:table-cell table:formula="of:=RIGHT([.O14];LEN([.O14])-LEN([.P14]))" office:value-type="string" office:string-value="0" calcext:value-type="string">
            <text:p>0</text:p>
          </table:table-cell>
          <table:table-cell table:formula="of:=IF(LEN([.U14])=0;0;BIN2DEC([.U14])/POWER(2;LEN([.U14])))" office:value-type="float" office:value="0" calcext:value-type="float">
            <text:p>0</text:p>
          </table:table-cell>
          <table:table-cell table:formula="of:=1+[.V14]" office:value-type="float" office:value="1" calcext:value-type="float">
            <text:p>1</text:p>
          </table:table-cell>
          <table:table-cell table:formula="of:=rowsign*useed_k*two_e*fm" office:value-type="float" office:value="0.125" calcext:value-type="float">
            <text:p>0.125</text:p>
          </table:table-cell>
          <table:table-cell table:formula="of:=rowsign/(useed_tk*two_te*tfm)" office:value-type="float" office:value="0.125" calcext:value-type="float">
            <text:p>0.125</text:p>
          </table:table-cell>
          <table:table-cell table:formula="of:=[.X14]/[.Y14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14]+1" office:value-type="float" office:value="7" calcext:value-type="float">
            <text:p>7</text:p>
          </table:table-cell>
          <table:table-cell table:formula="of:=DEC2BIN([.A15];[.$A$5])" office:value-type="string" office:string-value="000111" calcext:value-type="string">
            <text:p>000111</text:p>
          </table:table-cell>
          <table:table-cell table:formula="of:=IF(EXACT(LEFT([.B15];1);&quot;0&quot;);1;-1)" office:value-type="float" office:value="1" calcext:value-type="float">
            <text:p>1</text:p>
          </table:table-cell>
          <table:table-cell table:formula="of:=RIGHT([.B15];[.$A$5]-1)" office:value-type="string" office:string-value="00111" calcext:value-type="string">
            <text:p>00111</text:p>
          </table:table-cell>
          <table:table-cell table:formula="of:=RIGHT(DEC2BIN(-BIN2DEC([.D15]);LEN([.D15]));LEN([.D15]))" office:value-type="string" office:string-value="11001" calcext:value-type="string">
            <text:p>11001</text:p>
          </table:table-cell>
          <table:table-cell table:formula="of:=LEFT([.D15];3)" office:value-type="string" office:string-value="001" calcext:value-type="string">
            <text:p>001</text:p>
          </table:table-cell>
          <table:table-cell table:formula="of:=LEFT([.E15];3)" office:value-type="string" office:string-value="110" calcext:value-type="string">
            <text:p>110</text:p>
          </table:table-cell>
          <table:table-cell table:formula="of:=IF(EXACT(LEFT([.F15];1);&quot;1&quot;);LEN([.F15])-LEN(SUBSTITUTE([.F15];&quot;1&quot;;&quot;&quot;))-1;-1*(LEN([.F15])-LEN(SUBSTITUTE([.F15];&quot;0&quot;;&quot;&quot;))))" office:value-type="float" office:value="-2" calcext:value-type="float">
            <text:p>-2</text:p>
          </table:table-cell>
          <table:table-cell table:formula="of:=IF(EXACT(LEFT([.G15];1);&quot;1&quot;);LEN([.G15])-LEN(SUBSTITUTE([.G15];&quot;1&quot;;&quot;&quot;))-1;-1*(LEN([.G15])-LEN(SUBSTITUTE([.G15];&quot;0&quot;;&quot;&quot;))))" office:value-type="float" office:value="1" calcext:value-type="float">
            <text:p>1</text:p>
          </table:table-cell>
          <table:table-cell table:formula="of:=POWER(useed;[.H15])" office:value-type="float" office:value="0.0625" calcext:value-type="float">
            <text:p>0.0625</text:p>
          </table:table-cell>
          <table:table-cell table:formula="of:=POWER(useed;[.I15])" office:value-type="float" office:value="4" calcext:value-type="float">
            <text:p>4</text:p>
          </table:table-cell>
          <table:table-cell table:formula="of:=RIGHT([.D15];LEN([.D15])-LEN([.F15]))" office:value-type="string" office:string-value="11" calcext:value-type="string">
            <text:p>11</text:p>
          </table:table-cell>
          <table:table-cell table:formula="of:=LEFT([.L15];MIN(LEN([.L15]);maxEs))" office:value-type="string" office:string-value="1" calcext:value-type="string">
            <text:p>1</text:p>
          </table:table-cell>
          <table:table-cell table:formula="of:=IF(LEN([.M15])=0;1;POWER(2;BIN2DEC([.M15])))" office:value-type="float" office:value="2" calcext:value-type="float">
            <text:p>2</text:p>
          </table:table-cell>
          <table:table-cell table:formula="of:=RIGHT([.E15];LEN([.E15])-LEN([.G15]))" office:value-type="string" office:string-value="01" calcext:value-type="string">
            <text:p>01</text:p>
          </table:table-cell>
          <table:table-cell table:formula="of:=LEFT([.O15];MIN(LEN([.O15]);maxEs))" office:value-type="string" office:string-value="0" calcext:value-type="string">
            <text:p>0</text:p>
          </table:table-cell>
          <table:table-cell table:formula="of:=IF(LEN([.P15])=0;1;POWER(2;BIN2DEC([.P15])))" office:value-type="float" office:value="1" calcext:value-type="float">
            <text:p>1</text:p>
          </table:table-cell>
          <table:table-cell table:formula="of:=RIGHT([.L15];LEN([.L15])-LEN([.M15]))" office:value-type="string" office:string-value="1" calcext:value-type="string">
            <text:p>1</text:p>
          </table:table-cell>
          <table:table-cell table:formula="of:=IF(LEN([.R15])=0;0;BIN2DEC([.R15])/POWER(2;LEN([.R15])))" office:value-type="float" office:value="0.5" calcext:value-type="float">
            <text:p>0.5</text:p>
          </table:table-cell>
          <table:table-cell table:formula="of:=1+[.S15]" office:value-type="float" office:value="1.5" calcext:value-type="float">
            <text:p>1.5</text:p>
          </table:table-cell>
          <table:table-cell table:formula="of:=RIGHT([.O15];LEN([.O15])-LEN([.P15]))" office:value-type="string" office:string-value="1" calcext:value-type="string">
            <text:p>1</text:p>
          </table:table-cell>
          <table:table-cell table:formula="of:=IF(LEN([.U15])=0;0;BIN2DEC([.U15])/POWER(2;LEN([.U15])))" office:value-type="float" office:value="0.5" calcext:value-type="float">
            <text:p>0.5</text:p>
          </table:table-cell>
          <table:table-cell table:formula="of:=1+[.V15]" office:value-type="float" office:value="1.5" calcext:value-type="float">
            <text:p>1.5</text:p>
          </table:table-cell>
          <table:table-cell table:formula="of:=rowsign*useed_k*two_e*fm" office:value-type="float" office:value="0.1875" calcext:value-type="float">
            <text:p>0.1875</text:p>
          </table:table-cell>
          <table:table-cell table:formula="of:=rowsign/(useed_tk*two_te*tfm)" office:value-type="float" office:value="0.166666666666667" calcext:value-type="float">
            <text:p>0.166666666666667</text:p>
          </table:table-cell>
          <table:table-cell table:formula="of:=[.X15]/[.Y15]" office:value-type="float" office:value="1.125" calcext:value-type="float">
            <text:p>1.125</text:p>
          </table:table-cell>
          <table:table-cell table:number-columns-repeated="998"/>
        </table:table-row>
        <table:table-row table:style-name="ro1">
          <table:table-cell table:formula="of:=[.A15]+1" office:value-type="float" office:value="8" calcext:value-type="float">
            <text:p>8</text:p>
          </table:table-cell>
          <table:table-cell table:formula="of:=DEC2BIN([.A16];[.$A$5])" office:value-type="string" office:string-value="001000" calcext:value-type="string">
            <text:p>001000</text:p>
          </table:table-cell>
          <table:table-cell table:formula="of:=IF(EXACT(LEFT([.B16];1);&quot;0&quot;);1;-1)" office:value-type="float" office:value="1" calcext:value-type="float">
            <text:p>1</text:p>
          </table:table-cell>
          <table:table-cell table:formula="of:=RIGHT([.B16];[.$A$5]-1)" office:value-type="string" office:string-value="01000" calcext:value-type="string">
            <text:p>01000</text:p>
          </table:table-cell>
          <table:table-cell table:formula="of:=RIGHT(DEC2BIN(-BIN2DEC([.D16]);LEN([.D16]));LEN([.D16]))" office:value-type="string" office:string-value="11000" calcext:value-type="string">
            <text:p>11000</text:p>
          </table:table-cell>
          <table:table-cell table:formula="of:=LEFT([.D16];2)" office:value-type="string" office:string-value="01" calcext:value-type="string">
            <text:p>01</text:p>
          </table:table-cell>
          <table:table-cell table:formula="of:=LEFT([.E16];3)" office:value-type="string" office:string-value="110" calcext:value-type="string">
            <text:p>110</text:p>
          </table:table-cell>
          <table:table-cell table:formula="of:=IF(EXACT(LEFT([.F16];1);&quot;1&quot;);LEN([.F16])-LEN(SUBSTITUTE([.F16];&quot;1&quot;;&quot;&quot;))-1;-1*(LEN([.F16])-LEN(SUBSTITUTE([.F16];&quot;0&quot;;&quot;&quot;))))" office:value-type="float" office:value="-1" calcext:value-type="float">
            <text:p>-1</text:p>
          </table:table-cell>
          <table:table-cell table:formula="of:=IF(EXACT(LEFT([.G16];1);&quot;1&quot;);LEN([.G16])-LEN(SUBSTITUTE([.G16];&quot;1&quot;;&quot;&quot;))-1;-1*(LEN([.G16])-LEN(SUBSTITUTE([.G16];&quot;0&quot;;&quot;&quot;))))" office:value-type="float" office:value="1" calcext:value-type="float">
            <text:p>1</text:p>
          </table:table-cell>
          <table:table-cell table:formula="of:=POWER(useed;[.H16])" office:value-type="float" office:value="0.25" calcext:value-type="float">
            <text:p>0.25</text:p>
          </table:table-cell>
          <table:table-cell table:formula="of:=POWER(useed;[.I16])" office:value-type="float" office:value="4" calcext:value-type="float">
            <text:p>4</text:p>
          </table:table-cell>
          <table:table-cell table:formula="of:=RIGHT([.D16];LEN([.D16])-LEN([.F16]))" office:value-type="string" office:string-value="000" calcext:value-type="string">
            <text:p>000</text:p>
          </table:table-cell>
          <table:table-cell table:formula="of:=LEFT([.L16];MIN(LEN([.L16]);maxEs))" office:value-type="string" office:string-value="0" calcext:value-type="string">
            <text:p>0</text:p>
          </table:table-cell>
          <table:table-cell table:formula="of:=IF(LEN([.M16])=0;1;POWER(2;BIN2DEC([.M16])))" office:value-type="float" office:value="1" calcext:value-type="float">
            <text:p>1</text:p>
          </table:table-cell>
          <table:table-cell table:formula="of:=RIGHT([.E16];LEN([.E16])-LEN([.G16]))" office:value-type="string" office:string-value="00" calcext:value-type="string">
            <text:p>00</text:p>
          </table:table-cell>
          <table:table-cell table:formula="of:=LEFT([.O16];MIN(LEN([.O16]);maxEs))" office:value-type="string" office:string-value="0" calcext:value-type="string">
            <text:p>0</text:p>
          </table:table-cell>
          <table:table-cell table:formula="of:=IF(LEN([.P16])=0;1;POWER(2;BIN2DEC([.P16])))" office:value-type="float" office:value="1" calcext:value-type="float">
            <text:p>1</text:p>
          </table:table-cell>
          <table:table-cell table:formula="of:=RIGHT([.L16];LEN([.L16])-LEN([.M16]))" office:value-type="string" office:string-value="00" calcext:value-type="string">
            <text:p>00</text:p>
          </table:table-cell>
          <table:table-cell table:formula="of:=IF(LEN([.R16])=0;0;BIN2DEC([.R16])/POWER(2;LEN([.R16])))" office:value-type="float" office:value="0" calcext:value-type="float">
            <text:p>0</text:p>
          </table:table-cell>
          <table:table-cell table:formula="of:=1+[.S16]" office:value-type="float" office:value="1" calcext:value-type="float">
            <text:p>1</text:p>
          </table:table-cell>
          <table:table-cell table:formula="of:=RIGHT([.O16];LEN([.O16])-LEN([.P16]))" office:value-type="string" office:string-value="0" calcext:value-type="string">
            <text:p>0</text:p>
          </table:table-cell>
          <table:table-cell table:formula="of:=IF(LEN([.U16])=0;0;BIN2DEC([.U16])/POWER(2;LEN([.U16])))" office:value-type="float" office:value="0" calcext:value-type="float">
            <text:p>0</text:p>
          </table:table-cell>
          <table:table-cell table:formula="of:=1+[.V16]" office:value-type="float" office:value="1" calcext:value-type="float">
            <text:p>1</text:p>
          </table:table-cell>
          <table:table-cell table:formula="of:=rowsign*useed_k*two_e*fm" office:value-type="float" office:value="0.25" calcext:value-type="float">
            <text:p>0.25</text:p>
          </table:table-cell>
          <table:table-cell table:formula="of:=rowsign/(useed_tk*two_te*tfm)" office:value-type="float" office:value="0.25" calcext:value-type="float">
            <text:p>0.25</text:p>
          </table:table-cell>
          <table:table-cell table:formula="of:=[.X16]/[.Y16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16]+1" office:value-type="float" office:value="9" calcext:value-type="float">
            <text:p>9</text:p>
          </table:table-cell>
          <table:table-cell table:formula="of:=DEC2BIN([.A17];[.$A$5])" office:value-type="string" office:string-value="001001" calcext:value-type="string">
            <text:p>001001</text:p>
          </table:table-cell>
          <table:table-cell table:formula="of:=IF(EXACT(LEFT([.B17];1);&quot;0&quot;);1;-1)" office:value-type="float" office:value="1" calcext:value-type="float">
            <text:p>1</text:p>
          </table:table-cell>
          <table:table-cell table:formula="of:=RIGHT([.B17];[.$A$5]-1)" office:value-type="string" office:string-value="01001" calcext:value-type="string">
            <text:p>01001</text:p>
          </table:table-cell>
          <table:table-cell table:formula="of:=RIGHT(DEC2BIN(-BIN2DEC([.D17]);LEN([.D17]));LEN([.D17]))" office:value-type="string" office:string-value="10111" calcext:value-type="string">
            <text:p>10111</text:p>
          </table:table-cell>
          <table:table-cell table:formula="of:=LEFT([.D17];2)" office:value-type="string" office:string-value="01" calcext:value-type="string">
            <text:p>01</text:p>
          </table:table-cell>
          <table:table-cell table:formula="of:=LEFT([.E17];2)" office:value-type="string" office:string-value="10" calcext:value-type="string">
            <text:p>10</text:p>
          </table:table-cell>
          <table:table-cell table:formula="of:=IF(EXACT(LEFT([.F17];1);&quot;1&quot;);LEN([.F17])-LEN(SUBSTITUTE([.F17];&quot;1&quot;;&quot;&quot;))-1;-1*(LEN([.F17])-LEN(SUBSTITUTE([.F17];&quot;0&quot;;&quot;&quot;))))" office:value-type="float" office:value="-1" calcext:value-type="float">
            <text:p>-1</text:p>
          </table:table-cell>
          <table:table-cell table:formula="of:=IF(EXACT(LEFT([.G17];1);&quot;1&quot;);LEN([.G17])-LEN(SUBSTITUTE([.G17];&quot;1&quot;;&quot;&quot;))-1;-1*(LEN([.G17])-LEN(SUBSTITUTE([.G17];&quot;0&quot;;&quot;&quot;))))" office:value-type="float" office:value="0" calcext:value-type="float">
            <text:p>0</text:p>
          </table:table-cell>
          <table:table-cell table:formula="of:=POWER(useed;[.H17])" office:value-type="float" office:value="0.25" calcext:value-type="float">
            <text:p>0.25</text:p>
          </table:table-cell>
          <table:table-cell table:formula="of:=POWER(useed;[.I17])" office:value-type="float" office:value="1" calcext:value-type="float">
            <text:p>1</text:p>
          </table:table-cell>
          <table:table-cell table:formula="of:=RIGHT([.D17];LEN([.D17])-LEN([.F17]))" office:value-type="string" office:string-value="001" calcext:value-type="string">
            <text:p>001</text:p>
          </table:table-cell>
          <table:table-cell table:formula="of:=LEFT([.L17];MIN(LEN([.L17]);maxEs))" office:value-type="string" office:string-value="0" calcext:value-type="string">
            <text:p>0</text:p>
          </table:table-cell>
          <table:table-cell table:formula="of:=IF(LEN([.M17])=0;1;POWER(2;BIN2DEC([.M17])))" office:value-type="float" office:value="1" calcext:value-type="float">
            <text:p>1</text:p>
          </table:table-cell>
          <table:table-cell table:formula="of:=RIGHT([.E17];LEN([.E17])-LEN([.G17]))" office:value-type="string" office:string-value="111" calcext:value-type="string">
            <text:p>111</text:p>
          </table:table-cell>
          <table:table-cell table:formula="of:=LEFT([.O17];MIN(LEN([.O17]);maxEs))" office:value-type="string" office:string-value="1" calcext:value-type="string">
            <text:p>1</text:p>
          </table:table-cell>
          <table:table-cell table:formula="of:=IF(LEN([.P17])=0;1;POWER(2;BIN2DEC([.P17])))" office:value-type="float" office:value="2" calcext:value-type="float">
            <text:p>2</text:p>
          </table:table-cell>
          <table:table-cell table:formula="of:=RIGHT([.L17];LEN([.L17])-LEN([.M17]))" office:value-type="string" office:string-value="01" calcext:value-type="string">
            <text:p>01</text:p>
          </table:table-cell>
          <table:table-cell table:formula="of:=IF(LEN([.R17])=0;0;BIN2DEC([.R17])/POWER(2;LEN([.R17])))" office:value-type="float" office:value="0.25" calcext:value-type="float">
            <text:p>0.25</text:p>
          </table:table-cell>
          <table:table-cell table:formula="of:=1+[.S17]" office:value-type="float" office:value="1.25" calcext:value-type="float">
            <text:p>1.25</text:p>
          </table:table-cell>
          <table:table-cell table:formula="of:=RIGHT([.O17];LEN([.O17])-LEN([.P17]))" office:value-type="string" office:string-value="11" calcext:value-type="string">
            <text:p>11</text:p>
          </table:table-cell>
          <table:table-cell table:formula="of:=IF(LEN([.U17])=0;0;BIN2DEC([.U17])/POWER(2;LEN([.U17])))" office:value-type="float" office:value="0.75" calcext:value-type="float">
            <text:p>0.75</text:p>
          </table:table-cell>
          <table:table-cell table:formula="of:=1+[.V17]" office:value-type="float" office:value="1.75" calcext:value-type="float">
            <text:p>1.75</text:p>
          </table:table-cell>
          <table:table-cell table:formula="of:=rowsign*useed_k*two_e*fm" office:value-type="float" office:value="0.3125" calcext:value-type="float">
            <text:p>0.3125</text:p>
          </table:table-cell>
          <table:table-cell table:formula="of:=rowsign/(useed_tk*two_te*tfm)" office:value-type="float" office:value="0.285714285714286" calcext:value-type="float">
            <text:p>0.285714285714286</text:p>
          </table:table-cell>
          <table:table-cell table:formula="of:=[.X17]/[.Y17]" office:value-type="float" office:value="1.09375" calcext:value-type="float">
            <text:p>1.09375</text:p>
          </table:table-cell>
          <table:table-cell table:number-columns-repeated="998"/>
        </table:table-row>
        <table:table-row table:style-name="ro1">
          <table:table-cell table:formula="of:=[.A17]+1" office:value-type="float" office:value="10" calcext:value-type="float">
            <text:p>10</text:p>
          </table:table-cell>
          <table:table-cell table:formula="of:=DEC2BIN([.A18];[.$A$5])" office:value-type="string" office:string-value="001010" calcext:value-type="string">
            <text:p>001010</text:p>
          </table:table-cell>
          <table:table-cell table:formula="of:=IF(EXACT(LEFT([.B18];1);&quot;0&quot;);1;-1)" office:value-type="float" office:value="1" calcext:value-type="float">
            <text:p>1</text:p>
          </table:table-cell>
          <table:table-cell table:formula="of:=RIGHT([.B18];[.$A$5]-1)" office:value-type="string" office:string-value="01010" calcext:value-type="string">
            <text:p>01010</text:p>
          </table:table-cell>
          <table:table-cell table:formula="of:=RIGHT(DEC2BIN(-BIN2DEC([.D18]);LEN([.D18]));LEN([.D18]))" office:value-type="string" office:string-value="10110" calcext:value-type="string">
            <text:p>10110</text:p>
          </table:table-cell>
          <table:table-cell table:formula="of:=LEFT([.D18];2)" office:value-type="string" office:string-value="01" calcext:value-type="string">
            <text:p>01</text:p>
          </table:table-cell>
          <table:table-cell table:formula="of:=LEFT([.E18];2)" office:value-type="string" office:string-value="10" calcext:value-type="string">
            <text:p>10</text:p>
          </table:table-cell>
          <table:table-cell table:formula="of:=IF(EXACT(LEFT([.F18];1);&quot;1&quot;);LEN([.F18])-LEN(SUBSTITUTE([.F18];&quot;1&quot;;&quot;&quot;))-1;-1*(LEN([.F18])-LEN(SUBSTITUTE([.F18];&quot;0&quot;;&quot;&quot;))))" office:value-type="float" office:value="-1" calcext:value-type="float">
            <text:p>-1</text:p>
          </table:table-cell>
          <table:table-cell table:formula="of:=IF(EXACT(LEFT([.G18];1);&quot;1&quot;);LEN([.G18])-LEN(SUBSTITUTE([.G18];&quot;1&quot;;&quot;&quot;))-1;-1*(LEN([.G18])-LEN(SUBSTITUTE([.G18];&quot;0&quot;;&quot;&quot;))))" office:value-type="float" office:value="0" calcext:value-type="float">
            <text:p>0</text:p>
          </table:table-cell>
          <table:table-cell table:formula="of:=POWER(useed;[.H18])" office:value-type="float" office:value="0.25" calcext:value-type="float">
            <text:p>0.25</text:p>
          </table:table-cell>
          <table:table-cell table:formula="of:=POWER(useed;[.I18])" office:value-type="float" office:value="1" calcext:value-type="float">
            <text:p>1</text:p>
          </table:table-cell>
          <table:table-cell table:formula="of:=RIGHT([.D18];LEN([.D18])-LEN([.F18]))" office:value-type="string" office:string-value="010" calcext:value-type="string">
            <text:p>010</text:p>
          </table:table-cell>
          <table:table-cell table:formula="of:=LEFT([.L18];MIN(LEN([.L18]);maxEs))" office:value-type="string" office:string-value="0" calcext:value-type="string">
            <text:p>0</text:p>
          </table:table-cell>
          <table:table-cell table:formula="of:=IF(LEN([.M18])=0;1;POWER(2;BIN2DEC([.M18])))" office:value-type="float" office:value="1" calcext:value-type="float">
            <text:p>1</text:p>
          </table:table-cell>
          <table:table-cell table:formula="of:=RIGHT([.E18];LEN([.E18])-LEN([.G18]))" office:value-type="string" office:string-value="110" calcext:value-type="string">
            <text:p>110</text:p>
          </table:table-cell>
          <table:table-cell table:formula="of:=LEFT([.O18];MIN(LEN([.O18]);maxEs))" office:value-type="string" office:string-value="1" calcext:value-type="string">
            <text:p>1</text:p>
          </table:table-cell>
          <table:table-cell table:formula="of:=IF(LEN([.P18])=0;1;POWER(2;BIN2DEC([.P18])))" office:value-type="float" office:value="2" calcext:value-type="float">
            <text:p>2</text:p>
          </table:table-cell>
          <table:table-cell table:formula="of:=RIGHT([.L18];LEN([.L18])-LEN([.M18]))" office:value-type="string" office:string-value="10" calcext:value-type="string">
            <text:p>10</text:p>
          </table:table-cell>
          <table:table-cell table:formula="of:=IF(LEN([.R18])=0;0;BIN2DEC([.R18])/POWER(2;LEN([.R18])))" office:value-type="float" office:value="0.5" calcext:value-type="float">
            <text:p>0.5</text:p>
          </table:table-cell>
          <table:table-cell table:formula="of:=1+[.S18]" office:value-type="float" office:value="1.5" calcext:value-type="float">
            <text:p>1.5</text:p>
          </table:table-cell>
          <table:table-cell table:formula="of:=RIGHT([.O18];LEN([.O18])-LEN([.P18]))" office:value-type="string" office:string-value="10" calcext:value-type="string">
            <text:p>10</text:p>
          </table:table-cell>
          <table:table-cell table:formula="of:=IF(LEN([.U18])=0;0;BIN2DEC([.U18])/POWER(2;LEN([.U18])))" office:value-type="float" office:value="0.5" calcext:value-type="float">
            <text:p>0.5</text:p>
          </table:table-cell>
          <table:table-cell table:formula="of:=1+[.V18]" office:value-type="float" office:value="1.5" calcext:value-type="float">
            <text:p>1.5</text:p>
          </table:table-cell>
          <table:table-cell table:formula="of:=rowsign*useed_k*two_e*fm" office:value-type="float" office:value="0.375" calcext:value-type="float">
            <text:p>0.375</text:p>
          </table:table-cell>
          <table:table-cell table:formula="of:=rowsign/(useed_tk*two_te*tfm)" office:value-type="float" office:value="0.333333333333333" calcext:value-type="float">
            <text:p>0.333333333333333</text:p>
          </table:table-cell>
          <table:table-cell table:formula="of:=[.X18]/[.Y18]" office:value-type="float" office:value="1.125" calcext:value-type="float">
            <text:p>1.125</text:p>
          </table:table-cell>
          <table:table-cell table:number-columns-repeated="998"/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table:formula="of:=DEC2BIN([.A19];[.$A$5])" office:value-type="string" office:string-value="001011" calcext:value-type="string">
            <text:p>001011</text:p>
          </table:table-cell>
          <table:table-cell table:formula="of:=IF(EXACT(LEFT([.B19];1);&quot;0&quot;);1;-1)" office:value-type="float" office:value="1" calcext:value-type="float">
            <text:p>1</text:p>
          </table:table-cell>
          <table:table-cell table:formula="of:=RIGHT([.B19];[.$A$5]-1)" office:value-type="string" office:string-value="01011" calcext:value-type="string">
            <text:p>01011</text:p>
          </table:table-cell>
          <table:table-cell table:formula="of:=RIGHT(DEC2BIN(-BIN2DEC([.D19]);LEN([.D19]));LEN([.D19]))" office:value-type="string" office:string-value="10101" calcext:value-type="string">
            <text:p>10101</text:p>
          </table:table-cell>
          <table:table-cell table:formula="of:=LEFT([.D19];2)" office:value-type="string" office:string-value="01" calcext:value-type="string">
            <text:p>01</text:p>
          </table:table-cell>
          <table:table-cell table:formula="of:=LEFT([.E19];2)" office:value-type="string" office:string-value="10" calcext:value-type="string">
            <text:p>10</text:p>
          </table:table-cell>
          <table:table-cell table:formula="of:=IF(EXACT(LEFT([.F19];1);&quot;1&quot;);LEN([.F19])-LEN(SUBSTITUTE([.F19];&quot;1&quot;;&quot;&quot;))-1;-1*(LEN([.F19])-LEN(SUBSTITUTE([.F19];&quot;0&quot;;&quot;&quot;))))" office:value-type="float" office:value="-1" calcext:value-type="float">
            <text:p>-1</text:p>
          </table:table-cell>
          <table:table-cell table:formula="of:=IF(EXACT(LEFT([.G19];1);&quot;1&quot;);LEN([.G19])-LEN(SUBSTITUTE([.G19];&quot;1&quot;;&quot;&quot;))-1;-1*(LEN([.G19])-LEN(SUBSTITUTE([.G19];&quot;0&quot;;&quot;&quot;))))" office:value-type="float" office:value="0" calcext:value-type="float">
            <text:p>0</text:p>
          </table:table-cell>
          <table:table-cell table:formula="of:=POWER(useed;[.H19])" office:value-type="float" office:value="0.25" calcext:value-type="float">
            <text:p>0.25</text:p>
          </table:table-cell>
          <table:table-cell table:formula="of:=POWER(useed;[.I19])" office:value-type="float" office:value="1" calcext:value-type="float">
            <text:p>1</text:p>
          </table:table-cell>
          <table:table-cell table:formula="of:=RIGHT([.D19];LEN([.D19])-LEN([.F19]))" office:value-type="string" office:string-value="011" calcext:value-type="string">
            <text:p>011</text:p>
          </table:table-cell>
          <table:table-cell table:formula="of:=LEFT([.L19];MIN(LEN([.L19]);maxEs))" office:value-type="string" office:string-value="0" calcext:value-type="string">
            <text:p>0</text:p>
          </table:table-cell>
          <table:table-cell table:formula="of:=IF(LEN([.M19])=0;1;POWER(2;BIN2DEC([.M19])))" office:value-type="float" office:value="1" calcext:value-type="float">
            <text:p>1</text:p>
          </table:table-cell>
          <table:table-cell table:formula="of:=RIGHT([.E19];LEN([.E19])-LEN([.G19]))" office:value-type="string" office:string-value="101" calcext:value-type="string">
            <text:p>101</text:p>
          </table:table-cell>
          <table:table-cell table:formula="of:=LEFT([.O19];MIN(LEN([.O19]);maxEs))" office:value-type="string" office:string-value="1" calcext:value-type="string">
            <text:p>1</text:p>
          </table:table-cell>
          <table:table-cell table:formula="of:=IF(LEN([.P19])=0;1;POWER(2;BIN2DEC([.P19])))" office:value-type="float" office:value="2" calcext:value-type="float">
            <text:p>2</text:p>
          </table:table-cell>
          <table:table-cell table:formula="of:=RIGHT([.L19];LEN([.L19])-LEN([.M19]))" office:value-type="string" office:string-value="11" calcext:value-type="string">
            <text:p>11</text:p>
          </table:table-cell>
          <table:table-cell table:formula="of:=IF(LEN([.R19])=0;0;BIN2DEC([.R19])/POWER(2;LEN([.R19])))" office:value-type="float" office:value="0.75" calcext:value-type="float">
            <text:p>0.75</text:p>
          </table:table-cell>
          <table:table-cell table:formula="of:=1+[.S19]" office:value-type="float" office:value="1.75" calcext:value-type="float">
            <text:p>1.75</text:p>
          </table:table-cell>
          <table:table-cell table:formula="of:=RIGHT([.O19];LEN([.O19])-LEN([.P19]))" office:value-type="string" office:string-value="01" calcext:value-type="string">
            <text:p>01</text:p>
          </table:table-cell>
          <table:table-cell table:formula="of:=IF(LEN([.U19])=0;0;BIN2DEC([.U19])/POWER(2;LEN([.U19])))" office:value-type="float" office:value="0.25" calcext:value-type="float">
            <text:p>0.25</text:p>
          </table:table-cell>
          <table:table-cell table:formula="of:=1+[.V19]" office:value-type="float" office:value="1.25" calcext:value-type="float">
            <text:p>1.25</text:p>
          </table:table-cell>
          <table:table-cell table:formula="of:=rowsign*useed_k*two_e*fm" office:value-type="float" office:value="0.4375" calcext:value-type="float">
            <text:p>0.4375</text:p>
          </table:table-cell>
          <table:table-cell table:formula="of:=rowsign/(useed_tk*two_te*tfm)" office:value-type="float" office:value="0.4" calcext:value-type="float">
            <text:p>0.4</text:p>
          </table:table-cell>
          <table:table-cell table:formula="of:=[.X19]/[.Y19]" office:value-type="float" office:value="1.09375" calcext:value-type="float">
            <text:p>1.09375</text:p>
          </table:table-cell>
          <table:table-cell table:number-columns-repeated="998"/>
        </table:table-row>
        <table:table-row table:style-name="ro1">
          <table:table-cell table:style-name="ce11" table:formula="of:=[.A19]+1" office:value-type="float" office:value="12" calcext:value-type="float">
            <text:p>12</text:p>
          </table:table-cell>
          <table:table-cell table:style-name="ce16" table:formula="of:=DEC2BIN([.A20];[.$A$5])" office:value-type="string" office:string-value="001100" calcext:value-type="string">
            <text:p>001100</text:p>
          </table:table-cell>
          <table:table-cell table:style-name="ce11" table:formula="of:=IF(EXACT(LEFT([.B20];1);&quot;0&quot;);1;-1)" office:value-type="float" office:value="1" calcext:value-type="float">
            <text:p>1</text:p>
          </table:table-cell>
          <table:table-cell table:style-name="ce11" table:formula="of:=RIGHT([.B20];[.$A$5]-1)" office:value-type="string" office:string-value="01100" calcext:value-type="string">
            <text:p>01100</text:p>
          </table:table-cell>
          <table:table-cell table:style-name="ce11" table:formula="of:=RIGHT(DEC2BIN(-BIN2DEC([.D20]);LEN([.D20]));LEN([.D20]))" office:value-type="string" office:string-value="10100" calcext:value-type="string">
            <text:p>10100</text:p>
          </table:table-cell>
          <table:table-cell table:style-name="ce11" table:formula="of:=LEFT([.D20];2)" office:value-type="string" office:string-value="01" calcext:value-type="string">
            <text:p>01</text:p>
          </table:table-cell>
          <table:table-cell table:style-name="ce11" table:formula="of:=LEFT([.E20];2)" office:value-type="string" office:string-value="10" calcext:value-type="string">
            <text:p>10</text:p>
          </table:table-cell>
          <table:table-cell table:formula="of:=IF(EXACT(LEFT([.F20];1);&quot;1&quot;);LEN([.F20])-LEN(SUBSTITUTE([.F20];&quot;1&quot;;&quot;&quot;))-1;-1*(LEN([.F20])-LEN(SUBSTITUTE([.F20];&quot;0&quot;;&quot;&quot;))))" office:value-type="float" office:value="-1" calcext:value-type="float">
            <text:p>-1</text:p>
          </table:table-cell>
          <table:table-cell table:formula="of:=IF(EXACT(LEFT([.G20];1);&quot;1&quot;);LEN([.G20])-LEN(SUBSTITUTE([.G20];&quot;1&quot;;&quot;&quot;))-1;-1*(LEN([.G20])-LEN(SUBSTITUTE([.G20];&quot;0&quot;;&quot;&quot;))))" office:value-type="float" office:value="0" calcext:value-type="float">
            <text:p>0</text:p>
          </table:table-cell>
          <table:table-cell table:style-name="ce11" table:formula="of:=POWER(useed;[.H20])" office:value-type="float" office:value="0.25" calcext:value-type="float">
            <text:p>0.25</text:p>
          </table:table-cell>
          <table:table-cell table:style-name="ce11" table:formula="of:=POWER(useed;[.I20])" office:value-type="float" office:value="1" calcext:value-type="float">
            <text:p>1</text:p>
          </table:table-cell>
          <table:table-cell table:style-name="ce11" table:formula="of:=RIGHT([.D20];LEN([.D20])-LEN([.F20]))" office:value-type="string" office:string-value="100" calcext:value-type="string">
            <text:p>100</text:p>
          </table:table-cell>
          <table:table-cell table:style-name="ce21" table:formula="of:=LEFT([.L20];MIN(LEN([.L20]);maxEs))" office:value-type="string" office:string-value="1" calcext:value-type="string">
            <text:p>1</text:p>
          </table:table-cell>
          <table:table-cell table:style-name="ce21" table:formula="of:=IF(LEN([.M20])=0;1;POWER(2;BIN2DEC([.M20])))" office:value-type="float" office:value="2" calcext:value-type="float">
            <text:p>2</text:p>
          </table:table-cell>
          <table:table-cell table:formula="of:=RIGHT([.E20];LEN([.E20])-LEN([.G20]))" office:value-type="string" office:string-value="100" calcext:value-type="string">
            <text:p>100</text:p>
          </table:table-cell>
          <table:table-cell table:style-name="ce21" table:formula="of:=LEFT([.O20];MIN(LEN([.O20]);maxEs))" office:value-type="string" office:string-value="1" calcext:value-type="string">
            <text:p>1</text:p>
          </table:table-cell>
          <table:table-cell table:style-name="ce21" table:formula="of:=IF(LEN([.P20])=0;1;POWER(2;BIN2DEC([.P20])))" office:value-type="float" office:value="2" calcext:value-type="float">
            <text:p>2</text:p>
          </table:table-cell>
          <table:table-cell table:style-name="ce21" table:formula="of:=RIGHT([.L20];LEN([.L20])-LEN([.M20]))" office:value-type="string" office:string-value="00" calcext:value-type="string">
            <text:p>00</text:p>
          </table:table-cell>
          <table:table-cell table:style-name="ce21" table:formula="of:=IF(LEN([.R20])=0;0;BIN2DEC([.R20])/POWER(2;LEN([.R20])))" office:value-type="float" office:value="0" calcext:value-type="float">
            <text:p>0</text:p>
          </table:table-cell>
          <table:table-cell table:style-name="ce21" table:formula="of:=1+[.S20]" office:value-type="float" office:value="1" calcext:value-type="float">
            <text:p>1</text:p>
          </table:table-cell>
          <table:table-cell table:style-name="ce21" table:formula="of:=RIGHT([.O20];LEN([.O20])-LEN([.P20]))" office:value-type="string" office:string-value="00" calcext:value-type="string">
            <text:p>00</text:p>
          </table:table-cell>
          <table:table-cell table:style-name="ce21" table:formula="of:=IF(LEN([.U20])=0;0;BIN2DEC([.U20])/POWER(2;LEN([.U20])))" office:value-type="float" office:value="0" calcext:value-type="float">
            <text:p>0</text:p>
          </table:table-cell>
          <table:table-cell table:style-name="ce21" table:formula="of:=1+[.V20]" office:value-type="float" office:value="1" calcext:value-type="float">
            <text:p>1</text:p>
          </table:table-cell>
          <table:table-cell table:formula="of:=rowsign*useed_k*two_e*fm" office:value-type="float" office:value="0.5" calcext:value-type="float">
            <text:p>0.5</text:p>
          </table:table-cell>
          <table:table-cell table:formula="of:=rowsign/(useed_tk*two_te*tfm)" office:value-type="float" office:value="0.5" calcext:value-type="float">
            <text:p>0.5</text:p>
          </table:table-cell>
          <table:table-cell table:formula="of:=[.X20]/[.Y20]" office:value-type="float" office:value="1" calcext:value-type="float">
            <text:p>1</text:p>
          </table:table-cell>
          <table:table-cell table:style-name="ce11" table:number-columns-repeated="998"/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formula="of:=DEC2BIN([.A21];[.$A$5])" office:value-type="string" office:string-value="001101" calcext:value-type="string">
            <text:p>001101</text:p>
          </table:table-cell>
          <table:table-cell table:formula="of:=IF(EXACT(LEFT([.B21];1);&quot;0&quot;);1;-1)" office:value-type="float" office:value="1" calcext:value-type="float">
            <text:p>1</text:p>
          </table:table-cell>
          <table:table-cell table:formula="of:=RIGHT([.B21];[.$A$5]-1)" office:value-type="string" office:string-value="01101" calcext:value-type="string">
            <text:p>01101</text:p>
          </table:table-cell>
          <table:table-cell table:formula="of:=RIGHT(DEC2BIN(-BIN2DEC([.D21]);LEN([.D21]));LEN([.D21]))" office:value-type="string" office:string-value="10011" calcext:value-type="string">
            <text:p>10011</text:p>
          </table:table-cell>
          <table:table-cell table:formula="of:=LEFT([.D21];2)" office:value-type="string" office:string-value="01" calcext:value-type="string">
            <text:p>01</text:p>
          </table:table-cell>
          <table:table-cell table:formula="of:=LEFT([.E21];2)" office:value-type="string" office:string-value="10" calcext:value-type="string">
            <text:p>10</text:p>
          </table:table-cell>
          <table:table-cell table:formula="of:=IF(EXACT(LEFT([.F21];1);&quot;1&quot;);LEN([.F21])-LEN(SUBSTITUTE([.F21];&quot;1&quot;;&quot;&quot;))-1;-1*(LEN([.F21])-LEN(SUBSTITUTE([.F21];&quot;0&quot;;&quot;&quot;))))" office:value-type="float" office:value="-1" calcext:value-type="float">
            <text:p>-1</text:p>
          </table:table-cell>
          <table:table-cell table:formula="of:=IF(EXACT(LEFT([.G21];1);&quot;1&quot;);LEN([.G21])-LEN(SUBSTITUTE([.G21];&quot;1&quot;;&quot;&quot;))-1;-1*(LEN([.G21])-LEN(SUBSTITUTE([.G21];&quot;0&quot;;&quot;&quot;))))" office:value-type="float" office:value="0" calcext:value-type="float">
            <text:p>0</text:p>
          </table:table-cell>
          <table:table-cell table:formula="of:=POWER(useed;[.H21])" office:value-type="float" office:value="0.25" calcext:value-type="float">
            <text:p>0.25</text:p>
          </table:table-cell>
          <table:table-cell table:formula="of:=POWER(useed;[.I21])" office:value-type="float" office:value="1" calcext:value-type="float">
            <text:p>1</text:p>
          </table:table-cell>
          <table:table-cell table:formula="of:=RIGHT([.D21];LEN([.D21])-LEN([.F21]))" office:value-type="string" office:string-value="101" calcext:value-type="string">
            <text:p>101</text:p>
          </table:table-cell>
          <table:table-cell table:formula="of:=LEFT([.L21];MIN(LEN([.L21]);maxEs))" office:value-type="string" office:string-value="1" calcext:value-type="string">
            <text:p>1</text:p>
          </table:table-cell>
          <table:table-cell table:formula="of:=IF(LEN([.M21])=0;1;POWER(2;BIN2DEC([.M21])))" office:value-type="float" office:value="2" calcext:value-type="float">
            <text:p>2</text:p>
          </table:table-cell>
          <table:table-cell table:formula="of:=RIGHT([.E21];LEN([.E21])-LEN([.G21]))" office:value-type="string" office:string-value="011" calcext:value-type="string">
            <text:p>011</text:p>
          </table:table-cell>
          <table:table-cell table:formula="of:=LEFT([.O21];MIN(LEN([.O21]);maxEs))" office:value-type="string" office:string-value="0" calcext:value-type="string">
            <text:p>0</text:p>
          </table:table-cell>
          <table:table-cell table:formula="of:=IF(LEN([.P21])=0;1;POWER(2;BIN2DEC([.P21])))" office:value-type="float" office:value="1" calcext:value-type="float">
            <text:p>1</text:p>
          </table:table-cell>
          <table:table-cell table:formula="of:=RIGHT([.L21];LEN([.L21])-LEN([.M21]))" office:value-type="string" office:string-value="01" calcext:value-type="string">
            <text:p>01</text:p>
          </table:table-cell>
          <table:table-cell table:formula="of:=IF(LEN([.R21])=0;0;BIN2DEC([.R21])/POWER(2;LEN([.R21])))" office:value-type="float" office:value="0.25" calcext:value-type="float">
            <text:p>0.25</text:p>
          </table:table-cell>
          <table:table-cell table:formula="of:=1+[.S21]" office:value-type="float" office:value="1.25" calcext:value-type="float">
            <text:p>1.25</text:p>
          </table:table-cell>
          <table:table-cell table:formula="of:=RIGHT([.O21];LEN([.O21])-LEN([.P21]))" office:value-type="string" office:string-value="11" calcext:value-type="string">
            <text:p>11</text:p>
          </table:table-cell>
          <table:table-cell table:formula="of:=IF(LEN([.U21])=0;0;BIN2DEC([.U21])/POWER(2;LEN([.U21])))" office:value-type="float" office:value="0.75" calcext:value-type="float">
            <text:p>0.75</text:p>
          </table:table-cell>
          <table:table-cell table:formula="of:=1+[.V21]" office:value-type="float" office:value="1.75" calcext:value-type="float">
            <text:p>1.75</text:p>
          </table:table-cell>
          <table:table-cell table:formula="of:=rowsign*useed_k*two_e*fm" office:value-type="float" office:value="0.625" calcext:value-type="float">
            <text:p>0.625</text:p>
          </table:table-cell>
          <table:table-cell table:formula="of:=rowsign/(useed_tk*two_te*tfm)" office:value-type="float" office:value="0.571428571428571" calcext:value-type="float">
            <text:p>0.571428571428571</text:p>
          </table:table-cell>
          <table:table-cell table:formula="of:=[.X21]/[.Y21]" office:value-type="float" office:value="1.09375" calcext:value-type="float">
            <text:p>1.09375</text:p>
          </table:table-cell>
          <table:table-cell table:number-columns-repeated="998"/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table:formula="of:=DEC2BIN([.A22];[.$A$5])" office:value-type="string" office:string-value="001110" calcext:value-type="string">
            <text:p>001110</text:p>
          </table:table-cell>
          <table:table-cell table:formula="of:=IF(EXACT(LEFT([.B22];1);&quot;0&quot;);1;-1)" office:value-type="float" office:value="1" calcext:value-type="float">
            <text:p>1</text:p>
          </table:table-cell>
          <table:table-cell table:formula="of:=RIGHT([.B22];[.$A$5]-1)" office:value-type="string" office:string-value="01110" calcext:value-type="string">
            <text:p>01110</text:p>
          </table:table-cell>
          <table:table-cell table:formula="of:=RIGHT(DEC2BIN(-BIN2DEC([.D22]);LEN([.D22]));LEN([.D22]))" office:value-type="string" office:string-value="10010" calcext:value-type="string">
            <text:p>10010</text:p>
          </table:table-cell>
          <table:table-cell table:formula="of:=LEFT([.D22];2)" office:value-type="string" office:string-value="01" calcext:value-type="string">
            <text:p>01</text:p>
          </table:table-cell>
          <table:table-cell table:formula="of:=LEFT([.E22];2)" office:value-type="string" office:string-value="10" calcext:value-type="string">
            <text:p>10</text:p>
          </table:table-cell>
          <table:table-cell table:formula="of:=IF(EXACT(LEFT([.F22];1);&quot;1&quot;);LEN([.F22])-LEN(SUBSTITUTE([.F22];&quot;1&quot;;&quot;&quot;))-1;-1*(LEN([.F22])-LEN(SUBSTITUTE([.F22];&quot;0&quot;;&quot;&quot;))))" office:value-type="float" office:value="-1" calcext:value-type="float">
            <text:p>-1</text:p>
          </table:table-cell>
          <table:table-cell table:formula="of:=IF(EXACT(LEFT([.G22];1);&quot;1&quot;);LEN([.G22])-LEN(SUBSTITUTE([.G22];&quot;1&quot;;&quot;&quot;))-1;-1*(LEN([.G22])-LEN(SUBSTITUTE([.G22];&quot;0&quot;;&quot;&quot;))))" office:value-type="float" office:value="0" calcext:value-type="float">
            <text:p>0</text:p>
          </table:table-cell>
          <table:table-cell table:formula="of:=POWER(useed;[.H22])" office:value-type="float" office:value="0.25" calcext:value-type="float">
            <text:p>0.25</text:p>
          </table:table-cell>
          <table:table-cell table:formula="of:=POWER(useed;[.I22])" office:value-type="float" office:value="1" calcext:value-type="float">
            <text:p>1</text:p>
          </table:table-cell>
          <table:table-cell table:formula="of:=RIGHT([.D22];LEN([.D22])-LEN([.F22]))" office:value-type="string" office:string-value="110" calcext:value-type="string">
            <text:p>110</text:p>
          </table:table-cell>
          <table:table-cell table:formula="of:=LEFT([.L22];MIN(LEN([.L22]);maxEs))" office:value-type="string" office:string-value="1" calcext:value-type="string">
            <text:p>1</text:p>
          </table:table-cell>
          <table:table-cell table:formula="of:=IF(LEN([.M22])=0;1;POWER(2;BIN2DEC([.M22])))" office:value-type="float" office:value="2" calcext:value-type="float">
            <text:p>2</text:p>
          </table:table-cell>
          <table:table-cell table:formula="of:=RIGHT([.E22];LEN([.E22])-LEN([.G22]))" office:value-type="string" office:string-value="010" calcext:value-type="string">
            <text:p>010</text:p>
          </table:table-cell>
          <table:table-cell table:formula="of:=LEFT([.O22];MIN(LEN([.O22]);maxEs))" office:value-type="string" office:string-value="0" calcext:value-type="string">
            <text:p>0</text:p>
          </table:table-cell>
          <table:table-cell table:formula="of:=IF(LEN([.P22])=0;1;POWER(2;BIN2DEC([.P22])))" office:value-type="float" office:value="1" calcext:value-type="float">
            <text:p>1</text:p>
          </table:table-cell>
          <table:table-cell table:formula="of:=RIGHT([.L22];LEN([.L22])-LEN([.M22]))" office:value-type="string" office:string-value="10" calcext:value-type="string">
            <text:p>10</text:p>
          </table:table-cell>
          <table:table-cell table:formula="of:=IF(LEN([.R22])=0;0;BIN2DEC([.R22])/POWER(2;LEN([.R22])))" office:value-type="float" office:value="0.5" calcext:value-type="float">
            <text:p>0.5</text:p>
          </table:table-cell>
          <table:table-cell table:formula="of:=1+[.S22]" office:value-type="float" office:value="1.5" calcext:value-type="float">
            <text:p>1.5</text:p>
          </table:table-cell>
          <table:table-cell table:formula="of:=RIGHT([.O22];LEN([.O22])-LEN([.P22]))" office:value-type="string" office:string-value="10" calcext:value-type="string">
            <text:p>10</text:p>
          </table:table-cell>
          <table:table-cell table:formula="of:=IF(LEN([.U22])=0;0;BIN2DEC([.U22])/POWER(2;LEN([.U22])))" office:value-type="float" office:value="0.5" calcext:value-type="float">
            <text:p>0.5</text:p>
          </table:table-cell>
          <table:table-cell table:formula="of:=1+[.V22]" office:value-type="float" office:value="1.5" calcext:value-type="float">
            <text:p>1.5</text:p>
          </table:table-cell>
          <table:table-cell table:formula="of:=rowsign*useed_k*two_e*fm" office:value-type="float" office:value="0.75" calcext:value-type="float">
            <text:p>0.75</text:p>
          </table:table-cell>
          <table:table-cell table:formula="of:=rowsign/(useed_tk*two_te*tfm)" office:value-type="float" office:value="0.666666666666667" calcext:value-type="float">
            <text:p>0.666666666666667</text:p>
          </table:table-cell>
          <table:table-cell table:formula="of:=[.X22]/[.Y22]" office:value-type="float" office:value="1.125" calcext:value-type="float">
            <text:p>1.125</text:p>
          </table:table-cell>
          <table:table-cell table:number-columns-repeated="998"/>
        </table:table-row>
        <table:table-row table:style-name="ro1">
          <table:table-cell table:formula="of:=[.A22]+1" office:value-type="float" office:value="15" calcext:value-type="float">
            <text:p>15</text:p>
          </table:table-cell>
          <table:table-cell table:formula="of:=DEC2BIN([.A23];[.$A$5])" office:value-type="string" office:string-value="001111" calcext:value-type="string">
            <text:p>001111</text:p>
          </table:table-cell>
          <table:table-cell table:formula="of:=IF(EXACT(LEFT([.B23];1);&quot;0&quot;);1;-1)" office:value-type="float" office:value="1" calcext:value-type="float">
            <text:p>1</text:p>
          </table:table-cell>
          <table:table-cell table:formula="of:=RIGHT([.B23];[.$A$5]-1)" office:value-type="string" office:string-value="01111" calcext:value-type="string">
            <text:p>01111</text:p>
          </table:table-cell>
          <table:table-cell table:formula="of:=RIGHT(DEC2BIN(-BIN2DEC([.D23]);LEN([.D23]));LEN([.D23]))" office:value-type="string" office:string-value="10001" calcext:value-type="string">
            <text:p>10001</text:p>
          </table:table-cell>
          <table:table-cell table:formula="of:=LEFT([.D23];2)" office:value-type="string" office:string-value="01" calcext:value-type="string">
            <text:p>01</text:p>
          </table:table-cell>
          <table:table-cell table:formula="of:=LEFT([.E23];2)" office:value-type="string" office:string-value="10" calcext:value-type="string">
            <text:p>10</text:p>
          </table:table-cell>
          <table:table-cell table:formula="of:=IF(EXACT(LEFT([.F23];1);&quot;1&quot;);LEN([.F23])-LEN(SUBSTITUTE([.F23];&quot;1&quot;;&quot;&quot;))-1;-1*(LEN([.F23])-LEN(SUBSTITUTE([.F23];&quot;0&quot;;&quot;&quot;))))" office:value-type="float" office:value="-1" calcext:value-type="float">
            <text:p>-1</text:p>
          </table:table-cell>
          <table:table-cell table:formula="of:=IF(EXACT(LEFT([.G23];1);&quot;1&quot;);LEN([.G23])-LEN(SUBSTITUTE([.G23];&quot;1&quot;;&quot;&quot;))-1;-1*(LEN([.G23])-LEN(SUBSTITUTE([.G23];&quot;0&quot;;&quot;&quot;))))" office:value-type="float" office:value="0" calcext:value-type="float">
            <text:p>0</text:p>
          </table:table-cell>
          <table:table-cell table:formula="of:=POWER(useed;[.H23])" office:value-type="float" office:value="0.25" calcext:value-type="float">
            <text:p>0.25</text:p>
          </table:table-cell>
          <table:table-cell table:formula="of:=POWER(useed;[.I23])" office:value-type="float" office:value="1" calcext:value-type="float">
            <text:p>1</text:p>
          </table:table-cell>
          <table:table-cell table:formula="of:=RIGHT([.D23];LEN([.D23])-LEN([.F23]))" office:value-type="string" office:string-value="111" calcext:value-type="string">
            <text:p>111</text:p>
          </table:table-cell>
          <table:table-cell table:formula="of:=LEFT([.L23];MIN(LEN([.L23]);maxEs))" office:value-type="string" office:string-value="1" calcext:value-type="string">
            <text:p>1</text:p>
          </table:table-cell>
          <table:table-cell table:formula="of:=IF(LEN([.M23])=0;1;POWER(2;BIN2DEC([.M23])))" office:value-type="float" office:value="2" calcext:value-type="float">
            <text:p>2</text:p>
          </table:table-cell>
          <table:table-cell table:formula="of:=RIGHT([.E23];LEN([.E23])-LEN([.G23]))" office:value-type="string" office:string-value="001" calcext:value-type="string">
            <text:p>001</text:p>
          </table:table-cell>
          <table:table-cell table:formula="of:=LEFT([.O23];MIN(LEN([.O23]);maxEs))" office:value-type="string" office:string-value="0" calcext:value-type="string">
            <text:p>0</text:p>
          </table:table-cell>
          <table:table-cell table:formula="of:=IF(LEN([.P23])=0;1;POWER(2;BIN2DEC([.P23])))" office:value-type="float" office:value="1" calcext:value-type="float">
            <text:p>1</text:p>
          </table:table-cell>
          <table:table-cell table:formula="of:=RIGHT([.L23];LEN([.L23])-LEN([.M23]))" office:value-type="string" office:string-value="11" calcext:value-type="string">
            <text:p>11</text:p>
          </table:table-cell>
          <table:table-cell table:formula="of:=IF(LEN([.R23])=0;0;BIN2DEC([.R23])/POWER(2;LEN([.R23])))" office:value-type="float" office:value="0.75" calcext:value-type="float">
            <text:p>0.75</text:p>
          </table:table-cell>
          <table:table-cell table:formula="of:=1+[.S23]" office:value-type="float" office:value="1.75" calcext:value-type="float">
            <text:p>1.75</text:p>
          </table:table-cell>
          <table:table-cell table:formula="of:=RIGHT([.O23];LEN([.O23])-LEN([.P23]))" office:value-type="string" office:string-value="01" calcext:value-type="string">
            <text:p>01</text:p>
          </table:table-cell>
          <table:table-cell table:formula="of:=IF(LEN([.U23])=0;0;BIN2DEC([.U23])/POWER(2;LEN([.U23])))" office:value-type="float" office:value="0.25" calcext:value-type="float">
            <text:p>0.25</text:p>
          </table:table-cell>
          <table:table-cell table:formula="of:=1+[.V23]" office:value-type="float" office:value="1.25" calcext:value-type="float">
            <text:p>1.25</text:p>
          </table:table-cell>
          <table:table-cell table:formula="of:=rowsign*useed_k*two_e*fm" office:value-type="float" office:value="0.875" calcext:value-type="float">
            <text:p>0.875</text:p>
          </table:table-cell>
          <table:table-cell table:formula="of:=rowsign/(useed_tk*two_te*tfm)" office:value-type="float" office:value="0.8" calcext:value-type="float">
            <text:p>0.8</text:p>
          </table:table-cell>
          <table:table-cell table:formula="of:=[.X23]/[.Y23]" office:value-type="float" office:value="1.09375" calcext:value-type="float">
            <text:p>1.09375</text:p>
          </table:table-cell>
          <table:table-cell table:number-columns-repeated="998"/>
        </table:table-row>
        <table:table-row table:style-name="ro1">
          <table:table-cell table:style-name="ce12" table:formula="of:=[.A23]+1" office:value-type="float" office:value="16" calcext:value-type="float">
            <text:p>16</text:p>
          </table:table-cell>
          <table:table-cell table:style-name="ce17" table:formula="of:=DEC2BIN([.A24];[.$A$5])" office:value-type="string" office:string-value="010000" calcext:value-type="string">
            <text:p>010000</text:p>
          </table:table-cell>
          <table:table-cell table:style-name="ce12" table:formula="of:=IF(EXACT(LEFT([.B24];1);&quot;0&quot;);1;-1)" office:value-type="float" office:value="1" calcext:value-type="float">
            <text:p>1</text:p>
          </table:table-cell>
          <table:table-cell table:style-name="ce12" table:formula="of:=RIGHT([.B24];[.$A$5]-1)" office:value-type="string" office:string-value="10000" calcext:value-type="string">
            <text:p>10000</text:p>
          </table:table-cell>
          <table:table-cell table:style-name="ce12" table:formula="of:=RIGHT(DEC2BIN(-BIN2DEC([.D24]);LEN([.D24]));LEN([.D24]))" office:value-type="string" office:string-value="10000" calcext:value-type="string">
            <text:p>10000</text:p>
          </table:table-cell>
          <table:table-cell table:style-name="ce12" table:formula="of:=LEFT([.D24];2)" office:value-type="string" office:string-value="10" calcext:value-type="string">
            <text:p>10</text:p>
          </table:table-cell>
          <table:table-cell table:style-name="ce12" table:formula="of:=LEFT([.E24];2)" office:value-type="string" office:string-value="10" calcext:value-type="string">
            <text:p>10</text:p>
          </table:table-cell>
          <table:table-cell table:style-name="ce12" table:formula="of:=IF(EXACT(LEFT([.F24];1);&quot;1&quot;);LEN([.F24])-LEN(SUBSTITUTE([.F24];&quot;1&quot;;&quot;&quot;))-1;-1*(LEN([.F24])-LEN(SUBSTITUTE([.F24];&quot;0&quot;;&quot;&quot;))))" office:value-type="float" office:value="0" calcext:value-type="float">
            <text:p>0</text:p>
          </table:table-cell>
          <table:table-cell table:style-name="ce12" table:formula="of:=IF(EXACT(LEFT([.G24];1);&quot;1&quot;);LEN([.G24])-LEN(SUBSTITUTE([.G24];&quot;1&quot;;&quot;&quot;))-1;-1*(LEN([.G24])-LEN(SUBSTITUTE([.G24];&quot;0&quot;;&quot;&quot;))))" office:value-type="float" office:value="0" calcext:value-type="float">
            <text:p>0</text:p>
          </table:table-cell>
          <table:table-cell table:style-name="ce12" table:formula="of:=POWER(useed;[.H24])" office:value-type="float" office:value="1" calcext:value-type="float">
            <text:p>1</text:p>
          </table:table-cell>
          <table:table-cell table:style-name="ce12" table:formula="of:=POWER(useed;[.I24])" office:value-type="float" office:value="1" calcext:value-type="float">
            <text:p>1</text:p>
          </table:table-cell>
          <table:table-cell table:style-name="ce12" table:formula="of:=RIGHT([.D24];LEN([.D24])-LEN([.F24]))" office:value-type="string" office:string-value="000" calcext:value-type="string">
            <text:p>000</text:p>
          </table:table-cell>
          <table:table-cell table:style-name="ce22" table:formula="of:=LEFT([.L24];MIN(LEN([.L24]);maxEs))" office:value-type="string" office:string-value="0" calcext:value-type="string">
            <text:p>0</text:p>
          </table:table-cell>
          <table:table-cell table:style-name="ce22" table:formula="of:=IF(LEN([.M24])=0;1;POWER(2;BIN2DEC([.M24])))" office:value-type="float" office:value="1" calcext:value-type="float">
            <text:p>1</text:p>
          </table:table-cell>
          <table:table-cell table:style-name="ce10" table:formula="of:=RIGHT([.E24];LEN([.E24])-LEN([.G24]))" office:value-type="string" office:string-value="000" calcext:value-type="string">
            <text:p>000</text:p>
          </table:table-cell>
          <table:table-cell table:style-name="ce22" table:formula="of:=LEFT([.O24];MIN(LEN([.O24]);maxEs))" office:value-type="string" office:string-value="0" calcext:value-type="string">
            <text:p>0</text:p>
          </table:table-cell>
          <table:table-cell table:style-name="ce22" table:formula="of:=IF(LEN([.P24])=0;1;POWER(2;BIN2DEC([.P24])))" office:value-type="float" office:value="1" calcext:value-type="float">
            <text:p>1</text:p>
          </table:table-cell>
          <table:table-cell table:style-name="ce22" table:formula="of:=RIGHT([.L24];LEN([.L24])-LEN([.M24]))" office:value-type="string" office:string-value="00" calcext:value-type="string">
            <text:p>00</text:p>
          </table:table-cell>
          <table:table-cell table:style-name="ce22" table:formula="of:=IF(LEN([.R24])=0;0;BIN2DEC([.R24])/POWER(2;LEN([.R24])))" office:value-type="float" office:value="0" calcext:value-type="float">
            <text:p>0</text:p>
          </table:table-cell>
          <table:table-cell table:style-name="ce22" table:formula="of:=1+[.S24]" office:value-type="float" office:value="1" calcext:value-type="float">
            <text:p>1</text:p>
          </table:table-cell>
          <table:table-cell table:style-name="ce22" table:formula="of:=RIGHT([.O24];LEN([.O24])-LEN([.P24]))" office:value-type="string" office:string-value="00" calcext:value-type="string">
            <text:p>00</text:p>
          </table:table-cell>
          <table:table-cell table:style-name="ce22" table:formula="of:=IF(LEN([.U24])=0;0;BIN2DEC([.U24])/POWER(2;LEN([.U24])))" office:value-type="float" office:value="0" calcext:value-type="float">
            <text:p>0</text:p>
          </table:table-cell>
          <table:table-cell table:style-name="ce22" table:formula="of:=1+[.V24]" office:value-type="float" office:value="1" calcext:value-type="float">
            <text:p>1</text:p>
          </table:table-cell>
          <table:table-cell table:style-name="ce12" table:formula="of:=rowsign*useed_k*two_e*fm" office:value-type="float" office:value="1" calcext:value-type="float">
            <text:p>1</text:p>
          </table:table-cell>
          <table:table-cell table:style-name="ce12" table:formula="of:=rowsign*useed_k*two_e*fm" office:value-type="float" office:value="1" calcext:value-type="float">
            <text:p>1</text:p>
          </table:table-cell>
          <table:table-cell table:style-name="ce12" table:formula="of:=[.X24]/[.Y24]" office:value-type="float" office:value="1" calcext:value-type="float">
            <text:p>1</text:p>
          </table:table-cell>
          <table:table-cell table:style-name="ce12" table:number-columns-repeated="998"/>
        </table:table-row>
        <table:table-row table:style-name="ro1">
          <table:table-cell table:formula="of:=[.A24]+1" office:value-type="float" office:value="17" calcext:value-type="float">
            <text:p>17</text:p>
          </table:table-cell>
          <table:table-cell table:formula="of:=DEC2BIN([.A25];[.$A$5])" office:value-type="string" office:string-value="010001" calcext:value-type="string">
            <text:p>010001</text:p>
          </table:table-cell>
          <table:table-cell table:formula="of:=IF(EXACT(LEFT([.B25];1);&quot;0&quot;);1;-1)" office:value-type="float" office:value="1" calcext:value-type="float">
            <text:p>1</text:p>
          </table:table-cell>
          <table:table-cell table:formula="of:=RIGHT([.B25];[.$A$5]-1)" office:value-type="string" office:string-value="10001" calcext:value-type="string">
            <text:p>10001</text:p>
          </table:table-cell>
          <table:table-cell table:formula="of:=RIGHT(DEC2BIN(-BIN2DEC([.D25]);LEN([.D25]));LEN([.D25]))" office:value-type="string" office:string-value="01111" calcext:value-type="string">
            <text:p>01111</text:p>
          </table:table-cell>
          <table:table-cell table:formula="of:=LEFT([.D25];2)" office:value-type="string" office:string-value="10" calcext:value-type="string">
            <text:p>10</text:p>
          </table:table-cell>
          <table:table-cell table:formula="of:=LEFT([.E25];2)" office:value-type="string" office:string-value="01" calcext:value-type="string">
            <text:p>01</text:p>
          </table:table-cell>
          <table:table-cell table:formula="of:=IF(EXACT(LEFT([.F25];1);&quot;1&quot;);LEN([.F25])-LEN(SUBSTITUTE([.F25];&quot;1&quot;;&quot;&quot;))-1;-1*(LEN([.F25])-LEN(SUBSTITUTE([.F25];&quot;0&quot;;&quot;&quot;))))" office:value-type="float" office:value="0" calcext:value-type="float">
            <text:p>0</text:p>
          </table:table-cell>
          <table:table-cell table:formula="of:=IF(EXACT(LEFT([.G25];1);&quot;1&quot;);LEN([.G25])-LEN(SUBSTITUTE([.G25];&quot;1&quot;;&quot;&quot;))-1;-1*(LEN([.G25])-LEN(SUBSTITUTE([.G25];&quot;0&quot;;&quot;&quot;))))" office:value-type="float" office:value="-1" calcext:value-type="float">
            <text:p>-1</text:p>
          </table:table-cell>
          <table:table-cell table:formula="of:=POWER(useed;[.H25])" office:value-type="float" office:value="1" calcext:value-type="float">
            <text:p>1</text:p>
          </table:table-cell>
          <table:table-cell table:formula="of:=POWER(useed;[.I25])" office:value-type="float" office:value="0.25" calcext:value-type="float">
            <text:p>0.25</text:p>
          </table:table-cell>
          <table:table-cell table:formula="of:=RIGHT([.D25];LEN([.D25])-LEN([.F25]))" office:value-type="string" office:string-value="001" calcext:value-type="string">
            <text:p>001</text:p>
          </table:table-cell>
          <table:table-cell table:formula="of:=LEFT([.L25];MIN(LEN([.L25]);maxEs))" office:value-type="string" office:string-value="0" calcext:value-type="string">
            <text:p>0</text:p>
          </table:table-cell>
          <table:table-cell table:formula="of:=IF(LEN([.M25])=0;1;POWER(2;BIN2DEC([.M25])))" office:value-type="float" office:value="1" calcext:value-type="float">
            <text:p>1</text:p>
          </table:table-cell>
          <table:table-cell table:formula="of:=RIGHT([.E25];LEN([.E25])-LEN([.G25]))" office:value-type="string" office:string-value="111" calcext:value-type="string">
            <text:p>111</text:p>
          </table:table-cell>
          <table:table-cell table:formula="of:=LEFT([.O25];MIN(LEN([.O25]);maxEs))" office:value-type="string" office:string-value="1" calcext:value-type="string">
            <text:p>1</text:p>
          </table:table-cell>
          <table:table-cell table:formula="of:=IF(LEN([.P25])=0;1;POWER(2;BIN2DEC([.P25])))" office:value-type="float" office:value="2" calcext:value-type="float">
            <text:p>2</text:p>
          </table:table-cell>
          <table:table-cell table:formula="of:=RIGHT([.L25];LEN([.L25])-LEN([.M25]))" office:value-type="string" office:string-value="01" calcext:value-type="string">
            <text:p>01</text:p>
          </table:table-cell>
          <table:table-cell table:formula="of:=IF(LEN([.R25])=0;0;BIN2DEC([.R25])/POWER(2;LEN([.R25])))" office:value-type="float" office:value="0.25" calcext:value-type="float">
            <text:p>0.25</text:p>
          </table:table-cell>
          <table:table-cell table:formula="of:=1+[.S25]" office:value-type="float" office:value="1.25" calcext:value-type="float">
            <text:p>1.25</text:p>
          </table:table-cell>
          <table:table-cell table:formula="of:=RIGHT([.O25];LEN([.O25])-LEN([.P25]))" office:value-type="string" office:string-value="11" calcext:value-type="string">
            <text:p>11</text:p>
          </table:table-cell>
          <table:table-cell table:formula="of:=IF(LEN([.U25])=0;0;BIN2DEC([.U25])/POWER(2;LEN([.U25])))" office:value-type="float" office:value="0.75" calcext:value-type="float">
            <text:p>0.75</text:p>
          </table:table-cell>
          <table:table-cell table:formula="of:=1+[.V25]" office:value-type="float" office:value="1.75" calcext:value-type="float">
            <text:p>1.75</text:p>
          </table:table-cell>
          <table:table-cell table:formula="of:=rowsign*useed_k*two_e*fm" office:value-type="float" office:value="1.25" calcext:value-type="float">
            <text:p>1.25</text:p>
          </table:table-cell>
          <table:table-cell table:formula="of:=rowsign*useed_k*two_e*fm" office:value-type="float" office:value="1.25" calcext:value-type="float">
            <text:p>1.25</text:p>
          </table:table-cell>
          <table:table-cell table:formula="of:=[.X25]/[.Y25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25]+1" office:value-type="float" office:value="18" calcext:value-type="float">
            <text:p>18</text:p>
          </table:table-cell>
          <table:table-cell table:formula="of:=DEC2BIN([.A26];[.$A$5])" office:value-type="string" office:string-value="010010" calcext:value-type="string">
            <text:p>010010</text:p>
          </table:table-cell>
          <table:table-cell table:formula="of:=IF(EXACT(LEFT([.B26];1);&quot;0&quot;);1;-1)" office:value-type="float" office:value="1" calcext:value-type="float">
            <text:p>1</text:p>
          </table:table-cell>
          <table:table-cell table:formula="of:=RIGHT([.B26];[.$A$5]-1)" office:value-type="string" office:string-value="10010" calcext:value-type="string">
            <text:p>10010</text:p>
          </table:table-cell>
          <table:table-cell table:formula="of:=RIGHT(DEC2BIN(-BIN2DEC([.D26]);LEN([.D26]));LEN([.D26]))" office:value-type="string" office:string-value="01110" calcext:value-type="string">
            <text:p>01110</text:p>
          </table:table-cell>
          <table:table-cell table:formula="of:=LEFT([.D26];2)" office:value-type="string" office:string-value="10" calcext:value-type="string">
            <text:p>10</text:p>
          </table:table-cell>
          <table:table-cell table:formula="of:=LEFT([.E26];2)" office:value-type="string" office:string-value="01" calcext:value-type="string">
            <text:p>01</text:p>
          </table:table-cell>
          <table:table-cell table:formula="of:=IF(EXACT(LEFT([.F26];1);&quot;1&quot;);LEN([.F26])-LEN(SUBSTITUTE([.F26];&quot;1&quot;;&quot;&quot;))-1;-1*(LEN([.F26])-LEN(SUBSTITUTE([.F26];&quot;0&quot;;&quot;&quot;))))" office:value-type="float" office:value="0" calcext:value-type="float">
            <text:p>0</text:p>
          </table:table-cell>
          <table:table-cell table:formula="of:=IF(EXACT(LEFT([.G26];1);&quot;1&quot;);LEN([.G26])-LEN(SUBSTITUTE([.G26];&quot;1&quot;;&quot;&quot;))-1;-1*(LEN([.G26])-LEN(SUBSTITUTE([.G26];&quot;0&quot;;&quot;&quot;))))" office:value-type="float" office:value="-1" calcext:value-type="float">
            <text:p>-1</text:p>
          </table:table-cell>
          <table:table-cell table:formula="of:=POWER(useed;[.H26])" office:value-type="float" office:value="1" calcext:value-type="float">
            <text:p>1</text:p>
          </table:table-cell>
          <table:table-cell table:formula="of:=POWER(useed;[.I26])" office:value-type="float" office:value="0.25" calcext:value-type="float">
            <text:p>0.25</text:p>
          </table:table-cell>
          <table:table-cell table:formula="of:=RIGHT([.D26];LEN([.D26])-LEN([.F26]))" office:value-type="string" office:string-value="010" calcext:value-type="string">
            <text:p>010</text:p>
          </table:table-cell>
          <table:table-cell table:formula="of:=LEFT([.L26];MIN(LEN([.L26]);maxEs))" office:value-type="string" office:string-value="0" calcext:value-type="string">
            <text:p>0</text:p>
          </table:table-cell>
          <table:table-cell table:formula="of:=IF(LEN([.M26])=0;1;POWER(2;BIN2DEC([.M26])))" office:value-type="float" office:value="1" calcext:value-type="float">
            <text:p>1</text:p>
          </table:table-cell>
          <table:table-cell table:formula="of:=RIGHT([.E26];LEN([.E26])-LEN([.G26]))" office:value-type="string" office:string-value="110" calcext:value-type="string">
            <text:p>110</text:p>
          </table:table-cell>
          <table:table-cell table:formula="of:=LEFT([.O26];MIN(LEN([.O26]);maxEs))" office:value-type="string" office:string-value="1" calcext:value-type="string">
            <text:p>1</text:p>
          </table:table-cell>
          <table:table-cell table:formula="of:=IF(LEN([.P26])=0;1;POWER(2;BIN2DEC([.P26])))" office:value-type="float" office:value="2" calcext:value-type="float">
            <text:p>2</text:p>
          </table:table-cell>
          <table:table-cell table:formula="of:=RIGHT([.L26];LEN([.L26])-LEN([.M26]))" office:value-type="string" office:string-value="10" calcext:value-type="string">
            <text:p>10</text:p>
          </table:table-cell>
          <table:table-cell table:formula="of:=IF(LEN([.R26])=0;0;BIN2DEC([.R26])/POWER(2;LEN([.R26])))" office:value-type="float" office:value="0.5" calcext:value-type="float">
            <text:p>0.5</text:p>
          </table:table-cell>
          <table:table-cell table:formula="of:=1+[.S26]" office:value-type="float" office:value="1.5" calcext:value-type="float">
            <text:p>1.5</text:p>
          </table:table-cell>
          <table:table-cell table:formula="of:=RIGHT([.O26];LEN([.O26])-LEN([.P26]))" office:value-type="string" office:string-value="10" calcext:value-type="string">
            <text:p>10</text:p>
          </table:table-cell>
          <table:table-cell table:formula="of:=IF(LEN([.U26])=0;0;BIN2DEC([.U26])/POWER(2;LEN([.U26])))" office:value-type="float" office:value="0.5" calcext:value-type="float">
            <text:p>0.5</text:p>
          </table:table-cell>
          <table:table-cell table:formula="of:=1+[.V26]" office:value-type="float" office:value="1.5" calcext:value-type="float">
            <text:p>1.5</text:p>
          </table:table-cell>
          <table:table-cell table:formula="of:=rowsign*useed_k*two_e*fm" office:value-type="float" office:value="1.5" calcext:value-type="float">
            <text:p>1.5</text:p>
          </table:table-cell>
          <table:table-cell table:formula="of:=rowsign*useed_k*two_e*fm" office:value-type="float" office:value="1.5" calcext:value-type="float">
            <text:p>1.5</text:p>
          </table:table-cell>
          <table:table-cell table:formula="of:=[.X26]/[.Y26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formula="of:=DEC2BIN([.A27];[.$A$5])" office:value-type="string" office:string-value="010011" calcext:value-type="string">
            <text:p>010011</text:p>
          </table:table-cell>
          <table:table-cell table:formula="of:=IF(EXACT(LEFT([.B27];1);&quot;0&quot;);1;-1)" office:value-type="float" office:value="1" calcext:value-type="float">
            <text:p>1</text:p>
          </table:table-cell>
          <table:table-cell table:formula="of:=RIGHT([.B27];[.$A$5]-1)" office:value-type="string" office:string-value="10011" calcext:value-type="string">
            <text:p>10011</text:p>
          </table:table-cell>
          <table:table-cell table:formula="of:=RIGHT(DEC2BIN(-BIN2DEC([.D27]);LEN([.D27]));LEN([.D27]))" office:value-type="string" office:string-value="01101" calcext:value-type="string">
            <text:p>01101</text:p>
          </table:table-cell>
          <table:table-cell table:formula="of:=LEFT([.D27];2)" office:value-type="string" office:string-value="10" calcext:value-type="string">
            <text:p>10</text:p>
          </table:table-cell>
          <table:table-cell table:formula="of:=LEFT([.E27];2)" office:value-type="string" office:string-value="01" calcext:value-type="string">
            <text:p>01</text:p>
          </table:table-cell>
          <table:table-cell table:formula="of:=IF(EXACT(LEFT([.F27];1);&quot;1&quot;);LEN([.F27])-LEN(SUBSTITUTE([.F27];&quot;1&quot;;&quot;&quot;))-1;-1*(LEN([.F27])-LEN(SUBSTITUTE([.F27];&quot;0&quot;;&quot;&quot;))))" office:value-type="float" office:value="0" calcext:value-type="float">
            <text:p>0</text:p>
          </table:table-cell>
          <table:table-cell table:formula="of:=IF(EXACT(LEFT([.G27];1);&quot;1&quot;);LEN([.G27])-LEN(SUBSTITUTE([.G27];&quot;1&quot;;&quot;&quot;))-1;-1*(LEN([.G27])-LEN(SUBSTITUTE([.G27];&quot;0&quot;;&quot;&quot;))))" office:value-type="float" office:value="-1" calcext:value-type="float">
            <text:p>-1</text:p>
          </table:table-cell>
          <table:table-cell table:formula="of:=POWER(useed;[.H27])" office:value-type="float" office:value="1" calcext:value-type="float">
            <text:p>1</text:p>
          </table:table-cell>
          <table:table-cell table:formula="of:=POWER(useed;[.I27])" office:value-type="float" office:value="0.25" calcext:value-type="float">
            <text:p>0.25</text:p>
          </table:table-cell>
          <table:table-cell table:formula="of:=RIGHT([.D27];LEN([.D27])-LEN([.F27]))" office:value-type="string" office:string-value="011" calcext:value-type="string">
            <text:p>011</text:p>
          </table:table-cell>
          <table:table-cell table:formula="of:=LEFT([.L27];MIN(LEN([.L27]);maxEs))" office:value-type="string" office:string-value="0" calcext:value-type="string">
            <text:p>0</text:p>
          </table:table-cell>
          <table:table-cell table:formula="of:=IF(LEN([.M27])=0;1;POWER(2;BIN2DEC([.M27])))" office:value-type="float" office:value="1" calcext:value-type="float">
            <text:p>1</text:p>
          </table:table-cell>
          <table:table-cell table:formula="of:=RIGHT([.E27];LEN([.E27])-LEN([.G27]))" office:value-type="string" office:string-value="101" calcext:value-type="string">
            <text:p>101</text:p>
          </table:table-cell>
          <table:table-cell table:formula="of:=LEFT([.O27];MIN(LEN([.O27]);maxEs))" office:value-type="string" office:string-value="1" calcext:value-type="string">
            <text:p>1</text:p>
          </table:table-cell>
          <table:table-cell table:formula="of:=IF(LEN([.P27])=0;1;POWER(2;BIN2DEC([.P27])))" office:value-type="float" office:value="2" calcext:value-type="float">
            <text:p>2</text:p>
          </table:table-cell>
          <table:table-cell table:formula="of:=RIGHT([.L27];LEN([.L27])-LEN([.M27]))" office:value-type="string" office:string-value="11" calcext:value-type="string">
            <text:p>11</text:p>
          </table:table-cell>
          <table:table-cell table:formula="of:=IF(LEN([.R27])=0;0;BIN2DEC([.R27])/POWER(2;LEN([.R27])))" office:value-type="float" office:value="0.75" calcext:value-type="float">
            <text:p>0.75</text:p>
          </table:table-cell>
          <table:table-cell table:formula="of:=1+[.S27]" office:value-type="float" office:value="1.75" calcext:value-type="float">
            <text:p>1.75</text:p>
          </table:table-cell>
          <table:table-cell table:formula="of:=RIGHT([.O27];LEN([.O27])-LEN([.P27]))" office:value-type="string" office:string-value="01" calcext:value-type="string">
            <text:p>01</text:p>
          </table:table-cell>
          <table:table-cell table:formula="of:=IF(LEN([.U27])=0;0;BIN2DEC([.U27])/POWER(2;LEN([.U27])))" office:value-type="float" office:value="0.25" calcext:value-type="float">
            <text:p>0.25</text:p>
          </table:table-cell>
          <table:table-cell table:formula="of:=1+[.V27]" office:value-type="float" office:value="1.25" calcext:value-type="float">
            <text:p>1.25</text:p>
          </table:table-cell>
          <table:table-cell table:formula="of:=rowsign*useed_k*two_e*fm" office:value-type="float" office:value="1.75" calcext:value-type="float">
            <text:p>1.75</text:p>
          </table:table-cell>
          <table:table-cell table:formula="of:=rowsign*useed_k*two_e*fm" office:value-type="float" office:value="1.75" calcext:value-type="float">
            <text:p>1.75</text:p>
          </table:table-cell>
          <table:table-cell table:formula="of:=[.X27]/[.Y27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27]+1" office:value-type="float" office:value="20" calcext:value-type="float">
            <text:p>20</text:p>
          </table:table-cell>
          <table:table-cell table:formula="of:=DEC2BIN([.A28];[.$A$5])" office:value-type="string" office:string-value="010100" calcext:value-type="string">
            <text:p>010100</text:p>
          </table:table-cell>
          <table:table-cell table:formula="of:=IF(EXACT(LEFT([.B28];1);&quot;0&quot;);1;-1)" office:value-type="float" office:value="1" calcext:value-type="float">
            <text:p>1</text:p>
          </table:table-cell>
          <table:table-cell table:formula="of:=RIGHT([.B28];[.$A$5]-1)" office:value-type="string" office:string-value="10100" calcext:value-type="string">
            <text:p>10100</text:p>
          </table:table-cell>
          <table:table-cell table:formula="of:=RIGHT(DEC2BIN(-BIN2DEC([.D28]);LEN([.D28]));LEN([.D28]))" office:value-type="string" office:string-value="01100" calcext:value-type="string">
            <text:p>01100</text:p>
          </table:table-cell>
          <table:table-cell table:formula="of:=LEFT([.D28];2)" office:value-type="string" office:string-value="10" calcext:value-type="string">
            <text:p>10</text:p>
          </table:table-cell>
          <table:table-cell table:formula="of:=LEFT([.E28];2)" office:value-type="string" office:string-value="01" calcext:value-type="string">
            <text:p>01</text:p>
          </table:table-cell>
          <table:table-cell table:formula="of:=IF(EXACT(LEFT([.F28];1);&quot;1&quot;);LEN([.F28])-LEN(SUBSTITUTE([.F28];&quot;1&quot;;&quot;&quot;))-1;-1*(LEN([.F28])-LEN(SUBSTITUTE([.F28];&quot;0&quot;;&quot;&quot;))))" office:value-type="float" office:value="0" calcext:value-type="float">
            <text:p>0</text:p>
          </table:table-cell>
          <table:table-cell table:formula="of:=IF(EXACT(LEFT([.G28];1);&quot;1&quot;);LEN([.G28])-LEN(SUBSTITUTE([.G28];&quot;1&quot;;&quot;&quot;))-1;-1*(LEN([.G28])-LEN(SUBSTITUTE([.G28];&quot;0&quot;;&quot;&quot;))))" office:value-type="float" office:value="-1" calcext:value-type="float">
            <text:p>-1</text:p>
          </table:table-cell>
          <table:table-cell table:formula="of:=POWER(useed;[.H28])" office:value-type="float" office:value="1" calcext:value-type="float">
            <text:p>1</text:p>
          </table:table-cell>
          <table:table-cell table:formula="of:=POWER(useed;[.I28])" office:value-type="float" office:value="0.25" calcext:value-type="float">
            <text:p>0.25</text:p>
          </table:table-cell>
          <table:table-cell table:formula="of:=RIGHT([.D28];LEN([.D28])-LEN([.F28]))" office:value-type="string" office:string-value="100" calcext:value-type="string">
            <text:p>100</text:p>
          </table:table-cell>
          <table:table-cell table:formula="of:=LEFT([.L28];MIN(LEN([.L28]);maxEs))" office:value-type="string" office:string-value="1" calcext:value-type="string">
            <text:p>1</text:p>
          </table:table-cell>
          <table:table-cell table:formula="of:=IF(LEN([.M28])=0;1;POWER(2;BIN2DEC([.M28])))" office:value-type="float" office:value="2" calcext:value-type="float">
            <text:p>2</text:p>
          </table:table-cell>
          <table:table-cell table:formula="of:=RIGHT([.E28];LEN([.E28])-LEN([.G28]))" office:value-type="string" office:string-value="100" calcext:value-type="string">
            <text:p>100</text:p>
          </table:table-cell>
          <table:table-cell table:formula="of:=LEFT([.O28];MIN(LEN([.O28]);maxEs))" office:value-type="string" office:string-value="1" calcext:value-type="string">
            <text:p>1</text:p>
          </table:table-cell>
          <table:table-cell table:formula="of:=IF(LEN([.P28])=0;1;POWER(2;BIN2DEC([.P28])))" office:value-type="float" office:value="2" calcext:value-type="float">
            <text:p>2</text:p>
          </table:table-cell>
          <table:table-cell table:formula="of:=RIGHT([.L28];LEN([.L28])-LEN([.M28]))" office:value-type="string" office:string-value="00" calcext:value-type="string">
            <text:p>00</text:p>
          </table:table-cell>
          <table:table-cell table:formula="of:=IF(LEN([.R28])=0;0;BIN2DEC([.R28])/POWER(2;LEN([.R28])))" office:value-type="float" office:value="0" calcext:value-type="float">
            <text:p>0</text:p>
          </table:table-cell>
          <table:table-cell table:formula="of:=1+[.S28]" office:value-type="float" office:value="1" calcext:value-type="float">
            <text:p>1</text:p>
          </table:table-cell>
          <table:table-cell table:formula="of:=RIGHT([.O28];LEN([.O28])-LEN([.P28]))" office:value-type="string" office:string-value="00" calcext:value-type="string">
            <text:p>00</text:p>
          </table:table-cell>
          <table:table-cell table:formula="of:=IF(LEN([.U28])=0;0;BIN2DEC([.U28])/POWER(2;LEN([.U28])))" office:value-type="float" office:value="0" calcext:value-type="float">
            <text:p>0</text:p>
          </table:table-cell>
          <table:table-cell table:formula="of:=1+[.V28]" office:value-type="float" office:value="1" calcext:value-type="float">
            <text:p>1</text:p>
          </table:table-cell>
          <table:table-cell table:formula="of:=rowsign*useed_k*two_e*fm" office:value-type="float" office:value="2" calcext:value-type="float">
            <text:p>2</text:p>
          </table:table-cell>
          <table:table-cell table:formula="of:=rowsign*useed_k*two_e*fm" office:value-type="float" office:value="2" calcext:value-type="float">
            <text:p>2</text:p>
          </table:table-cell>
          <table:table-cell table:formula="of:=[.X28]/[.Y28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28]+1" office:value-type="float" office:value="21" calcext:value-type="float">
            <text:p>21</text:p>
          </table:table-cell>
          <table:table-cell table:formula="of:=DEC2BIN([.A29];[.$A$5])" office:value-type="string" office:string-value="010101" calcext:value-type="string">
            <text:p>010101</text:p>
          </table:table-cell>
          <table:table-cell table:formula="of:=IF(EXACT(LEFT([.B29];1);&quot;0&quot;);1;-1)" office:value-type="float" office:value="1" calcext:value-type="float">
            <text:p>1</text:p>
          </table:table-cell>
          <table:table-cell table:formula="of:=RIGHT([.B29];[.$A$5]-1)" office:value-type="string" office:string-value="10101" calcext:value-type="string">
            <text:p>10101</text:p>
          </table:table-cell>
          <table:table-cell table:formula="of:=RIGHT(DEC2BIN(-BIN2DEC([.D29]);LEN([.D29]));LEN([.D29]))" office:value-type="string" office:string-value="01011" calcext:value-type="string">
            <text:p>01011</text:p>
          </table:table-cell>
          <table:table-cell table:formula="of:=LEFT([.D29];2)" office:value-type="string" office:string-value="10" calcext:value-type="string">
            <text:p>10</text:p>
          </table:table-cell>
          <table:table-cell table:formula="of:=LEFT([.E29];2)" office:value-type="string" office:string-value="01" calcext:value-type="string">
            <text:p>01</text:p>
          </table:table-cell>
          <table:table-cell table:formula="of:=IF(EXACT(LEFT([.F29];1);&quot;1&quot;);LEN([.F29])-LEN(SUBSTITUTE([.F29];&quot;1&quot;;&quot;&quot;))-1;-1*(LEN([.F29])-LEN(SUBSTITUTE([.F29];&quot;0&quot;;&quot;&quot;))))" office:value-type="float" office:value="0" calcext:value-type="float">
            <text:p>0</text:p>
          </table:table-cell>
          <table:table-cell table:formula="of:=IF(EXACT(LEFT([.G29];1);&quot;1&quot;);LEN([.G29])-LEN(SUBSTITUTE([.G29];&quot;1&quot;;&quot;&quot;))-1;-1*(LEN([.G29])-LEN(SUBSTITUTE([.G29];&quot;0&quot;;&quot;&quot;))))" office:value-type="float" office:value="-1" calcext:value-type="float">
            <text:p>-1</text:p>
          </table:table-cell>
          <table:table-cell table:formula="of:=POWER(useed;[.H29])" office:value-type="float" office:value="1" calcext:value-type="float">
            <text:p>1</text:p>
          </table:table-cell>
          <table:table-cell table:formula="of:=POWER(useed;[.I29])" office:value-type="float" office:value="0.25" calcext:value-type="float">
            <text:p>0.25</text:p>
          </table:table-cell>
          <table:table-cell table:formula="of:=RIGHT([.D29];LEN([.D29])-LEN([.F29]))" office:value-type="string" office:string-value="101" calcext:value-type="string">
            <text:p>101</text:p>
          </table:table-cell>
          <table:table-cell table:formula="of:=LEFT([.L29];MIN(LEN([.L29]);maxEs))" office:value-type="string" office:string-value="1" calcext:value-type="string">
            <text:p>1</text:p>
          </table:table-cell>
          <table:table-cell table:formula="of:=IF(LEN([.M29])=0;1;POWER(2;BIN2DEC([.M29])))" office:value-type="float" office:value="2" calcext:value-type="float">
            <text:p>2</text:p>
          </table:table-cell>
          <table:table-cell table:formula="of:=RIGHT([.E29];LEN([.E29])-LEN([.G29]))" office:value-type="string" office:string-value="011" calcext:value-type="string">
            <text:p>011</text:p>
          </table:table-cell>
          <table:table-cell table:formula="of:=LEFT([.O29];MIN(LEN([.O29]);maxEs))" office:value-type="string" office:string-value="0" calcext:value-type="string">
            <text:p>0</text:p>
          </table:table-cell>
          <table:table-cell table:formula="of:=IF(LEN([.P29])=0;1;POWER(2;BIN2DEC([.P29])))" office:value-type="float" office:value="1" calcext:value-type="float">
            <text:p>1</text:p>
          </table:table-cell>
          <table:table-cell table:formula="of:=RIGHT([.L29];LEN([.L29])-LEN([.M29]))" office:value-type="string" office:string-value="01" calcext:value-type="string">
            <text:p>01</text:p>
          </table:table-cell>
          <table:table-cell table:formula="of:=IF(LEN([.R29])=0;0;BIN2DEC([.R29])/POWER(2;LEN([.R29])))" office:value-type="float" office:value="0.25" calcext:value-type="float">
            <text:p>0.25</text:p>
          </table:table-cell>
          <table:table-cell table:formula="of:=1+[.S29]" office:value-type="float" office:value="1.25" calcext:value-type="float">
            <text:p>1.25</text:p>
          </table:table-cell>
          <table:table-cell table:formula="of:=RIGHT([.O29];LEN([.O29])-LEN([.P29]))" office:value-type="string" office:string-value="11" calcext:value-type="string">
            <text:p>11</text:p>
          </table:table-cell>
          <table:table-cell table:formula="of:=IF(LEN([.U29])=0;0;BIN2DEC([.U29])/POWER(2;LEN([.U29])))" office:value-type="float" office:value="0.75" calcext:value-type="float">
            <text:p>0.75</text:p>
          </table:table-cell>
          <table:table-cell table:formula="of:=1+[.V29]" office:value-type="float" office:value="1.75" calcext:value-type="float">
            <text:p>1.75</text:p>
          </table:table-cell>
          <table:table-cell table:formula="of:=rowsign*useed_k*two_e*fm" office:value-type="float" office:value="2.5" calcext:value-type="float">
            <text:p>2.5</text:p>
          </table:table-cell>
          <table:table-cell table:formula="of:=rowsign*useed_k*two_e*fm" office:value-type="float" office:value="2.5" calcext:value-type="float">
            <text:p>2.5</text:p>
          </table:table-cell>
          <table:table-cell table:formula="of:=[.X29]/[.Y29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29]+1" office:value-type="float" office:value="22" calcext:value-type="float">
            <text:p>22</text:p>
          </table:table-cell>
          <table:table-cell table:formula="of:=DEC2BIN([.A30];[.$A$5])" office:value-type="string" office:string-value="010110" calcext:value-type="string">
            <text:p>010110</text:p>
          </table:table-cell>
          <table:table-cell table:formula="of:=IF(EXACT(LEFT([.B30];1);&quot;0&quot;);1;-1)" office:value-type="float" office:value="1" calcext:value-type="float">
            <text:p>1</text:p>
          </table:table-cell>
          <table:table-cell table:formula="of:=RIGHT([.B30];[.$A$5]-1)" office:value-type="string" office:string-value="10110" calcext:value-type="string">
            <text:p>10110</text:p>
          </table:table-cell>
          <table:table-cell table:formula="of:=RIGHT(DEC2BIN(-BIN2DEC([.D30]);LEN([.D30]));LEN([.D30]))" office:value-type="string" office:string-value="01010" calcext:value-type="string">
            <text:p>01010</text:p>
          </table:table-cell>
          <table:table-cell table:formula="of:=LEFT([.D30];2)" office:value-type="string" office:string-value="10" calcext:value-type="string">
            <text:p>10</text:p>
          </table:table-cell>
          <table:table-cell table:formula="of:=LEFT([.E30];2)" office:value-type="string" office:string-value="01" calcext:value-type="string">
            <text:p>01</text:p>
          </table:table-cell>
          <table:table-cell table:formula="of:=IF(EXACT(LEFT([.F30];1);&quot;1&quot;);LEN([.F30])-LEN(SUBSTITUTE([.F30];&quot;1&quot;;&quot;&quot;))-1;-1*(LEN([.F30])-LEN(SUBSTITUTE([.F30];&quot;0&quot;;&quot;&quot;))))" office:value-type="float" office:value="0" calcext:value-type="float">
            <text:p>0</text:p>
          </table:table-cell>
          <table:table-cell table:formula="of:=IF(EXACT(LEFT([.G30];1);&quot;1&quot;);LEN([.G30])-LEN(SUBSTITUTE([.G30];&quot;1&quot;;&quot;&quot;))-1;-1*(LEN([.G30])-LEN(SUBSTITUTE([.G30];&quot;0&quot;;&quot;&quot;))))" office:value-type="float" office:value="-1" calcext:value-type="float">
            <text:p>-1</text:p>
          </table:table-cell>
          <table:table-cell table:formula="of:=POWER(useed;[.H30])" office:value-type="float" office:value="1" calcext:value-type="float">
            <text:p>1</text:p>
          </table:table-cell>
          <table:table-cell table:formula="of:=POWER(useed;[.I30])" office:value-type="float" office:value="0.25" calcext:value-type="float">
            <text:p>0.25</text:p>
          </table:table-cell>
          <table:table-cell table:formula="of:=RIGHT([.D30];LEN([.D30])-LEN([.F30]))" office:value-type="string" office:string-value="110" calcext:value-type="string">
            <text:p>110</text:p>
          </table:table-cell>
          <table:table-cell table:formula="of:=LEFT([.L30];MIN(LEN([.L30]);maxEs))" office:value-type="string" office:string-value="1" calcext:value-type="string">
            <text:p>1</text:p>
          </table:table-cell>
          <table:table-cell table:formula="of:=IF(LEN([.M30])=0;1;POWER(2;BIN2DEC([.M30])))" office:value-type="float" office:value="2" calcext:value-type="float">
            <text:p>2</text:p>
          </table:table-cell>
          <table:table-cell table:formula="of:=RIGHT([.E30];LEN([.E30])-LEN([.G30]))" office:value-type="string" office:string-value="010" calcext:value-type="string">
            <text:p>010</text:p>
          </table:table-cell>
          <table:table-cell table:formula="of:=LEFT([.O30];MIN(LEN([.O30]);maxEs))" office:value-type="string" office:string-value="0" calcext:value-type="string">
            <text:p>0</text:p>
          </table:table-cell>
          <table:table-cell table:formula="of:=IF(LEN([.P30])=0;1;POWER(2;BIN2DEC([.P30])))" office:value-type="float" office:value="1" calcext:value-type="float">
            <text:p>1</text:p>
          </table:table-cell>
          <table:table-cell table:formula="of:=RIGHT([.L30];LEN([.L30])-LEN([.M30]))" office:value-type="string" office:string-value="10" calcext:value-type="string">
            <text:p>10</text:p>
          </table:table-cell>
          <table:table-cell table:formula="of:=IF(LEN([.R30])=0;0;BIN2DEC([.R30])/POWER(2;LEN([.R30])))" office:value-type="float" office:value="0.5" calcext:value-type="float">
            <text:p>0.5</text:p>
          </table:table-cell>
          <table:table-cell table:formula="of:=1+[.S30]" office:value-type="float" office:value="1.5" calcext:value-type="float">
            <text:p>1.5</text:p>
          </table:table-cell>
          <table:table-cell table:formula="of:=RIGHT([.O30];LEN([.O30])-LEN([.P30]))" office:value-type="string" office:string-value="10" calcext:value-type="string">
            <text:p>10</text:p>
          </table:table-cell>
          <table:table-cell table:formula="of:=IF(LEN([.U30])=0;0;BIN2DEC([.U30])/POWER(2;LEN([.U30])))" office:value-type="float" office:value="0.5" calcext:value-type="float">
            <text:p>0.5</text:p>
          </table:table-cell>
          <table:table-cell table:formula="of:=1+[.V30]" office:value-type="float" office:value="1.5" calcext:value-type="float">
            <text:p>1.5</text:p>
          </table:table-cell>
          <table:table-cell table:formula="of:=rowsign*useed_k*two_e*fm" office:value-type="float" office:value="3" calcext:value-type="float">
            <text:p>3</text:p>
          </table:table-cell>
          <table:table-cell table:formula="of:=rowsign*useed_k*two_e*fm" office:value-type="float" office:value="3" calcext:value-type="float">
            <text:p>3</text:p>
          </table:table-cell>
          <table:table-cell table:formula="of:=[.X30]/[.Y30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30]+1" office:value-type="float" office:value="23" calcext:value-type="float">
            <text:p>23</text:p>
          </table:table-cell>
          <table:table-cell table:formula="of:=DEC2BIN([.A31];[.$A$5])" office:value-type="string" office:string-value="010111" calcext:value-type="string">
            <text:p>010111</text:p>
          </table:table-cell>
          <table:table-cell table:formula="of:=IF(EXACT(LEFT([.B31];1);&quot;0&quot;);1;-1)" office:value-type="float" office:value="1" calcext:value-type="float">
            <text:p>1</text:p>
          </table:table-cell>
          <table:table-cell table:formula="of:=RIGHT([.B31];[.$A$5]-1)" office:value-type="string" office:string-value="10111" calcext:value-type="string">
            <text:p>10111</text:p>
          </table:table-cell>
          <table:table-cell table:formula="of:=RIGHT(DEC2BIN(-BIN2DEC([.D31]);LEN([.D31]));LEN([.D31]))" office:value-type="string" office:string-value="01001" calcext:value-type="string">
            <text:p>01001</text:p>
          </table:table-cell>
          <table:table-cell table:formula="of:=LEFT([.D31];2)" office:value-type="string" office:string-value="10" calcext:value-type="string">
            <text:p>10</text:p>
          </table:table-cell>
          <table:table-cell table:formula="of:=LEFT([.E31];2)" office:value-type="string" office:string-value="01" calcext:value-type="string">
            <text:p>01</text:p>
          </table:table-cell>
          <table:table-cell table:formula="of:=IF(EXACT(LEFT([.F31];1);&quot;1&quot;);LEN([.F31])-LEN(SUBSTITUTE([.F31];&quot;1&quot;;&quot;&quot;))-1;-1*(LEN([.F31])-LEN(SUBSTITUTE([.F31];&quot;0&quot;;&quot;&quot;))))" office:value-type="float" office:value="0" calcext:value-type="float">
            <text:p>0</text:p>
          </table:table-cell>
          <table:table-cell table:formula="of:=IF(EXACT(LEFT([.G31];1);&quot;1&quot;);LEN([.G31])-LEN(SUBSTITUTE([.G31];&quot;1&quot;;&quot;&quot;))-1;-1*(LEN([.G31])-LEN(SUBSTITUTE([.G31];&quot;0&quot;;&quot;&quot;))))" office:value-type="float" office:value="-1" calcext:value-type="float">
            <text:p>-1</text:p>
          </table:table-cell>
          <table:table-cell table:formula="of:=POWER(useed;[.H31])" office:value-type="float" office:value="1" calcext:value-type="float">
            <text:p>1</text:p>
          </table:table-cell>
          <table:table-cell table:formula="of:=POWER(useed;[.I31])" office:value-type="float" office:value="0.25" calcext:value-type="float">
            <text:p>0.25</text:p>
          </table:table-cell>
          <table:table-cell table:formula="of:=RIGHT([.D31];LEN([.D31])-LEN([.F31]))" office:value-type="string" office:string-value="111" calcext:value-type="string">
            <text:p>111</text:p>
          </table:table-cell>
          <table:table-cell table:formula="of:=LEFT([.L31];MIN(LEN([.L31]);maxEs))" office:value-type="string" office:string-value="1" calcext:value-type="string">
            <text:p>1</text:p>
          </table:table-cell>
          <table:table-cell table:formula="of:=IF(LEN([.M31])=0;1;POWER(2;BIN2DEC([.M31])))" office:value-type="float" office:value="2" calcext:value-type="float">
            <text:p>2</text:p>
          </table:table-cell>
          <table:table-cell table:formula="of:=RIGHT([.E31];LEN([.E31])-LEN([.G31]))" office:value-type="string" office:string-value="001" calcext:value-type="string">
            <text:p>001</text:p>
          </table:table-cell>
          <table:table-cell table:formula="of:=LEFT([.O31];MIN(LEN([.O31]);maxEs))" office:value-type="string" office:string-value="0" calcext:value-type="string">
            <text:p>0</text:p>
          </table:table-cell>
          <table:table-cell table:formula="of:=IF(LEN([.P31])=0;1;POWER(2;BIN2DEC([.P31])))" office:value-type="float" office:value="1" calcext:value-type="float">
            <text:p>1</text:p>
          </table:table-cell>
          <table:table-cell table:formula="of:=RIGHT([.L31];LEN([.L31])-LEN([.M31]))" office:value-type="string" office:string-value="11" calcext:value-type="string">
            <text:p>11</text:p>
          </table:table-cell>
          <table:table-cell table:formula="of:=IF(LEN([.R31])=0;0;BIN2DEC([.R31])/POWER(2;LEN([.R31])))" office:value-type="float" office:value="0.75" calcext:value-type="float">
            <text:p>0.75</text:p>
          </table:table-cell>
          <table:table-cell table:formula="of:=1+[.S31]" office:value-type="float" office:value="1.75" calcext:value-type="float">
            <text:p>1.75</text:p>
          </table:table-cell>
          <table:table-cell table:formula="of:=RIGHT([.O31];LEN([.O31])-LEN([.P31]))" office:value-type="string" office:string-value="01" calcext:value-type="string">
            <text:p>01</text:p>
          </table:table-cell>
          <table:table-cell table:formula="of:=IF(LEN([.U31])=0;0;BIN2DEC([.U31])/POWER(2;LEN([.U31])))" office:value-type="float" office:value="0.25" calcext:value-type="float">
            <text:p>0.25</text:p>
          </table:table-cell>
          <table:table-cell table:formula="of:=1+[.V31]" office:value-type="float" office:value="1.25" calcext:value-type="float">
            <text:p>1.25</text:p>
          </table:table-cell>
          <table:table-cell table:formula="of:=rowsign*useed_k*two_e*fm" office:value-type="float" office:value="3.5" calcext:value-type="float">
            <text:p>3.5</text:p>
          </table:table-cell>
          <table:table-cell table:formula="of:=rowsign*useed_k*two_e*fm" office:value-type="float" office:value="3.5" calcext:value-type="float">
            <text:p>3.5</text:p>
          </table:table-cell>
          <table:table-cell table:formula="of:=[.X31]/[.Y31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31]+1" office:value-type="float" office:value="24" calcext:value-type="float">
            <text:p>24</text:p>
          </table:table-cell>
          <table:table-cell table:formula="of:=DEC2BIN([.A32];[.$A$5])" office:value-type="string" office:string-value="011000" calcext:value-type="string">
            <text:p>011000</text:p>
          </table:table-cell>
          <table:table-cell table:formula="of:=IF(EXACT(LEFT([.B32];1);&quot;0&quot;);1;-1)" office:value-type="float" office:value="1" calcext:value-type="float">
            <text:p>1</text:p>
          </table:table-cell>
          <table:table-cell table:formula="of:=RIGHT([.B32];[.$A$5]-1)" office:value-type="string" office:string-value="11000" calcext:value-type="string">
            <text:p>11000</text:p>
          </table:table-cell>
          <table:table-cell table:formula="of:=RIGHT(DEC2BIN(-BIN2DEC([.D32]);LEN([.D32]));LEN([.D32]))" office:value-type="string" office:string-value="01000" calcext:value-type="string">
            <text:p>01000</text:p>
          </table:table-cell>
          <table:table-cell table:formula="of:=LEFT([.D32];3)" office:value-type="string" office:string-value="110" calcext:value-type="string">
            <text:p>110</text:p>
          </table:table-cell>
          <table:table-cell table:formula="of:=LEFT([.E32];2)" office:value-type="string" office:string-value="01" calcext:value-type="string">
            <text:p>01</text:p>
          </table:table-cell>
          <table:table-cell table:formula="of:=IF(EXACT(LEFT([.F32];1);&quot;1&quot;);LEN([.F32])-LEN(SUBSTITUTE([.F32];&quot;1&quot;;&quot;&quot;))-1;-1*(LEN([.F32])-LEN(SUBSTITUTE([.F32];&quot;0&quot;;&quot;&quot;))))" office:value-type="float" office:value="1" calcext:value-type="float">
            <text:p>1</text:p>
          </table:table-cell>
          <table:table-cell table:formula="of:=IF(EXACT(LEFT([.G32];1);&quot;1&quot;);LEN([.G32])-LEN(SUBSTITUTE([.G32];&quot;1&quot;;&quot;&quot;))-1;-1*(LEN([.G32])-LEN(SUBSTITUTE([.G32];&quot;0&quot;;&quot;&quot;))))" office:value-type="float" office:value="-1" calcext:value-type="float">
            <text:p>-1</text:p>
          </table:table-cell>
          <table:table-cell table:formula="of:=POWER(useed;[.H32])" office:value-type="float" office:value="4" calcext:value-type="float">
            <text:p>4</text:p>
          </table:table-cell>
          <table:table-cell table:formula="of:=POWER(useed;[.I32])" office:value-type="float" office:value="0.25" calcext:value-type="float">
            <text:p>0.25</text:p>
          </table:table-cell>
          <table:table-cell table:formula="of:=RIGHT([.D32];LEN([.D32])-LEN([.F32]))" office:value-type="string" office:string-value="00" calcext:value-type="string">
            <text:p>00</text:p>
          </table:table-cell>
          <table:table-cell table:formula="of:=LEFT([.L32];MIN(LEN([.L32]);maxEs))" office:value-type="string" office:string-value="0" calcext:value-type="string">
            <text:p>0</text:p>
          </table:table-cell>
          <table:table-cell table:formula="of:=IF(LEN([.M32])=0;1;POWER(2;BIN2DEC([.M32])))" office:value-type="float" office:value="1" calcext:value-type="float">
            <text:p>1</text:p>
          </table:table-cell>
          <table:table-cell table:formula="of:=RIGHT([.E32];LEN([.E32])-LEN([.G32]))" office:value-type="string" office:string-value="000" calcext:value-type="string">
            <text:p>000</text:p>
          </table:table-cell>
          <table:table-cell table:formula="of:=LEFT([.O32];MIN(LEN([.O32]);maxEs))" office:value-type="string" office:string-value="0" calcext:value-type="string">
            <text:p>0</text:p>
          </table:table-cell>
          <table:table-cell table:formula="of:=IF(LEN([.P32])=0;1;POWER(2;BIN2DEC([.P32])))" office:value-type="float" office:value="1" calcext:value-type="float">
            <text:p>1</text:p>
          </table:table-cell>
          <table:table-cell table:formula="of:=RIGHT([.L32];LEN([.L32])-LEN([.M32]))" office:value-type="string" office:string-value="0" calcext:value-type="string">
            <text:p>0</text:p>
          </table:table-cell>
          <table:table-cell table:formula="of:=IF(LEN([.R32])=0;0;BIN2DEC([.R32])/POWER(2;LEN([.R32])))" office:value-type="float" office:value="0" calcext:value-type="float">
            <text:p>0</text:p>
          </table:table-cell>
          <table:table-cell table:formula="of:=1+[.S32]" office:value-type="float" office:value="1" calcext:value-type="float">
            <text:p>1</text:p>
          </table:table-cell>
          <table:table-cell table:formula="of:=RIGHT([.O32];LEN([.O32])-LEN([.P32]))" office:value-type="string" office:string-value="00" calcext:value-type="string">
            <text:p>00</text:p>
          </table:table-cell>
          <table:table-cell table:formula="of:=IF(LEN([.U32])=0;0;BIN2DEC([.U32])/POWER(2;LEN([.U32])))" office:value-type="float" office:value="0" calcext:value-type="float">
            <text:p>0</text:p>
          </table:table-cell>
          <table:table-cell table:formula="of:=1+[.V32]" office:value-type="float" office:value="1" calcext:value-type="float">
            <text:p>1</text:p>
          </table:table-cell>
          <table:table-cell table:formula="of:=rowsign*useed_k*two_e*fm" office:value-type="float" office:value="4" calcext:value-type="float">
            <text:p>4</text:p>
          </table:table-cell>
          <table:table-cell table:formula="of:=rowsign*useed_k*two_e*fm" office:value-type="float" office:value="4" calcext:value-type="float">
            <text:p>4</text:p>
          </table:table-cell>
          <table:table-cell table:formula="of:=[.X32]/[.Y32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32]+1" office:value-type="float" office:value="25" calcext:value-type="float">
            <text:p>25</text:p>
          </table:table-cell>
          <table:table-cell table:formula="of:=DEC2BIN([.A33];[.$A$5])" office:value-type="string" office:string-value="011001" calcext:value-type="string">
            <text:p>011001</text:p>
          </table:table-cell>
          <table:table-cell table:formula="of:=IF(EXACT(LEFT([.B33];1);&quot;0&quot;);1;-1)" office:value-type="float" office:value="1" calcext:value-type="float">
            <text:p>1</text:p>
          </table:table-cell>
          <table:table-cell table:formula="of:=RIGHT([.B33];[.$A$5]-1)" office:value-type="string" office:string-value="11001" calcext:value-type="string">
            <text:p>11001</text:p>
          </table:table-cell>
          <table:table-cell table:formula="of:=RIGHT(DEC2BIN(-BIN2DEC([.D33]);LEN([.D33]));LEN([.D33]))" office:value-type="string" office:string-value="00111" calcext:value-type="string">
            <text:p>00111</text:p>
          </table:table-cell>
          <table:table-cell table:formula="of:=LEFT([.D33];3)" office:value-type="string" office:string-value="110" calcext:value-type="string">
            <text:p>110</text:p>
          </table:table-cell>
          <table:table-cell table:formula="of:=LEFT([.E33];3)" office:value-type="string" office:string-value="001" calcext:value-type="string">
            <text:p>001</text:p>
          </table:table-cell>
          <table:table-cell table:formula="of:=IF(EXACT(LEFT([.F33];1);&quot;1&quot;);LEN([.F33])-LEN(SUBSTITUTE([.F33];&quot;1&quot;;&quot;&quot;))-1;-1*(LEN([.F33])-LEN(SUBSTITUTE([.F33];&quot;0&quot;;&quot;&quot;))))" office:value-type="float" office:value="1" calcext:value-type="float">
            <text:p>1</text:p>
          </table:table-cell>
          <table:table-cell table:formula="of:=IF(EXACT(LEFT([.G33];1);&quot;1&quot;);LEN([.G33])-LEN(SUBSTITUTE([.G33];&quot;1&quot;;&quot;&quot;))-1;-1*(LEN([.G33])-LEN(SUBSTITUTE([.G33];&quot;0&quot;;&quot;&quot;))))" office:value-type="float" office:value="-2" calcext:value-type="float">
            <text:p>-2</text:p>
          </table:table-cell>
          <table:table-cell table:formula="of:=POWER(useed;[.H33])" office:value-type="float" office:value="4" calcext:value-type="float">
            <text:p>4</text:p>
          </table:table-cell>
          <table:table-cell table:formula="of:=POWER(useed;[.I33])" office:value-type="float" office:value="0.0625" calcext:value-type="float">
            <text:p>0.0625</text:p>
          </table:table-cell>
          <table:table-cell table:formula="of:=RIGHT([.D33];LEN([.D33])-LEN([.F33]))" office:value-type="string" office:string-value="01" calcext:value-type="string">
            <text:p>01</text:p>
          </table:table-cell>
          <table:table-cell table:formula="of:=LEFT([.L33];MIN(LEN([.L33]);maxEs))" office:value-type="string" office:string-value="0" calcext:value-type="string">
            <text:p>0</text:p>
          </table:table-cell>
          <table:table-cell table:formula="of:=IF(LEN([.M33])=0;1;POWER(2;BIN2DEC([.M33])))" office:value-type="float" office:value="1" calcext:value-type="float">
            <text:p>1</text:p>
          </table:table-cell>
          <table:table-cell table:formula="of:=RIGHT([.E33];LEN([.E33])-LEN([.G33]))" office:value-type="string" office:string-value="11" calcext:value-type="string">
            <text:p>11</text:p>
          </table:table-cell>
          <table:table-cell table:formula="of:=LEFT([.O33];MIN(LEN([.O33]);maxEs))" office:value-type="string" office:string-value="1" calcext:value-type="string">
            <text:p>1</text:p>
          </table:table-cell>
          <table:table-cell table:formula="of:=IF(LEN([.P33])=0;1;POWER(2;BIN2DEC([.P33])))" office:value-type="float" office:value="2" calcext:value-type="float">
            <text:p>2</text:p>
          </table:table-cell>
          <table:table-cell table:formula="of:=RIGHT([.L33];LEN([.L33])-LEN([.M33]))" office:value-type="string" office:string-value="1" calcext:value-type="string">
            <text:p>1</text:p>
          </table:table-cell>
          <table:table-cell table:formula="of:=IF(LEN([.R33])=0;0;BIN2DEC([.R33])/POWER(2;LEN([.R33])))" office:value-type="float" office:value="0.5" calcext:value-type="float">
            <text:p>0.5</text:p>
          </table:table-cell>
          <table:table-cell table:formula="of:=1+[.S33]" office:value-type="float" office:value="1.5" calcext:value-type="float">
            <text:p>1.5</text:p>
          </table:table-cell>
          <table:table-cell table:formula="of:=RIGHT([.O33];LEN([.O33])-LEN([.P33]))" office:value-type="string" office:string-value="1" calcext:value-type="string">
            <text:p>1</text:p>
          </table:table-cell>
          <table:table-cell table:formula="of:=IF(LEN([.U33])=0;0;BIN2DEC([.U33])/POWER(2;LEN([.U33])))" office:value-type="float" office:value="0.5" calcext:value-type="float">
            <text:p>0.5</text:p>
          </table:table-cell>
          <table:table-cell table:formula="of:=1+[.V33]" office:value-type="float" office:value="1.5" calcext:value-type="float">
            <text:p>1.5</text:p>
          </table:table-cell>
          <table:table-cell table:formula="of:=rowsign*useed_k*two_e*fm" office:value-type="float" office:value="6" calcext:value-type="float">
            <text:p>6</text:p>
          </table:table-cell>
          <table:table-cell table:formula="of:=rowsign*useed_k*two_e*fm" office:value-type="float" office:value="6" calcext:value-type="float">
            <text:p>6</text:p>
          </table:table-cell>
          <table:table-cell table:formula="of:=[.X33]/[.Y33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33]+1" office:value-type="float" office:value="26" calcext:value-type="float">
            <text:p>26</text:p>
          </table:table-cell>
          <table:table-cell table:formula="of:=DEC2BIN([.A34];[.$A$5])" office:value-type="string" office:string-value="011010" calcext:value-type="string">
            <text:p>011010</text:p>
          </table:table-cell>
          <table:table-cell table:formula="of:=IF(EXACT(LEFT([.B34];1);&quot;0&quot;);1;-1)" office:value-type="float" office:value="1" calcext:value-type="float">
            <text:p>1</text:p>
          </table:table-cell>
          <table:table-cell table:formula="of:=RIGHT([.B34];[.$A$5]-1)" office:value-type="string" office:string-value="11010" calcext:value-type="string">
            <text:p>11010</text:p>
          </table:table-cell>
          <table:table-cell table:formula="of:=RIGHT(DEC2BIN(-BIN2DEC([.D34]);LEN([.D34]));LEN([.D34]))" office:value-type="string" office:string-value="00110" calcext:value-type="string">
            <text:p>00110</text:p>
          </table:table-cell>
          <table:table-cell table:formula="of:=LEFT([.D34];3)" office:value-type="string" office:string-value="110" calcext:value-type="string">
            <text:p>110</text:p>
          </table:table-cell>
          <table:table-cell table:formula="of:=LEFT([.E34];3)" office:value-type="string" office:string-value="001" calcext:value-type="string">
            <text:p>001</text:p>
          </table:table-cell>
          <table:table-cell table:formula="of:=IF(EXACT(LEFT([.F34];1);&quot;1&quot;);LEN([.F34])-LEN(SUBSTITUTE([.F34];&quot;1&quot;;&quot;&quot;))-1;-1*(LEN([.F34])-LEN(SUBSTITUTE([.F34];&quot;0&quot;;&quot;&quot;))))" office:value-type="float" office:value="1" calcext:value-type="float">
            <text:p>1</text:p>
          </table:table-cell>
          <table:table-cell table:formula="of:=IF(EXACT(LEFT([.G34];1);&quot;1&quot;);LEN([.G34])-LEN(SUBSTITUTE([.G34];&quot;1&quot;;&quot;&quot;))-1;-1*(LEN([.G34])-LEN(SUBSTITUTE([.G34];&quot;0&quot;;&quot;&quot;))))" office:value-type="float" office:value="-2" calcext:value-type="float">
            <text:p>-2</text:p>
          </table:table-cell>
          <table:table-cell table:formula="of:=POWER(useed;[.H34])" office:value-type="float" office:value="4" calcext:value-type="float">
            <text:p>4</text:p>
          </table:table-cell>
          <table:table-cell table:formula="of:=POWER(useed;[.I34])" office:value-type="float" office:value="0.0625" calcext:value-type="float">
            <text:p>0.0625</text:p>
          </table:table-cell>
          <table:table-cell table:formula="of:=RIGHT([.D34];LEN([.D34])-LEN([.F34]))" office:value-type="string" office:string-value="10" calcext:value-type="string">
            <text:p>10</text:p>
          </table:table-cell>
          <table:table-cell table:formula="of:=LEFT([.L34];MIN(LEN([.L34]);maxEs))" office:value-type="string" office:string-value="1" calcext:value-type="string">
            <text:p>1</text:p>
          </table:table-cell>
          <table:table-cell table:formula="of:=IF(LEN([.M34])=0;1;POWER(2;BIN2DEC([.M34])))" office:value-type="float" office:value="2" calcext:value-type="float">
            <text:p>2</text:p>
          </table:table-cell>
          <table:table-cell table:formula="of:=RIGHT([.E34];LEN([.E34])-LEN([.G34]))" office:value-type="string" office:string-value="10" calcext:value-type="string">
            <text:p>10</text:p>
          </table:table-cell>
          <table:table-cell table:formula="of:=LEFT([.O34];MIN(LEN([.O34]);maxEs))" office:value-type="string" office:string-value="1" calcext:value-type="string">
            <text:p>1</text:p>
          </table:table-cell>
          <table:table-cell table:formula="of:=IF(LEN([.P34])=0;1;POWER(2;BIN2DEC([.P34])))" office:value-type="float" office:value="2" calcext:value-type="float">
            <text:p>2</text:p>
          </table:table-cell>
          <table:table-cell table:formula="of:=RIGHT([.L34];LEN([.L34])-LEN([.M34]))" office:value-type="string" office:string-value="0" calcext:value-type="string">
            <text:p>0</text:p>
          </table:table-cell>
          <table:table-cell table:formula="of:=IF(LEN([.R34])=0;0;BIN2DEC([.R34])/POWER(2;LEN([.R34])))" office:value-type="float" office:value="0" calcext:value-type="float">
            <text:p>0</text:p>
          </table:table-cell>
          <table:table-cell table:formula="of:=1+[.S34]" office:value-type="float" office:value="1" calcext:value-type="float">
            <text:p>1</text:p>
          </table:table-cell>
          <table:table-cell table:formula="of:=RIGHT([.O34];LEN([.O34])-LEN([.P34]))" office:value-type="string" office:string-value="0" calcext:value-type="string">
            <text:p>0</text:p>
          </table:table-cell>
          <table:table-cell table:formula="of:=IF(LEN([.U34])=0;0;BIN2DEC([.U34])/POWER(2;LEN([.U34])))" office:value-type="float" office:value="0" calcext:value-type="float">
            <text:p>0</text:p>
          </table:table-cell>
          <table:table-cell table:formula="of:=1+[.V34]" office:value-type="float" office:value="1" calcext:value-type="float">
            <text:p>1</text:p>
          </table:table-cell>
          <table:table-cell table:formula="of:=rowsign*useed_k*two_e*fm" office:value-type="float" office:value="8" calcext:value-type="float">
            <text:p>8</text:p>
          </table:table-cell>
          <table:table-cell table:formula="of:=rowsign*useed_k*two_e*fm" office:value-type="float" office:value="8" calcext:value-type="float">
            <text:p>8</text:p>
          </table:table-cell>
          <table:table-cell table:formula="of:=[.X34]/[.Y34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34]+1" office:value-type="float" office:value="27" calcext:value-type="float">
            <text:p>27</text:p>
          </table:table-cell>
          <table:table-cell table:formula="of:=DEC2BIN([.A35];[.$A$5])" office:value-type="string" office:string-value="011011" calcext:value-type="string">
            <text:p>011011</text:p>
          </table:table-cell>
          <table:table-cell table:formula="of:=IF(EXACT(LEFT([.B35];1);&quot;0&quot;);1;-1)" office:value-type="float" office:value="1" calcext:value-type="float">
            <text:p>1</text:p>
          </table:table-cell>
          <table:table-cell table:formula="of:=RIGHT([.B35];[.$A$5]-1)" office:value-type="string" office:string-value="11011" calcext:value-type="string">
            <text:p>11011</text:p>
          </table:table-cell>
          <table:table-cell table:formula="of:=RIGHT(DEC2BIN(-BIN2DEC([.D35]);LEN([.D35]));LEN([.D35]))" office:value-type="string" office:string-value="00101" calcext:value-type="string">
            <text:p>00101</text:p>
          </table:table-cell>
          <table:table-cell table:formula="of:=LEFT([.D35];3)" office:value-type="string" office:string-value="110" calcext:value-type="string">
            <text:p>110</text:p>
          </table:table-cell>
          <table:table-cell table:formula="of:=LEFT([.E35];3)" office:value-type="string" office:string-value="001" calcext:value-type="string">
            <text:p>001</text:p>
          </table:table-cell>
          <table:table-cell table:formula="of:=IF(EXACT(LEFT([.F35];1);&quot;1&quot;);LEN([.F35])-LEN(SUBSTITUTE([.F35];&quot;1&quot;;&quot;&quot;))-1;-1*(LEN([.F35])-LEN(SUBSTITUTE([.F35];&quot;0&quot;;&quot;&quot;))))" office:value-type="float" office:value="1" calcext:value-type="float">
            <text:p>1</text:p>
          </table:table-cell>
          <table:table-cell table:formula="of:=IF(EXACT(LEFT([.G35];1);&quot;1&quot;);LEN([.G35])-LEN(SUBSTITUTE([.G35];&quot;1&quot;;&quot;&quot;))-1;-1*(LEN([.G35])-LEN(SUBSTITUTE([.G35];&quot;0&quot;;&quot;&quot;))))" office:value-type="float" office:value="-2" calcext:value-type="float">
            <text:p>-2</text:p>
          </table:table-cell>
          <table:table-cell table:formula="of:=POWER(useed;[.H35])" office:value-type="float" office:value="4" calcext:value-type="float">
            <text:p>4</text:p>
          </table:table-cell>
          <table:table-cell table:formula="of:=POWER(useed;[.I35])" office:value-type="float" office:value="0.0625" calcext:value-type="float">
            <text:p>0.0625</text:p>
          </table:table-cell>
          <table:table-cell table:formula="of:=RIGHT([.D35];LEN([.D35])-LEN([.F35]))" office:value-type="string" office:string-value="11" calcext:value-type="string">
            <text:p>11</text:p>
          </table:table-cell>
          <table:table-cell table:formula="of:=LEFT([.L35];MIN(LEN([.L35]);maxEs))" office:value-type="string" office:string-value="1" calcext:value-type="string">
            <text:p>1</text:p>
          </table:table-cell>
          <table:table-cell table:formula="of:=IF(LEN([.M35])=0;1;POWER(2;BIN2DEC([.M35])))" office:value-type="float" office:value="2" calcext:value-type="float">
            <text:p>2</text:p>
          </table:table-cell>
          <table:table-cell table:formula="of:=RIGHT([.E35];LEN([.E35])-LEN([.G35]))" office:value-type="string" office:string-value="01" calcext:value-type="string">
            <text:p>01</text:p>
          </table:table-cell>
          <table:table-cell table:formula="of:=LEFT([.O35];MIN(LEN([.O35]);maxEs))" office:value-type="string" office:string-value="0" calcext:value-type="string">
            <text:p>0</text:p>
          </table:table-cell>
          <table:table-cell table:formula="of:=IF(LEN([.P35])=0;1;POWER(2;BIN2DEC([.P35])))" office:value-type="float" office:value="1" calcext:value-type="float">
            <text:p>1</text:p>
          </table:table-cell>
          <table:table-cell table:formula="of:=RIGHT([.L35];LEN([.L35])-LEN([.M35]))" office:value-type="string" office:string-value="1" calcext:value-type="string">
            <text:p>1</text:p>
          </table:table-cell>
          <table:table-cell table:formula="of:=IF(LEN([.R35])=0;0;BIN2DEC([.R35])/POWER(2;LEN([.R35])))" office:value-type="float" office:value="0.5" calcext:value-type="float">
            <text:p>0.5</text:p>
          </table:table-cell>
          <table:table-cell table:formula="of:=1+[.S35]" office:value-type="float" office:value="1.5" calcext:value-type="float">
            <text:p>1.5</text:p>
          </table:table-cell>
          <table:table-cell table:formula="of:=RIGHT([.O35];LEN([.O35])-LEN([.P35]))" office:value-type="string" office:string-value="1" calcext:value-type="string">
            <text:p>1</text:p>
          </table:table-cell>
          <table:table-cell table:formula="of:=IF(LEN([.U35])=0;0;BIN2DEC([.U35])/POWER(2;LEN([.U35])))" office:value-type="float" office:value="0.5" calcext:value-type="float">
            <text:p>0.5</text:p>
          </table:table-cell>
          <table:table-cell table:formula="of:=1+[.V35]" office:value-type="float" office:value="1.5" calcext:value-type="float">
            <text:p>1.5</text:p>
          </table:table-cell>
          <table:table-cell table:formula="of:=rowsign*useed_k*two_e*fm" office:value-type="float" office:value="12" calcext:value-type="float">
            <text:p>12</text:p>
          </table:table-cell>
          <table:table-cell table:formula="of:=rowsign*useed_k*two_e*fm" office:value-type="float" office:value="12" calcext:value-type="float">
            <text:p>12</text:p>
          </table:table-cell>
          <table:table-cell table:formula="of:=[.X35]/[.Y35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35]+1" office:value-type="float" office:value="28" calcext:value-type="float">
            <text:p>28</text:p>
          </table:table-cell>
          <table:table-cell table:formula="of:=DEC2BIN([.A36];[.$A$5])" office:value-type="string" office:string-value="011100" calcext:value-type="string">
            <text:p>011100</text:p>
          </table:table-cell>
          <table:table-cell table:formula="of:=IF(EXACT(LEFT([.B36];1);&quot;0&quot;);1;-1)" office:value-type="float" office:value="1" calcext:value-type="float">
            <text:p>1</text:p>
          </table:table-cell>
          <table:table-cell table:formula="of:=RIGHT([.B36];[.$A$5]-1)" office:value-type="string" office:string-value="11100" calcext:value-type="string">
            <text:p>11100</text:p>
          </table:table-cell>
          <table:table-cell table:formula="of:=RIGHT(DEC2BIN(-BIN2DEC([.D36]);LEN([.D36]));LEN([.D36]))" office:value-type="string" office:string-value="00100" calcext:value-type="string">
            <text:p>00100</text:p>
          </table:table-cell>
          <table:table-cell table:formula="of:=LEFT([.D36];4)" office:value-type="string" office:string-value="1110" calcext:value-type="string">
            <text:p>1110</text:p>
          </table:table-cell>
          <table:table-cell table:formula="of:=LEFT([.E36];3)" office:value-type="string" office:string-value="001" calcext:value-type="string">
            <text:p>001</text:p>
          </table:table-cell>
          <table:table-cell table:formula="of:=IF(EXACT(LEFT([.F36];1);&quot;1&quot;);LEN([.F36])-LEN(SUBSTITUTE([.F36];&quot;1&quot;;&quot;&quot;))-1;-1*(LEN([.F36])-LEN(SUBSTITUTE([.F36];&quot;0&quot;;&quot;&quot;))))" office:value-type="float" office:value="2" calcext:value-type="float">
            <text:p>2</text:p>
          </table:table-cell>
          <table:table-cell table:formula="of:=IF(EXACT(LEFT([.G36];1);&quot;1&quot;);LEN([.G36])-LEN(SUBSTITUTE([.G36];&quot;1&quot;;&quot;&quot;))-1;-1*(LEN([.G36])-LEN(SUBSTITUTE([.G36];&quot;0&quot;;&quot;&quot;))))" office:value-type="float" office:value="-2" calcext:value-type="float">
            <text:p>-2</text:p>
          </table:table-cell>
          <table:table-cell table:formula="of:=POWER(useed;[.H36])" office:value-type="float" office:value="16" calcext:value-type="float">
            <text:p>16</text:p>
          </table:table-cell>
          <table:table-cell table:formula="of:=POWER(useed;[.I36])" office:value-type="float" office:value="0.0625" calcext:value-type="float">
            <text:p>0.0625</text:p>
          </table:table-cell>
          <table:table-cell table:formula="of:=RIGHT([.D36];LEN([.D36])-LEN([.F36]))" office:value-type="string" office:string-value="0" calcext:value-type="string">
            <text:p>0</text:p>
          </table:table-cell>
          <table:table-cell table:formula="of:=LEFT([.L36];MIN(LEN([.L36]);maxEs))" office:value-type="string" office:string-value="0" calcext:value-type="string">
            <text:p>0</text:p>
          </table:table-cell>
          <table:table-cell table:formula="of:=IF(LEN([.M36])=0;1;POWER(2;BIN2DEC([.M36])))" office:value-type="float" office:value="1" calcext:value-type="float">
            <text:p>1</text:p>
          </table:table-cell>
          <table:table-cell table:formula="of:=RIGHT([.E36];LEN([.E36])-LEN([.G36]))" office:value-type="string" office:string-value="00" calcext:value-type="string">
            <text:p>00</text:p>
          </table:table-cell>
          <table:table-cell table:formula="of:=LEFT([.O36];MIN(LEN([.O36]);maxEs))" office:value-type="string" office:string-value="0" calcext:value-type="string">
            <text:p>0</text:p>
          </table:table-cell>
          <table:table-cell table:formula="of:=IF(LEN([.P36])=0;1;POWER(2;BIN2DEC([.P36])))" office:value-type="float" office:value="1" calcext:value-type="float">
            <text:p>1</text:p>
          </table:table-cell>
          <table:table-cell table:formula="of:=RIGHT([.L36];LEN([.L36])-LEN([.M36]))">
            <text:p/>
          </table:table-cell>
          <table:table-cell table:formula="of:=IF(LEN([.R36])=0;0;BIN2DEC([.R36])/POWER(2;LEN([.R36])))" office:value-type="float" office:value="0" calcext:value-type="float">
            <text:p>0</text:p>
          </table:table-cell>
          <table:table-cell table:formula="of:=1+[.S36]" office:value-type="float" office:value="1" calcext:value-type="float">
            <text:p>1</text:p>
          </table:table-cell>
          <table:table-cell table:formula="of:=RIGHT([.O36];LEN([.O36])-LEN([.P36]))" office:value-type="string" office:string-value="0" calcext:value-type="string">
            <text:p>0</text:p>
          </table:table-cell>
          <table:table-cell table:formula="of:=IF(LEN([.U36])=0;0;BIN2DEC([.U36])/POWER(2;LEN([.U36])))" office:value-type="float" office:value="0" calcext:value-type="float">
            <text:p>0</text:p>
          </table:table-cell>
          <table:table-cell table:formula="of:=1+[.V36]" office:value-type="float" office:value="1" calcext:value-type="float">
            <text:p>1</text:p>
          </table:table-cell>
          <table:table-cell table:formula="of:=rowsign*useed_k*two_e*fm" office:value-type="float" office:value="16" calcext:value-type="float">
            <text:p>16</text:p>
          </table:table-cell>
          <table:table-cell table:formula="of:=rowsign*useed_k*two_e*fm" office:value-type="float" office:value="16" calcext:value-type="float">
            <text:p>16</text:p>
          </table:table-cell>
          <table:table-cell table:formula="of:=[.X36]/[.Y36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36]+1" office:value-type="float" office:value="29" calcext:value-type="float">
            <text:p>29</text:p>
          </table:table-cell>
          <table:table-cell table:formula="of:=DEC2BIN([.A37];[.$A$5])" office:value-type="string" office:string-value="011101" calcext:value-type="string">
            <text:p>011101</text:p>
          </table:table-cell>
          <table:table-cell table:formula="of:=IF(EXACT(LEFT([.B37];1);&quot;0&quot;);1;-1)" office:value-type="float" office:value="1" calcext:value-type="float">
            <text:p>1</text:p>
          </table:table-cell>
          <table:table-cell table:formula="of:=RIGHT([.B37];[.$A$5]-1)" office:value-type="string" office:string-value="11101" calcext:value-type="string">
            <text:p>11101</text:p>
          </table:table-cell>
          <table:table-cell table:formula="of:=RIGHT(DEC2BIN(-BIN2DEC([.D37]);LEN([.D37]));LEN([.D37]))" office:value-type="string" office:string-value="00011" calcext:value-type="string">
            <text:p>00011</text:p>
          </table:table-cell>
          <table:table-cell table:formula="of:=LEFT([.D37];4)" office:value-type="string" office:string-value="1110" calcext:value-type="string">
            <text:p>1110</text:p>
          </table:table-cell>
          <table:table-cell table:formula="of:=LEFT([.E37];4)" office:value-type="string" office:string-value="0001" calcext:value-type="string">
            <text:p>0001</text:p>
          </table:table-cell>
          <table:table-cell table:formula="of:=IF(EXACT(LEFT([.F37];1);&quot;1&quot;);LEN([.F37])-LEN(SUBSTITUTE([.F37];&quot;1&quot;;&quot;&quot;))-1;-1*(LEN([.F37])-LEN(SUBSTITUTE([.F37];&quot;0&quot;;&quot;&quot;))))" office:value-type="float" office:value="2" calcext:value-type="float">
            <text:p>2</text:p>
          </table:table-cell>
          <table:table-cell table:formula="of:=IF(EXACT(LEFT([.G37];1);&quot;1&quot;);LEN([.G37])-LEN(SUBSTITUTE([.G37];&quot;1&quot;;&quot;&quot;))-1;-1*(LEN([.G37])-LEN(SUBSTITUTE([.G37];&quot;0&quot;;&quot;&quot;))))" office:value-type="float" office:value="-3" calcext:value-type="float">
            <text:p>-3</text:p>
          </table:table-cell>
          <table:table-cell table:formula="of:=POWER(useed;[.H37])" office:value-type="float" office:value="16" calcext:value-type="float">
            <text:p>16</text:p>
          </table:table-cell>
          <table:table-cell table:formula="of:=POWER(useed;[.I37])" office:value-type="float" office:value="0.015625" calcext:value-type="float">
            <text:p>0.015625</text:p>
          </table:table-cell>
          <table:table-cell table:formula="of:=RIGHT([.D37];LEN([.D37])-LEN([.F37]))" office:value-type="string" office:string-value="1" calcext:value-type="string">
            <text:p>1</text:p>
          </table:table-cell>
          <table:table-cell table:formula="of:=LEFT([.L37];MIN(LEN([.L37]);maxEs))" office:value-type="string" office:string-value="1" calcext:value-type="string">
            <text:p>1</text:p>
          </table:table-cell>
          <table:table-cell table:formula="of:=IF(LEN([.M37])=0;1;POWER(2;BIN2DEC([.M37])))" office:value-type="float" office:value="2" calcext:value-type="float">
            <text:p>2</text:p>
          </table:table-cell>
          <table:table-cell table:formula="of:=RIGHT([.E37];LEN([.E37])-LEN([.G37]))" office:value-type="string" office:string-value="1" calcext:value-type="string">
            <text:p>1</text:p>
          </table:table-cell>
          <table:table-cell table:formula="of:=LEFT([.O37];MIN(LEN([.O37]);maxEs))" office:value-type="string" office:string-value="1" calcext:value-type="string">
            <text:p>1</text:p>
          </table:table-cell>
          <table:table-cell table:formula="of:=IF(LEN([.P37])=0;1;POWER(2;BIN2DEC([.P37])))" office:value-type="float" office:value="2" calcext:value-type="float">
            <text:p>2</text:p>
          </table:table-cell>
          <table:table-cell table:formula="of:=RIGHT([.L37];LEN([.L37])-LEN([.M37]))">
            <text:p/>
          </table:table-cell>
          <table:table-cell table:formula="of:=IF(LEN([.R37])=0;0;BIN2DEC([.R37])/POWER(2;LEN([.R37])))" office:value-type="float" office:value="0" calcext:value-type="float">
            <text:p>0</text:p>
          </table:table-cell>
          <table:table-cell table:formula="of:=1+[.S37]" office:value-type="float" office:value="1" calcext:value-type="float">
            <text:p>1</text:p>
          </table:table-cell>
          <table:table-cell table:formula="of:=RIGHT([.O37];LEN([.O37])-LEN([.P37]))">
            <text:p/>
          </table:table-cell>
          <table:table-cell table:formula="of:=IF(LEN([.U37])=0;0;BIN2DEC([.U37])/POWER(2;LEN([.U37])))" office:value-type="float" office:value="0" calcext:value-type="float">
            <text:p>0</text:p>
          </table:table-cell>
          <table:table-cell table:formula="of:=1+[.V37]" office:value-type="float" office:value="1" calcext:value-type="float">
            <text:p>1</text:p>
          </table:table-cell>
          <table:table-cell table:formula="of:=rowsign*useed_k*two_e*fm" office:value-type="float" office:value="32" calcext:value-type="float">
            <text:p>32</text:p>
          </table:table-cell>
          <table:table-cell table:formula="of:=rowsign*useed_k*two_e*fm" office:value-type="float" office:value="32" calcext:value-type="float">
            <text:p>32</text:p>
          </table:table-cell>
          <table:table-cell table:formula="of:=[.X37]/[.Y37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37]+1" office:value-type="float" office:value="30" calcext:value-type="float">
            <text:p>30</text:p>
          </table:table-cell>
          <table:table-cell table:formula="of:=DEC2BIN([.A38];[.$A$5])" office:value-type="string" office:string-value="011110" calcext:value-type="string">
            <text:p>011110</text:p>
          </table:table-cell>
          <table:table-cell table:formula="of:=IF(EXACT(LEFT([.B38];1);&quot;0&quot;);1;-1)" office:value-type="float" office:value="1" calcext:value-type="float">
            <text:p>1</text:p>
          </table:table-cell>
          <table:table-cell table:formula="of:=RIGHT([.B38];[.$A$5]-1)" office:value-type="string" office:string-value="11110" calcext:value-type="string">
            <text:p>11110</text:p>
          </table:table-cell>
          <table:table-cell table:formula="of:=RIGHT(DEC2BIN(-BIN2DEC([.D38]);LEN([.D38]));LEN([.D38]))" office:value-type="string" office:string-value="00010" calcext:value-type="string">
            <text:p>00010</text:p>
          </table:table-cell>
          <table:table-cell table:formula="of:=LEFT([.D38];5)" office:value-type="string" office:string-value="11110" calcext:value-type="string">
            <text:p>11110</text:p>
          </table:table-cell>
          <table:table-cell table:formula="of:=LEFT([.E38];4)" office:value-type="string" office:string-value="0001" calcext:value-type="string">
            <text:p>0001</text:p>
          </table:table-cell>
          <table:table-cell table:formula="of:=IF(EXACT(LEFT([.F38];1);&quot;1&quot;);LEN([.F38])-LEN(SUBSTITUTE([.F38];&quot;1&quot;;&quot;&quot;))-1;-1*(LEN([.F38])-LEN(SUBSTITUTE([.F38];&quot;0&quot;;&quot;&quot;))))" office:value-type="float" office:value="3" calcext:value-type="float">
            <text:p>3</text:p>
          </table:table-cell>
          <table:table-cell table:formula="of:=IF(EXACT(LEFT([.G38];1);&quot;1&quot;);LEN([.G38])-LEN(SUBSTITUTE([.G38];&quot;1&quot;;&quot;&quot;))-1;-1*(LEN([.G38])-LEN(SUBSTITUTE([.G38];&quot;0&quot;;&quot;&quot;))))" office:value-type="float" office:value="-3" calcext:value-type="float">
            <text:p>-3</text:p>
          </table:table-cell>
          <table:table-cell table:formula="of:=POWER(useed;[.H38])" office:value-type="float" office:value="64" calcext:value-type="float">
            <text:p>64</text:p>
          </table:table-cell>
          <table:table-cell table:formula="of:=POWER(useed;[.I38])" office:value-type="float" office:value="0.015625" calcext:value-type="float">
            <text:p>0.015625</text:p>
          </table:table-cell>
          <table:table-cell table:formula="of:=RIGHT([.D38];LEN([.D38])-LEN([.F38]))">
            <text:p/>
          </table:table-cell>
          <table:table-cell table:formula="of:=LEFT([.L38];MIN(LEN([.L38]);maxEs))">
            <text:p/>
          </table:table-cell>
          <table:table-cell table:formula="of:=IF(LEN([.M38])=0;1;POWER(2;BIN2DEC([.M38])))" office:value-type="float" office:value="1" calcext:value-type="float">
            <text:p>1</text:p>
          </table:table-cell>
          <table:table-cell table:formula="of:=RIGHT([.E38];LEN([.E38])-LEN([.G38]))" office:value-type="string" office:string-value="0" calcext:value-type="string">
            <text:p>0</text:p>
          </table:table-cell>
          <table:table-cell table:formula="of:=LEFT([.O38];MIN(LEN([.O38]);maxEs))" office:value-type="string" office:string-value="0" calcext:value-type="string">
            <text:p>0</text:p>
          </table:table-cell>
          <table:table-cell table:formula="of:=IF(LEN([.P38])=0;1;POWER(2;BIN2DEC([.P38])))" office:value-type="float" office:value="1" calcext:value-type="float">
            <text:p>1</text:p>
          </table:table-cell>
          <table:table-cell table:formula="of:=RIGHT([.L38];LEN([.L38])-LEN([.M38]))">
            <text:p/>
          </table:table-cell>
          <table:table-cell table:formula="of:=IF(LEN([.R38])=0;0;BIN2DEC([.R38])/POWER(2;LEN([.R38])))" office:value-type="float" office:value="0" calcext:value-type="float">
            <text:p>0</text:p>
          </table:table-cell>
          <table:table-cell table:formula="of:=1+[.S38]" office:value-type="float" office:value="1" calcext:value-type="float">
            <text:p>1</text:p>
          </table:table-cell>
          <table:table-cell table:formula="of:=RIGHT([.O38];LEN([.O38])-LEN([.P38]))">
            <text:p/>
          </table:table-cell>
          <table:table-cell table:formula="of:=IF(LEN([.U38])=0;0;BIN2DEC([.U38])/POWER(2;LEN([.U38])))" office:value-type="float" office:value="0" calcext:value-type="float">
            <text:p>0</text:p>
          </table:table-cell>
          <table:table-cell table:formula="of:=1+[.V38]" office:value-type="float" office:value="1" calcext:value-type="float">
            <text:p>1</text:p>
          </table:table-cell>
          <table:table-cell table:formula="of:=rowsign*useed_k*two_e*fm" office:value-type="float" office:value="64" calcext:value-type="float">
            <text:p>64</text:p>
          </table:table-cell>
          <table:table-cell table:formula="of:=rowsign*useed_k*two_e*fm" office:value-type="float" office:value="64" calcext:value-type="float">
            <text:p>64</text:p>
          </table:table-cell>
          <table:table-cell table:formula="of:=[.X38]/[.Y38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38]+1" office:value-type="float" office:value="31" calcext:value-type="float">
            <text:p>31</text:p>
          </table:table-cell>
          <table:table-cell table:formula="of:=DEC2BIN([.A39];[.$A$5])" office:value-type="string" office:string-value="011111" calcext:value-type="string">
            <text:p>011111</text:p>
          </table:table-cell>
          <table:table-cell table:formula="of:=IF(EXACT(LEFT([.B39];1);&quot;0&quot;);1;-1)" office:value-type="float" office:value="1" calcext:value-type="float">
            <text:p>1</text:p>
          </table:table-cell>
          <table:table-cell table:formula="of:=RIGHT([.B39];[.$A$5]-1)" office:value-type="string" office:string-value="11111" calcext:value-type="string">
            <text:p>11111</text:p>
          </table:table-cell>
          <table:table-cell table:formula="of:=RIGHT(DEC2BIN(-BIN2DEC([.D39]);LEN([.D39]));LEN([.D39]))" office:value-type="string" office:string-value="00001" calcext:value-type="string">
            <text:p>00001</text:p>
          </table:table-cell>
          <table:table-cell table:formula="of:=LEFT([.D39];5)" office:value-type="string" office:string-value="11111" calcext:value-type="string">
            <text:p>11111</text:p>
          </table:table-cell>
          <table:table-cell table:formula="of:=LEFT([.E39];5)" office:value-type="string" office:string-value="00001" calcext:value-type="string">
            <text:p>00001</text:p>
          </table:table-cell>
          <table:table-cell table:formula="of:=IF(EXACT(LEFT([.F39];1);&quot;1&quot;);LEN([.F39])-LEN(SUBSTITUTE([.F39];&quot;1&quot;;&quot;&quot;))-1;-1*(LEN([.F39])-LEN(SUBSTITUTE([.F39];&quot;0&quot;;&quot;&quot;))))" office:value-type="float" office:value="4" calcext:value-type="float">
            <text:p>4</text:p>
          </table:table-cell>
          <table:table-cell table:formula="of:=IF(EXACT(LEFT([.G39];1);&quot;1&quot;);LEN([.G39])-LEN(SUBSTITUTE([.G39];&quot;1&quot;;&quot;&quot;))-1;-1*(LEN([.G39])-LEN(SUBSTITUTE([.G39];&quot;0&quot;;&quot;&quot;))))" office:value-type="float" office:value="-4" calcext:value-type="float">
            <text:p>-4</text:p>
          </table:table-cell>
          <table:table-cell table:formula="of:=POWER(useed;[.H39])" office:value-type="float" office:value="256" calcext:value-type="float">
            <text:p>256</text:p>
          </table:table-cell>
          <table:table-cell table:formula="of:=POWER(useed;[.I39])" office:value-type="float" office:value="0.00390625" calcext:value-type="float">
            <text:p>0.00390625</text:p>
          </table:table-cell>
          <table:table-cell table:formula="of:=RIGHT([.D39];LEN([.D39])-LEN([.F39]))">
            <text:p/>
          </table:table-cell>
          <table:table-cell table:formula="of:=LEFT([.L39];MIN(LEN([.L39]);maxEs))">
            <text:p/>
          </table:table-cell>
          <table:table-cell table:formula="of:=IF(LEN([.M39])=0;1;POWER(2;BIN2DEC([.M39])))" office:value-type="float" office:value="1" calcext:value-type="float">
            <text:p>1</text:p>
          </table:table-cell>
          <table:table-cell table:formula="of:=RIGHT([.E39];LEN([.E39])-LEN([.G39]))">
            <text:p/>
          </table:table-cell>
          <table:table-cell table:formula="of:=LEFT([.O39];MIN(LEN([.O39]);maxEs))">
            <text:p/>
          </table:table-cell>
          <table:table-cell table:formula="of:=IF(LEN([.P39])=0;1;POWER(2;BIN2DEC([.P39])))" office:value-type="float" office:value="1" calcext:value-type="float">
            <text:p>1</text:p>
          </table:table-cell>
          <table:table-cell table:formula="of:=RIGHT([.L39];LEN([.L39])-LEN([.M39]))">
            <text:p/>
          </table:table-cell>
          <table:table-cell table:formula="of:=IF(LEN([.R39])=0;0;BIN2DEC([.R39])/POWER(2;LEN([.R39])))" office:value-type="float" office:value="0" calcext:value-type="float">
            <text:p>0</text:p>
          </table:table-cell>
          <table:table-cell table:formula="of:=1+[.S39]" office:value-type="float" office:value="1" calcext:value-type="float">
            <text:p>1</text:p>
          </table:table-cell>
          <table:table-cell table:formula="of:=RIGHT([.O39];LEN([.O39])-LEN([.P39]))">
            <text:p/>
          </table:table-cell>
          <table:table-cell table:formula="of:=IF(LEN([.U39])=0;0;BIN2DEC([.U39])/POWER(2;LEN([.U39])))" office:value-type="float" office:value="0" calcext:value-type="float">
            <text:p>0</text:p>
          </table:table-cell>
          <table:table-cell table:formula="of:=1+[.V39]" office:value-type="float" office:value="1" calcext:value-type="float">
            <text:p>1</text:p>
          </table:table-cell>
          <table:table-cell table:formula="of:=rowsign*useed_k*two_e*fm" office:value-type="float" office:value="256" calcext:value-type="float">
            <text:p>256</text:p>
          </table:table-cell>
          <table:table-cell table:formula="of:=rowsign*useed_k*two_e*fm" office:value-type="float" office:value="256" calcext:value-type="float">
            <text:p>256</text:p>
          </table:table-cell>
          <table:table-cell table:formula="of:=[.X39]/[.Y39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2" table:formula="of:=[.A39]+1" office:value-type="float" office:value="32" calcext:value-type="float">
            <text:p>32</text:p>
          </table:table-cell>
          <table:table-cell table:style-name="ce17" table:formula="of:=DEC2BIN([.A40];[.$A$5])" office:value-type="string" office:string-value="100000" calcext:value-type="string">
            <text:p>100000</text:p>
          </table:table-cell>
          <table:table-cell table:style-name="ce12" table:formula="of:=IF(EXACT(LEFT([.B40];1);&quot;0&quot;);1;-1)" office:value-type="float" office:value="-1" calcext:value-type="float">
            <text:p>-1</text:p>
          </table:table-cell>
          <table:table-cell table:style-name="ce12" table:formula="of:=RIGHT([.B40];[.$A$5]-1)" office:value-type="string" office:string-value="00000" calcext:value-type="string">
            <text:p>00000</text:p>
          </table:table-cell>
          <table:table-cell table:style-name="ce12" table:formula="of:=RIGHT(DEC2BIN(-BIN2DEC([.D40]);LEN([.D40]));LEN([.D40]))" office:value-type="string" office:string-value="00000" calcext:value-type="string">
            <text:p>00000</text:p>
          </table:table-cell>
          <table:table-cell table:style-name="ce12" table:formula="of:=LEFT([.D40];5)" office:value-type="string" office:string-value="00000" calcext:value-type="string">
            <text:p>00000</text:p>
          </table:table-cell>
          <table:table-cell table:style-name="ce12" table:formula="of:=LEFT([.E40];5)" office:value-type="string" office:string-value="00000" calcext:value-type="string">
            <text:p>00000</text:p>
          </table:table-cell>
          <table:table-cell table:style-name="ce12" table:formula="of:=IF(EXACT(LEFT([.F40];1);&quot;1&quot;);LEN([.F40])-LEN(SUBSTITUTE([.F40];&quot;1&quot;;&quot;&quot;))-1;-1*(LEN([.F40])-LEN(SUBSTITUTE([.F40];&quot;0&quot;;&quot;&quot;))))" office:value-type="float" office:value="-5" calcext:value-type="float">
            <text:p>-5</text:p>
          </table:table-cell>
          <table:table-cell table:style-name="ce12" table:formula="of:=IF(EXACT(LEFT([.G40];1);&quot;1&quot;);LEN([.G40])-LEN(SUBSTITUTE([.G40];&quot;1&quot;;&quot;&quot;))-1;-1*(LEN([.G40])-LEN(SUBSTITUTE([.G40];&quot;0&quot;;&quot;&quot;))))" office:value-type="float" office:value="-5" calcext:value-type="float">
            <text:p>-5</text:p>
          </table:table-cell>
          <table:table-cell table:style-name="ce12" table:formula="of:=POWER(useed;[.H40])" office:value-type="float" office:value="0.0009765625" calcext:value-type="float">
            <text:p>0.0009765625</text:p>
          </table:table-cell>
          <table:table-cell table:style-name="ce12" table:formula="of:=POWER(useed;[.I40])" office:value-type="float" office:value="0.0009765625" calcext:value-type="float">
            <text:p>0.0009765625</text:p>
          </table:table-cell>
          <table:table-cell table:style-name="ce12" table:formula="of:=RIGHT([.E40];LEN([.E40])-LEN([.F40]))">
            <text:p/>
          </table:table-cell>
          <table:table-cell table:style-name="ce22" table:formula="of:=LEFT([.L40];MIN(LEN([.L40]);maxEs))">
            <text:p/>
          </table:table-cell>
          <table:table-cell table:style-name="ce22" table:formula="of:=IF(LEN([.M40])=0;1;POWER(2;BIN2DEC([.M40])))" office:value-type="float" office:value="1" calcext:value-type="float">
            <text:p>1</text:p>
          </table:table-cell>
          <table:table-cell table:style-name="ce10" table:formula="of:=RIGHT([.E40];LEN([.E40])-LEN([.G40]))">
            <text:p/>
          </table:table-cell>
          <table:table-cell table:style-name="ce22" table:formula="of:=LEFT([.O40];MIN(LEN([.O40]);maxEs))">
            <text:p/>
          </table:table-cell>
          <table:table-cell table:style-name="ce22" table:formula="of:=IF(LEN([.P40])=0;1;POWER(2;BIN2DEC([.P40])))" office:value-type="float" office:value="1" calcext:value-type="float">
            <text:p>1</text:p>
          </table:table-cell>
          <table:table-cell table:style-name="ce22" table:formula="of:=RIGHT([.L40];LEN([.L40])-LEN([.M40]))">
            <text:p/>
          </table:table-cell>
          <table:table-cell table:style-name="ce22" table:formula="of:=IF(LEN([.R40])=0;0;BIN2DEC([.R40])/POWER(2;LEN([.R40])))" office:value-type="float" office:value="0" calcext:value-type="float">
            <text:p>0</text:p>
          </table:table-cell>
          <table:table-cell table:style-name="ce22" table:formula="of:=1+[.S40]" office:value-type="float" office:value="1" calcext:value-type="float">
            <text:p>1</text:p>
          </table:table-cell>
          <table:table-cell table:style-name="ce22" table:formula="of:=RIGHT([.O40];LEN([.O40])-LEN([.P40]))">
            <text:p/>
          </table:table-cell>
          <table:table-cell table:style-name="ce22" table:formula="of:=IF(LEN([.U40])=0;0;BIN2DEC([.U40])/POWER(2;LEN([.U40])))" office:value-type="float" office:value="0" calcext:value-type="float">
            <text:p>0</text:p>
          </table:table-cell>
          <table:table-cell table:style-name="ce22" table:formula="of:=1+[.V40]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inf</text:p>
          </table:table-cell>
          <table:table-cell table:style-name="ce12" table:number-columns-repeated="998"/>
        </table:table-row>
        <table:table-row table:style-name="ro1">
          <table:table-cell table:formula="of:=[.A40]+1" office:value-type="float" office:value="33" calcext:value-type="float">
            <text:p>33</text:p>
          </table:table-cell>
          <table:table-cell table:formula="of:=DEC2BIN([.A41];[.$A$5])" office:value-type="string" office:string-value="100001" calcext:value-type="string">
            <text:p>100001</text:p>
          </table:table-cell>
          <table:table-cell table:formula="of:=IF(EXACT(LEFT([.B41];1);&quot;0&quot;);1;-1)" office:value-type="float" office:value="-1" calcext:value-type="float">
            <text:p>-1</text:p>
          </table:table-cell>
          <table:table-cell table:formula="of:=RIGHT([.B41];[.$A$5]-1)" office:value-type="string" office:string-value="00001" calcext:value-type="string">
            <text:p>00001</text:p>
          </table:table-cell>
          <table:table-cell table:formula="of:=RIGHT(DEC2BIN(-BIN2DEC([.D41]);LEN([.D41]));LEN([.D41]))" office:value-type="string" office:string-value="11111" calcext:value-type="string">
            <text:p>11111</text:p>
          </table:table-cell>
          <table:table-cell table:formula="of:=LEFT([.D41];5)" office:value-type="string" office:string-value="00001" calcext:value-type="string">
            <text:p>00001</text:p>
          </table:table-cell>
          <table:table-cell table:formula="of:=LEFT([.E41];5)" office:value-type="string" office:string-value="11111" calcext:value-type="string">
            <text:p>11111</text:p>
          </table:table-cell>
          <table:table-cell table:formula="of:=IF(EXACT(LEFT([.F41];1);&quot;1&quot;);LEN([.F41])-LEN(SUBSTITUTE([.F41];&quot;1&quot;;&quot;&quot;))-1;-1*(LEN([.F41])-LEN(SUBSTITUTE([.F41];&quot;0&quot;;&quot;&quot;))))" office:value-type="float" office:value="-4" calcext:value-type="float">
            <text:p>-4</text:p>
          </table:table-cell>
          <table:table-cell table:formula="of:=IF(EXACT(LEFT([.G41];1);&quot;1&quot;);LEN([.G41])-LEN(SUBSTITUTE([.G41];&quot;1&quot;;&quot;&quot;))-1;-1*(LEN([.G41])-LEN(SUBSTITUTE([.G41];&quot;0&quot;;&quot;&quot;))))" office:value-type="float" office:value="4" calcext:value-type="float">
            <text:p>4</text:p>
          </table:table-cell>
          <table:table-cell table:formula="of:=POWER(useed;[.H41])" office:value-type="float" office:value="0.00390625" calcext:value-type="float">
            <text:p>0.00390625</text:p>
          </table:table-cell>
          <table:table-cell table:formula="of:=POWER(useed;[.I41])" office:value-type="float" office:value="256" calcext:value-type="float">
            <text:p>256</text:p>
          </table:table-cell>
          <table:table-cell table:formula="of:=RIGHT([.E41];LEN([.E41])-LEN([.F41]))">
            <text:p/>
          </table:table-cell>
          <table:table-cell table:formula="of:=LEFT([.L41];MIN(LEN([.L41]);maxEs))">
            <text:p/>
          </table:table-cell>
          <table:table-cell table:formula="of:=IF(LEN([.M41])=0;1;POWER(2;BIN2DEC([.M41])))" office:value-type="float" office:value="1" calcext:value-type="float">
            <text:p>1</text:p>
          </table:table-cell>
          <table:table-cell table:formula="of:=RIGHT([.E41];LEN([.E41])-LEN([.G41]))">
            <text:p/>
          </table:table-cell>
          <table:table-cell table:formula="of:=LEFT([.O41];MIN(LEN([.O41]);maxEs))">
            <text:p/>
          </table:table-cell>
          <table:table-cell table:formula="of:=IF(LEN([.P41])=0;1;POWER(2;BIN2DEC([.P41])))" office:value-type="float" office:value="1" calcext:value-type="float">
            <text:p>1</text:p>
          </table:table-cell>
          <table:table-cell table:formula="of:=RIGHT([.L41];LEN([.L41])-LEN([.M41]))">
            <text:p/>
          </table:table-cell>
          <table:table-cell table:formula="of:=IF(LEN([.R41])=0;0;BIN2DEC([.R41])/POWER(2;LEN([.R41])))" office:value-type="float" office:value="0" calcext:value-type="float">
            <text:p>0</text:p>
          </table:table-cell>
          <table:table-cell table:formula="of:=1+[.S41]" office:value-type="float" office:value="1" calcext:value-type="float">
            <text:p>1</text:p>
          </table:table-cell>
          <table:table-cell table:formula="of:=RIGHT([.O41];LEN([.O41])-LEN([.P41]))">
            <text:p/>
          </table:table-cell>
          <table:table-cell table:formula="of:=IF(LEN([.U41])=0;0;BIN2DEC([.U41])/POWER(2;LEN([.U41])))" office:value-type="float" office:value="0" calcext:value-type="float">
            <text:p>0</text:p>
          </table:table-cell>
          <table:table-cell table:formula="of:=1+[.V41]" office:value-type="float" office:value="1" calcext:value-type="float">
            <text:p>1</text:p>
          </table:table-cell>
          <table:table-cell table:formula="of:=rowsign*useed_tk*two_te*tfm" office:value-type="float" office:value="-256" calcext:value-type="float">
            <text:p>-256</text:p>
          </table:table-cell>
          <table:table-cell table:formula="of:=rowsign*useed_tk*two_te*tfm" office:value-type="float" office:value="-256" calcext:value-type="float">
            <text:p>-256</text:p>
          </table:table-cell>
          <table:table-cell table:formula="of:=[.X41]/[.Y41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41]+1" office:value-type="float" office:value="34" calcext:value-type="float">
            <text:p>34</text:p>
          </table:table-cell>
          <table:table-cell table:formula="of:=DEC2BIN([.A42];[.$A$5])" office:value-type="string" office:string-value="100010" calcext:value-type="string">
            <text:p>100010</text:p>
          </table:table-cell>
          <table:table-cell table:formula="of:=IF(EXACT(LEFT([.B42];1);&quot;0&quot;);1;-1)" office:value-type="float" office:value="-1" calcext:value-type="float">
            <text:p>-1</text:p>
          </table:table-cell>
          <table:table-cell table:formula="of:=RIGHT([.B42];[.$A$5]-1)" office:value-type="string" office:string-value="00010" calcext:value-type="string">
            <text:p>00010</text:p>
          </table:table-cell>
          <table:table-cell table:formula="of:=RIGHT(DEC2BIN(-BIN2DEC([.D42]);LEN([.D42]));LEN([.D42]))" office:value-type="string" office:string-value="11110" calcext:value-type="string">
            <text:p>11110</text:p>
          </table:table-cell>
          <table:table-cell table:formula="of:=LEFT([.D42];4)" office:value-type="string" office:string-value="0001" calcext:value-type="string">
            <text:p>0001</text:p>
          </table:table-cell>
          <table:table-cell table:formula="of:=LEFT([.E42];5)" office:value-type="string" office:string-value="11110" calcext:value-type="string">
            <text:p>11110</text:p>
          </table:table-cell>
          <table:table-cell table:formula="of:=IF(EXACT(LEFT([.F42];1);&quot;1&quot;);LEN([.F42])-LEN(SUBSTITUTE([.F42];&quot;1&quot;;&quot;&quot;))-1;-1*(LEN([.F42])-LEN(SUBSTITUTE([.F42];&quot;0&quot;;&quot;&quot;))))" office:value-type="float" office:value="-3" calcext:value-type="float">
            <text:p>-3</text:p>
          </table:table-cell>
          <table:table-cell table:formula="of:=IF(EXACT(LEFT([.G42];1);&quot;1&quot;);LEN([.G42])-LEN(SUBSTITUTE([.G42];&quot;1&quot;;&quot;&quot;))-1;-1*(LEN([.G42])-LEN(SUBSTITUTE([.G42];&quot;0&quot;;&quot;&quot;))))" office:value-type="float" office:value="3" calcext:value-type="float">
            <text:p>3</text:p>
          </table:table-cell>
          <table:table-cell table:formula="of:=POWER(useed;[.H42])" office:value-type="float" office:value="0.015625" calcext:value-type="float">
            <text:p>0.015625</text:p>
          </table:table-cell>
          <table:table-cell table:formula="of:=POWER(useed;[.I42])" office:value-type="float" office:value="64" calcext:value-type="float">
            <text:p>64</text:p>
          </table:table-cell>
          <table:table-cell table:formula="of:=RIGHT([.E42];LEN([.E42])-LEN([.F42]))" office:value-type="string" office:string-value="0" calcext:value-type="string">
            <text:p>0</text:p>
          </table:table-cell>
          <table:table-cell table:formula="of:=LEFT([.L42];MIN(LEN([.L42]);maxEs))" office:value-type="string" office:string-value="0" calcext:value-type="string">
            <text:p>0</text:p>
          </table:table-cell>
          <table:table-cell table:formula="of:=IF(LEN([.M42])=0;1;POWER(2;BIN2DEC([.M42])))" office:value-type="float" office:value="1" calcext:value-type="float">
            <text:p>1</text:p>
          </table:table-cell>
          <table:table-cell table:formula="of:=RIGHT([.E42];LEN([.E42])-LEN([.G42]))">
            <text:p/>
          </table:table-cell>
          <table:table-cell table:formula="of:=LEFT([.O42];MIN(LEN([.O42]);maxEs))">
            <text:p/>
          </table:table-cell>
          <table:table-cell table:formula="of:=IF(LEN([.P42])=0;1;POWER(2;BIN2DEC([.P42])))" office:value-type="float" office:value="1" calcext:value-type="float">
            <text:p>1</text:p>
          </table:table-cell>
          <table:table-cell table:formula="of:=RIGHT([.L42];LEN([.L42])-LEN([.M42]))">
            <text:p/>
          </table:table-cell>
          <table:table-cell table:formula="of:=IF(LEN([.R42])=0;0;BIN2DEC([.R42])/POWER(2;LEN([.R42])))" office:value-type="float" office:value="0" calcext:value-type="float">
            <text:p>0</text:p>
          </table:table-cell>
          <table:table-cell table:formula="of:=1+[.S42]" office:value-type="float" office:value="1" calcext:value-type="float">
            <text:p>1</text:p>
          </table:table-cell>
          <table:table-cell table:formula="of:=RIGHT([.O42];LEN([.O42])-LEN([.P42]))">
            <text:p/>
          </table:table-cell>
          <table:table-cell table:formula="of:=IF(LEN([.U42])=0;0;BIN2DEC([.U42])/POWER(2;LEN([.U42])))" office:value-type="float" office:value="0" calcext:value-type="float">
            <text:p>0</text:p>
          </table:table-cell>
          <table:table-cell table:formula="of:=1+[.V42]" office:value-type="float" office:value="1" calcext:value-type="float">
            <text:p>1</text:p>
          </table:table-cell>
          <table:table-cell table:formula="of:=rowsign*useed_tk*two_te*tfm" office:value-type="float" office:value="-64" calcext:value-type="float">
            <text:p>-64</text:p>
          </table:table-cell>
          <table:table-cell table:formula="of:=rowsign*useed_tk*two_te*tfm" office:value-type="float" office:value="-64" calcext:value-type="float">
            <text:p>-64</text:p>
          </table:table-cell>
          <table:table-cell table:formula="of:=[.X42]/[.Y42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42]+1" office:value-type="float" office:value="35" calcext:value-type="float">
            <text:p>35</text:p>
          </table:table-cell>
          <table:table-cell table:formula="of:=DEC2BIN([.A43];[.$A$5])" office:value-type="string" office:string-value="100011" calcext:value-type="string">
            <text:p>100011</text:p>
          </table:table-cell>
          <table:table-cell table:formula="of:=IF(EXACT(LEFT([.B43];1);&quot;0&quot;);1;-1)" office:value-type="float" office:value="-1" calcext:value-type="float">
            <text:p>-1</text:p>
          </table:table-cell>
          <table:table-cell table:formula="of:=RIGHT([.B43];[.$A$5]-1)" office:value-type="string" office:string-value="00011" calcext:value-type="string">
            <text:p>00011</text:p>
          </table:table-cell>
          <table:table-cell table:formula="of:=RIGHT(DEC2BIN(-BIN2DEC([.D43]);LEN([.D43]));LEN([.D43]))" office:value-type="string" office:string-value="11101" calcext:value-type="string">
            <text:p>11101</text:p>
          </table:table-cell>
          <table:table-cell table:formula="of:=LEFT([.D43];4)" office:value-type="string" office:string-value="0001" calcext:value-type="string">
            <text:p>0001</text:p>
          </table:table-cell>
          <table:table-cell table:formula="of:=LEFT([.E43];4)" office:value-type="string" office:string-value="1110" calcext:value-type="string">
            <text:p>1110</text:p>
          </table:table-cell>
          <table:table-cell table:formula="of:=IF(EXACT(LEFT([.F43];1);&quot;1&quot;);LEN([.F43])-LEN(SUBSTITUTE([.F43];&quot;1&quot;;&quot;&quot;))-1;-1*(LEN([.F43])-LEN(SUBSTITUTE([.F43];&quot;0&quot;;&quot;&quot;))))" office:value-type="float" office:value="-3" calcext:value-type="float">
            <text:p>-3</text:p>
          </table:table-cell>
          <table:table-cell table:formula="of:=IF(EXACT(LEFT([.G43];1);&quot;1&quot;);LEN([.G43])-LEN(SUBSTITUTE([.G43];&quot;1&quot;;&quot;&quot;))-1;-1*(LEN([.G43])-LEN(SUBSTITUTE([.G43];&quot;0&quot;;&quot;&quot;))))" office:value-type="float" office:value="2" calcext:value-type="float">
            <text:p>2</text:p>
          </table:table-cell>
          <table:table-cell table:formula="of:=POWER(useed;[.H43])" office:value-type="float" office:value="0.015625" calcext:value-type="float">
            <text:p>0.015625</text:p>
          </table:table-cell>
          <table:table-cell table:formula="of:=POWER(useed;[.I43])" office:value-type="float" office:value="16" calcext:value-type="float">
            <text:p>16</text:p>
          </table:table-cell>
          <table:table-cell table:formula="of:=RIGHT([.E43];LEN([.E43])-LEN([.F43]))" office:value-type="string" office:string-value="1" calcext:value-type="string">
            <text:p>1</text:p>
          </table:table-cell>
          <table:table-cell table:formula="of:=LEFT([.L43];MIN(LEN([.L43]);maxEs))" office:value-type="string" office:string-value="1" calcext:value-type="string">
            <text:p>1</text:p>
          </table:table-cell>
          <table:table-cell table:formula="of:=IF(LEN([.M43])=0;1;POWER(2;BIN2DEC([.M43])))" office:value-type="float" office:value="2" calcext:value-type="float">
            <text:p>2</text:p>
          </table:table-cell>
          <table:table-cell table:formula="of:=RIGHT([.E43];LEN([.E43])-LEN([.G43]))" office:value-type="string" office:string-value="1" calcext:value-type="string">
            <text:p>1</text:p>
          </table:table-cell>
          <table:table-cell table:formula="of:=LEFT([.O43];MIN(LEN([.O43]);maxEs))" office:value-type="string" office:string-value="1" calcext:value-type="string">
            <text:p>1</text:p>
          </table:table-cell>
          <table:table-cell table:formula="of:=IF(LEN([.P43])=0;1;POWER(2;BIN2DEC([.P43])))" office:value-type="float" office:value="2" calcext:value-type="float">
            <text:p>2</text:p>
          </table:table-cell>
          <table:table-cell table:formula="of:=RIGHT([.L43];LEN([.L43])-LEN([.M43]))">
            <text:p/>
          </table:table-cell>
          <table:table-cell table:formula="of:=IF(LEN([.R43])=0;0;BIN2DEC([.R43])/POWER(2;LEN([.R43])))" office:value-type="float" office:value="0" calcext:value-type="float">
            <text:p>0</text:p>
          </table:table-cell>
          <table:table-cell table:formula="of:=1+[.S43]" office:value-type="float" office:value="1" calcext:value-type="float">
            <text:p>1</text:p>
          </table:table-cell>
          <table:table-cell table:formula="of:=RIGHT([.O43];LEN([.O43])-LEN([.P43]))">
            <text:p/>
          </table:table-cell>
          <table:table-cell table:formula="of:=IF(LEN([.U43])=0;0;BIN2DEC([.U43])/POWER(2;LEN([.U43])))" office:value-type="float" office:value="0" calcext:value-type="float">
            <text:p>0</text:p>
          </table:table-cell>
          <table:table-cell table:formula="of:=1+[.V43]" office:value-type="float" office:value="1" calcext:value-type="float">
            <text:p>1</text:p>
          </table:table-cell>
          <table:table-cell table:formula="of:=rowsign*useed_tk*two_te*tfm" office:value-type="float" office:value="-32" calcext:value-type="float">
            <text:p>-32</text:p>
          </table:table-cell>
          <table:table-cell table:formula="of:=rowsign*useed_tk*two_te*tfm" office:value-type="float" office:value="-32" calcext:value-type="float">
            <text:p>-32</text:p>
          </table:table-cell>
          <table:table-cell table:formula="of:=[.X43]/[.Y43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43]+1" office:value-type="float" office:value="36" calcext:value-type="float">
            <text:p>36</text:p>
          </table:table-cell>
          <table:table-cell table:formula="of:=DEC2BIN([.A44];[.$A$5])" office:value-type="string" office:string-value="100100" calcext:value-type="string">
            <text:p>100100</text:p>
          </table:table-cell>
          <table:table-cell table:formula="of:=IF(EXACT(LEFT([.B44];1);&quot;0&quot;);1;-1)" office:value-type="float" office:value="-1" calcext:value-type="float">
            <text:p>-1</text:p>
          </table:table-cell>
          <table:table-cell table:formula="of:=RIGHT([.B44];[.$A$5]-1)" office:value-type="string" office:string-value="00100" calcext:value-type="string">
            <text:p>00100</text:p>
          </table:table-cell>
          <table:table-cell table:formula="of:=RIGHT(DEC2BIN(-BIN2DEC([.D44]);LEN([.D44]));LEN([.D44]))" office:value-type="string" office:string-value="11100" calcext:value-type="string">
            <text:p>11100</text:p>
          </table:table-cell>
          <table:table-cell table:formula="of:=LEFT([.D44];3)" office:value-type="string" office:string-value="001" calcext:value-type="string">
            <text:p>001</text:p>
          </table:table-cell>
          <table:table-cell table:formula="of:=LEFT([.E44];4)" office:value-type="string" office:string-value="1110" calcext:value-type="string">
            <text:p>1110</text:p>
          </table:table-cell>
          <table:table-cell table:formula="of:=IF(EXACT(LEFT([.F44];1);&quot;1&quot;);LEN([.F44])-LEN(SUBSTITUTE([.F44];&quot;1&quot;;&quot;&quot;))-1;-1*(LEN([.F44])-LEN(SUBSTITUTE([.F44];&quot;0&quot;;&quot;&quot;))))" office:value-type="float" office:value="-2" calcext:value-type="float">
            <text:p>-2</text:p>
          </table:table-cell>
          <table:table-cell table:formula="of:=IF(EXACT(LEFT([.G44];1);&quot;1&quot;);LEN([.G44])-LEN(SUBSTITUTE([.G44];&quot;1&quot;;&quot;&quot;))-1;-1*(LEN([.G44])-LEN(SUBSTITUTE([.G44];&quot;0&quot;;&quot;&quot;))))" office:value-type="float" office:value="2" calcext:value-type="float">
            <text:p>2</text:p>
          </table:table-cell>
          <table:table-cell table:formula="of:=POWER(useed;[.H44])" office:value-type="float" office:value="0.0625" calcext:value-type="float">
            <text:p>0.0625</text:p>
          </table:table-cell>
          <table:table-cell table:formula="of:=POWER(useed;[.I44])" office:value-type="float" office:value="16" calcext:value-type="float">
            <text:p>16</text:p>
          </table:table-cell>
          <table:table-cell table:formula="of:=RIGHT([.E44];LEN([.E44])-LEN([.F44]))" office:value-type="string" office:string-value="00" calcext:value-type="string">
            <text:p>00</text:p>
          </table:table-cell>
          <table:table-cell table:formula="of:=LEFT([.L44];MIN(LEN([.L44]);maxEs))" office:value-type="string" office:string-value="0" calcext:value-type="string">
            <text:p>0</text:p>
          </table:table-cell>
          <table:table-cell table:formula="of:=IF(LEN([.M44])=0;1;POWER(2;BIN2DEC([.M44])))" office:value-type="float" office:value="1" calcext:value-type="float">
            <text:p>1</text:p>
          </table:table-cell>
          <table:table-cell table:formula="of:=RIGHT([.E44];LEN([.E44])-LEN([.G44]))" office:value-type="string" office:string-value="0" calcext:value-type="string">
            <text:p>0</text:p>
          </table:table-cell>
          <table:table-cell table:formula="of:=LEFT([.O44];MIN(LEN([.O44]);maxEs))" office:value-type="string" office:string-value="0" calcext:value-type="string">
            <text:p>0</text:p>
          </table:table-cell>
          <table:table-cell table:formula="of:=IF(LEN([.P44])=0;1;POWER(2;BIN2DEC([.P44])))" office:value-type="float" office:value="1" calcext:value-type="float">
            <text:p>1</text:p>
          </table:table-cell>
          <table:table-cell table:formula="of:=RIGHT([.L44];LEN([.L44])-LEN([.M44]))" office:value-type="string" office:string-value="0" calcext:value-type="string">
            <text:p>0</text:p>
          </table:table-cell>
          <table:table-cell table:formula="of:=IF(LEN([.R44])=0;0;BIN2DEC([.R44])/POWER(2;LEN([.R44])))" office:value-type="float" office:value="0" calcext:value-type="float">
            <text:p>0</text:p>
          </table:table-cell>
          <table:table-cell table:formula="of:=1+[.S44]" office:value-type="float" office:value="1" calcext:value-type="float">
            <text:p>1</text:p>
          </table:table-cell>
          <table:table-cell table:formula="of:=RIGHT([.O44];LEN([.O44])-LEN([.P44]))">
            <text:p/>
          </table:table-cell>
          <table:table-cell table:formula="of:=IF(LEN([.U44])=0;0;BIN2DEC([.U44])/POWER(2;LEN([.U44])))" office:value-type="float" office:value="0" calcext:value-type="float">
            <text:p>0</text:p>
          </table:table-cell>
          <table:table-cell table:formula="of:=1+[.V44]" office:value-type="float" office:value="1" calcext:value-type="float">
            <text:p>1</text:p>
          </table:table-cell>
          <table:table-cell table:formula="of:=rowsign*useed_tk*two_te*tfm" office:value-type="float" office:value="-16" calcext:value-type="float">
            <text:p>-16</text:p>
          </table:table-cell>
          <table:table-cell table:formula="of:=rowsign*useed_tk*two_te*tfm" office:value-type="float" office:value="-16" calcext:value-type="float">
            <text:p>-16</text:p>
          </table:table-cell>
          <table:table-cell table:formula="of:=[.X44]/[.Y44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44]+1" office:value-type="float" office:value="37" calcext:value-type="float">
            <text:p>37</text:p>
          </table:table-cell>
          <table:table-cell table:formula="of:=DEC2BIN([.A45];[.$A$5])" office:value-type="string" office:string-value="100101" calcext:value-type="string">
            <text:p>100101</text:p>
          </table:table-cell>
          <table:table-cell table:formula="of:=IF(EXACT(LEFT([.B45];1);&quot;0&quot;);1;-1)" office:value-type="float" office:value="-1" calcext:value-type="float">
            <text:p>-1</text:p>
          </table:table-cell>
          <table:table-cell table:formula="of:=RIGHT([.B45];[.$A$5]-1)" office:value-type="string" office:string-value="00101" calcext:value-type="string">
            <text:p>00101</text:p>
          </table:table-cell>
          <table:table-cell table:formula="of:=RIGHT(DEC2BIN(-BIN2DEC([.D45]);LEN([.D45]));LEN([.D45]))" office:value-type="string" office:string-value="11011" calcext:value-type="string">
            <text:p>11011</text:p>
          </table:table-cell>
          <table:table-cell table:formula="of:=LEFT([.D45];3)" office:value-type="string" office:string-value="001" calcext:value-type="string">
            <text:p>001</text:p>
          </table:table-cell>
          <table:table-cell table:formula="of:=LEFT([.E45];3)" office:value-type="string" office:string-value="110" calcext:value-type="string">
            <text:p>110</text:p>
          </table:table-cell>
          <table:table-cell table:formula="of:=IF(EXACT(LEFT([.F45];1);&quot;1&quot;);LEN([.F45])-LEN(SUBSTITUTE([.F45];&quot;1&quot;;&quot;&quot;))-1;-1*(LEN([.F45])-LEN(SUBSTITUTE([.F45];&quot;0&quot;;&quot;&quot;))))" office:value-type="float" office:value="-2" calcext:value-type="float">
            <text:p>-2</text:p>
          </table:table-cell>
          <table:table-cell table:formula="of:=IF(EXACT(LEFT([.G45];1);&quot;1&quot;);LEN([.G45])-LEN(SUBSTITUTE([.G45];&quot;1&quot;;&quot;&quot;))-1;-1*(LEN([.G45])-LEN(SUBSTITUTE([.G45];&quot;0&quot;;&quot;&quot;))))" office:value-type="float" office:value="1" calcext:value-type="float">
            <text:p>1</text:p>
          </table:table-cell>
          <table:table-cell table:formula="of:=POWER(useed;[.H45])" office:value-type="float" office:value="0.0625" calcext:value-type="float">
            <text:p>0.0625</text:p>
          </table:table-cell>
          <table:table-cell table:formula="of:=POWER(useed;[.I45])" office:value-type="float" office:value="4" calcext:value-type="float">
            <text:p>4</text:p>
          </table:table-cell>
          <table:table-cell table:formula="of:=RIGHT([.E45];LEN([.E45])-LEN([.F45]))" office:value-type="string" office:string-value="11" calcext:value-type="string">
            <text:p>11</text:p>
          </table:table-cell>
          <table:table-cell table:formula="of:=LEFT([.L45];MIN(LEN([.L45]);maxEs))" office:value-type="string" office:string-value="1" calcext:value-type="string">
            <text:p>1</text:p>
          </table:table-cell>
          <table:table-cell table:formula="of:=IF(LEN([.M45])=0;1;POWER(2;BIN2DEC([.M45])))" office:value-type="float" office:value="2" calcext:value-type="float">
            <text:p>2</text:p>
          </table:table-cell>
          <table:table-cell table:formula="of:=RIGHT([.E45];LEN([.E45])-LEN([.G45]))" office:value-type="string" office:string-value="11" calcext:value-type="string">
            <text:p>11</text:p>
          </table:table-cell>
          <table:table-cell table:formula="of:=LEFT([.O45];MIN(LEN([.O45]);maxEs))" office:value-type="string" office:string-value="1" calcext:value-type="string">
            <text:p>1</text:p>
          </table:table-cell>
          <table:table-cell table:formula="of:=IF(LEN([.P45])=0;1;POWER(2;BIN2DEC([.P45])))" office:value-type="float" office:value="2" calcext:value-type="float">
            <text:p>2</text:p>
          </table:table-cell>
          <table:table-cell table:formula="of:=RIGHT([.L45];LEN([.L45])-LEN([.M45]))" office:value-type="string" office:string-value="1" calcext:value-type="string">
            <text:p>1</text:p>
          </table:table-cell>
          <table:table-cell table:formula="of:=IF(LEN([.R45])=0;0;BIN2DEC([.R45])/POWER(2;LEN([.R45])))" office:value-type="float" office:value="0.5" calcext:value-type="float">
            <text:p>0.5</text:p>
          </table:table-cell>
          <table:table-cell table:formula="of:=1+[.S45]" office:value-type="float" office:value="1.5" calcext:value-type="float">
            <text:p>1.5</text:p>
          </table:table-cell>
          <table:table-cell table:formula="of:=RIGHT([.O45];LEN([.O45])-LEN([.P45]))" office:value-type="string" office:string-value="1" calcext:value-type="string">
            <text:p>1</text:p>
          </table:table-cell>
          <table:table-cell table:formula="of:=IF(LEN([.U45])=0;0;BIN2DEC([.U45])/POWER(2;LEN([.U45])))" office:value-type="float" office:value="0.5" calcext:value-type="float">
            <text:p>0.5</text:p>
          </table:table-cell>
          <table:table-cell table:formula="of:=1+[.V45]" office:value-type="float" office:value="1.5" calcext:value-type="float">
            <text:p>1.5</text:p>
          </table:table-cell>
          <table:table-cell table:formula="of:=rowsign*useed_tk*two_te*tfm" office:value-type="float" office:value="-12" calcext:value-type="float">
            <text:p>-12</text:p>
          </table:table-cell>
          <table:table-cell table:formula="of:=rowsign*useed_tk*two_te*tfm" office:value-type="float" office:value="-12" calcext:value-type="float">
            <text:p>-12</text:p>
          </table:table-cell>
          <table:table-cell table:formula="of:=[.X45]/[.Y45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45]+1" office:value-type="float" office:value="38" calcext:value-type="float">
            <text:p>38</text:p>
          </table:table-cell>
          <table:table-cell table:formula="of:=DEC2BIN([.A46];[.$A$5])" office:value-type="string" office:string-value="100110" calcext:value-type="string">
            <text:p>100110</text:p>
          </table:table-cell>
          <table:table-cell table:formula="of:=IF(EXACT(LEFT([.B46];1);&quot;0&quot;);1;-1)" office:value-type="float" office:value="-1" calcext:value-type="float">
            <text:p>-1</text:p>
          </table:table-cell>
          <table:table-cell table:formula="of:=RIGHT([.B46];[.$A$5]-1)" office:value-type="string" office:string-value="00110" calcext:value-type="string">
            <text:p>00110</text:p>
          </table:table-cell>
          <table:table-cell table:formula="of:=RIGHT(DEC2BIN(-BIN2DEC([.D46]);LEN([.D46]));LEN([.D46]))" office:value-type="string" office:string-value="11010" calcext:value-type="string">
            <text:p>11010</text:p>
          </table:table-cell>
          <table:table-cell table:formula="of:=LEFT([.D46];3)" office:value-type="string" office:string-value="001" calcext:value-type="string">
            <text:p>001</text:p>
          </table:table-cell>
          <table:table-cell table:formula="of:=LEFT([.E46];3)" office:value-type="string" office:string-value="110" calcext:value-type="string">
            <text:p>110</text:p>
          </table:table-cell>
          <table:table-cell table:formula="of:=IF(EXACT(LEFT([.F46];1);&quot;1&quot;);LEN([.F46])-LEN(SUBSTITUTE([.F46];&quot;1&quot;;&quot;&quot;))-1;-1*(LEN([.F46])-LEN(SUBSTITUTE([.F46];&quot;0&quot;;&quot;&quot;))))" office:value-type="float" office:value="-2" calcext:value-type="float">
            <text:p>-2</text:p>
          </table:table-cell>
          <table:table-cell table:formula="of:=IF(EXACT(LEFT([.G46];1);&quot;1&quot;);LEN([.G46])-LEN(SUBSTITUTE([.G46];&quot;1&quot;;&quot;&quot;))-1;-1*(LEN([.G46])-LEN(SUBSTITUTE([.G46];&quot;0&quot;;&quot;&quot;))))" office:value-type="float" office:value="1" calcext:value-type="float">
            <text:p>1</text:p>
          </table:table-cell>
          <table:table-cell table:formula="of:=POWER(useed;[.H46])" office:value-type="float" office:value="0.0625" calcext:value-type="float">
            <text:p>0.0625</text:p>
          </table:table-cell>
          <table:table-cell table:formula="of:=POWER(useed;[.I46])" office:value-type="float" office:value="4" calcext:value-type="float">
            <text:p>4</text:p>
          </table:table-cell>
          <table:table-cell table:formula="of:=RIGHT([.E46];LEN([.E46])-LEN([.F46]))" office:value-type="string" office:string-value="10" calcext:value-type="string">
            <text:p>10</text:p>
          </table:table-cell>
          <table:table-cell table:formula="of:=LEFT([.L46];MIN(LEN([.L46]);maxEs))" office:value-type="string" office:string-value="1" calcext:value-type="string">
            <text:p>1</text:p>
          </table:table-cell>
          <table:table-cell table:formula="of:=IF(LEN([.M46])=0;1;POWER(2;BIN2DEC([.M46])))" office:value-type="float" office:value="2" calcext:value-type="float">
            <text:p>2</text:p>
          </table:table-cell>
          <table:table-cell table:formula="of:=RIGHT([.E46];LEN([.E46])-LEN([.G46]))" office:value-type="string" office:string-value="10" calcext:value-type="string">
            <text:p>10</text:p>
          </table:table-cell>
          <table:table-cell table:formula="of:=LEFT([.O46];MIN(LEN([.O46]);maxEs))" office:value-type="string" office:string-value="1" calcext:value-type="string">
            <text:p>1</text:p>
          </table:table-cell>
          <table:table-cell table:formula="of:=IF(LEN([.P46])=0;1;POWER(2;BIN2DEC([.P46])))" office:value-type="float" office:value="2" calcext:value-type="float">
            <text:p>2</text:p>
          </table:table-cell>
          <table:table-cell table:formula="of:=RIGHT([.L46];LEN([.L46])-LEN([.M46]))" office:value-type="string" office:string-value="0" calcext:value-type="string">
            <text:p>0</text:p>
          </table:table-cell>
          <table:table-cell table:formula="of:=IF(LEN([.R46])=0;0;BIN2DEC([.R46])/POWER(2;LEN([.R46])))" office:value-type="float" office:value="0" calcext:value-type="float">
            <text:p>0</text:p>
          </table:table-cell>
          <table:table-cell table:formula="of:=1+[.S46]" office:value-type="float" office:value="1" calcext:value-type="float">
            <text:p>1</text:p>
          </table:table-cell>
          <table:table-cell table:formula="of:=RIGHT([.O46];LEN([.O46])-LEN([.P46]))" office:value-type="string" office:string-value="0" calcext:value-type="string">
            <text:p>0</text:p>
          </table:table-cell>
          <table:table-cell table:formula="of:=IF(LEN([.U46])=0;0;BIN2DEC([.U46])/POWER(2;LEN([.U46])))" office:value-type="float" office:value="0" calcext:value-type="float">
            <text:p>0</text:p>
          </table:table-cell>
          <table:table-cell table:formula="of:=1+[.V46]" office:value-type="float" office:value="1" calcext:value-type="float">
            <text:p>1</text:p>
          </table:table-cell>
          <table:table-cell table:formula="of:=rowsign*useed_tk*two_te*tfm" office:value-type="float" office:value="-8" calcext:value-type="float">
            <text:p>-8</text:p>
          </table:table-cell>
          <table:table-cell table:formula="of:=rowsign*useed_tk*two_te*tfm" office:value-type="float" office:value="-8" calcext:value-type="float">
            <text:p>-8</text:p>
          </table:table-cell>
          <table:table-cell table:formula="of:=[.X46]/[.Y46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46]+1" office:value-type="float" office:value="39" calcext:value-type="float">
            <text:p>39</text:p>
          </table:table-cell>
          <table:table-cell table:formula="of:=DEC2BIN([.A47];[.$A$5])" office:value-type="string" office:string-value="100111" calcext:value-type="string">
            <text:p>100111</text:p>
          </table:table-cell>
          <table:table-cell table:formula="of:=IF(EXACT(LEFT([.B47];1);&quot;0&quot;);1;-1)" office:value-type="float" office:value="-1" calcext:value-type="float">
            <text:p>-1</text:p>
          </table:table-cell>
          <table:table-cell table:formula="of:=RIGHT([.B47];[.$A$5]-1)" office:value-type="string" office:string-value="00111" calcext:value-type="string">
            <text:p>00111</text:p>
          </table:table-cell>
          <table:table-cell table:formula="of:=RIGHT(DEC2BIN(-BIN2DEC([.D47]);LEN([.D47]));LEN([.D47]))" office:value-type="string" office:string-value="11001" calcext:value-type="string">
            <text:p>11001</text:p>
          </table:table-cell>
          <table:table-cell table:formula="of:=LEFT([.D47];3)" office:value-type="string" office:string-value="001" calcext:value-type="string">
            <text:p>001</text:p>
          </table:table-cell>
          <table:table-cell table:formula="of:=LEFT([.E47];3)" office:value-type="string" office:string-value="110" calcext:value-type="string">
            <text:p>110</text:p>
          </table:table-cell>
          <table:table-cell table:formula="of:=IF(EXACT(LEFT([.F47];1);&quot;1&quot;);LEN([.F47])-LEN(SUBSTITUTE([.F47];&quot;1&quot;;&quot;&quot;))-1;-1*(LEN([.F47])-LEN(SUBSTITUTE([.F47];&quot;0&quot;;&quot;&quot;))))" office:value-type="float" office:value="-2" calcext:value-type="float">
            <text:p>-2</text:p>
          </table:table-cell>
          <table:table-cell table:formula="of:=IF(EXACT(LEFT([.G47];1);&quot;1&quot;);LEN([.G47])-LEN(SUBSTITUTE([.G47];&quot;1&quot;;&quot;&quot;))-1;-1*(LEN([.G47])-LEN(SUBSTITUTE([.G47];&quot;0&quot;;&quot;&quot;))))" office:value-type="float" office:value="1" calcext:value-type="float">
            <text:p>1</text:p>
          </table:table-cell>
          <table:table-cell table:formula="of:=POWER(useed;[.H47])" office:value-type="float" office:value="0.0625" calcext:value-type="float">
            <text:p>0.0625</text:p>
          </table:table-cell>
          <table:table-cell table:formula="of:=POWER(useed;[.I47])" office:value-type="float" office:value="4" calcext:value-type="float">
            <text:p>4</text:p>
          </table:table-cell>
          <table:table-cell table:formula="of:=RIGHT([.E47];LEN([.E47])-LEN([.F47]))" office:value-type="string" office:string-value="01" calcext:value-type="string">
            <text:p>01</text:p>
          </table:table-cell>
          <table:table-cell table:formula="of:=LEFT([.L47];MIN(LEN([.L47]);maxEs))" office:value-type="string" office:string-value="0" calcext:value-type="string">
            <text:p>0</text:p>
          </table:table-cell>
          <table:table-cell table:formula="of:=IF(LEN([.M47])=0;1;POWER(2;BIN2DEC([.M47])))" office:value-type="float" office:value="1" calcext:value-type="float">
            <text:p>1</text:p>
          </table:table-cell>
          <table:table-cell table:formula="of:=RIGHT([.E47];LEN([.E47])-LEN([.G47]))" office:value-type="string" office:string-value="01" calcext:value-type="string">
            <text:p>01</text:p>
          </table:table-cell>
          <table:table-cell table:formula="of:=LEFT([.O47];MIN(LEN([.O47]);maxEs))" office:value-type="string" office:string-value="0" calcext:value-type="string">
            <text:p>0</text:p>
          </table:table-cell>
          <table:table-cell table:formula="of:=IF(LEN([.P47])=0;1;POWER(2;BIN2DEC([.P47])))" office:value-type="float" office:value="1" calcext:value-type="float">
            <text:p>1</text:p>
          </table:table-cell>
          <table:table-cell table:formula="of:=RIGHT([.L47];LEN([.L47])-LEN([.M47]))" office:value-type="string" office:string-value="1" calcext:value-type="string">
            <text:p>1</text:p>
          </table:table-cell>
          <table:table-cell table:formula="of:=IF(LEN([.R47])=0;0;BIN2DEC([.R47])/POWER(2;LEN([.R47])))" office:value-type="float" office:value="0.5" calcext:value-type="float">
            <text:p>0.5</text:p>
          </table:table-cell>
          <table:table-cell table:formula="of:=1+[.S47]" office:value-type="float" office:value="1.5" calcext:value-type="float">
            <text:p>1.5</text:p>
          </table:table-cell>
          <table:table-cell table:formula="of:=RIGHT([.O47];LEN([.O47])-LEN([.P47]))" office:value-type="string" office:string-value="1" calcext:value-type="string">
            <text:p>1</text:p>
          </table:table-cell>
          <table:table-cell table:formula="of:=IF(LEN([.U47])=0;0;BIN2DEC([.U47])/POWER(2;LEN([.U47])))" office:value-type="float" office:value="0.5" calcext:value-type="float">
            <text:p>0.5</text:p>
          </table:table-cell>
          <table:table-cell table:formula="of:=1+[.V47]" office:value-type="float" office:value="1.5" calcext:value-type="float">
            <text:p>1.5</text:p>
          </table:table-cell>
          <table:table-cell table:formula="of:=rowsign*useed_tk*two_te*tfm" office:value-type="float" office:value="-6" calcext:value-type="float">
            <text:p>-6</text:p>
          </table:table-cell>
          <table:table-cell table:formula="of:=rowsign*useed_tk*two_te*tfm" office:value-type="float" office:value="-6" calcext:value-type="float">
            <text:p>-6</text:p>
          </table:table-cell>
          <table:table-cell table:formula="of:=[.X47]/[.Y47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47]+1" office:value-type="float" office:value="40" calcext:value-type="float">
            <text:p>40</text:p>
          </table:table-cell>
          <table:table-cell table:formula="of:=DEC2BIN([.A48];[.$A$5])" office:value-type="string" office:string-value="101000" calcext:value-type="string">
            <text:p>101000</text:p>
          </table:table-cell>
          <table:table-cell table:formula="of:=IF(EXACT(LEFT([.B48];1);&quot;0&quot;);1;-1)" office:value-type="float" office:value="-1" calcext:value-type="float">
            <text:p>-1</text:p>
          </table:table-cell>
          <table:table-cell table:formula="of:=RIGHT([.B48];[.$A$5]-1)" office:value-type="string" office:string-value="01000" calcext:value-type="string">
            <text:p>01000</text:p>
          </table:table-cell>
          <table:table-cell table:formula="of:=RIGHT(DEC2BIN(-BIN2DEC([.D48]);LEN([.D48]));LEN([.D48]))" office:value-type="string" office:string-value="11000" calcext:value-type="string">
            <text:p>11000</text:p>
          </table:table-cell>
          <table:table-cell table:formula="of:=LEFT([.D48];2)" office:value-type="string" office:string-value="01" calcext:value-type="string">
            <text:p>01</text:p>
          </table:table-cell>
          <table:table-cell table:formula="of:=LEFT([.E48];3)" office:value-type="string" office:string-value="110" calcext:value-type="string">
            <text:p>110</text:p>
          </table:table-cell>
          <table:table-cell table:formula="of:=IF(EXACT(LEFT([.F48];1);&quot;1&quot;);LEN([.F48])-LEN(SUBSTITUTE([.F48];&quot;1&quot;;&quot;&quot;))-1;-1*(LEN([.F48])-LEN(SUBSTITUTE([.F48];&quot;0&quot;;&quot;&quot;))))" office:value-type="float" office:value="-1" calcext:value-type="float">
            <text:p>-1</text:p>
          </table:table-cell>
          <table:table-cell table:formula="of:=IF(EXACT(LEFT([.G48];1);&quot;1&quot;);LEN([.G48])-LEN(SUBSTITUTE([.G48];&quot;1&quot;;&quot;&quot;))-1;-1*(LEN([.G48])-LEN(SUBSTITUTE([.G48];&quot;0&quot;;&quot;&quot;))))" office:value-type="float" office:value="1" calcext:value-type="float">
            <text:p>1</text:p>
          </table:table-cell>
          <table:table-cell table:formula="of:=POWER(useed;[.H48])" office:value-type="float" office:value="0.25" calcext:value-type="float">
            <text:p>0.25</text:p>
          </table:table-cell>
          <table:table-cell table:formula="of:=POWER(useed;[.I48])" office:value-type="float" office:value="4" calcext:value-type="float">
            <text:p>4</text:p>
          </table:table-cell>
          <table:table-cell table:formula="of:=RIGHT([.E48];LEN([.E48])-LEN([.F48]))" office:value-type="string" office:string-value="000" calcext:value-type="string">
            <text:p>000</text:p>
          </table:table-cell>
          <table:table-cell table:formula="of:=LEFT([.L48];MIN(LEN([.L48]);maxEs))" office:value-type="string" office:string-value="0" calcext:value-type="string">
            <text:p>0</text:p>
          </table:table-cell>
          <table:table-cell table:formula="of:=IF(LEN([.M48])=0;1;POWER(2;BIN2DEC([.M48])))" office:value-type="float" office:value="1" calcext:value-type="float">
            <text:p>1</text:p>
          </table:table-cell>
          <table:table-cell table:formula="of:=RIGHT([.E48];LEN([.E48])-LEN([.G48]))" office:value-type="string" office:string-value="00" calcext:value-type="string">
            <text:p>00</text:p>
          </table:table-cell>
          <table:table-cell table:formula="of:=LEFT([.O48];MIN(LEN([.O48]);maxEs))" office:value-type="string" office:string-value="0" calcext:value-type="string">
            <text:p>0</text:p>
          </table:table-cell>
          <table:table-cell table:formula="of:=IF(LEN([.P48])=0;1;POWER(2;BIN2DEC([.P48])))" office:value-type="float" office:value="1" calcext:value-type="float">
            <text:p>1</text:p>
          </table:table-cell>
          <table:table-cell table:formula="of:=RIGHT([.L48];LEN([.L48])-LEN([.M48]))" office:value-type="string" office:string-value="00" calcext:value-type="string">
            <text:p>00</text:p>
          </table:table-cell>
          <table:table-cell table:formula="of:=IF(LEN([.R48])=0;0;BIN2DEC([.R48])/POWER(2;LEN([.R48])))" office:value-type="float" office:value="0" calcext:value-type="float">
            <text:p>0</text:p>
          </table:table-cell>
          <table:table-cell table:formula="of:=1+[.S48]" office:value-type="float" office:value="1" calcext:value-type="float">
            <text:p>1</text:p>
          </table:table-cell>
          <table:table-cell table:formula="of:=RIGHT([.O48];LEN([.O48])-LEN([.P48]))" office:value-type="string" office:string-value="0" calcext:value-type="string">
            <text:p>0</text:p>
          </table:table-cell>
          <table:table-cell table:formula="of:=IF(LEN([.U48])=0;0;BIN2DEC([.U48])/POWER(2;LEN([.U48])))" office:value-type="float" office:value="0" calcext:value-type="float">
            <text:p>0</text:p>
          </table:table-cell>
          <table:table-cell table:formula="of:=1+[.V48]" office:value-type="float" office:value="1" calcext:value-type="float">
            <text:p>1</text:p>
          </table:table-cell>
          <table:table-cell table:formula="of:=rowsign*useed_tk*two_te*tfm" office:value-type="float" office:value="-4" calcext:value-type="float">
            <text:p>-4</text:p>
          </table:table-cell>
          <table:table-cell table:formula="of:=rowsign*useed_tk*two_te*tfm" office:value-type="float" office:value="-4" calcext:value-type="float">
            <text:p>-4</text:p>
          </table:table-cell>
          <table:table-cell table:formula="of:=[.X48]/[.Y48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48]+1" office:value-type="float" office:value="41" calcext:value-type="float">
            <text:p>41</text:p>
          </table:table-cell>
          <table:table-cell table:formula="of:=DEC2BIN([.A49];[.$A$5])" office:value-type="string" office:string-value="101001" calcext:value-type="string">
            <text:p>101001</text:p>
          </table:table-cell>
          <table:table-cell table:formula="of:=IF(EXACT(LEFT([.B49];1);&quot;0&quot;);1;-1)" office:value-type="float" office:value="-1" calcext:value-type="float">
            <text:p>-1</text:p>
          </table:table-cell>
          <table:table-cell table:formula="of:=RIGHT([.B49];[.$A$5]-1)" office:value-type="string" office:string-value="01001" calcext:value-type="string">
            <text:p>01001</text:p>
          </table:table-cell>
          <table:table-cell table:formula="of:=RIGHT(DEC2BIN(-BIN2DEC([.D49]);LEN([.D49]));LEN([.D49]))" office:value-type="string" office:string-value="10111" calcext:value-type="string">
            <text:p>10111</text:p>
          </table:table-cell>
          <table:table-cell table:formula="of:=LEFT([.D49];2)" office:value-type="string" office:string-value="01" calcext:value-type="string">
            <text:p>01</text:p>
          </table:table-cell>
          <table:table-cell table:formula="of:=LEFT([.E49];2)" office:value-type="string" office:string-value="10" calcext:value-type="string">
            <text:p>10</text:p>
          </table:table-cell>
          <table:table-cell table:formula="of:=IF(EXACT(LEFT([.F49];1);&quot;1&quot;);LEN([.F49])-LEN(SUBSTITUTE([.F49];&quot;1&quot;;&quot;&quot;))-1;-1*(LEN([.F49])-LEN(SUBSTITUTE([.F49];&quot;0&quot;;&quot;&quot;))))" office:value-type="float" office:value="-1" calcext:value-type="float">
            <text:p>-1</text:p>
          </table:table-cell>
          <table:table-cell table:formula="of:=IF(EXACT(LEFT([.G49];1);&quot;1&quot;);LEN([.G49])-LEN(SUBSTITUTE([.G49];&quot;1&quot;;&quot;&quot;))-1;-1*(LEN([.G49])-LEN(SUBSTITUTE([.G49];&quot;0&quot;;&quot;&quot;))))" office:value-type="float" office:value="0" calcext:value-type="float">
            <text:p>0</text:p>
          </table:table-cell>
          <table:table-cell table:formula="of:=POWER(useed;[.H49])" office:value-type="float" office:value="0.25" calcext:value-type="float">
            <text:p>0.25</text:p>
          </table:table-cell>
          <table:table-cell table:formula="of:=POWER(useed;[.I49])" office:value-type="float" office:value="1" calcext:value-type="float">
            <text:p>1</text:p>
          </table:table-cell>
          <table:table-cell table:formula="of:=RIGHT([.E49];LEN([.E49])-LEN([.F49]))" office:value-type="string" office:string-value="111" calcext:value-type="string">
            <text:p>111</text:p>
          </table:table-cell>
          <table:table-cell table:formula="of:=LEFT([.L49];MIN(LEN([.L49]);maxEs))" office:value-type="string" office:string-value="1" calcext:value-type="string">
            <text:p>1</text:p>
          </table:table-cell>
          <table:table-cell table:formula="of:=IF(LEN([.M49])=0;1;POWER(2;BIN2DEC([.M49])))" office:value-type="float" office:value="2" calcext:value-type="float">
            <text:p>2</text:p>
          </table:table-cell>
          <table:table-cell table:formula="of:=RIGHT([.E49];LEN([.E49])-LEN([.G49]))" office:value-type="string" office:string-value="111" calcext:value-type="string">
            <text:p>111</text:p>
          </table:table-cell>
          <table:table-cell table:formula="of:=LEFT([.O49];MIN(LEN([.O49]);maxEs))" office:value-type="string" office:string-value="1" calcext:value-type="string">
            <text:p>1</text:p>
          </table:table-cell>
          <table:table-cell table:formula="of:=IF(LEN([.P49])=0;1;POWER(2;BIN2DEC([.P49])))" office:value-type="float" office:value="2" calcext:value-type="float">
            <text:p>2</text:p>
          </table:table-cell>
          <table:table-cell table:formula="of:=RIGHT([.L49];LEN([.L49])-LEN([.M49]))" office:value-type="string" office:string-value="11" calcext:value-type="string">
            <text:p>11</text:p>
          </table:table-cell>
          <table:table-cell table:formula="of:=IF(LEN([.R49])=0;0;BIN2DEC([.R49])/POWER(2;LEN([.R49])))" office:value-type="float" office:value="0.75" calcext:value-type="float">
            <text:p>0.75</text:p>
          </table:table-cell>
          <table:table-cell table:formula="of:=1+[.S49]" office:value-type="float" office:value="1.75" calcext:value-type="float">
            <text:p>1.75</text:p>
          </table:table-cell>
          <table:table-cell table:formula="of:=RIGHT([.O49];LEN([.O49])-LEN([.P49]))" office:value-type="string" office:string-value="11" calcext:value-type="string">
            <text:p>11</text:p>
          </table:table-cell>
          <table:table-cell table:formula="of:=IF(LEN([.U49])=0;0;BIN2DEC([.U49])/POWER(2;LEN([.U49])))" office:value-type="float" office:value="0.75" calcext:value-type="float">
            <text:p>0.75</text:p>
          </table:table-cell>
          <table:table-cell table:formula="of:=1+[.V49]" office:value-type="float" office:value="1.75" calcext:value-type="float">
            <text:p>1.75</text:p>
          </table:table-cell>
          <table:table-cell table:formula="of:=rowsign*useed_tk*two_te*tfm" office:value-type="float" office:value="-3.5" calcext:value-type="float">
            <text:p>-3.5</text:p>
          </table:table-cell>
          <table:table-cell table:formula="of:=rowsign*useed_tk*two_te*tfm" office:value-type="float" office:value="-3.5" calcext:value-type="float">
            <text:p>-3.5</text:p>
          </table:table-cell>
          <table:table-cell table:formula="of:=[.X49]/[.Y49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49]+1" office:value-type="float" office:value="42" calcext:value-type="float">
            <text:p>42</text:p>
          </table:table-cell>
          <table:table-cell table:formula="of:=DEC2BIN([.A50];[.$A$5])" office:value-type="string" office:string-value="101010" calcext:value-type="string">
            <text:p>101010</text:p>
          </table:table-cell>
          <table:table-cell table:formula="of:=IF(EXACT(LEFT([.B50];1);&quot;0&quot;);1;-1)" office:value-type="float" office:value="-1" calcext:value-type="float">
            <text:p>-1</text:p>
          </table:table-cell>
          <table:table-cell table:formula="of:=RIGHT([.B50];[.$A$5]-1)" office:value-type="string" office:string-value="01010" calcext:value-type="string">
            <text:p>01010</text:p>
          </table:table-cell>
          <table:table-cell table:formula="of:=RIGHT(DEC2BIN(-BIN2DEC([.D50]);LEN([.D50]));LEN([.D50]))" office:value-type="string" office:string-value="10110" calcext:value-type="string">
            <text:p>10110</text:p>
          </table:table-cell>
          <table:table-cell table:formula="of:=LEFT([.D50];2)" office:value-type="string" office:string-value="01" calcext:value-type="string">
            <text:p>01</text:p>
          </table:table-cell>
          <table:table-cell table:formula="of:=LEFT([.E50];2)" office:value-type="string" office:string-value="10" calcext:value-type="string">
            <text:p>10</text:p>
          </table:table-cell>
          <table:table-cell table:formula="of:=IF(EXACT(LEFT([.F50];1);&quot;1&quot;);LEN([.F50])-LEN(SUBSTITUTE([.F50];&quot;1&quot;;&quot;&quot;))-1;-1*(LEN([.F50])-LEN(SUBSTITUTE([.F50];&quot;0&quot;;&quot;&quot;))))" office:value-type="float" office:value="-1" calcext:value-type="float">
            <text:p>-1</text:p>
          </table:table-cell>
          <table:table-cell table:formula="of:=IF(EXACT(LEFT([.G50];1);&quot;1&quot;);LEN([.G50])-LEN(SUBSTITUTE([.G50];&quot;1&quot;;&quot;&quot;))-1;-1*(LEN([.G50])-LEN(SUBSTITUTE([.G50];&quot;0&quot;;&quot;&quot;))))" office:value-type="float" office:value="0" calcext:value-type="float">
            <text:p>0</text:p>
          </table:table-cell>
          <table:table-cell table:formula="of:=POWER(useed;[.H50])" office:value-type="float" office:value="0.25" calcext:value-type="float">
            <text:p>0.25</text:p>
          </table:table-cell>
          <table:table-cell table:formula="of:=POWER(useed;[.I50])" office:value-type="float" office:value="1" calcext:value-type="float">
            <text:p>1</text:p>
          </table:table-cell>
          <table:table-cell table:formula="of:=RIGHT([.E50];LEN([.E50])-LEN([.F50]))" office:value-type="string" office:string-value="110" calcext:value-type="string">
            <text:p>110</text:p>
          </table:table-cell>
          <table:table-cell table:formula="of:=LEFT([.L50];MIN(LEN([.L50]);maxEs))" office:value-type="string" office:string-value="1" calcext:value-type="string">
            <text:p>1</text:p>
          </table:table-cell>
          <table:table-cell table:formula="of:=IF(LEN([.M50])=0;1;POWER(2;BIN2DEC([.M50])))" office:value-type="float" office:value="2" calcext:value-type="float">
            <text:p>2</text:p>
          </table:table-cell>
          <table:table-cell table:formula="of:=RIGHT([.E50];LEN([.E50])-LEN([.G50]))" office:value-type="string" office:string-value="110" calcext:value-type="string">
            <text:p>110</text:p>
          </table:table-cell>
          <table:table-cell table:formula="of:=LEFT([.O50];MIN(LEN([.O50]);maxEs))" office:value-type="string" office:string-value="1" calcext:value-type="string">
            <text:p>1</text:p>
          </table:table-cell>
          <table:table-cell table:formula="of:=IF(LEN([.P50])=0;1;POWER(2;BIN2DEC([.P50])))" office:value-type="float" office:value="2" calcext:value-type="float">
            <text:p>2</text:p>
          </table:table-cell>
          <table:table-cell table:formula="of:=RIGHT([.L50];LEN([.L50])-LEN([.M50]))" office:value-type="string" office:string-value="10" calcext:value-type="string">
            <text:p>10</text:p>
          </table:table-cell>
          <table:table-cell table:formula="of:=IF(LEN([.R50])=0;0;BIN2DEC([.R50])/POWER(2;LEN([.R50])))" office:value-type="float" office:value="0.5" calcext:value-type="float">
            <text:p>0.5</text:p>
          </table:table-cell>
          <table:table-cell table:formula="of:=1+[.S50]" office:value-type="float" office:value="1.5" calcext:value-type="float">
            <text:p>1.5</text:p>
          </table:table-cell>
          <table:table-cell table:formula="of:=RIGHT([.O50];LEN([.O50])-LEN([.P50]))" office:value-type="string" office:string-value="10" calcext:value-type="string">
            <text:p>10</text:p>
          </table:table-cell>
          <table:table-cell table:formula="of:=IF(LEN([.U50])=0;0;BIN2DEC([.U50])/POWER(2;LEN([.U50])))" office:value-type="float" office:value="0.5" calcext:value-type="float">
            <text:p>0.5</text:p>
          </table:table-cell>
          <table:table-cell table:formula="of:=1+[.V50]" office:value-type="float" office:value="1.5" calcext:value-type="float">
            <text:p>1.5</text:p>
          </table:table-cell>
          <table:table-cell table:formula="of:=rowsign*useed_tk*two_te*tfm" office:value-type="float" office:value="-3" calcext:value-type="float">
            <text:p>-3</text:p>
          </table:table-cell>
          <table:table-cell table:formula="of:=rowsign*useed_tk*two_te*tfm" office:value-type="float" office:value="-3" calcext:value-type="float">
            <text:p>-3</text:p>
          </table:table-cell>
          <table:table-cell table:formula="of:=[.X50]/[.Y50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50]+1" office:value-type="float" office:value="43" calcext:value-type="float">
            <text:p>43</text:p>
          </table:table-cell>
          <table:table-cell table:formula="of:=DEC2BIN([.A51];[.$A$5])" office:value-type="string" office:string-value="101011" calcext:value-type="string">
            <text:p>101011</text:p>
          </table:table-cell>
          <table:table-cell table:formula="of:=IF(EXACT(LEFT([.B51];1);&quot;0&quot;);1;-1)" office:value-type="float" office:value="-1" calcext:value-type="float">
            <text:p>-1</text:p>
          </table:table-cell>
          <table:table-cell table:formula="of:=RIGHT([.B51];[.$A$5]-1)" office:value-type="string" office:string-value="01011" calcext:value-type="string">
            <text:p>01011</text:p>
          </table:table-cell>
          <table:table-cell table:formula="of:=RIGHT(DEC2BIN(-BIN2DEC([.D51]);LEN([.D51]));LEN([.D51]))" office:value-type="string" office:string-value="10101" calcext:value-type="string">
            <text:p>10101</text:p>
          </table:table-cell>
          <table:table-cell table:formula="of:=LEFT([.D51];2)" office:value-type="string" office:string-value="01" calcext:value-type="string">
            <text:p>01</text:p>
          </table:table-cell>
          <table:table-cell table:formula="of:=LEFT([.E51];2)" office:value-type="string" office:string-value="10" calcext:value-type="string">
            <text:p>10</text:p>
          </table:table-cell>
          <table:table-cell table:formula="of:=IF(EXACT(LEFT([.F51];1);&quot;1&quot;);LEN([.F51])-LEN(SUBSTITUTE([.F51];&quot;1&quot;;&quot;&quot;))-1;-1*(LEN([.F51])-LEN(SUBSTITUTE([.F51];&quot;0&quot;;&quot;&quot;))))" office:value-type="float" office:value="-1" calcext:value-type="float">
            <text:p>-1</text:p>
          </table:table-cell>
          <table:table-cell table:formula="of:=IF(EXACT(LEFT([.G51];1);&quot;1&quot;);LEN([.G51])-LEN(SUBSTITUTE([.G51];&quot;1&quot;;&quot;&quot;))-1;-1*(LEN([.G51])-LEN(SUBSTITUTE([.G51];&quot;0&quot;;&quot;&quot;))))" office:value-type="float" office:value="0" calcext:value-type="float">
            <text:p>0</text:p>
          </table:table-cell>
          <table:table-cell table:formula="of:=POWER(useed;[.H51])" office:value-type="float" office:value="0.25" calcext:value-type="float">
            <text:p>0.25</text:p>
          </table:table-cell>
          <table:table-cell table:formula="of:=POWER(useed;[.I51])" office:value-type="float" office:value="1" calcext:value-type="float">
            <text:p>1</text:p>
          </table:table-cell>
          <table:table-cell table:formula="of:=RIGHT([.E51];LEN([.E51])-LEN([.F51]))" office:value-type="string" office:string-value="101" calcext:value-type="string">
            <text:p>101</text:p>
          </table:table-cell>
          <table:table-cell table:formula="of:=LEFT([.L51];MIN(LEN([.L51]);maxEs))" office:value-type="string" office:string-value="1" calcext:value-type="string">
            <text:p>1</text:p>
          </table:table-cell>
          <table:table-cell table:formula="of:=IF(LEN([.M51])=0;1;POWER(2;BIN2DEC([.M51])))" office:value-type="float" office:value="2" calcext:value-type="float">
            <text:p>2</text:p>
          </table:table-cell>
          <table:table-cell table:formula="of:=RIGHT([.E51];LEN([.E51])-LEN([.G51]))" office:value-type="string" office:string-value="101" calcext:value-type="string">
            <text:p>101</text:p>
          </table:table-cell>
          <table:table-cell table:formula="of:=LEFT([.O51];MIN(LEN([.O51]);maxEs))" office:value-type="string" office:string-value="1" calcext:value-type="string">
            <text:p>1</text:p>
          </table:table-cell>
          <table:table-cell table:formula="of:=IF(LEN([.P51])=0;1;POWER(2;BIN2DEC([.P51])))" office:value-type="float" office:value="2" calcext:value-type="float">
            <text:p>2</text:p>
          </table:table-cell>
          <table:table-cell table:formula="of:=RIGHT([.L51];LEN([.L51])-LEN([.M51]))" office:value-type="string" office:string-value="01" calcext:value-type="string">
            <text:p>01</text:p>
          </table:table-cell>
          <table:table-cell table:formula="of:=IF(LEN([.R51])=0;0;BIN2DEC([.R51])/POWER(2;LEN([.R51])))" office:value-type="float" office:value="0.25" calcext:value-type="float">
            <text:p>0.25</text:p>
          </table:table-cell>
          <table:table-cell table:formula="of:=1+[.S51]" office:value-type="float" office:value="1.25" calcext:value-type="float">
            <text:p>1.25</text:p>
          </table:table-cell>
          <table:table-cell table:formula="of:=RIGHT([.O51];LEN([.O51])-LEN([.P51]))" office:value-type="string" office:string-value="01" calcext:value-type="string">
            <text:p>01</text:p>
          </table:table-cell>
          <table:table-cell table:formula="of:=IF(LEN([.U51])=0;0;BIN2DEC([.U51])/POWER(2;LEN([.U51])))" office:value-type="float" office:value="0.25" calcext:value-type="float">
            <text:p>0.25</text:p>
          </table:table-cell>
          <table:table-cell table:formula="of:=1+[.V51]" office:value-type="float" office:value="1.25" calcext:value-type="float">
            <text:p>1.25</text:p>
          </table:table-cell>
          <table:table-cell table:formula="of:=rowsign*useed_tk*two_te*tfm" office:value-type="float" office:value="-2.5" calcext:value-type="float">
            <text:p>-2.5</text:p>
          </table:table-cell>
          <table:table-cell table:formula="of:=rowsign*useed_tk*two_te*tfm" office:value-type="float" office:value="-2.5" calcext:value-type="float">
            <text:p>-2.5</text:p>
          </table:table-cell>
          <table:table-cell table:formula="of:=[.X51]/[.Y51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51]+1" office:value-type="float" office:value="44" calcext:value-type="float">
            <text:p>44</text:p>
          </table:table-cell>
          <table:table-cell table:formula="of:=DEC2BIN([.A52];[.$A$5])" office:value-type="string" office:string-value="101100" calcext:value-type="string">
            <text:p>101100</text:p>
          </table:table-cell>
          <table:table-cell table:formula="of:=IF(EXACT(LEFT([.B52];1);&quot;0&quot;);1;-1)" office:value-type="float" office:value="-1" calcext:value-type="float">
            <text:p>-1</text:p>
          </table:table-cell>
          <table:table-cell table:formula="of:=RIGHT([.B52];[.$A$5]-1)" office:value-type="string" office:string-value="01100" calcext:value-type="string">
            <text:p>01100</text:p>
          </table:table-cell>
          <table:table-cell table:formula="of:=RIGHT(DEC2BIN(-BIN2DEC([.D52]);LEN([.D52]));LEN([.D52]))" office:value-type="string" office:string-value="10100" calcext:value-type="string">
            <text:p>10100</text:p>
          </table:table-cell>
          <table:table-cell table:formula="of:=LEFT([.D52];2)" office:value-type="string" office:string-value="01" calcext:value-type="string">
            <text:p>01</text:p>
          </table:table-cell>
          <table:table-cell table:formula="of:=LEFT([.E52];2)" office:value-type="string" office:string-value="10" calcext:value-type="string">
            <text:p>10</text:p>
          </table:table-cell>
          <table:table-cell table:formula="of:=IF(EXACT(LEFT([.F52];1);&quot;1&quot;);LEN([.F52])-LEN(SUBSTITUTE([.F52];&quot;1&quot;;&quot;&quot;))-1;-1*(LEN([.F52])-LEN(SUBSTITUTE([.F52];&quot;0&quot;;&quot;&quot;))))" office:value-type="float" office:value="-1" calcext:value-type="float">
            <text:p>-1</text:p>
          </table:table-cell>
          <table:table-cell table:formula="of:=IF(EXACT(LEFT([.G52];1);&quot;1&quot;);LEN([.G52])-LEN(SUBSTITUTE([.G52];&quot;1&quot;;&quot;&quot;))-1;-1*(LEN([.G52])-LEN(SUBSTITUTE([.G52];&quot;0&quot;;&quot;&quot;))))" office:value-type="float" office:value="0" calcext:value-type="float">
            <text:p>0</text:p>
          </table:table-cell>
          <table:table-cell table:formula="of:=POWER(useed;[.H52])" office:value-type="float" office:value="0.25" calcext:value-type="float">
            <text:p>0.25</text:p>
          </table:table-cell>
          <table:table-cell table:formula="of:=POWER(useed;[.I52])" office:value-type="float" office:value="1" calcext:value-type="float">
            <text:p>1</text:p>
          </table:table-cell>
          <table:table-cell table:formula="of:=RIGHT([.E52];LEN([.E52])-LEN([.F52]))" office:value-type="string" office:string-value="100" calcext:value-type="string">
            <text:p>100</text:p>
          </table:table-cell>
          <table:table-cell table:formula="of:=LEFT([.L52];MIN(LEN([.L52]);maxEs))" office:value-type="string" office:string-value="1" calcext:value-type="string">
            <text:p>1</text:p>
          </table:table-cell>
          <table:table-cell table:formula="of:=IF(LEN([.M52])=0;1;POWER(2;BIN2DEC([.M52])))" office:value-type="float" office:value="2" calcext:value-type="float">
            <text:p>2</text:p>
          </table:table-cell>
          <table:table-cell table:formula="of:=RIGHT([.E52];LEN([.E52])-LEN([.G52]))" office:value-type="string" office:string-value="100" calcext:value-type="string">
            <text:p>100</text:p>
          </table:table-cell>
          <table:table-cell table:formula="of:=LEFT([.O52];MIN(LEN([.O52]);maxEs))" office:value-type="string" office:string-value="1" calcext:value-type="string">
            <text:p>1</text:p>
          </table:table-cell>
          <table:table-cell table:formula="of:=IF(LEN([.P52])=0;1;POWER(2;BIN2DEC([.P52])))" office:value-type="float" office:value="2" calcext:value-type="float">
            <text:p>2</text:p>
          </table:table-cell>
          <table:table-cell table:formula="of:=RIGHT([.L52];LEN([.L52])-LEN([.M52]))" office:value-type="string" office:string-value="00" calcext:value-type="string">
            <text:p>00</text:p>
          </table:table-cell>
          <table:table-cell table:formula="of:=IF(LEN([.R52])=0;0;BIN2DEC([.R52])/POWER(2;LEN([.R52])))" office:value-type="float" office:value="0" calcext:value-type="float">
            <text:p>0</text:p>
          </table:table-cell>
          <table:table-cell table:formula="of:=1+[.S52]" office:value-type="float" office:value="1" calcext:value-type="float">
            <text:p>1</text:p>
          </table:table-cell>
          <table:table-cell table:formula="of:=RIGHT([.O52];LEN([.O52])-LEN([.P52]))" office:value-type="string" office:string-value="00" calcext:value-type="string">
            <text:p>00</text:p>
          </table:table-cell>
          <table:table-cell table:formula="of:=IF(LEN([.U52])=0;0;BIN2DEC([.U52])/POWER(2;LEN([.U52])))" office:value-type="float" office:value="0" calcext:value-type="float">
            <text:p>0</text:p>
          </table:table-cell>
          <table:table-cell table:formula="of:=1+[.V52]" office:value-type="float" office:value="1" calcext:value-type="float">
            <text:p>1</text:p>
          </table:table-cell>
          <table:table-cell table:formula="of:=rowsign*useed_tk*two_te*tfm" office:value-type="float" office:value="-2" calcext:value-type="float">
            <text:p>-2</text:p>
          </table:table-cell>
          <table:table-cell table:formula="of:=rowsign*useed_tk*two_te*tfm" office:value-type="float" office:value="-2" calcext:value-type="float">
            <text:p>-2</text:p>
          </table:table-cell>
          <table:table-cell table:formula="of:=[.X52]/[.Y52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52]+1" office:value-type="float" office:value="45" calcext:value-type="float">
            <text:p>45</text:p>
          </table:table-cell>
          <table:table-cell table:formula="of:=DEC2BIN([.A53];[.$A$5])" office:value-type="string" office:string-value="101101" calcext:value-type="string">
            <text:p>101101</text:p>
          </table:table-cell>
          <table:table-cell table:formula="of:=IF(EXACT(LEFT([.B53];1);&quot;0&quot;);1;-1)" office:value-type="float" office:value="-1" calcext:value-type="float">
            <text:p>-1</text:p>
          </table:table-cell>
          <table:table-cell table:formula="of:=RIGHT([.B53];[.$A$5]-1)" office:value-type="string" office:string-value="01101" calcext:value-type="string">
            <text:p>01101</text:p>
          </table:table-cell>
          <table:table-cell table:formula="of:=RIGHT(DEC2BIN(-BIN2DEC([.D53]);LEN([.D53]));LEN([.D53]))" office:value-type="string" office:string-value="10011" calcext:value-type="string">
            <text:p>10011</text:p>
          </table:table-cell>
          <table:table-cell table:formula="of:=LEFT([.D53];2)" office:value-type="string" office:string-value="01" calcext:value-type="string">
            <text:p>01</text:p>
          </table:table-cell>
          <table:table-cell table:formula="of:=LEFT([.E53];2)" office:value-type="string" office:string-value="10" calcext:value-type="string">
            <text:p>10</text:p>
          </table:table-cell>
          <table:table-cell table:formula="of:=IF(EXACT(LEFT([.F53];1);&quot;1&quot;);LEN([.F53])-LEN(SUBSTITUTE([.F53];&quot;1&quot;;&quot;&quot;))-1;-1*(LEN([.F53])-LEN(SUBSTITUTE([.F53];&quot;0&quot;;&quot;&quot;))))" office:value-type="float" office:value="-1" calcext:value-type="float">
            <text:p>-1</text:p>
          </table:table-cell>
          <table:table-cell table:formula="of:=IF(EXACT(LEFT([.G53];1);&quot;1&quot;);LEN([.G53])-LEN(SUBSTITUTE([.G53];&quot;1&quot;;&quot;&quot;))-1;-1*(LEN([.G53])-LEN(SUBSTITUTE([.G53];&quot;0&quot;;&quot;&quot;))))" office:value-type="float" office:value="0" calcext:value-type="float">
            <text:p>0</text:p>
          </table:table-cell>
          <table:table-cell table:formula="of:=POWER(useed;[.H53])" office:value-type="float" office:value="0.25" calcext:value-type="float">
            <text:p>0.25</text:p>
          </table:table-cell>
          <table:table-cell table:formula="of:=POWER(useed;[.I53])" office:value-type="float" office:value="1" calcext:value-type="float">
            <text:p>1</text:p>
          </table:table-cell>
          <table:table-cell table:formula="of:=RIGHT([.E53];LEN([.E53])-LEN([.F53]))" office:value-type="string" office:string-value="011" calcext:value-type="string">
            <text:p>011</text:p>
          </table:table-cell>
          <table:table-cell table:formula="of:=LEFT([.L53];MIN(LEN([.L53]);maxEs))" office:value-type="string" office:string-value="0" calcext:value-type="string">
            <text:p>0</text:p>
          </table:table-cell>
          <table:table-cell table:formula="of:=IF(LEN([.M53])=0;1;POWER(2;BIN2DEC([.M53])))" office:value-type="float" office:value="1" calcext:value-type="float">
            <text:p>1</text:p>
          </table:table-cell>
          <table:table-cell table:formula="of:=RIGHT([.E53];LEN([.E53])-LEN([.G53]))" office:value-type="string" office:string-value="011" calcext:value-type="string">
            <text:p>011</text:p>
          </table:table-cell>
          <table:table-cell table:formula="of:=LEFT([.O53];MIN(LEN([.O53]);maxEs))" office:value-type="string" office:string-value="0" calcext:value-type="string">
            <text:p>0</text:p>
          </table:table-cell>
          <table:table-cell table:formula="of:=IF(LEN([.P53])=0;1;POWER(2;BIN2DEC([.P53])))" office:value-type="float" office:value="1" calcext:value-type="float">
            <text:p>1</text:p>
          </table:table-cell>
          <table:table-cell table:formula="of:=RIGHT([.L53];LEN([.L53])-LEN([.M53]))" office:value-type="string" office:string-value="11" calcext:value-type="string">
            <text:p>11</text:p>
          </table:table-cell>
          <table:table-cell table:formula="of:=IF(LEN([.R53])=0;0;BIN2DEC([.R53])/POWER(2;LEN([.R53])))" office:value-type="float" office:value="0.75" calcext:value-type="float">
            <text:p>0.75</text:p>
          </table:table-cell>
          <table:table-cell table:formula="of:=1+[.S53]" office:value-type="float" office:value="1.75" calcext:value-type="float">
            <text:p>1.75</text:p>
          </table:table-cell>
          <table:table-cell table:formula="of:=RIGHT([.O53];LEN([.O53])-LEN([.P53]))" office:value-type="string" office:string-value="11" calcext:value-type="string">
            <text:p>11</text:p>
          </table:table-cell>
          <table:table-cell table:formula="of:=IF(LEN([.U53])=0;0;BIN2DEC([.U53])/POWER(2;LEN([.U53])))" office:value-type="float" office:value="0.75" calcext:value-type="float">
            <text:p>0.75</text:p>
          </table:table-cell>
          <table:table-cell table:formula="of:=1+[.V53]" office:value-type="float" office:value="1.75" calcext:value-type="float">
            <text:p>1.75</text:p>
          </table:table-cell>
          <table:table-cell table:formula="of:=rowsign*useed_tk*two_te*tfm" office:value-type="float" office:value="-1.75" calcext:value-type="float">
            <text:p>-1.75</text:p>
          </table:table-cell>
          <table:table-cell table:formula="of:=rowsign*useed_tk*two_te*tfm" office:value-type="float" office:value="-1.75" calcext:value-type="float">
            <text:p>-1.75</text:p>
          </table:table-cell>
          <table:table-cell table:formula="of:=[.X53]/[.Y53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53]+1" office:value-type="float" office:value="46" calcext:value-type="float">
            <text:p>46</text:p>
          </table:table-cell>
          <table:table-cell table:formula="of:=DEC2BIN([.A54];[.$A$5])" office:value-type="string" office:string-value="101110" calcext:value-type="string">
            <text:p>101110</text:p>
          </table:table-cell>
          <table:table-cell table:formula="of:=IF(EXACT(LEFT([.B54];1);&quot;0&quot;);1;-1)" office:value-type="float" office:value="-1" calcext:value-type="float">
            <text:p>-1</text:p>
          </table:table-cell>
          <table:table-cell table:formula="of:=RIGHT([.B54];[.$A$5]-1)" office:value-type="string" office:string-value="01110" calcext:value-type="string">
            <text:p>01110</text:p>
          </table:table-cell>
          <table:table-cell table:formula="of:=RIGHT(DEC2BIN(-BIN2DEC([.D54]);LEN([.D54]));LEN([.D54]))" office:value-type="string" office:string-value="10010" calcext:value-type="string">
            <text:p>10010</text:p>
          </table:table-cell>
          <table:table-cell table:formula="of:=LEFT([.D54];2)" office:value-type="string" office:string-value="01" calcext:value-type="string">
            <text:p>01</text:p>
          </table:table-cell>
          <table:table-cell table:formula="of:=LEFT([.E54];2)" office:value-type="string" office:string-value="10" calcext:value-type="string">
            <text:p>10</text:p>
          </table:table-cell>
          <table:table-cell table:formula="of:=IF(EXACT(LEFT([.F54];1);&quot;1&quot;);LEN([.F54])-LEN(SUBSTITUTE([.F54];&quot;1&quot;;&quot;&quot;))-1;-1*(LEN([.F54])-LEN(SUBSTITUTE([.F54];&quot;0&quot;;&quot;&quot;))))" office:value-type="float" office:value="-1" calcext:value-type="float">
            <text:p>-1</text:p>
          </table:table-cell>
          <table:table-cell table:formula="of:=IF(EXACT(LEFT([.G54];1);&quot;1&quot;);LEN([.G54])-LEN(SUBSTITUTE([.G54];&quot;1&quot;;&quot;&quot;))-1;-1*(LEN([.G54])-LEN(SUBSTITUTE([.G54];&quot;0&quot;;&quot;&quot;))))" office:value-type="float" office:value="0" calcext:value-type="float">
            <text:p>0</text:p>
          </table:table-cell>
          <table:table-cell table:formula="of:=POWER(useed;[.H54])" office:value-type="float" office:value="0.25" calcext:value-type="float">
            <text:p>0.25</text:p>
          </table:table-cell>
          <table:table-cell table:formula="of:=POWER(useed;[.I54])" office:value-type="float" office:value="1" calcext:value-type="float">
            <text:p>1</text:p>
          </table:table-cell>
          <table:table-cell table:formula="of:=RIGHT([.E54];LEN([.E54])-LEN([.F54]))" office:value-type="string" office:string-value="010" calcext:value-type="string">
            <text:p>010</text:p>
          </table:table-cell>
          <table:table-cell table:formula="of:=LEFT([.L54];MIN(LEN([.L54]);maxEs))" office:value-type="string" office:string-value="0" calcext:value-type="string">
            <text:p>0</text:p>
          </table:table-cell>
          <table:table-cell table:formula="of:=IF(LEN([.M54])=0;1;POWER(2;BIN2DEC([.M54])))" office:value-type="float" office:value="1" calcext:value-type="float">
            <text:p>1</text:p>
          </table:table-cell>
          <table:table-cell table:formula="of:=RIGHT([.E54];LEN([.E54])-LEN([.G54]))" office:value-type="string" office:string-value="010" calcext:value-type="string">
            <text:p>010</text:p>
          </table:table-cell>
          <table:table-cell table:formula="of:=LEFT([.O54];MIN(LEN([.O54]);maxEs))" office:value-type="string" office:string-value="0" calcext:value-type="string">
            <text:p>0</text:p>
          </table:table-cell>
          <table:table-cell table:formula="of:=IF(LEN([.P54])=0;1;POWER(2;BIN2DEC([.P54])))" office:value-type="float" office:value="1" calcext:value-type="float">
            <text:p>1</text:p>
          </table:table-cell>
          <table:table-cell table:formula="of:=RIGHT([.L54];LEN([.L54])-LEN([.M54]))" office:value-type="string" office:string-value="10" calcext:value-type="string">
            <text:p>10</text:p>
          </table:table-cell>
          <table:table-cell table:formula="of:=IF(LEN([.R54])=0;0;BIN2DEC([.R54])/POWER(2;LEN([.R54])))" office:value-type="float" office:value="0.5" calcext:value-type="float">
            <text:p>0.5</text:p>
          </table:table-cell>
          <table:table-cell table:formula="of:=1+[.S54]" office:value-type="float" office:value="1.5" calcext:value-type="float">
            <text:p>1.5</text:p>
          </table:table-cell>
          <table:table-cell table:formula="of:=RIGHT([.O54];LEN([.O54])-LEN([.P54]))" office:value-type="string" office:string-value="10" calcext:value-type="string">
            <text:p>10</text:p>
          </table:table-cell>
          <table:table-cell table:formula="of:=IF(LEN([.U54])=0;0;BIN2DEC([.U54])/POWER(2;LEN([.U54])))" office:value-type="float" office:value="0.5" calcext:value-type="float">
            <text:p>0.5</text:p>
          </table:table-cell>
          <table:table-cell table:formula="of:=1+[.V54]" office:value-type="float" office:value="1.5" calcext:value-type="float">
            <text:p>1.5</text:p>
          </table:table-cell>
          <table:table-cell table:formula="of:=rowsign*useed_tk*two_te*tfm" office:value-type="float" office:value="-1.5" calcext:value-type="float">
            <text:p>-1.5</text:p>
          </table:table-cell>
          <table:table-cell table:formula="of:=rowsign*useed_tk*two_te*tfm" office:value-type="float" office:value="-1.5" calcext:value-type="float">
            <text:p>-1.5</text:p>
          </table:table-cell>
          <table:table-cell table:formula="of:=[.X54]/[.Y54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54]+1" office:value-type="float" office:value="47" calcext:value-type="float">
            <text:p>47</text:p>
          </table:table-cell>
          <table:table-cell table:formula="of:=DEC2BIN([.A55];[.$A$5])" office:value-type="string" office:string-value="101111" calcext:value-type="string">
            <text:p>101111</text:p>
          </table:table-cell>
          <table:table-cell table:formula="of:=IF(EXACT(LEFT([.B55];1);&quot;0&quot;);1;-1)" office:value-type="float" office:value="-1" calcext:value-type="float">
            <text:p>-1</text:p>
          </table:table-cell>
          <table:table-cell table:formula="of:=RIGHT([.B55];[.$A$5]-1)" office:value-type="string" office:string-value="01111" calcext:value-type="string">
            <text:p>01111</text:p>
          </table:table-cell>
          <table:table-cell table:formula="of:=RIGHT(DEC2BIN(-BIN2DEC([.D55]);LEN([.D55]));LEN([.D55]))" office:value-type="string" office:string-value="10001" calcext:value-type="string">
            <text:p>10001</text:p>
          </table:table-cell>
          <table:table-cell table:formula="of:=LEFT([.D55];2)" office:value-type="string" office:string-value="01" calcext:value-type="string">
            <text:p>01</text:p>
          </table:table-cell>
          <table:table-cell table:formula="of:=LEFT([.E55];2)" office:value-type="string" office:string-value="10" calcext:value-type="string">
            <text:p>10</text:p>
          </table:table-cell>
          <table:table-cell table:formula="of:=IF(EXACT(LEFT([.F55];1);&quot;1&quot;);LEN([.F55])-LEN(SUBSTITUTE([.F55];&quot;1&quot;;&quot;&quot;))-1;-1*(LEN([.F55])-LEN(SUBSTITUTE([.F55];&quot;0&quot;;&quot;&quot;))))" office:value-type="float" office:value="-1" calcext:value-type="float">
            <text:p>-1</text:p>
          </table:table-cell>
          <table:table-cell table:formula="of:=IF(EXACT(LEFT([.G55];1);&quot;1&quot;);LEN([.G55])-LEN(SUBSTITUTE([.G55];&quot;1&quot;;&quot;&quot;))-1;-1*(LEN([.G55])-LEN(SUBSTITUTE([.G55];&quot;0&quot;;&quot;&quot;))))" office:value-type="float" office:value="0" calcext:value-type="float">
            <text:p>0</text:p>
          </table:table-cell>
          <table:table-cell table:formula="of:=POWER(useed;[.H55])" office:value-type="float" office:value="0.25" calcext:value-type="float">
            <text:p>0.25</text:p>
          </table:table-cell>
          <table:table-cell table:formula="of:=POWER(useed;[.I55])" office:value-type="float" office:value="1" calcext:value-type="float">
            <text:p>1</text:p>
          </table:table-cell>
          <table:table-cell table:formula="of:=RIGHT([.E55];LEN([.E55])-LEN([.F55]))" office:value-type="string" office:string-value="001" calcext:value-type="string">
            <text:p>001</text:p>
          </table:table-cell>
          <table:table-cell table:formula="of:=LEFT([.L55];MIN(LEN([.L55]);maxEs))" office:value-type="string" office:string-value="0" calcext:value-type="string">
            <text:p>0</text:p>
          </table:table-cell>
          <table:table-cell table:formula="of:=IF(LEN([.M55])=0;1;POWER(2;BIN2DEC([.M55])))" office:value-type="float" office:value="1" calcext:value-type="float">
            <text:p>1</text:p>
          </table:table-cell>
          <table:table-cell table:formula="of:=RIGHT([.E55];LEN([.E55])-LEN([.G55]))" office:value-type="string" office:string-value="001" calcext:value-type="string">
            <text:p>001</text:p>
          </table:table-cell>
          <table:table-cell table:formula="of:=LEFT([.O55];MIN(LEN([.O55]);maxEs))" office:value-type="string" office:string-value="0" calcext:value-type="string">
            <text:p>0</text:p>
          </table:table-cell>
          <table:table-cell table:formula="of:=IF(LEN([.P55])=0;1;POWER(2;BIN2DEC([.P55])))" office:value-type="float" office:value="1" calcext:value-type="float">
            <text:p>1</text:p>
          </table:table-cell>
          <table:table-cell table:formula="of:=RIGHT([.L55];LEN([.L55])-LEN([.M55]))" office:value-type="string" office:string-value="01" calcext:value-type="string">
            <text:p>01</text:p>
          </table:table-cell>
          <table:table-cell table:formula="of:=IF(LEN([.R55])=0;0;BIN2DEC([.R55])/POWER(2;LEN([.R55])))" office:value-type="float" office:value="0.25" calcext:value-type="float">
            <text:p>0.25</text:p>
          </table:table-cell>
          <table:table-cell table:formula="of:=1+[.S55]" office:value-type="float" office:value="1.25" calcext:value-type="float">
            <text:p>1.25</text:p>
          </table:table-cell>
          <table:table-cell table:formula="of:=RIGHT([.O55];LEN([.O55])-LEN([.P55]))" office:value-type="string" office:string-value="01" calcext:value-type="string">
            <text:p>01</text:p>
          </table:table-cell>
          <table:table-cell table:formula="of:=IF(LEN([.U55])=0;0;BIN2DEC([.U55])/POWER(2;LEN([.U55])))" office:value-type="float" office:value="0.25" calcext:value-type="float">
            <text:p>0.25</text:p>
          </table:table-cell>
          <table:table-cell table:formula="of:=1+[.V55]" office:value-type="float" office:value="1.25" calcext:value-type="float">
            <text:p>1.25</text:p>
          </table:table-cell>
          <table:table-cell table:formula="of:=rowsign*useed_tk*two_te*tfm" office:value-type="float" office:value="-1.25" calcext:value-type="float">
            <text:p>-1.25</text:p>
          </table:table-cell>
          <table:table-cell table:formula="of:=rowsign*useed_tk*two_te*tfm" office:value-type="float" office:value="-1.25" calcext:value-type="float">
            <text:p>-1.25</text:p>
          </table:table-cell>
          <table:table-cell table:formula="of:=[.X55]/[.Y55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2" table:formula="of:=[.A55]+1" office:value-type="float" office:value="48" calcext:value-type="float">
            <text:p>48</text:p>
          </table:table-cell>
          <table:table-cell table:style-name="ce17" table:formula="of:=DEC2BIN([.A56];[.$A$5])" office:value-type="string" office:string-value="110000" calcext:value-type="string">
            <text:p>110000</text:p>
          </table:table-cell>
          <table:table-cell table:style-name="ce12" table:formula="of:=IF(EXACT(LEFT([.B56];1);&quot;0&quot;);1;-1)" office:value-type="float" office:value="-1" calcext:value-type="float">
            <text:p>-1</text:p>
          </table:table-cell>
          <table:table-cell table:style-name="ce12" table:formula="of:=RIGHT([.B56];[.$A$5]-1)" office:value-type="string" office:string-value="10000" calcext:value-type="string">
            <text:p>10000</text:p>
          </table:table-cell>
          <table:table-cell table:style-name="ce12" table:formula="of:=RIGHT(DEC2BIN(-BIN2DEC([.D56]);LEN([.D56]));LEN([.D56]))" office:value-type="string" office:string-value="10000" calcext:value-type="string">
            <text:p>10000</text:p>
          </table:table-cell>
          <table:table-cell table:style-name="ce12" table:formula="of:=LEFT([.D56];2)" office:value-type="string" office:string-value="10" calcext:value-type="string">
            <text:p>10</text:p>
          </table:table-cell>
          <table:table-cell table:style-name="ce12" table:formula="of:=LEFT([.E56];2)" office:value-type="string" office:string-value="10" calcext:value-type="string">
            <text:p>10</text:p>
          </table:table-cell>
          <table:table-cell table:style-name="ce12" table:formula="of:=IF(EXACT(LEFT([.F56];1);&quot;1&quot;);LEN([.F56])-LEN(SUBSTITUTE([.F56];&quot;1&quot;;&quot;&quot;))-1;-1*(LEN([.F56])-LEN(SUBSTITUTE([.F56];&quot;0&quot;;&quot;&quot;))))" office:value-type="float" office:value="0" calcext:value-type="float">
            <text:p>0</text:p>
          </table:table-cell>
          <table:table-cell table:style-name="ce12" table:formula="of:=IF(EXACT(LEFT([.G56];1);&quot;1&quot;);LEN([.G56])-LEN(SUBSTITUTE([.G56];&quot;1&quot;;&quot;&quot;))-1;-1*(LEN([.G56])-LEN(SUBSTITUTE([.G56];&quot;0&quot;;&quot;&quot;))))" office:value-type="float" office:value="0" calcext:value-type="float">
            <text:p>0</text:p>
          </table:table-cell>
          <table:table-cell table:style-name="ce12" table:formula="of:=POWER(useed;[.H56])" office:value-type="float" office:value="1" calcext:value-type="float">
            <text:p>1</text:p>
          </table:table-cell>
          <table:table-cell table:style-name="ce12" table:formula="of:=POWER(useed;[.I56])" office:value-type="float" office:value="1" calcext:value-type="float">
            <text:p>1</text:p>
          </table:table-cell>
          <table:table-cell table:style-name="ce12" table:formula="of:=RIGHT([.D56];LEN([.D56])-LEN([.F56]))" office:value-type="string" office:string-value="000" calcext:value-type="string">
            <text:p>000</text:p>
          </table:table-cell>
          <table:table-cell table:style-name="ce22" table:formula="of:=LEFT([.L56];MIN(LEN([.L56]);maxEs))" office:value-type="string" office:string-value="0" calcext:value-type="string">
            <text:p>0</text:p>
          </table:table-cell>
          <table:table-cell table:style-name="ce22" table:formula="of:=IF(LEN([.M56])=0;1;POWER(2;BIN2DEC([.M56])))" office:value-type="float" office:value="1" calcext:value-type="float">
            <text:p>1</text:p>
          </table:table-cell>
          <table:table-cell table:style-name="ce10" table:formula="of:=RIGHT([.E56];LEN([.E56])-LEN([.G56]))" office:value-type="string" office:string-value="000" calcext:value-type="string">
            <text:p>000</text:p>
          </table:table-cell>
          <table:table-cell table:style-name="ce22" table:formula="of:=LEFT([.O56];MIN(LEN([.O56]);maxEs))" office:value-type="string" office:string-value="0" calcext:value-type="string">
            <text:p>0</text:p>
          </table:table-cell>
          <table:table-cell table:style-name="ce22" table:formula="of:=IF(LEN([.P56])=0;1;POWER(2;BIN2DEC([.P56])))" office:value-type="float" office:value="1" calcext:value-type="float">
            <text:p>1</text:p>
          </table:table-cell>
          <table:table-cell table:style-name="ce22" table:formula="of:=RIGHT([.L56];LEN([.L56])-LEN([.M56]))" office:value-type="string" office:string-value="00" calcext:value-type="string">
            <text:p>00</text:p>
          </table:table-cell>
          <table:table-cell table:style-name="ce22" table:formula="of:=IF(LEN([.R56])=0;0;BIN2DEC([.R56])/POWER(2;LEN([.R56])))" office:value-type="float" office:value="0" calcext:value-type="float">
            <text:p>0</text:p>
          </table:table-cell>
          <table:table-cell table:style-name="ce22" table:formula="of:=1+[.S56]" office:value-type="float" office:value="1" calcext:value-type="float">
            <text:p>1</text:p>
          </table:table-cell>
          <table:table-cell table:style-name="ce22" table:formula="of:=RIGHT([.O56];LEN([.O56])-LEN([.P56]))" office:value-type="string" office:string-value="00" calcext:value-type="string">
            <text:p>00</text:p>
          </table:table-cell>
          <table:table-cell table:style-name="ce22" table:formula="of:=IF(LEN([.U56])=0;0;BIN2DEC([.U56])/POWER(2;LEN([.U56])))" office:value-type="float" office:value="0" calcext:value-type="float">
            <text:p>0</text:p>
          </table:table-cell>
          <table:table-cell table:style-name="ce22" table:formula="of:=1+[.V56]" office:value-type="float" office:value="1" calcext:value-type="float">
            <text:p>1</text:p>
          </table:table-cell>
          <table:table-cell table:style-name="ce12" table:formula="of:=rowsign*useed_tk*two_te*tfm" office:value-type="float" office:value="-1" calcext:value-type="float">
            <text:p>-1</text:p>
          </table:table-cell>
          <table:table-cell table:style-name="ce12" table:formula="of:=rowsign/(useed_k*two_e*fm)" office:value-type="float" office:value="-1" calcext:value-type="float">
            <text:p>-1</text:p>
          </table:table-cell>
          <table:table-cell table:style-name="ce12" table:formula="of:=[.X56]/[.Y56]" office:value-type="float" office:value="1" calcext:value-type="float">
            <text:p>1</text:p>
          </table:table-cell>
          <table:table-cell table:style-name="ce12" table:number-columns-repeated="998"/>
        </table:table-row>
        <table:table-row table:style-name="ro1">
          <table:table-cell table:formula="of:=[.A56]+1" office:value-type="float" office:value="49" calcext:value-type="float">
            <text:p>49</text:p>
          </table:table-cell>
          <table:table-cell table:formula="of:=DEC2BIN([.A57];[.$A$5])" office:value-type="string" office:string-value="110001" calcext:value-type="string">
            <text:p>110001</text:p>
          </table:table-cell>
          <table:table-cell table:formula="of:=IF(EXACT(LEFT([.B57];1);&quot;0&quot;);1;-1)" office:value-type="float" office:value="-1" calcext:value-type="float">
            <text:p>-1</text:p>
          </table:table-cell>
          <table:table-cell table:formula="of:=RIGHT([.B57];[.$A$5]-1)" office:value-type="string" office:string-value="10001" calcext:value-type="string">
            <text:p>10001</text:p>
          </table:table-cell>
          <table:table-cell table:formula="of:=RIGHT(DEC2BIN(-BIN2DEC([.D57]);LEN([.D57]));LEN([.D57]))" office:value-type="string" office:string-value="01111" calcext:value-type="string">
            <text:p>01111</text:p>
          </table:table-cell>
          <table:table-cell table:formula="of:=LEFT([.D57];2)" office:value-type="string" office:string-value="10" calcext:value-type="string">
            <text:p>10</text:p>
          </table:table-cell>
          <table:table-cell table:formula="of:=LEFT([.E57];2)" office:value-type="string" office:string-value="01" calcext:value-type="string">
            <text:p>01</text:p>
          </table:table-cell>
          <table:table-cell table:formula="of:=IF(EXACT(LEFT([.F57];1);&quot;1&quot;);LEN([.F57])-LEN(SUBSTITUTE([.F57];&quot;1&quot;;&quot;&quot;))-1;-1*(LEN([.F57])-LEN(SUBSTITUTE([.F57];&quot;0&quot;;&quot;&quot;))))" office:value-type="float" office:value="0" calcext:value-type="float">
            <text:p>0</text:p>
          </table:table-cell>
          <table:table-cell table:formula="of:=IF(EXACT(LEFT([.G57];1);&quot;1&quot;);LEN([.G57])-LEN(SUBSTITUTE([.G57];&quot;1&quot;;&quot;&quot;))-1;-1*(LEN([.G57])-LEN(SUBSTITUTE([.G57];&quot;0&quot;;&quot;&quot;))))" office:value-type="float" office:value="-1" calcext:value-type="float">
            <text:p>-1</text:p>
          </table:table-cell>
          <table:table-cell table:formula="of:=POWER(useed;[.H57])" office:value-type="float" office:value="1" calcext:value-type="float">
            <text:p>1</text:p>
          </table:table-cell>
          <table:table-cell table:formula="of:=POWER(useed;[.I57])" office:value-type="float" office:value="0.25" calcext:value-type="float">
            <text:p>0.25</text:p>
          </table:table-cell>
          <table:table-cell table:formula="of:=RIGHT([.D57];LEN([.D57])-LEN([.F57]))" office:value-type="string" office:string-value="001" calcext:value-type="string">
            <text:p>001</text:p>
          </table:table-cell>
          <table:table-cell table:formula="of:=LEFT([.L57];MIN(LEN([.L57]);maxEs))" office:value-type="string" office:string-value="0" calcext:value-type="string">
            <text:p>0</text:p>
          </table:table-cell>
          <table:table-cell table:formula="of:=IF(LEN([.M57])=0;1;POWER(2;BIN2DEC([.M57])))" office:value-type="float" office:value="1" calcext:value-type="float">
            <text:p>1</text:p>
          </table:table-cell>
          <table:table-cell table:formula="of:=RIGHT([.E57];LEN([.E57])-LEN([.G57]))" office:value-type="string" office:string-value="111" calcext:value-type="string">
            <text:p>111</text:p>
          </table:table-cell>
          <table:table-cell table:formula="of:=LEFT([.O57];MIN(LEN([.O57]);maxEs))" office:value-type="string" office:string-value="1" calcext:value-type="string">
            <text:p>1</text:p>
          </table:table-cell>
          <table:table-cell table:formula="of:=IF(LEN([.P57])=0;1;POWER(2;BIN2DEC([.P57])))" office:value-type="float" office:value="2" calcext:value-type="float">
            <text:p>2</text:p>
          </table:table-cell>
          <table:table-cell table:formula="of:=RIGHT([.L57];LEN([.L57])-LEN([.M57]))" office:value-type="string" office:string-value="01" calcext:value-type="string">
            <text:p>01</text:p>
          </table:table-cell>
          <table:table-cell table:formula="of:=IF(LEN([.R57])=0;0;BIN2DEC([.R57])/POWER(2;LEN([.R57])))" office:value-type="float" office:value="0.25" calcext:value-type="float">
            <text:p>0.25</text:p>
          </table:table-cell>
          <table:table-cell table:formula="of:=1+[.S57]" office:value-type="float" office:value="1.25" calcext:value-type="float">
            <text:p>1.25</text:p>
          </table:table-cell>
          <table:table-cell table:style-name="ce22" table:formula="of:=RIGHT([.O57];LEN([.O57])-LEN([.P57]))" office:value-type="string" office:string-value="11" calcext:value-type="string">
            <text:p>11</text:p>
          </table:table-cell>
          <table:table-cell table:formula="of:=IF(LEN([.U57])=0;0;BIN2DEC([.U57])/POWER(2;LEN([.U57])))" office:value-type="float" office:value="0.75" calcext:value-type="float">
            <text:p>0.75</text:p>
          </table:table-cell>
          <table:table-cell table:formula="of:=1+[.V57]" office:value-type="float" office:value="1.75" calcext:value-type="float">
            <text:p>1.75</text:p>
          </table:table-cell>
          <table:table-cell table:formula="of:=rowsign*useed_tk*two_te*tfm" office:value-type="float" office:value="-0.875" calcext:value-type="float">
            <text:p>-0.875</text:p>
          </table:table-cell>
          <table:table-cell table:formula="of:=rowsign/(useed_k*two_e*fm)" office:value-type="float" office:value="-0.8" calcext:value-type="float">
            <text:p>-0.8</text:p>
          </table:table-cell>
          <table:table-cell table:formula="of:=[.X57]/[.Y57]" office:value-type="float" office:value="1.09375" calcext:value-type="float">
            <text:p>1.09375</text:p>
          </table:table-cell>
          <table:table-cell table:number-columns-repeated="998"/>
        </table:table-row>
        <table:table-row table:style-name="ro1">
          <table:table-cell table:formula="of:=[.A57]+1" office:value-type="float" office:value="50" calcext:value-type="float">
            <text:p>50</text:p>
          </table:table-cell>
          <table:table-cell table:formula="of:=DEC2BIN([.A58];[.$A$5])" office:value-type="string" office:string-value="110010" calcext:value-type="string">
            <text:p>110010</text:p>
          </table:table-cell>
          <table:table-cell table:formula="of:=IF(EXACT(LEFT([.B58];1);&quot;0&quot;);1;-1)" office:value-type="float" office:value="-1" calcext:value-type="float">
            <text:p>-1</text:p>
          </table:table-cell>
          <table:table-cell table:formula="of:=RIGHT([.B58];[.$A$5]-1)" office:value-type="string" office:string-value="10010" calcext:value-type="string">
            <text:p>10010</text:p>
          </table:table-cell>
          <table:table-cell table:formula="of:=RIGHT(DEC2BIN(-BIN2DEC([.D58]);LEN([.D58]));LEN([.D58]))" office:value-type="string" office:string-value="01110" calcext:value-type="string">
            <text:p>01110</text:p>
          </table:table-cell>
          <table:table-cell table:formula="of:=LEFT([.D58];2)" office:value-type="string" office:string-value="10" calcext:value-type="string">
            <text:p>10</text:p>
          </table:table-cell>
          <table:table-cell table:formula="of:=LEFT([.E58];2)" office:value-type="string" office:string-value="01" calcext:value-type="string">
            <text:p>01</text:p>
          </table:table-cell>
          <table:table-cell table:formula="of:=IF(EXACT(LEFT([.F58];1);&quot;1&quot;);LEN([.F58])-LEN(SUBSTITUTE([.F58];&quot;1&quot;;&quot;&quot;))-1;-1*(LEN([.F58])-LEN(SUBSTITUTE([.F58];&quot;0&quot;;&quot;&quot;))))" office:value-type="float" office:value="0" calcext:value-type="float">
            <text:p>0</text:p>
          </table:table-cell>
          <table:table-cell table:formula="of:=IF(EXACT(LEFT([.G58];1);&quot;1&quot;);LEN([.G58])-LEN(SUBSTITUTE([.G58];&quot;1&quot;;&quot;&quot;))-1;-1*(LEN([.G58])-LEN(SUBSTITUTE([.G58];&quot;0&quot;;&quot;&quot;))))" office:value-type="float" office:value="-1" calcext:value-type="float">
            <text:p>-1</text:p>
          </table:table-cell>
          <table:table-cell table:formula="of:=POWER(useed;[.H58])" office:value-type="float" office:value="1" calcext:value-type="float">
            <text:p>1</text:p>
          </table:table-cell>
          <table:table-cell table:formula="of:=POWER(useed;[.I58])" office:value-type="float" office:value="0.25" calcext:value-type="float">
            <text:p>0.25</text:p>
          </table:table-cell>
          <table:table-cell table:formula="of:=RIGHT([.D58];LEN([.D58])-LEN([.F58]))" office:value-type="string" office:string-value="010" calcext:value-type="string">
            <text:p>010</text:p>
          </table:table-cell>
          <table:table-cell table:formula="of:=LEFT([.L58];MIN(LEN([.L58]);maxEs))" office:value-type="string" office:string-value="0" calcext:value-type="string">
            <text:p>0</text:p>
          </table:table-cell>
          <table:table-cell table:formula="of:=IF(LEN([.M58])=0;1;POWER(2;BIN2DEC([.M58])))" office:value-type="float" office:value="1" calcext:value-type="float">
            <text:p>1</text:p>
          </table:table-cell>
          <table:table-cell table:formula="of:=RIGHT([.E58];LEN([.E58])-LEN([.G58]))" office:value-type="string" office:string-value="110" calcext:value-type="string">
            <text:p>110</text:p>
          </table:table-cell>
          <table:table-cell table:formula="of:=LEFT([.O58];MIN(LEN([.O58]);maxEs))" office:value-type="string" office:string-value="1" calcext:value-type="string">
            <text:p>1</text:p>
          </table:table-cell>
          <table:table-cell table:formula="of:=IF(LEN([.P58])=0;1;POWER(2;BIN2DEC([.P58])))" office:value-type="float" office:value="2" calcext:value-type="float">
            <text:p>2</text:p>
          </table:table-cell>
          <table:table-cell table:formula="of:=RIGHT([.L58];LEN([.L58])-LEN([.M58]))" office:value-type="string" office:string-value="10" calcext:value-type="string">
            <text:p>10</text:p>
          </table:table-cell>
          <table:table-cell table:formula="of:=IF(LEN([.R58])=0;0;BIN2DEC([.R58])/POWER(2;LEN([.R58])))" office:value-type="float" office:value="0.5" calcext:value-type="float">
            <text:p>0.5</text:p>
          </table:table-cell>
          <table:table-cell table:formula="of:=1+[.S58]" office:value-type="float" office:value="1.5" calcext:value-type="float">
            <text:p>1.5</text:p>
          </table:table-cell>
          <table:table-cell table:style-name="ce22" table:formula="of:=RIGHT([.O58];LEN([.O58])-LEN([.P58]))" office:value-type="string" office:string-value="10" calcext:value-type="string">
            <text:p>10</text:p>
          </table:table-cell>
          <table:table-cell table:formula="of:=IF(LEN([.U58])=0;0;BIN2DEC([.U58])/POWER(2;LEN([.U58])))" office:value-type="float" office:value="0.5" calcext:value-type="float">
            <text:p>0.5</text:p>
          </table:table-cell>
          <table:table-cell table:formula="of:=1+[.V58]" office:value-type="float" office:value="1.5" calcext:value-type="float">
            <text:p>1.5</text:p>
          </table:table-cell>
          <table:table-cell table:formula="of:=rowsign*useed_tk*two_te*tfm" office:value-type="float" office:value="-0.75" calcext:value-type="float">
            <text:p>-0.75</text:p>
          </table:table-cell>
          <table:table-cell table:formula="of:=rowsign/(useed_k*two_e*fm)" office:value-type="float" office:value="-0.666666666666667" calcext:value-type="float">
            <text:p>-0.666666666666667</text:p>
          </table:table-cell>
          <table:table-cell table:formula="of:=[.X58]/[.Y58]" office:value-type="float" office:value="1.125" calcext:value-type="float">
            <text:p>1.125</text:p>
          </table:table-cell>
          <table:table-cell table:number-columns-repeated="998"/>
        </table:table-row>
        <table:table-row table:style-name="ro1">
          <table:table-cell table:formula="of:=[.A58]+1" office:value-type="float" office:value="51" calcext:value-type="float">
            <text:p>51</text:p>
          </table:table-cell>
          <table:table-cell table:formula="of:=DEC2BIN([.A59];[.$A$5])" office:value-type="string" office:string-value="110011" calcext:value-type="string">
            <text:p>110011</text:p>
          </table:table-cell>
          <table:table-cell table:formula="of:=IF(EXACT(LEFT([.B59];1);&quot;0&quot;);1;-1)" office:value-type="float" office:value="-1" calcext:value-type="float">
            <text:p>-1</text:p>
          </table:table-cell>
          <table:table-cell table:formula="of:=RIGHT([.B59];[.$A$5]-1)" office:value-type="string" office:string-value="10011" calcext:value-type="string">
            <text:p>10011</text:p>
          </table:table-cell>
          <table:table-cell table:formula="of:=RIGHT(DEC2BIN(-BIN2DEC([.D59]);LEN([.D59]));LEN([.D59]))" office:value-type="string" office:string-value="01101" calcext:value-type="string">
            <text:p>01101</text:p>
          </table:table-cell>
          <table:table-cell table:formula="of:=LEFT([.D59];2)" office:value-type="string" office:string-value="10" calcext:value-type="string">
            <text:p>10</text:p>
          </table:table-cell>
          <table:table-cell table:formula="of:=LEFT([.E59];2)" office:value-type="string" office:string-value="01" calcext:value-type="string">
            <text:p>01</text:p>
          </table:table-cell>
          <table:table-cell table:formula="of:=IF(EXACT(LEFT([.F59];1);&quot;1&quot;);LEN([.F59])-LEN(SUBSTITUTE([.F59];&quot;1&quot;;&quot;&quot;))-1;-1*(LEN([.F59])-LEN(SUBSTITUTE([.F59];&quot;0&quot;;&quot;&quot;))))" office:value-type="float" office:value="0" calcext:value-type="float">
            <text:p>0</text:p>
          </table:table-cell>
          <table:table-cell table:formula="of:=IF(EXACT(LEFT([.G59];1);&quot;1&quot;);LEN([.G59])-LEN(SUBSTITUTE([.G59];&quot;1&quot;;&quot;&quot;))-1;-1*(LEN([.G59])-LEN(SUBSTITUTE([.G59];&quot;0&quot;;&quot;&quot;))))" office:value-type="float" office:value="-1" calcext:value-type="float">
            <text:p>-1</text:p>
          </table:table-cell>
          <table:table-cell table:formula="of:=POWER(useed;[.H59])" office:value-type="float" office:value="1" calcext:value-type="float">
            <text:p>1</text:p>
          </table:table-cell>
          <table:table-cell table:formula="of:=POWER(useed;[.I59])" office:value-type="float" office:value="0.25" calcext:value-type="float">
            <text:p>0.25</text:p>
          </table:table-cell>
          <table:table-cell table:formula="of:=RIGHT([.D59];LEN([.D59])-LEN([.F59]))" office:value-type="string" office:string-value="011" calcext:value-type="string">
            <text:p>011</text:p>
          </table:table-cell>
          <table:table-cell table:formula="of:=LEFT([.L59];MIN(LEN([.L59]);maxEs))" office:value-type="string" office:string-value="0" calcext:value-type="string">
            <text:p>0</text:p>
          </table:table-cell>
          <table:table-cell table:formula="of:=IF(LEN([.M59])=0;1;POWER(2;BIN2DEC([.M59])))" office:value-type="float" office:value="1" calcext:value-type="float">
            <text:p>1</text:p>
          </table:table-cell>
          <table:table-cell table:formula="of:=RIGHT([.E59];LEN([.E59])-LEN([.G59]))" office:value-type="string" office:string-value="101" calcext:value-type="string">
            <text:p>101</text:p>
          </table:table-cell>
          <table:table-cell table:formula="of:=LEFT([.O59];MIN(LEN([.O59]);maxEs))" office:value-type="string" office:string-value="1" calcext:value-type="string">
            <text:p>1</text:p>
          </table:table-cell>
          <table:table-cell table:formula="of:=IF(LEN([.P59])=0;1;POWER(2;BIN2DEC([.P59])))" office:value-type="float" office:value="2" calcext:value-type="float">
            <text:p>2</text:p>
          </table:table-cell>
          <table:table-cell table:formula="of:=RIGHT([.L59];LEN([.L59])-LEN([.M59]))" office:value-type="string" office:string-value="11" calcext:value-type="string">
            <text:p>11</text:p>
          </table:table-cell>
          <table:table-cell table:formula="of:=IF(LEN([.R59])=0;0;BIN2DEC([.R59])/POWER(2;LEN([.R59])))" office:value-type="float" office:value="0.75" calcext:value-type="float">
            <text:p>0.75</text:p>
          </table:table-cell>
          <table:table-cell table:formula="of:=1+[.S59]" office:value-type="float" office:value="1.75" calcext:value-type="float">
            <text:p>1.75</text:p>
          </table:table-cell>
          <table:table-cell table:style-name="ce22" table:formula="of:=RIGHT([.O59];LEN([.O59])-LEN([.P59]))" office:value-type="string" office:string-value="01" calcext:value-type="string">
            <text:p>01</text:p>
          </table:table-cell>
          <table:table-cell table:formula="of:=IF(LEN([.U59])=0;0;BIN2DEC([.U59])/POWER(2;LEN([.U59])))" office:value-type="float" office:value="0.25" calcext:value-type="float">
            <text:p>0.25</text:p>
          </table:table-cell>
          <table:table-cell table:formula="of:=1+[.V59]" office:value-type="float" office:value="1.25" calcext:value-type="float">
            <text:p>1.25</text:p>
          </table:table-cell>
          <table:table-cell table:formula="of:=rowsign*useed_tk*two_te*tfm" office:value-type="float" office:value="-0.625" calcext:value-type="float">
            <text:p>-0.625</text:p>
          </table:table-cell>
          <table:table-cell table:formula="of:=rowsign/(useed_k*two_e*fm)" office:value-type="float" office:value="-0.571428571428571" calcext:value-type="float">
            <text:p>-0.571428571428571</text:p>
          </table:table-cell>
          <table:table-cell table:formula="of:=[.X59]/[.Y59]" office:value-type="float" office:value="1.09375" calcext:value-type="float">
            <text:p>1.09375</text:p>
          </table:table-cell>
          <table:table-cell table:number-columns-repeated="998"/>
        </table:table-row>
        <table:table-row table:style-name="ro1">
          <table:table-cell table:formula="of:=[.A59]+1" office:value-type="float" office:value="52" calcext:value-type="float">
            <text:p>52</text:p>
          </table:table-cell>
          <table:table-cell table:formula="of:=DEC2BIN([.A60];[.$A$5])" office:value-type="string" office:string-value="110100" calcext:value-type="string">
            <text:p>110100</text:p>
          </table:table-cell>
          <table:table-cell table:formula="of:=IF(EXACT(LEFT([.B60];1);&quot;0&quot;);1;-1)" office:value-type="float" office:value="-1" calcext:value-type="float">
            <text:p>-1</text:p>
          </table:table-cell>
          <table:table-cell table:formula="of:=RIGHT([.B60];[.$A$5]-1)" office:value-type="string" office:string-value="10100" calcext:value-type="string">
            <text:p>10100</text:p>
          </table:table-cell>
          <table:table-cell table:formula="of:=RIGHT(DEC2BIN(-BIN2DEC([.D60]);LEN([.D60]));LEN([.D60]))" office:value-type="string" office:string-value="01100" calcext:value-type="string">
            <text:p>01100</text:p>
          </table:table-cell>
          <table:table-cell table:formula="of:=LEFT([.D60];2)" office:value-type="string" office:string-value="10" calcext:value-type="string">
            <text:p>10</text:p>
          </table:table-cell>
          <table:table-cell table:formula="of:=LEFT([.E60];2)" office:value-type="string" office:string-value="01" calcext:value-type="string">
            <text:p>01</text:p>
          </table:table-cell>
          <table:table-cell table:formula="of:=IF(EXACT(LEFT([.F60];1);&quot;1&quot;);LEN([.F60])-LEN(SUBSTITUTE([.F60];&quot;1&quot;;&quot;&quot;))-1;-1*(LEN([.F60])-LEN(SUBSTITUTE([.F60];&quot;0&quot;;&quot;&quot;))))" office:value-type="float" office:value="0" calcext:value-type="float">
            <text:p>0</text:p>
          </table:table-cell>
          <table:table-cell table:formula="of:=IF(EXACT(LEFT([.G60];1);&quot;1&quot;);LEN([.G60])-LEN(SUBSTITUTE([.G60];&quot;1&quot;;&quot;&quot;))-1;-1*(LEN([.G60])-LEN(SUBSTITUTE([.G60];&quot;0&quot;;&quot;&quot;))))" office:value-type="float" office:value="-1" calcext:value-type="float">
            <text:p>-1</text:p>
          </table:table-cell>
          <table:table-cell table:formula="of:=POWER(useed;[.H60])" office:value-type="float" office:value="1" calcext:value-type="float">
            <text:p>1</text:p>
          </table:table-cell>
          <table:table-cell table:formula="of:=POWER(useed;[.I60])" office:value-type="float" office:value="0.25" calcext:value-type="float">
            <text:p>0.25</text:p>
          </table:table-cell>
          <table:table-cell table:formula="of:=RIGHT([.D60];LEN([.D60])-LEN([.F60]))" office:value-type="string" office:string-value="100" calcext:value-type="string">
            <text:p>100</text:p>
          </table:table-cell>
          <table:table-cell table:formula="of:=LEFT([.L60];MIN(LEN([.L60]);maxEs))" office:value-type="string" office:string-value="1" calcext:value-type="string">
            <text:p>1</text:p>
          </table:table-cell>
          <table:table-cell table:formula="of:=IF(LEN([.M60])=0;1;POWER(2;BIN2DEC([.M60])))" office:value-type="float" office:value="2" calcext:value-type="float">
            <text:p>2</text:p>
          </table:table-cell>
          <table:table-cell table:formula="of:=RIGHT([.E60];LEN([.E60])-LEN([.G60]))" office:value-type="string" office:string-value="100" calcext:value-type="string">
            <text:p>100</text:p>
          </table:table-cell>
          <table:table-cell table:formula="of:=LEFT([.O60];MIN(LEN([.O60]);maxEs))" office:value-type="string" office:string-value="1" calcext:value-type="string">
            <text:p>1</text:p>
          </table:table-cell>
          <table:table-cell table:formula="of:=IF(LEN([.P60])=0;1;POWER(2;BIN2DEC([.P60])))" office:value-type="float" office:value="2" calcext:value-type="float">
            <text:p>2</text:p>
          </table:table-cell>
          <table:table-cell table:formula="of:=RIGHT([.L60];LEN([.L60])-LEN([.M60]))" office:value-type="string" office:string-value="00" calcext:value-type="string">
            <text:p>00</text:p>
          </table:table-cell>
          <table:table-cell table:formula="of:=IF(LEN([.R60])=0;0;BIN2DEC([.R60])/POWER(2;LEN([.R60])))" office:value-type="float" office:value="0" calcext:value-type="float">
            <text:p>0</text:p>
          </table:table-cell>
          <table:table-cell table:formula="of:=1+[.S60]" office:value-type="float" office:value="1" calcext:value-type="float">
            <text:p>1</text:p>
          </table:table-cell>
          <table:table-cell table:style-name="ce22" table:formula="of:=RIGHT([.O60];LEN([.O60])-LEN([.P60]))" office:value-type="string" office:string-value="00" calcext:value-type="string">
            <text:p>00</text:p>
          </table:table-cell>
          <table:table-cell table:formula="of:=IF(LEN([.U60])=0;0;BIN2DEC([.U60])/POWER(2;LEN([.U60])))" office:value-type="float" office:value="0" calcext:value-type="float">
            <text:p>0</text:p>
          </table:table-cell>
          <table:table-cell table:formula="of:=1+[.V60]" office:value-type="float" office:value="1" calcext:value-type="float">
            <text:p>1</text:p>
          </table:table-cell>
          <table:table-cell table:formula="of:=rowsign*useed_tk*two_te*tfm" office:value-type="float" office:value="-0.5" calcext:value-type="float">
            <text:p>-0.5</text:p>
          </table:table-cell>
          <table:table-cell table:formula="of:=rowsign/(useed_k*two_e*fm)" office:value-type="float" office:value="-0.5" calcext:value-type="float">
            <text:p>-0.5</text:p>
          </table:table-cell>
          <table:table-cell table:formula="of:=[.X60]/[.Y60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60]+1" office:value-type="float" office:value="53" calcext:value-type="float">
            <text:p>53</text:p>
          </table:table-cell>
          <table:table-cell table:formula="of:=DEC2BIN([.A61];[.$A$5])" office:value-type="string" office:string-value="110101" calcext:value-type="string">
            <text:p>110101</text:p>
          </table:table-cell>
          <table:table-cell table:formula="of:=IF(EXACT(LEFT([.B61];1);&quot;0&quot;);1;-1)" office:value-type="float" office:value="-1" calcext:value-type="float">
            <text:p>-1</text:p>
          </table:table-cell>
          <table:table-cell table:formula="of:=RIGHT([.B61];[.$A$5]-1)" office:value-type="string" office:string-value="10101" calcext:value-type="string">
            <text:p>10101</text:p>
          </table:table-cell>
          <table:table-cell table:formula="of:=RIGHT(DEC2BIN(-BIN2DEC([.D61]);LEN([.D61]));LEN([.D61]))" office:value-type="string" office:string-value="01011" calcext:value-type="string">
            <text:p>01011</text:p>
          </table:table-cell>
          <table:table-cell table:formula="of:=LEFT([.D61];2)" office:value-type="string" office:string-value="10" calcext:value-type="string">
            <text:p>10</text:p>
          </table:table-cell>
          <table:table-cell table:formula="of:=LEFT([.E61];2)" office:value-type="string" office:string-value="01" calcext:value-type="string">
            <text:p>01</text:p>
          </table:table-cell>
          <table:table-cell table:formula="of:=IF(EXACT(LEFT([.F61];1);&quot;1&quot;);LEN([.F61])-LEN(SUBSTITUTE([.F61];&quot;1&quot;;&quot;&quot;))-1;-1*(LEN([.F61])-LEN(SUBSTITUTE([.F61];&quot;0&quot;;&quot;&quot;))))" office:value-type="float" office:value="0" calcext:value-type="float">
            <text:p>0</text:p>
          </table:table-cell>
          <table:table-cell table:formula="of:=IF(EXACT(LEFT([.G61];1);&quot;1&quot;);LEN([.G61])-LEN(SUBSTITUTE([.G61];&quot;1&quot;;&quot;&quot;))-1;-1*(LEN([.G61])-LEN(SUBSTITUTE([.G61];&quot;0&quot;;&quot;&quot;))))" office:value-type="float" office:value="-1" calcext:value-type="float">
            <text:p>-1</text:p>
          </table:table-cell>
          <table:table-cell table:formula="of:=POWER(useed;[.H61])" office:value-type="float" office:value="1" calcext:value-type="float">
            <text:p>1</text:p>
          </table:table-cell>
          <table:table-cell table:formula="of:=POWER(useed;[.I61])" office:value-type="float" office:value="0.25" calcext:value-type="float">
            <text:p>0.25</text:p>
          </table:table-cell>
          <table:table-cell table:formula="of:=RIGHT([.D61];LEN([.D61])-LEN([.F61]))" office:value-type="string" office:string-value="101" calcext:value-type="string">
            <text:p>101</text:p>
          </table:table-cell>
          <table:table-cell table:formula="of:=LEFT([.L61];MIN(LEN([.L61]);maxEs))" office:value-type="string" office:string-value="1" calcext:value-type="string">
            <text:p>1</text:p>
          </table:table-cell>
          <table:table-cell table:formula="of:=IF(LEN([.M61])=0;1;POWER(2;BIN2DEC([.M61])))" office:value-type="float" office:value="2" calcext:value-type="float">
            <text:p>2</text:p>
          </table:table-cell>
          <table:table-cell table:formula="of:=RIGHT([.E61];LEN([.E61])-LEN([.G61]))" office:value-type="string" office:string-value="011" calcext:value-type="string">
            <text:p>011</text:p>
          </table:table-cell>
          <table:table-cell table:formula="of:=LEFT([.O61];MIN(LEN([.O61]);maxEs))" office:value-type="string" office:string-value="0" calcext:value-type="string">
            <text:p>0</text:p>
          </table:table-cell>
          <table:table-cell table:formula="of:=IF(LEN([.P61])=0;1;POWER(2;BIN2DEC([.P61])))" office:value-type="float" office:value="1" calcext:value-type="float">
            <text:p>1</text:p>
          </table:table-cell>
          <table:table-cell table:formula="of:=RIGHT([.L61];LEN([.L61])-LEN([.M61]))" office:value-type="string" office:string-value="01" calcext:value-type="string">
            <text:p>01</text:p>
          </table:table-cell>
          <table:table-cell table:formula="of:=IF(LEN([.R61])=0;0;BIN2DEC([.R61])/POWER(2;LEN([.R61])))" office:value-type="float" office:value="0.25" calcext:value-type="float">
            <text:p>0.25</text:p>
          </table:table-cell>
          <table:table-cell table:formula="of:=1+[.S61]" office:value-type="float" office:value="1.25" calcext:value-type="float">
            <text:p>1.25</text:p>
          </table:table-cell>
          <table:table-cell table:style-name="ce22" table:formula="of:=RIGHT([.O61];LEN([.O61])-LEN([.P61]))" office:value-type="string" office:string-value="11" calcext:value-type="string">
            <text:p>11</text:p>
          </table:table-cell>
          <table:table-cell table:formula="of:=IF(LEN([.U61])=0;0;BIN2DEC([.U61])/POWER(2;LEN([.U61])))" office:value-type="float" office:value="0.75" calcext:value-type="float">
            <text:p>0.75</text:p>
          </table:table-cell>
          <table:table-cell table:formula="of:=1+[.V61]" office:value-type="float" office:value="1.75" calcext:value-type="float">
            <text:p>1.75</text:p>
          </table:table-cell>
          <table:table-cell table:formula="of:=rowsign*useed_tk*two_te*tfm" office:value-type="float" office:value="-0.4375" calcext:value-type="float">
            <text:p>-0.4375</text:p>
          </table:table-cell>
          <table:table-cell table:formula="of:=rowsign/(useed_k*two_e*fm)" office:value-type="float" office:value="-0.4" calcext:value-type="float">
            <text:p>-0.4</text:p>
          </table:table-cell>
          <table:table-cell table:formula="of:=[.X61]/[.Y61]" office:value-type="float" office:value="1.09375" calcext:value-type="float">
            <text:p>1.09375</text:p>
          </table:table-cell>
          <table:table-cell table:number-columns-repeated="998"/>
        </table:table-row>
        <table:table-row table:style-name="ro1">
          <table:table-cell table:formula="of:=[.A61]+1" office:value-type="float" office:value="54" calcext:value-type="float">
            <text:p>54</text:p>
          </table:table-cell>
          <table:table-cell table:formula="of:=DEC2BIN([.A62];[.$A$5])" office:value-type="string" office:string-value="110110" calcext:value-type="string">
            <text:p>110110</text:p>
          </table:table-cell>
          <table:table-cell table:formula="of:=IF(EXACT(LEFT([.B62];1);&quot;0&quot;);1;-1)" office:value-type="float" office:value="-1" calcext:value-type="float">
            <text:p>-1</text:p>
          </table:table-cell>
          <table:table-cell table:formula="of:=RIGHT([.B62];[.$A$5]-1)" office:value-type="string" office:string-value="10110" calcext:value-type="string">
            <text:p>10110</text:p>
          </table:table-cell>
          <table:table-cell table:formula="of:=RIGHT(DEC2BIN(-BIN2DEC([.D62]);LEN([.D62]));LEN([.D62]))" office:value-type="string" office:string-value="01010" calcext:value-type="string">
            <text:p>01010</text:p>
          </table:table-cell>
          <table:table-cell table:formula="of:=LEFT([.D62];2)" office:value-type="string" office:string-value="10" calcext:value-type="string">
            <text:p>10</text:p>
          </table:table-cell>
          <table:table-cell table:formula="of:=LEFT([.E62];2)" office:value-type="string" office:string-value="01" calcext:value-type="string">
            <text:p>01</text:p>
          </table:table-cell>
          <table:table-cell table:formula="of:=IF(EXACT(LEFT([.F62];1);&quot;1&quot;);LEN([.F62])-LEN(SUBSTITUTE([.F62];&quot;1&quot;;&quot;&quot;))-1;-1*(LEN([.F62])-LEN(SUBSTITUTE([.F62];&quot;0&quot;;&quot;&quot;))))" office:value-type="float" office:value="0" calcext:value-type="float">
            <text:p>0</text:p>
          </table:table-cell>
          <table:table-cell table:formula="of:=IF(EXACT(LEFT([.G62];1);&quot;1&quot;);LEN([.G62])-LEN(SUBSTITUTE([.G62];&quot;1&quot;;&quot;&quot;))-1;-1*(LEN([.G62])-LEN(SUBSTITUTE([.G62];&quot;0&quot;;&quot;&quot;))))" office:value-type="float" office:value="-1" calcext:value-type="float">
            <text:p>-1</text:p>
          </table:table-cell>
          <table:table-cell table:formula="of:=POWER(useed;[.H62])" office:value-type="float" office:value="1" calcext:value-type="float">
            <text:p>1</text:p>
          </table:table-cell>
          <table:table-cell table:formula="of:=POWER(useed;[.I62])" office:value-type="float" office:value="0.25" calcext:value-type="float">
            <text:p>0.25</text:p>
          </table:table-cell>
          <table:table-cell table:formula="of:=RIGHT([.D62];LEN([.D62])-LEN([.F62]))" office:value-type="string" office:string-value="110" calcext:value-type="string">
            <text:p>110</text:p>
          </table:table-cell>
          <table:table-cell table:formula="of:=LEFT([.L62];MIN(LEN([.L62]);maxEs))" office:value-type="string" office:string-value="1" calcext:value-type="string">
            <text:p>1</text:p>
          </table:table-cell>
          <table:table-cell table:formula="of:=IF(LEN([.M62])=0;1;POWER(2;BIN2DEC([.M62])))" office:value-type="float" office:value="2" calcext:value-type="float">
            <text:p>2</text:p>
          </table:table-cell>
          <table:table-cell table:formula="of:=RIGHT([.E62];LEN([.E62])-LEN([.G62]))" office:value-type="string" office:string-value="010" calcext:value-type="string">
            <text:p>010</text:p>
          </table:table-cell>
          <table:table-cell table:formula="of:=LEFT([.O62];MIN(LEN([.O62]);maxEs))" office:value-type="string" office:string-value="0" calcext:value-type="string">
            <text:p>0</text:p>
          </table:table-cell>
          <table:table-cell table:formula="of:=IF(LEN([.P62])=0;1;POWER(2;BIN2DEC([.P62])))" office:value-type="float" office:value="1" calcext:value-type="float">
            <text:p>1</text:p>
          </table:table-cell>
          <table:table-cell table:formula="of:=RIGHT([.L62];LEN([.L62])-LEN([.M62]))" office:value-type="string" office:string-value="10" calcext:value-type="string">
            <text:p>10</text:p>
          </table:table-cell>
          <table:table-cell table:formula="of:=IF(LEN([.R62])=0;0;BIN2DEC([.R62])/POWER(2;LEN([.R62])))" office:value-type="float" office:value="0.5" calcext:value-type="float">
            <text:p>0.5</text:p>
          </table:table-cell>
          <table:table-cell table:formula="of:=1+[.S62]" office:value-type="float" office:value="1.5" calcext:value-type="float">
            <text:p>1.5</text:p>
          </table:table-cell>
          <table:table-cell table:style-name="ce22" table:formula="of:=RIGHT([.O62];LEN([.O62])-LEN([.P62]))" office:value-type="string" office:string-value="10" calcext:value-type="string">
            <text:p>10</text:p>
          </table:table-cell>
          <table:table-cell table:formula="of:=IF(LEN([.U62])=0;0;BIN2DEC([.U62])/POWER(2;LEN([.U62])))" office:value-type="float" office:value="0.5" calcext:value-type="float">
            <text:p>0.5</text:p>
          </table:table-cell>
          <table:table-cell table:formula="of:=1+[.V62]" office:value-type="float" office:value="1.5" calcext:value-type="float">
            <text:p>1.5</text:p>
          </table:table-cell>
          <table:table-cell table:formula="of:=rowsign*useed_tk*two_te*tfm" office:value-type="float" office:value="-0.375" calcext:value-type="float">
            <text:p>-0.375</text:p>
          </table:table-cell>
          <table:table-cell table:formula="of:=rowsign/(useed_k*two_e*fm)" office:value-type="float" office:value="-0.333333333333333" calcext:value-type="float">
            <text:p>-0.333333333333333</text:p>
          </table:table-cell>
          <table:table-cell table:formula="of:=[.X62]/[.Y62]" office:value-type="float" office:value="1.125" calcext:value-type="float">
            <text:p>1.125</text:p>
          </table:table-cell>
          <table:table-cell table:number-columns-repeated="998"/>
        </table:table-row>
        <table:table-row table:style-name="ro1">
          <table:table-cell table:formula="of:=[.A62]+1" office:value-type="float" office:value="55" calcext:value-type="float">
            <text:p>55</text:p>
          </table:table-cell>
          <table:table-cell table:formula="of:=DEC2BIN([.A63];[.$A$5])" office:value-type="string" office:string-value="110111" calcext:value-type="string">
            <text:p>110111</text:p>
          </table:table-cell>
          <table:table-cell table:formula="of:=IF(EXACT(LEFT([.B63];1);&quot;0&quot;);1;-1)" office:value-type="float" office:value="-1" calcext:value-type="float">
            <text:p>-1</text:p>
          </table:table-cell>
          <table:table-cell table:formula="of:=RIGHT([.B63];[.$A$5]-1)" office:value-type="string" office:string-value="10111" calcext:value-type="string">
            <text:p>10111</text:p>
          </table:table-cell>
          <table:table-cell table:formula="of:=RIGHT(DEC2BIN(-BIN2DEC([.D63]);LEN([.D63]));LEN([.D63]))" office:value-type="string" office:string-value="01001" calcext:value-type="string">
            <text:p>01001</text:p>
          </table:table-cell>
          <table:table-cell table:formula="of:=LEFT([.D63];2)" office:value-type="string" office:string-value="10" calcext:value-type="string">
            <text:p>10</text:p>
          </table:table-cell>
          <table:table-cell table:formula="of:=LEFT([.E63];2)" office:value-type="string" office:string-value="01" calcext:value-type="string">
            <text:p>01</text:p>
          </table:table-cell>
          <table:table-cell table:formula="of:=IF(EXACT(LEFT([.F63];1);&quot;1&quot;);LEN([.F63])-LEN(SUBSTITUTE([.F63];&quot;1&quot;;&quot;&quot;))-1;-1*(LEN([.F63])-LEN(SUBSTITUTE([.F63];&quot;0&quot;;&quot;&quot;))))" office:value-type="float" office:value="0" calcext:value-type="float">
            <text:p>0</text:p>
          </table:table-cell>
          <table:table-cell table:formula="of:=IF(EXACT(LEFT([.G63];1);&quot;1&quot;);LEN([.G63])-LEN(SUBSTITUTE([.G63];&quot;1&quot;;&quot;&quot;))-1;-1*(LEN([.G63])-LEN(SUBSTITUTE([.G63];&quot;0&quot;;&quot;&quot;))))" office:value-type="float" office:value="-1" calcext:value-type="float">
            <text:p>-1</text:p>
          </table:table-cell>
          <table:table-cell table:formula="of:=POWER(useed;[.H63])" office:value-type="float" office:value="1" calcext:value-type="float">
            <text:p>1</text:p>
          </table:table-cell>
          <table:table-cell table:formula="of:=POWER(useed;[.I63])" office:value-type="float" office:value="0.25" calcext:value-type="float">
            <text:p>0.25</text:p>
          </table:table-cell>
          <table:table-cell table:formula="of:=RIGHT([.D63];LEN([.D63])-LEN([.F63]))" office:value-type="string" office:string-value="111" calcext:value-type="string">
            <text:p>111</text:p>
          </table:table-cell>
          <table:table-cell table:formula="of:=LEFT([.L63];MIN(LEN([.L63]);maxEs))" office:value-type="string" office:string-value="1" calcext:value-type="string">
            <text:p>1</text:p>
          </table:table-cell>
          <table:table-cell table:formula="of:=IF(LEN([.M63])=0;1;POWER(2;BIN2DEC([.M63])))" office:value-type="float" office:value="2" calcext:value-type="float">
            <text:p>2</text:p>
          </table:table-cell>
          <table:table-cell table:formula="of:=RIGHT([.E63];LEN([.E63])-LEN([.G63]))" office:value-type="string" office:string-value="001" calcext:value-type="string">
            <text:p>001</text:p>
          </table:table-cell>
          <table:table-cell table:formula="of:=LEFT([.O63];MIN(LEN([.O63]);maxEs))" office:value-type="string" office:string-value="0" calcext:value-type="string">
            <text:p>0</text:p>
          </table:table-cell>
          <table:table-cell table:formula="of:=IF(LEN([.P63])=0;1;POWER(2;BIN2DEC([.P63])))" office:value-type="float" office:value="1" calcext:value-type="float">
            <text:p>1</text:p>
          </table:table-cell>
          <table:table-cell table:formula="of:=RIGHT([.L63];LEN([.L63])-LEN([.M63]))" office:value-type="string" office:string-value="11" calcext:value-type="string">
            <text:p>11</text:p>
          </table:table-cell>
          <table:table-cell table:formula="of:=IF(LEN([.R63])=0;0;BIN2DEC([.R63])/POWER(2;LEN([.R63])))" office:value-type="float" office:value="0.75" calcext:value-type="float">
            <text:p>0.75</text:p>
          </table:table-cell>
          <table:table-cell table:formula="of:=1+[.S63]" office:value-type="float" office:value="1.75" calcext:value-type="float">
            <text:p>1.75</text:p>
          </table:table-cell>
          <table:table-cell table:style-name="ce22" table:formula="of:=RIGHT([.O63];LEN([.O63])-LEN([.P63]))" office:value-type="string" office:string-value="01" calcext:value-type="string">
            <text:p>01</text:p>
          </table:table-cell>
          <table:table-cell table:formula="of:=IF(LEN([.U63])=0;0;BIN2DEC([.U63])/POWER(2;LEN([.U63])))" office:value-type="float" office:value="0.25" calcext:value-type="float">
            <text:p>0.25</text:p>
          </table:table-cell>
          <table:table-cell table:formula="of:=1+[.V63]" office:value-type="float" office:value="1.25" calcext:value-type="float">
            <text:p>1.25</text:p>
          </table:table-cell>
          <table:table-cell table:formula="of:=rowsign*useed_tk*two_te*tfm" office:value-type="float" office:value="-0.3125" calcext:value-type="float">
            <text:p>-0.3125</text:p>
          </table:table-cell>
          <table:table-cell table:formula="of:=rowsign/(useed_k*two_e*fm)" office:value-type="float" office:value="-0.285714285714286" calcext:value-type="float">
            <text:p>-0.285714285714286</text:p>
          </table:table-cell>
          <table:table-cell table:formula="of:=[.X63]/[.Y63]" office:value-type="float" office:value="1.09375" calcext:value-type="float">
            <text:p>1.09375</text:p>
          </table:table-cell>
          <table:table-cell table:number-columns-repeated="998"/>
        </table:table-row>
        <table:table-row table:style-name="ro1">
          <table:table-cell table:formula="of:=[.A63]+1" office:value-type="float" office:value="56" calcext:value-type="float">
            <text:p>56</text:p>
          </table:table-cell>
          <table:table-cell table:formula="of:=DEC2BIN([.A64];[.$A$5])" office:value-type="string" office:string-value="111000" calcext:value-type="string">
            <text:p>111000</text:p>
          </table:table-cell>
          <table:table-cell table:formula="of:=IF(EXACT(LEFT([.B64];1);&quot;0&quot;);1;-1)" office:value-type="float" office:value="-1" calcext:value-type="float">
            <text:p>-1</text:p>
          </table:table-cell>
          <table:table-cell table:formula="of:=RIGHT([.B64];[.$A$5]-1)" office:value-type="string" office:string-value="11000" calcext:value-type="string">
            <text:p>11000</text:p>
          </table:table-cell>
          <table:table-cell table:formula="of:=RIGHT(DEC2BIN(-BIN2DEC([.D64]);LEN([.D64]));LEN([.D64]))" office:value-type="string" office:string-value="01000" calcext:value-type="string">
            <text:p>01000</text:p>
          </table:table-cell>
          <table:table-cell table:formula="of:=LEFT([.D64];3)" office:value-type="string" office:string-value="110" calcext:value-type="string">
            <text:p>110</text:p>
          </table:table-cell>
          <table:table-cell table:formula="of:=LEFT([.E64];2)" office:value-type="string" office:string-value="01" calcext:value-type="string">
            <text:p>01</text:p>
          </table:table-cell>
          <table:table-cell table:formula="of:=IF(EXACT(LEFT([.F64];1);&quot;1&quot;);LEN([.F64])-LEN(SUBSTITUTE([.F64];&quot;1&quot;;&quot;&quot;))-1;-1*(LEN([.F64])-LEN(SUBSTITUTE([.F64];&quot;0&quot;;&quot;&quot;))))" office:value-type="float" office:value="1" calcext:value-type="float">
            <text:p>1</text:p>
          </table:table-cell>
          <table:table-cell table:formula="of:=IF(EXACT(LEFT([.G64];1);&quot;1&quot;);LEN([.G64])-LEN(SUBSTITUTE([.G64];&quot;1&quot;;&quot;&quot;))-1;-1*(LEN([.G64])-LEN(SUBSTITUTE([.G64];&quot;0&quot;;&quot;&quot;))))" office:value-type="float" office:value="-1" calcext:value-type="float">
            <text:p>-1</text:p>
          </table:table-cell>
          <table:table-cell table:formula="of:=POWER(useed;[.H64])" office:value-type="float" office:value="4" calcext:value-type="float">
            <text:p>4</text:p>
          </table:table-cell>
          <table:table-cell table:formula="of:=POWER(useed;[.I64])" office:value-type="float" office:value="0.25" calcext:value-type="float">
            <text:p>0.25</text:p>
          </table:table-cell>
          <table:table-cell table:formula="of:=RIGHT([.D64];LEN([.D64])-LEN([.F64]))" office:value-type="string" office:string-value="00" calcext:value-type="string">
            <text:p>00</text:p>
          </table:table-cell>
          <table:table-cell table:formula="of:=LEFT([.L64];MIN(LEN([.L64]);maxEs))" office:value-type="string" office:string-value="0" calcext:value-type="string">
            <text:p>0</text:p>
          </table:table-cell>
          <table:table-cell table:formula="of:=IF(LEN([.M64])=0;1;POWER(2;BIN2DEC([.M64])))" office:value-type="float" office:value="1" calcext:value-type="float">
            <text:p>1</text:p>
          </table:table-cell>
          <table:table-cell table:formula="of:=RIGHT([.E64];LEN([.E64])-LEN([.G64]))" office:value-type="string" office:string-value="000" calcext:value-type="string">
            <text:p>000</text:p>
          </table:table-cell>
          <table:table-cell table:formula="of:=LEFT([.O64];MIN(LEN([.O64]);maxEs))" office:value-type="string" office:string-value="0" calcext:value-type="string">
            <text:p>0</text:p>
          </table:table-cell>
          <table:table-cell table:formula="of:=IF(LEN([.P64])=0;1;POWER(2;BIN2DEC([.P64])))" office:value-type="float" office:value="1" calcext:value-type="float">
            <text:p>1</text:p>
          </table:table-cell>
          <table:table-cell table:formula="of:=RIGHT([.L64];LEN([.L64])-LEN([.M64]))" office:value-type="string" office:string-value="0" calcext:value-type="string">
            <text:p>0</text:p>
          </table:table-cell>
          <table:table-cell table:formula="of:=IF(LEN([.R64])=0;0;BIN2DEC([.R64])/POWER(2;LEN([.R64])))" office:value-type="float" office:value="0" calcext:value-type="float">
            <text:p>0</text:p>
          </table:table-cell>
          <table:table-cell table:formula="of:=1+[.S64]" office:value-type="float" office:value="1" calcext:value-type="float">
            <text:p>1</text:p>
          </table:table-cell>
          <table:table-cell table:style-name="ce22" table:formula="of:=RIGHT([.O64];LEN([.O64])-LEN([.P64]))" office:value-type="string" office:string-value="00" calcext:value-type="string">
            <text:p>00</text:p>
          </table:table-cell>
          <table:table-cell table:formula="of:=IF(LEN([.U64])=0;0;BIN2DEC([.U64])/POWER(2;LEN([.U64])))" office:value-type="float" office:value="0" calcext:value-type="float">
            <text:p>0</text:p>
          </table:table-cell>
          <table:table-cell table:formula="of:=1+[.V64]" office:value-type="float" office:value="1" calcext:value-type="float">
            <text:p>1</text:p>
          </table:table-cell>
          <table:table-cell table:formula="of:=rowsign*useed_tk*two_te*tfm" office:value-type="float" office:value="-0.25" calcext:value-type="float">
            <text:p>-0.25</text:p>
          </table:table-cell>
          <table:table-cell table:formula="of:=rowsign/(useed_k*two_e*fm)" office:value-type="float" office:value="-0.25" calcext:value-type="float">
            <text:p>-0.25</text:p>
          </table:table-cell>
          <table:table-cell table:formula="of:=[.X64]/[.Y64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64]+1" office:value-type="float" office:value="57" calcext:value-type="float">
            <text:p>57</text:p>
          </table:table-cell>
          <table:table-cell table:formula="of:=DEC2BIN([.A65];[.$A$5])" office:value-type="string" office:string-value="111001" calcext:value-type="string">
            <text:p>111001</text:p>
          </table:table-cell>
          <table:table-cell table:formula="of:=IF(EXACT(LEFT([.B65];1);&quot;0&quot;);1;-1)" office:value-type="float" office:value="-1" calcext:value-type="float">
            <text:p>-1</text:p>
          </table:table-cell>
          <table:table-cell table:formula="of:=RIGHT([.B65];[.$A$5]-1)" office:value-type="string" office:string-value="11001" calcext:value-type="string">
            <text:p>11001</text:p>
          </table:table-cell>
          <table:table-cell table:formula="of:=RIGHT(DEC2BIN(-BIN2DEC([.D65]);LEN([.D65]));LEN([.D65]))" office:value-type="string" office:string-value="00111" calcext:value-type="string">
            <text:p>00111</text:p>
          </table:table-cell>
          <table:table-cell table:formula="of:=LEFT([.D65];3)" office:value-type="string" office:string-value="110" calcext:value-type="string">
            <text:p>110</text:p>
          </table:table-cell>
          <table:table-cell table:formula="of:=LEFT([.E65];3)" office:value-type="string" office:string-value="001" calcext:value-type="string">
            <text:p>001</text:p>
          </table:table-cell>
          <table:table-cell table:formula="of:=IF(EXACT(LEFT([.F65];1);&quot;1&quot;);LEN([.F65])-LEN(SUBSTITUTE([.F65];&quot;1&quot;;&quot;&quot;))-1;-1*(LEN([.F65])-LEN(SUBSTITUTE([.F65];&quot;0&quot;;&quot;&quot;))))" office:value-type="float" office:value="1" calcext:value-type="float">
            <text:p>1</text:p>
          </table:table-cell>
          <table:table-cell table:formula="of:=IF(EXACT(LEFT([.G65];1);&quot;1&quot;);LEN([.G65])-LEN(SUBSTITUTE([.G65];&quot;1&quot;;&quot;&quot;))-1;-1*(LEN([.G65])-LEN(SUBSTITUTE([.G65];&quot;0&quot;;&quot;&quot;))))" office:value-type="float" office:value="-2" calcext:value-type="float">
            <text:p>-2</text:p>
          </table:table-cell>
          <table:table-cell table:formula="of:=POWER(useed;[.H65])" office:value-type="float" office:value="4" calcext:value-type="float">
            <text:p>4</text:p>
          </table:table-cell>
          <table:table-cell table:formula="of:=POWER(useed;[.I65])" office:value-type="float" office:value="0.0625" calcext:value-type="float">
            <text:p>0.0625</text:p>
          </table:table-cell>
          <table:table-cell table:formula="of:=RIGHT([.D65];LEN([.D65])-LEN([.F65]))" office:value-type="string" office:string-value="01" calcext:value-type="string">
            <text:p>01</text:p>
          </table:table-cell>
          <table:table-cell table:formula="of:=LEFT([.L65];MIN(LEN([.L65]);maxEs))" office:value-type="string" office:string-value="0" calcext:value-type="string">
            <text:p>0</text:p>
          </table:table-cell>
          <table:table-cell table:formula="of:=IF(LEN([.M65])=0;1;POWER(2;BIN2DEC([.M65])))" office:value-type="float" office:value="1" calcext:value-type="float">
            <text:p>1</text:p>
          </table:table-cell>
          <table:table-cell table:formula="of:=RIGHT([.E65];LEN([.E65])-LEN([.G65]))" office:value-type="string" office:string-value="11" calcext:value-type="string">
            <text:p>11</text:p>
          </table:table-cell>
          <table:table-cell table:formula="of:=LEFT([.O65];MIN(LEN([.O65]);maxEs))" office:value-type="string" office:string-value="1" calcext:value-type="string">
            <text:p>1</text:p>
          </table:table-cell>
          <table:table-cell table:formula="of:=IF(LEN([.P65])=0;1;POWER(2;BIN2DEC([.P65])))" office:value-type="float" office:value="2" calcext:value-type="float">
            <text:p>2</text:p>
          </table:table-cell>
          <table:table-cell table:formula="of:=RIGHT([.L65];LEN([.L65])-LEN([.M65]))" office:value-type="string" office:string-value="1" calcext:value-type="string">
            <text:p>1</text:p>
          </table:table-cell>
          <table:table-cell table:formula="of:=IF(LEN([.R65])=0;0;BIN2DEC([.R65])/POWER(2;LEN([.R65])))" office:value-type="float" office:value="0.5" calcext:value-type="float">
            <text:p>0.5</text:p>
          </table:table-cell>
          <table:table-cell table:formula="of:=1+[.S65]" office:value-type="float" office:value="1.5" calcext:value-type="float">
            <text:p>1.5</text:p>
          </table:table-cell>
          <table:table-cell table:style-name="ce22" table:formula="of:=RIGHT([.O65];LEN([.O65])-LEN([.P65]))" office:value-type="string" office:string-value="1" calcext:value-type="string">
            <text:p>1</text:p>
          </table:table-cell>
          <table:table-cell table:formula="of:=IF(LEN([.U65])=0;0;BIN2DEC([.U65])/POWER(2;LEN([.U65])))" office:value-type="float" office:value="0.5" calcext:value-type="float">
            <text:p>0.5</text:p>
          </table:table-cell>
          <table:table-cell table:formula="of:=1+[.V65]" office:value-type="float" office:value="1.5" calcext:value-type="float">
            <text:p>1.5</text:p>
          </table:table-cell>
          <table:table-cell table:formula="of:=rowsign*useed_tk*two_te*tfm" office:value-type="float" office:value="-0.1875" calcext:value-type="float">
            <text:p>-0.1875</text:p>
          </table:table-cell>
          <table:table-cell table:formula="of:=rowsign/(useed_k*two_e*fm)" office:value-type="float" office:value="-0.166666666666667" calcext:value-type="float">
            <text:p>-0.166666666666667</text:p>
          </table:table-cell>
          <table:table-cell table:formula="of:=[.X65]/[.Y65]" office:value-type="float" office:value="1.125" calcext:value-type="float">
            <text:p>1.125</text:p>
          </table:table-cell>
          <table:table-cell table:number-columns-repeated="998"/>
        </table:table-row>
        <table:table-row table:style-name="ro1">
          <table:table-cell table:formula="of:=[.A65]+1" office:value-type="float" office:value="58" calcext:value-type="float">
            <text:p>58</text:p>
          </table:table-cell>
          <table:table-cell table:formula="of:=DEC2BIN([.A66];[.$A$5])" office:value-type="string" office:string-value="111010" calcext:value-type="string">
            <text:p>111010</text:p>
          </table:table-cell>
          <table:table-cell table:formula="of:=IF(EXACT(LEFT([.B66];1);&quot;0&quot;);1;-1)" office:value-type="float" office:value="-1" calcext:value-type="float">
            <text:p>-1</text:p>
          </table:table-cell>
          <table:table-cell table:formula="of:=RIGHT([.B66];[.$A$5]-1)" office:value-type="string" office:string-value="11010" calcext:value-type="string">
            <text:p>11010</text:p>
          </table:table-cell>
          <table:table-cell table:formula="of:=RIGHT(DEC2BIN(-BIN2DEC([.D66]);LEN([.D66]));LEN([.D66]))" office:value-type="string" office:string-value="00110" calcext:value-type="string">
            <text:p>00110</text:p>
          </table:table-cell>
          <table:table-cell table:formula="of:=LEFT([.D66];3)" office:value-type="string" office:string-value="110" calcext:value-type="string">
            <text:p>110</text:p>
          </table:table-cell>
          <table:table-cell table:formula="of:=LEFT([.E66];3)" office:value-type="string" office:string-value="001" calcext:value-type="string">
            <text:p>001</text:p>
          </table:table-cell>
          <table:table-cell table:formula="of:=IF(EXACT(LEFT([.F66];1);&quot;1&quot;);LEN([.F66])-LEN(SUBSTITUTE([.F66];&quot;1&quot;;&quot;&quot;))-1;-1*(LEN([.F66])-LEN(SUBSTITUTE([.F66];&quot;0&quot;;&quot;&quot;))))" office:value-type="float" office:value="1" calcext:value-type="float">
            <text:p>1</text:p>
          </table:table-cell>
          <table:table-cell table:formula="of:=IF(EXACT(LEFT([.G66];1);&quot;1&quot;);LEN([.G66])-LEN(SUBSTITUTE([.G66];&quot;1&quot;;&quot;&quot;))-1;-1*(LEN([.G66])-LEN(SUBSTITUTE([.G66];&quot;0&quot;;&quot;&quot;))))" office:value-type="float" office:value="-2" calcext:value-type="float">
            <text:p>-2</text:p>
          </table:table-cell>
          <table:table-cell table:formula="of:=POWER(useed;[.H66])" office:value-type="float" office:value="4" calcext:value-type="float">
            <text:p>4</text:p>
          </table:table-cell>
          <table:table-cell table:formula="of:=POWER(useed;[.I66])" office:value-type="float" office:value="0.0625" calcext:value-type="float">
            <text:p>0.0625</text:p>
          </table:table-cell>
          <table:table-cell table:formula="of:=RIGHT([.D66];LEN([.D66])-LEN([.F66]))" office:value-type="string" office:string-value="10" calcext:value-type="string">
            <text:p>10</text:p>
          </table:table-cell>
          <table:table-cell table:formula="of:=LEFT([.L66];MIN(LEN([.L66]);maxEs))" office:value-type="string" office:string-value="1" calcext:value-type="string">
            <text:p>1</text:p>
          </table:table-cell>
          <table:table-cell table:formula="of:=IF(LEN([.M66])=0;1;POWER(2;BIN2DEC([.M66])))" office:value-type="float" office:value="2" calcext:value-type="float">
            <text:p>2</text:p>
          </table:table-cell>
          <table:table-cell table:formula="of:=RIGHT([.E66];LEN([.E66])-LEN([.G66]))" office:value-type="string" office:string-value="10" calcext:value-type="string">
            <text:p>10</text:p>
          </table:table-cell>
          <table:table-cell table:formula="of:=LEFT([.O66];MIN(LEN([.O66]);maxEs))" office:value-type="string" office:string-value="1" calcext:value-type="string">
            <text:p>1</text:p>
          </table:table-cell>
          <table:table-cell table:formula="of:=IF(LEN([.P66])=0;1;POWER(2;BIN2DEC([.P66])))" office:value-type="float" office:value="2" calcext:value-type="float">
            <text:p>2</text:p>
          </table:table-cell>
          <table:table-cell table:formula="of:=RIGHT([.L66];LEN([.L66])-LEN([.M66]))" office:value-type="string" office:string-value="0" calcext:value-type="string">
            <text:p>0</text:p>
          </table:table-cell>
          <table:table-cell table:formula="of:=IF(LEN([.R66])=0;0;BIN2DEC([.R66])/POWER(2;LEN([.R66])))" office:value-type="float" office:value="0" calcext:value-type="float">
            <text:p>0</text:p>
          </table:table-cell>
          <table:table-cell table:formula="of:=1+[.S66]" office:value-type="float" office:value="1" calcext:value-type="float">
            <text:p>1</text:p>
          </table:table-cell>
          <table:table-cell table:style-name="ce22" table:formula="of:=RIGHT([.O66];LEN([.O66])-LEN([.P66]))" office:value-type="string" office:string-value="0" calcext:value-type="string">
            <text:p>0</text:p>
          </table:table-cell>
          <table:table-cell table:formula="of:=IF(LEN([.U66])=0;0;BIN2DEC([.U66])/POWER(2;LEN([.U66])))" office:value-type="float" office:value="0" calcext:value-type="float">
            <text:p>0</text:p>
          </table:table-cell>
          <table:table-cell table:formula="of:=1+[.V66]" office:value-type="float" office:value="1" calcext:value-type="float">
            <text:p>1</text:p>
          </table:table-cell>
          <table:table-cell table:formula="of:=rowsign*useed_tk*two_te*tfm" office:value-type="float" office:value="-0.125" calcext:value-type="float">
            <text:p>-0.125</text:p>
          </table:table-cell>
          <table:table-cell table:formula="of:=rowsign/(useed_k*two_e*fm)" office:value-type="float" office:value="-0.125" calcext:value-type="float">
            <text:p>-0.125</text:p>
          </table:table-cell>
          <table:table-cell table:formula="of:=[.X66]/[.Y66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66]+1" office:value-type="float" office:value="59" calcext:value-type="float">
            <text:p>59</text:p>
          </table:table-cell>
          <table:table-cell table:formula="of:=DEC2BIN([.A67];[.$A$5])" office:value-type="string" office:string-value="111011" calcext:value-type="string">
            <text:p>111011</text:p>
          </table:table-cell>
          <table:table-cell table:formula="of:=IF(EXACT(LEFT([.B67];1);&quot;0&quot;);1;-1)" office:value-type="float" office:value="-1" calcext:value-type="float">
            <text:p>-1</text:p>
          </table:table-cell>
          <table:table-cell table:formula="of:=RIGHT([.B67];[.$A$5]-1)" office:value-type="string" office:string-value="11011" calcext:value-type="string">
            <text:p>11011</text:p>
          </table:table-cell>
          <table:table-cell table:formula="of:=RIGHT(DEC2BIN(-BIN2DEC([.D67]);LEN([.D67]));LEN([.D67]))" office:value-type="string" office:string-value="00101" calcext:value-type="string">
            <text:p>00101</text:p>
          </table:table-cell>
          <table:table-cell table:formula="of:=LEFT([.D67];3)" office:value-type="string" office:string-value="110" calcext:value-type="string">
            <text:p>110</text:p>
          </table:table-cell>
          <table:table-cell table:formula="of:=LEFT([.E67];3)" office:value-type="string" office:string-value="001" calcext:value-type="string">
            <text:p>001</text:p>
          </table:table-cell>
          <table:table-cell table:formula="of:=IF(EXACT(LEFT([.F67];1);&quot;1&quot;);LEN([.F67])-LEN(SUBSTITUTE([.F67];&quot;1&quot;;&quot;&quot;))-1;-1*(LEN([.F67])-LEN(SUBSTITUTE([.F67];&quot;0&quot;;&quot;&quot;))))" office:value-type="float" office:value="1" calcext:value-type="float">
            <text:p>1</text:p>
          </table:table-cell>
          <table:table-cell table:formula="of:=IF(EXACT(LEFT([.G67];1);&quot;1&quot;);LEN([.G67])-LEN(SUBSTITUTE([.G67];&quot;1&quot;;&quot;&quot;))-1;-1*(LEN([.G67])-LEN(SUBSTITUTE([.G67];&quot;0&quot;;&quot;&quot;))))" office:value-type="float" office:value="-2" calcext:value-type="float">
            <text:p>-2</text:p>
          </table:table-cell>
          <table:table-cell table:formula="of:=POWER(useed;[.H67])" office:value-type="float" office:value="4" calcext:value-type="float">
            <text:p>4</text:p>
          </table:table-cell>
          <table:table-cell table:formula="of:=POWER(useed;[.I67])" office:value-type="float" office:value="0.0625" calcext:value-type="float">
            <text:p>0.0625</text:p>
          </table:table-cell>
          <table:table-cell table:formula="of:=RIGHT([.D67];LEN([.D67])-LEN([.F67]))" office:value-type="string" office:string-value="11" calcext:value-type="string">
            <text:p>11</text:p>
          </table:table-cell>
          <table:table-cell table:formula="of:=LEFT([.L67];MIN(LEN([.L67]);maxEs))" office:value-type="string" office:string-value="1" calcext:value-type="string">
            <text:p>1</text:p>
          </table:table-cell>
          <table:table-cell table:formula="of:=IF(LEN([.M67])=0;1;POWER(2;BIN2DEC([.M67])))" office:value-type="float" office:value="2" calcext:value-type="float">
            <text:p>2</text:p>
          </table:table-cell>
          <table:table-cell table:formula="of:=RIGHT([.E67];LEN([.E67])-LEN([.G67]))" office:value-type="string" office:string-value="01" calcext:value-type="string">
            <text:p>01</text:p>
          </table:table-cell>
          <table:table-cell table:formula="of:=LEFT([.O67];MIN(LEN([.O67]);maxEs))" office:value-type="string" office:string-value="0" calcext:value-type="string">
            <text:p>0</text:p>
          </table:table-cell>
          <table:table-cell table:formula="of:=IF(LEN([.P67])=0;1;POWER(2;BIN2DEC([.P67])))" office:value-type="float" office:value="1" calcext:value-type="float">
            <text:p>1</text:p>
          </table:table-cell>
          <table:table-cell table:formula="of:=RIGHT([.L67];LEN([.L67])-LEN([.M67]))" office:value-type="string" office:string-value="1" calcext:value-type="string">
            <text:p>1</text:p>
          </table:table-cell>
          <table:table-cell table:formula="of:=IF(LEN([.R67])=0;0;BIN2DEC([.R67])/POWER(2;LEN([.R67])))" office:value-type="float" office:value="0.5" calcext:value-type="float">
            <text:p>0.5</text:p>
          </table:table-cell>
          <table:table-cell table:formula="of:=1+[.S67]" office:value-type="float" office:value="1.5" calcext:value-type="float">
            <text:p>1.5</text:p>
          </table:table-cell>
          <table:table-cell table:style-name="ce22" table:formula="of:=RIGHT([.O67];LEN([.O67])-LEN([.P67]))" office:value-type="string" office:string-value="1" calcext:value-type="string">
            <text:p>1</text:p>
          </table:table-cell>
          <table:table-cell table:formula="of:=IF(LEN([.U67])=0;0;BIN2DEC([.U67])/POWER(2;LEN([.U67])))" office:value-type="float" office:value="0.5" calcext:value-type="float">
            <text:p>0.5</text:p>
          </table:table-cell>
          <table:table-cell table:formula="of:=1+[.V67]" office:value-type="float" office:value="1.5" calcext:value-type="float">
            <text:p>1.5</text:p>
          </table:table-cell>
          <table:table-cell table:formula="of:=rowsign*useed_tk*two_te*tfm" office:value-type="float" office:value="-0.09375" calcext:value-type="float">
            <text:p>-0.09375</text:p>
          </table:table-cell>
          <table:table-cell table:formula="of:=rowsign/(useed_k*two_e*fm)" office:value-type="float" office:value="-0.0833333333333333" calcext:value-type="float">
            <text:p>-0.083333333333333</text:p>
          </table:table-cell>
          <table:table-cell table:formula="of:=[.X67]/[.Y67]" office:value-type="float" office:value="1.125" calcext:value-type="float">
            <text:p>1.125</text:p>
          </table:table-cell>
          <table:table-cell table:number-columns-repeated="998"/>
        </table:table-row>
        <table:table-row table:style-name="ro1">
          <table:table-cell table:formula="of:=[.A67]+1" office:value-type="float" office:value="60" calcext:value-type="float">
            <text:p>60</text:p>
          </table:table-cell>
          <table:table-cell table:formula="of:=DEC2BIN([.A68];[.$A$5])" office:value-type="string" office:string-value="111100" calcext:value-type="string">
            <text:p>111100</text:p>
          </table:table-cell>
          <table:table-cell table:formula="of:=IF(EXACT(LEFT([.B68];1);&quot;0&quot;);1;-1)" office:value-type="float" office:value="-1" calcext:value-type="float">
            <text:p>-1</text:p>
          </table:table-cell>
          <table:table-cell table:formula="of:=RIGHT([.B68];[.$A$5]-1)" office:value-type="string" office:string-value="11100" calcext:value-type="string">
            <text:p>11100</text:p>
          </table:table-cell>
          <table:table-cell table:formula="of:=RIGHT(DEC2BIN(-BIN2DEC([.D68]);LEN([.D68]));LEN([.D68]))" office:value-type="string" office:string-value="00100" calcext:value-type="string">
            <text:p>00100</text:p>
          </table:table-cell>
          <table:table-cell table:formula="of:=LEFT([.D68];4)" office:value-type="string" office:string-value="1110" calcext:value-type="string">
            <text:p>1110</text:p>
          </table:table-cell>
          <table:table-cell table:formula="of:=LEFT([.E68];3)" office:value-type="string" office:string-value="001" calcext:value-type="string">
            <text:p>001</text:p>
          </table:table-cell>
          <table:table-cell table:formula="of:=IF(EXACT(LEFT([.F68];1);&quot;1&quot;);LEN([.F68])-LEN(SUBSTITUTE([.F68];&quot;1&quot;;&quot;&quot;))-1;-1*(LEN([.F68])-LEN(SUBSTITUTE([.F68];&quot;0&quot;;&quot;&quot;))))" office:value-type="float" office:value="2" calcext:value-type="float">
            <text:p>2</text:p>
          </table:table-cell>
          <table:table-cell table:formula="of:=IF(EXACT(LEFT([.G68];1);&quot;1&quot;);LEN([.G68])-LEN(SUBSTITUTE([.G68];&quot;1&quot;;&quot;&quot;))-1;-1*(LEN([.G68])-LEN(SUBSTITUTE([.G68];&quot;0&quot;;&quot;&quot;))))" office:value-type="float" office:value="-2" calcext:value-type="float">
            <text:p>-2</text:p>
          </table:table-cell>
          <table:table-cell table:formula="of:=POWER(useed;[.H68])" office:value-type="float" office:value="16" calcext:value-type="float">
            <text:p>16</text:p>
          </table:table-cell>
          <table:table-cell table:formula="of:=POWER(useed;[.I68])" office:value-type="float" office:value="0.0625" calcext:value-type="float">
            <text:p>0.0625</text:p>
          </table:table-cell>
          <table:table-cell table:formula="of:=RIGHT([.D68];LEN([.D68])-LEN([.F68]))" office:value-type="string" office:string-value="0" calcext:value-type="string">
            <text:p>0</text:p>
          </table:table-cell>
          <table:table-cell table:formula="of:=LEFT([.L68];MIN(LEN([.L68]);maxEs))" office:value-type="string" office:string-value="0" calcext:value-type="string">
            <text:p>0</text:p>
          </table:table-cell>
          <table:table-cell table:formula="of:=IF(LEN([.M68])=0;1;POWER(2;BIN2DEC([.M68])))" office:value-type="float" office:value="1" calcext:value-type="float">
            <text:p>1</text:p>
          </table:table-cell>
          <table:table-cell table:formula="of:=RIGHT([.E68];LEN([.E68])-LEN([.G68]))" office:value-type="string" office:string-value="00" calcext:value-type="string">
            <text:p>00</text:p>
          </table:table-cell>
          <table:table-cell table:formula="of:=LEFT([.O68];MIN(LEN([.O68]);maxEs))" office:value-type="string" office:string-value="0" calcext:value-type="string">
            <text:p>0</text:p>
          </table:table-cell>
          <table:table-cell table:formula="of:=IF(LEN([.P68])=0;1;POWER(2;BIN2DEC([.P68])))" office:value-type="float" office:value="1" calcext:value-type="float">
            <text:p>1</text:p>
          </table:table-cell>
          <table:table-cell table:formula="of:=RIGHT([.L68];LEN([.L68])-LEN([.M68]))">
            <text:p/>
          </table:table-cell>
          <table:table-cell table:formula="of:=IF(LEN([.R68])=0;0;BIN2DEC([.R68])/POWER(2;LEN([.R68])))" office:value-type="float" office:value="0" calcext:value-type="float">
            <text:p>0</text:p>
          </table:table-cell>
          <table:table-cell table:formula="of:=1+[.S68]" office:value-type="float" office:value="1" calcext:value-type="float">
            <text:p>1</text:p>
          </table:table-cell>
          <table:table-cell table:style-name="ce22" table:formula="of:=RIGHT([.O68];LEN([.O68])-LEN([.P68]))" office:value-type="string" office:string-value="0" calcext:value-type="string">
            <text:p>0</text:p>
          </table:table-cell>
          <table:table-cell table:formula="of:=IF(LEN([.U68])=0;0;BIN2DEC([.U68])/POWER(2;LEN([.U68])))" office:value-type="float" office:value="0" calcext:value-type="float">
            <text:p>0</text:p>
          </table:table-cell>
          <table:table-cell table:formula="of:=1+[.V68]" office:value-type="float" office:value="1" calcext:value-type="float">
            <text:p>1</text:p>
          </table:table-cell>
          <table:table-cell table:formula="of:=rowsign*useed_tk*two_te*tfm" office:value-type="float" office:value="-0.0625" calcext:value-type="float">
            <text:p>-0.0625</text:p>
          </table:table-cell>
          <table:table-cell table:formula="of:=rowsign/(useed_k*two_e*fm)" office:value-type="float" office:value="-0.0625" calcext:value-type="float">
            <text:p>-0.0625</text:p>
          </table:table-cell>
          <table:table-cell table:formula="of:=[.X68]/[.Y68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68]+1" office:value-type="float" office:value="61" calcext:value-type="float">
            <text:p>61</text:p>
          </table:table-cell>
          <table:table-cell table:formula="of:=DEC2BIN([.A69];[.$A$5])" office:value-type="string" office:string-value="111101" calcext:value-type="string">
            <text:p>111101</text:p>
          </table:table-cell>
          <table:table-cell table:formula="of:=IF(EXACT(LEFT([.B69];1);&quot;0&quot;);1;-1)" office:value-type="float" office:value="-1" calcext:value-type="float">
            <text:p>-1</text:p>
          </table:table-cell>
          <table:table-cell table:formula="of:=RIGHT([.B69];[.$A$5]-1)" office:value-type="string" office:string-value="11101" calcext:value-type="string">
            <text:p>11101</text:p>
          </table:table-cell>
          <table:table-cell table:formula="of:=RIGHT(DEC2BIN(-BIN2DEC([.D69]);LEN([.D69]));LEN([.D69]))" office:value-type="string" office:string-value="00011" calcext:value-type="string">
            <text:p>00011</text:p>
          </table:table-cell>
          <table:table-cell table:formula="of:=LEFT([.D69];4)" office:value-type="string" office:string-value="1110" calcext:value-type="string">
            <text:p>1110</text:p>
          </table:table-cell>
          <table:table-cell table:formula="of:=LEFT([.E69];4)" office:value-type="string" office:string-value="0001" calcext:value-type="string">
            <text:p>0001</text:p>
          </table:table-cell>
          <table:table-cell table:formula="of:=IF(EXACT(LEFT([.F69];1);&quot;1&quot;);LEN([.F69])-LEN(SUBSTITUTE([.F69];&quot;1&quot;;&quot;&quot;))-1;-1*(LEN([.F69])-LEN(SUBSTITUTE([.F69];&quot;0&quot;;&quot;&quot;))))" office:value-type="float" office:value="2" calcext:value-type="float">
            <text:p>2</text:p>
          </table:table-cell>
          <table:table-cell table:formula="of:=IF(EXACT(LEFT([.G69];1);&quot;1&quot;);LEN([.G69])-LEN(SUBSTITUTE([.G69];&quot;1&quot;;&quot;&quot;))-1;-1*(LEN([.G69])-LEN(SUBSTITUTE([.G69];&quot;0&quot;;&quot;&quot;))))" office:value-type="float" office:value="-3" calcext:value-type="float">
            <text:p>-3</text:p>
          </table:table-cell>
          <table:table-cell table:formula="of:=POWER(useed;[.H69])" office:value-type="float" office:value="16" calcext:value-type="float">
            <text:p>16</text:p>
          </table:table-cell>
          <table:table-cell table:formula="of:=POWER(useed;[.I69])" office:value-type="float" office:value="0.015625" calcext:value-type="float">
            <text:p>0.015625</text:p>
          </table:table-cell>
          <table:table-cell table:formula="of:=RIGHT([.D69];LEN([.D69])-LEN([.F69]))" office:value-type="string" office:string-value="1" calcext:value-type="string">
            <text:p>1</text:p>
          </table:table-cell>
          <table:table-cell table:formula="of:=LEFT([.L69];MIN(LEN([.L69]);maxEs))" office:value-type="string" office:string-value="1" calcext:value-type="string">
            <text:p>1</text:p>
          </table:table-cell>
          <table:table-cell table:formula="of:=IF(LEN([.M69])=0;1;POWER(2;BIN2DEC([.M69])))" office:value-type="float" office:value="2" calcext:value-type="float">
            <text:p>2</text:p>
          </table:table-cell>
          <table:table-cell table:formula="of:=RIGHT([.E69];LEN([.E69])-LEN([.G69]))" office:value-type="string" office:string-value="1" calcext:value-type="string">
            <text:p>1</text:p>
          </table:table-cell>
          <table:table-cell table:formula="of:=LEFT([.O69];MIN(LEN([.O69]);maxEs))" office:value-type="string" office:string-value="1" calcext:value-type="string">
            <text:p>1</text:p>
          </table:table-cell>
          <table:table-cell table:formula="of:=IF(LEN([.P69])=0;1;POWER(2;BIN2DEC([.P69])))" office:value-type="float" office:value="2" calcext:value-type="float">
            <text:p>2</text:p>
          </table:table-cell>
          <table:table-cell table:style-name="Default" table:formula="of:=RIGHT([.L69];LEN([.L69])-LEN([.M69]))">
            <text:p/>
          </table:table-cell>
          <table:table-cell table:formula="of:=IF(LEN([.R69])=0;0;BIN2DEC([.R69])/POWER(2;LEN([.R69])))" office:value-type="float" office:value="0" calcext:value-type="float">
            <text:p>0</text:p>
          </table:table-cell>
          <table:table-cell table:formula="of:=1+[.S69]" office:value-type="float" office:value="1" calcext:value-type="float">
            <text:p>1</text:p>
          </table:table-cell>
          <table:table-cell table:style-name="ce22" table:formula="of:=RIGHT([.O69];LEN([.O69])-LEN([.P69]))">
            <text:p/>
          </table:table-cell>
          <table:table-cell table:formula="of:=IF(LEN([.U69])=0;0;BIN2DEC([.U69])/POWER(2;LEN([.U69])))" office:value-type="float" office:value="0" calcext:value-type="float">
            <text:p>0</text:p>
          </table:table-cell>
          <table:table-cell table:formula="of:=1+[.V69]" office:value-type="float" office:value="1" calcext:value-type="float">
            <text:p>1</text:p>
          </table:table-cell>
          <table:table-cell table:formula="of:=rowsign*useed_tk*two_te*tfm" office:value-type="float" office:value="-0.03125" calcext:value-type="float">
            <text:p>-0.03125</text:p>
          </table:table-cell>
          <table:table-cell table:formula="of:=rowsign/(useed_k*two_e*fm)" office:value-type="float" office:value="-0.03125" calcext:value-type="float">
            <text:p>-0.03125</text:p>
          </table:table-cell>
          <table:table-cell table:formula="of:=[.X69]/[.Y69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69]+1" office:value-type="float" office:value="62" calcext:value-type="float">
            <text:p>62</text:p>
          </table:table-cell>
          <table:table-cell table:formula="of:=DEC2BIN([.A70];[.$A$5])" office:value-type="string" office:string-value="111110" calcext:value-type="string">
            <text:p>111110</text:p>
          </table:table-cell>
          <table:table-cell table:formula="of:=IF(EXACT(LEFT([.B70];1);&quot;0&quot;);1;-1)" office:value-type="float" office:value="-1" calcext:value-type="float">
            <text:p>-1</text:p>
          </table:table-cell>
          <table:table-cell table:formula="of:=RIGHT([.B70];[.$A$5]-1)" office:value-type="string" office:string-value="11110" calcext:value-type="string">
            <text:p>11110</text:p>
          </table:table-cell>
          <table:table-cell table:formula="of:=RIGHT(DEC2BIN(-BIN2DEC([.D70]);LEN([.D70]));LEN([.D70]))" office:value-type="string" office:string-value="00010" calcext:value-type="string">
            <text:p>00010</text:p>
          </table:table-cell>
          <table:table-cell table:formula="of:=LEFT([.D70];5)" office:value-type="string" office:string-value="11110" calcext:value-type="string">
            <text:p>11110</text:p>
          </table:table-cell>
          <table:table-cell table:formula="of:=LEFT([.E70];4)" office:value-type="string" office:string-value="0001" calcext:value-type="string">
            <text:p>0001</text:p>
          </table:table-cell>
          <table:table-cell table:formula="of:=IF(EXACT(LEFT([.F70];1);&quot;1&quot;);LEN([.F70])-LEN(SUBSTITUTE([.F70];&quot;1&quot;;&quot;&quot;))-1;-1*(LEN([.F70])-LEN(SUBSTITUTE([.F70];&quot;0&quot;;&quot;&quot;))))" office:value-type="float" office:value="3" calcext:value-type="float">
            <text:p>3</text:p>
          </table:table-cell>
          <table:table-cell table:formula="of:=IF(EXACT(LEFT([.G70];1);&quot;1&quot;);LEN([.G70])-LEN(SUBSTITUTE([.G70];&quot;1&quot;;&quot;&quot;))-1;-1*(LEN([.G70])-LEN(SUBSTITUTE([.G70];&quot;0&quot;;&quot;&quot;))))" office:value-type="float" office:value="-3" calcext:value-type="float">
            <text:p>-3</text:p>
          </table:table-cell>
          <table:table-cell table:formula="of:=POWER(useed;[.H70])" office:value-type="float" office:value="64" calcext:value-type="float">
            <text:p>64</text:p>
          </table:table-cell>
          <table:table-cell table:formula="of:=POWER(useed;[.I70])" office:value-type="float" office:value="0.015625" calcext:value-type="float">
            <text:p>0.015625</text:p>
          </table:table-cell>
          <table:table-cell table:formula="of:=RIGHT([.D70];LEN([.D70])-LEN([.F70]))">
            <text:p/>
          </table:table-cell>
          <table:table-cell table:formula="of:=LEFT([.L70];MIN(LEN([.L70]);maxEs))">
            <text:p/>
          </table:table-cell>
          <table:table-cell table:formula="of:=IF(LEN([.M70])=0;1;POWER(2;BIN2DEC([.M70])))" office:value-type="float" office:value="1" calcext:value-type="float">
            <text:p>1</text:p>
          </table:table-cell>
          <table:table-cell table:formula="of:=RIGHT([.E70];LEN([.E70])-LEN([.G70]))" office:value-type="string" office:string-value="0" calcext:value-type="string">
            <text:p>0</text:p>
          </table:table-cell>
          <table:table-cell table:formula="of:=LEFT([.O70];MIN(LEN([.O70]);maxEs))" office:value-type="string" office:string-value="0" calcext:value-type="string">
            <text:p>0</text:p>
          </table:table-cell>
          <table:table-cell table:formula="of:=IF(LEN([.P70])=0;1;POWER(2;BIN2DEC([.P70])))" office:value-type="float" office:value="1" calcext:value-type="float">
            <text:p>1</text:p>
          </table:table-cell>
          <table:table-cell table:style-name="Default" table:formula="of:=RIGHT([.L70];LEN([.L70])-LEN([.M70]))">
            <text:p/>
          </table:table-cell>
          <table:table-cell table:formula="of:=IF(LEN([.R70])=0;0;BIN2DEC([.R70])/POWER(2;LEN([.R70])))" office:value-type="float" office:value="0" calcext:value-type="float">
            <text:p>0</text:p>
          </table:table-cell>
          <table:table-cell table:formula="of:=1+[.S70]" office:value-type="float" office:value="1" calcext:value-type="float">
            <text:p>1</text:p>
          </table:table-cell>
          <table:table-cell table:style-name="ce22" table:formula="of:=RIGHT([.O70];LEN([.O70])-LEN([.P70]))">
            <text:p/>
          </table:table-cell>
          <table:table-cell table:formula="of:=IF(LEN([.U70])=0;0;BIN2DEC([.U70])/POWER(2;LEN([.U70])))" office:value-type="float" office:value="0" calcext:value-type="float">
            <text:p>0</text:p>
          </table:table-cell>
          <table:table-cell table:formula="of:=1+[.V70]" office:value-type="float" office:value="1" calcext:value-type="float">
            <text:p>1</text:p>
          </table:table-cell>
          <table:table-cell table:formula="of:=rowsign*useed_tk*two_te*tfm" office:value-type="float" office:value="-0.015625" calcext:value-type="float">
            <text:p>-0.015625</text:p>
          </table:table-cell>
          <table:table-cell table:formula="of:=rowsign/(useed_k*two_e*fm)" office:value-type="float" office:value="-0.015625" calcext:value-type="float">
            <text:p>-0.015625</text:p>
          </table:table-cell>
          <table:table-cell table:formula="of:=[.X70]/[.Y70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formula="of:=[.A70]+1" office:value-type="float" office:value="63" calcext:value-type="float">
            <text:p>63</text:p>
          </table:table-cell>
          <table:table-cell table:formula="of:=DEC2BIN([.A71];[.$A$5])" office:value-type="string" office:string-value="111111" calcext:value-type="string">
            <text:p>111111</text:p>
          </table:table-cell>
          <table:table-cell table:formula="of:=IF(EXACT(LEFT([.B71];1);&quot;0&quot;);1;-1)" office:value-type="float" office:value="-1" calcext:value-type="float">
            <text:p>-1</text:p>
          </table:table-cell>
          <table:table-cell table:formula="of:=RIGHT([.B71];[.$A$5]-1)" office:value-type="string" office:string-value="11111" calcext:value-type="string">
            <text:p>11111</text:p>
          </table:table-cell>
          <table:table-cell table:formula="of:=RIGHT(DEC2BIN(-BIN2DEC([.D71]);LEN([.D71]));LEN([.D71]))" office:value-type="string" office:string-value="00001" calcext:value-type="string">
            <text:p>00001</text:p>
          </table:table-cell>
          <table:table-cell table:formula="of:=LEFT([.D71];5)" office:value-type="string" office:string-value="11111" calcext:value-type="string">
            <text:p>11111</text:p>
          </table:table-cell>
          <table:table-cell table:formula="of:=LEFT([.E71];5)" office:value-type="string" office:string-value="00001" calcext:value-type="string">
            <text:p>00001</text:p>
          </table:table-cell>
          <table:table-cell table:formula="of:=IF(EXACT(LEFT([.F71];1);&quot;1&quot;);LEN([.F71])-LEN(SUBSTITUTE([.F71];&quot;1&quot;;&quot;&quot;))-1;-1*(LEN([.F71])-LEN(SUBSTITUTE([.F71];&quot;0&quot;;&quot;&quot;))))" office:value-type="float" office:value="4" calcext:value-type="float">
            <text:p>4</text:p>
          </table:table-cell>
          <table:table-cell table:formula="of:=IF(EXACT(LEFT([.G71];1);&quot;1&quot;);LEN([.G71])-LEN(SUBSTITUTE([.G71];&quot;1&quot;;&quot;&quot;))-1;-1*(LEN([.G71])-LEN(SUBSTITUTE([.G71];&quot;0&quot;;&quot;&quot;))))" office:value-type="float" office:value="-4" calcext:value-type="float">
            <text:p>-4</text:p>
          </table:table-cell>
          <table:table-cell table:formula="of:=POWER(useed;[.H71])" office:value-type="float" office:value="256" calcext:value-type="float">
            <text:p>256</text:p>
          </table:table-cell>
          <table:table-cell table:formula="of:=POWER(useed;[.I71])" office:value-type="float" office:value="0.00390625" calcext:value-type="float">
            <text:p>0.00390625</text:p>
          </table:table-cell>
          <table:table-cell table:formula="of:=RIGHT([.D71];LEN([.D71])-LEN([.F71]))">
            <text:p/>
          </table:table-cell>
          <table:table-cell table:formula="of:=LEFT([.L71];MIN(LEN([.L71]);maxEs))">
            <text:p/>
          </table:table-cell>
          <table:table-cell table:formula="of:=IF(LEN([.M71])=0;1;POWER(2;BIN2DEC([.M71])))" office:value-type="float" office:value="1" calcext:value-type="float">
            <text:p>1</text:p>
          </table:table-cell>
          <table:table-cell table:formula="of:=RIGHT([.E71];LEN([.E71])-LEN([.G71]))">
            <text:p/>
          </table:table-cell>
          <table:table-cell table:formula="of:=LEFT([.O71];MIN(LEN([.O71]);maxEs))">
            <text:p/>
          </table:table-cell>
          <table:table-cell table:formula="of:=IF(LEN([.P71])=0;1;POWER(2;BIN2DEC([.P71])))" office:value-type="float" office:value="1" calcext:value-type="float">
            <text:p>1</text:p>
          </table:table-cell>
          <table:table-cell table:style-name="Default" table:formula="of:=RIGHT([.L71];LEN([.L71])-LEN([.M71]))">
            <text:p/>
          </table:table-cell>
          <table:table-cell table:formula="of:=IF(LEN([.R71])=0;0;BIN2DEC([.R71])/POWER(2;LEN([.R71])))" office:value-type="float" office:value="0" calcext:value-type="float">
            <text:p>0</text:p>
          </table:table-cell>
          <table:table-cell table:formula="of:=1+[.S71]" office:value-type="float" office:value="1" calcext:value-type="float">
            <text:p>1</text:p>
          </table:table-cell>
          <table:table-cell table:style-name="ce22" table:formula="of:=RIGHT([.O71];LEN([.O71])-LEN([.P71]))">
            <text:p/>
          </table:table-cell>
          <table:table-cell table:formula="of:=IF(LEN([.U71])=0;0;BIN2DEC([.U71])/POWER(2;LEN([.U71])))" office:value-type="float" office:value="0" calcext:value-type="float">
            <text:p>0</text:p>
          </table:table-cell>
          <table:table-cell table:formula="of:=1+[.V71]" office:value-type="float" office:value="1" calcext:value-type="float">
            <text:p>1</text:p>
          </table:table-cell>
          <table:table-cell table:formula="of:=rowsign*useed_tk*two_te*tfm" office:value-type="float" office:value="-0.00390625" calcext:value-type="float">
            <text:p>-0.00390625</text:p>
          </table:table-cell>
          <table:table-cell table:formula="of:=rowsign/(useed_k*two_e*fm)" office:value-type="float" office:value="-0.00390625" calcext:value-type="float">
            <text:p>-0.00390625</text:p>
          </table:table-cell>
          <table:table-cell table:formula="of:=[.X71]/[.Y71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 n</text:p>
          </table:table-cell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rref</text:p>
          </table:table-cell>
          <table:table-cell table:style-name="ce6" office:value-type="string" calcext:value-type="string">
            <text:p>twos(ref)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twos(r)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twos(r) k</text:p>
          </table:table-cell>
          <table:table-cell table:style-name="ce6" office:value-type="string" calcext:value-type="string">
            <text:p>useed^k</text:p>
          </table:table-cell>
          <table:table-cell table:style-name="ce6" office:value-type="string" calcext:value-type="string">
            <text:p>useed^twos(r)k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wo^e</text:p>
          </table:table-cell>
          <table:table-cell table:style-name="ce6" office:value-type="string" calcext:value-type="string">
            <text:p>twos(ef)</text:p>
          </table:table-cell>
          <table:table-cell table:style-name="ce6" office:value-type="string" calcext:value-type="string">
            <text:p>twos(e)</text:p>
          </table:table-cell>
          <table:table-cell table:style-name="ce6" office:value-type="string" calcext:value-type="string">
            <text:p>two^twos(e)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/len(f)</text:p>
          </table:table-cell>
          <table:table-cell table:style-name="ce6" office:value-type="string" calcext:value-type="string">
            <text:p>fm</text:p>
          </table:table-cell>
          <table:table-cell table:style-name="ce6" office:value-type="string" calcext:value-type="string">
            <text:p>twos(f)</text:p>
          </table:table-cell>
          <table:table-cell table:number-columns-repeated="2" table:style-name="ce6" office:value-type="string" calcext:value-type="string">
            <text:p>twosf/len(twosf)</text:p>
          </table:table-cell>
          <table:table-cell table:style-name="ce6" office:value-type="string" calcext:value-type="string">
            <text:p>s*u^k*2^e*fm</text:p>
          </table:table-cell>
          <table:table-cell table:style-name="ce6" office:value-type="string" calcext:value-type="string">
            <text:p>reflection</text:p>
          </table:table-cell>
          <table:table-cell table:style-name="ce6" office:value-type="string" calcext:value-type="string">
            <text:p>difference %</text:p>
          </table:table-cell>
          <table:table-cell table:number-columns-repeated="998"/>
        </table:table-row>
      </table:table>
      <table:table table:name="twosComp" table:style-name="ta1"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Default"/>
        <table:table-row table:style-name="ro2">
          <table:table-cell table:style-name="ce6" office:value-type="string" calcext:value-type="string">
            <text:p><text:span text:style-name="T6">Twos</text:span> complement test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</text:p>
          </table:table-cell>
          <table:table-cell table:style-name="ce6" office:value-type="string" calcext:value-type="string">
            <text:p>inversion</text:p>
          </table:table-cell>
          <table:table-cell table:style-name="ce6" office:value-type="string" calcext:value-type="string">
            <text:p>twos</text:p>
          </table:table-cell>
          <table:table-cell table:style-name="ce6" office:value-type="string" calcext:value-type="string">
            <text:p>d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6];4)" office:value-type="string" office:string-value="0000" calcext:value-type="string">
            <text:p>0000</text:p>
          </table:table-cell>
          <table:table-cell table:formula="of:=DEC2BIN(2^(LEN([.B6]))-1-BIN2DEC([.B6]);LEN([.B6]))" office:value-type="string" office:string-value="1111" calcext:value-type="string">
            <text:p>1111</text:p>
          </table:table-cell>
          <table:table-cell table:formula="of:=RIGHT(DEC2BIN(-BIN2DEC([.B6]);LEN([.B6]));LEN([.B6]))" office:value-type="string" office:string-value="0000" calcext:value-type="string">
            <text:p>0000</text:p>
          </table:table-cell>
          <table:table-cell table:formula="of:=BIN2DEC([.D6])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DEC2BIN([.A7];4)" office:value-type="string" office:string-value="0001" calcext:value-type="string">
            <text:p>0001</text:p>
          </table:table-cell>
          <table:table-cell table:formula="of:=DEC2BIN(2^(LEN([.B7]))-1-BIN2DEC([.B7]);LEN([.B7]))" office:value-type="string" office:string-value="1110" calcext:value-type="string">
            <text:p>1110</text:p>
          </table:table-cell>
          <table:table-cell table:formula="of:=RIGHT(DEC2BIN(-BIN2DEC([.B7]);LEN([.B7]));LEN([.B7]))" office:value-type="string" office:string-value="1111" calcext:value-type="string">
            <text:p>1111</text:p>
          </table:table-cell>
          <table:table-cell table:formula="of:=BIN2DEC([.D7])" office:value-type="float" office:value="15" calcext:value-type="float">
            <text:p>15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DEC2BIN([.A8];4)" office:value-type="string" office:string-value="0010" calcext:value-type="string">
            <text:p>0010</text:p>
          </table:table-cell>
          <table:table-cell table:formula="of:=DEC2BIN(2^(LEN([.B8]))-1-BIN2DEC([.B8]);LEN([.B8]))" office:value-type="string" office:string-value="1101" calcext:value-type="string">
            <text:p>1101</text:p>
          </table:table-cell>
          <table:table-cell table:formula="of:=RIGHT(DEC2BIN(-BIN2DEC([.B8]);LEN([.B8]));LEN([.B8]))" office:value-type="string" office:string-value="1110" calcext:value-type="string">
            <text:p>1110</text:p>
          </table:table-cell>
          <table:table-cell table:formula="of:=BIN2DEC([.D8])" office:value-type="float" office:value="14" calcext:value-type="float">
            <text:p>14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DEC2BIN([.A9];4)" office:value-type="string" office:string-value="0011" calcext:value-type="string">
            <text:p>0011</text:p>
          </table:table-cell>
          <table:table-cell table:formula="of:=DEC2BIN(2^(LEN([.B9]))-1-BIN2DEC([.B9]);LEN([.B9]))" office:value-type="string" office:string-value="1100" calcext:value-type="string">
            <text:p>1100</text:p>
          </table:table-cell>
          <table:table-cell table:formula="of:=RIGHT(DEC2BIN(-BIN2DEC([.B9]);LEN([.B9]));LEN([.B9]))" office:value-type="string" office:string-value="1101" calcext:value-type="string">
            <text:p>1101</text:p>
          </table:table-cell>
          <table:table-cell table:formula="of:=BIN2DEC([.D9])" office:value-type="float" office:value="13" calcext:value-type="float">
            <text:p>13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DEC2BIN([.A10];4)" office:value-type="string" office:string-value="0100" calcext:value-type="string">
            <text:p>0100</text:p>
          </table:table-cell>
          <table:table-cell table:formula="of:=DEC2BIN(2^(LEN([.B10]))-1-BIN2DEC([.B10]);LEN([.B10]))" office:value-type="string" office:string-value="1011" calcext:value-type="string">
            <text:p>1011</text:p>
          </table:table-cell>
          <table:table-cell table:formula="of:=RIGHT(DEC2BIN(-BIN2DEC([.B10]);LEN([.B10]));LEN([.B10]))" office:value-type="string" office:string-value="1100" calcext:value-type="string">
            <text:p>1100</text:p>
          </table:table-cell>
          <table:table-cell table:formula="of:=BIN2DEC([.D10])" office:value-type="float" office:value="12" calcext:value-type="float">
            <text:p>12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DEC2BIN([.A11];4)" office:value-type="string" office:string-value="0101" calcext:value-type="string">
            <text:p>0101</text:p>
          </table:table-cell>
          <table:table-cell table:formula="of:=DEC2BIN(2^(LEN([.B11]))-1-BIN2DEC([.B11]);LEN([.B11]))" office:value-type="string" office:string-value="1010" calcext:value-type="string">
            <text:p>1010</text:p>
          </table:table-cell>
          <table:table-cell table:formula="of:=RIGHT(DEC2BIN(-BIN2DEC([.B11]);LEN([.B11]));LEN([.B11]))" office:value-type="string" office:string-value="1011" calcext:value-type="string">
            <text:p>1011</text:p>
          </table:table-cell>
          <table:table-cell table:formula="of:=BIN2DEC([.D11])"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DEC2BIN([.A12];4)" office:value-type="string" office:string-value="0110" calcext:value-type="string">
            <text:p>0110</text:p>
          </table:table-cell>
          <table:table-cell table:formula="of:=DEC2BIN(2^(LEN([.B12]))-1-BIN2DEC([.B12]);LEN([.B12]))" office:value-type="string" office:string-value="1001" calcext:value-type="string">
            <text:p>1001</text:p>
          </table:table-cell>
          <table:table-cell table:formula="of:=RIGHT(DEC2BIN(-BIN2DEC([.B12]);LEN([.B12]));LEN([.B12]))" office:value-type="string" office:string-value="1010" calcext:value-type="string">
            <text:p>1010</text:p>
          </table:table-cell>
          <table:table-cell table:formula="of:=BIN2DEC([.D12])" office:value-type="float" office:value="10" calcext:value-type="float">
            <text:p>1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DEC2BIN([.A13];4)" office:value-type="string" office:string-value="0111" calcext:value-type="string">
            <text:p>0111</text:p>
          </table:table-cell>
          <table:table-cell table:formula="of:=DEC2BIN(2^(LEN([.B13]))-1-BIN2DEC([.B13]);LEN([.B13]))" office:value-type="string" office:string-value="1000" calcext:value-type="string">
            <text:p>1000</text:p>
          </table:table-cell>
          <table:table-cell table:formula="of:=RIGHT(DEC2BIN(-BIN2DEC([.B13]);LEN([.B13]));LEN([.B13]))" office:value-type="string" office:string-value="1001" calcext:value-type="string">
            <text:p>1001</text:p>
          </table:table-cell>
          <table:table-cell table:formula="of:=BIN2DEC([.D13])" office:value-type="float" office:value="9" calcext:value-type="float">
            <text:p>9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DEC2BIN([.A14];4)" office:value-type="string" office:string-value="1000" calcext:value-type="string">
            <text:p>1000</text:p>
          </table:table-cell>
          <table:table-cell table:formula="of:=DEC2BIN(2^(LEN([.B14]))-1-BIN2DEC([.B14]);LEN([.B14]))" office:value-type="string" office:string-value="0111" calcext:value-type="string">
            <text:p>0111</text:p>
          </table:table-cell>
          <table:table-cell table:formula="of:=RIGHT(DEC2BIN(-BIN2DEC([.B14]);LEN([.B14]));LEN([.B14]))" office:value-type="string" office:string-value="1000" calcext:value-type="string">
            <text:p>1000</text:p>
          </table:table-cell>
          <table:table-cell table:formula="of:=BIN2DEC([.D14])" office:value-type="float" office:value="8" calcext:value-type="float">
            <text:p>8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DEC2BIN([.A15];4)" office:value-type="string" office:string-value="1001" calcext:value-type="string">
            <text:p>1001</text:p>
          </table:table-cell>
          <table:table-cell table:formula="of:=DEC2BIN(2^(LEN([.B15]))-1-BIN2DEC([.B15]);LEN([.B15]))" office:value-type="string" office:string-value="0110" calcext:value-type="string">
            <text:p>0110</text:p>
          </table:table-cell>
          <table:table-cell table:formula="of:=RIGHT(DEC2BIN(-BIN2DEC([.B15]);LEN([.B15]));LEN([.B15]))" office:value-type="string" office:string-value="0111" calcext:value-type="string">
            <text:p>0111</text:p>
          </table:table-cell>
          <table:table-cell table:formula="of:=BIN2DEC([.D15])" office:value-type="float" office:value="7" calcext:value-type="float">
            <text:p>7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DEC2BIN([.A16];4)" office:value-type="string" office:string-value="1010" calcext:value-type="string">
            <text:p>1010</text:p>
          </table:table-cell>
          <table:table-cell table:formula="of:=DEC2BIN(2^(LEN([.B16]))-1-BIN2DEC([.B16]);LEN([.B16]))" office:value-type="string" office:string-value="0101" calcext:value-type="string">
            <text:p>0101</text:p>
          </table:table-cell>
          <table:table-cell table:formula="of:=RIGHT(DEC2BIN(-BIN2DEC([.B16]);LEN([.B16]));LEN([.B16]))" office:value-type="string" office:string-value="0110" calcext:value-type="string">
            <text:p>0110</text:p>
          </table:table-cell>
          <table:table-cell table:formula="of:=BIN2DEC([.D16])" office:value-type="float" office:value="6" calcext:value-type="float">
            <text:p>6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DEC2BIN([.A17];4)" office:value-type="string" office:string-value="1011" calcext:value-type="string">
            <text:p>1011</text:p>
          </table:table-cell>
          <table:table-cell table:formula="of:=DEC2BIN(2^(LEN([.B17]))-1-BIN2DEC([.B17]);LEN([.B17]))" office:value-type="string" office:string-value="0100" calcext:value-type="string">
            <text:p>0100</text:p>
          </table:table-cell>
          <table:table-cell table:formula="of:=RIGHT(DEC2BIN(-BIN2DEC([.B17]);LEN([.B17]));LEN([.B17]))" office:value-type="string" office:string-value="0101" calcext:value-type="string">
            <text:p>0101</text:p>
          </table:table-cell>
          <table:table-cell table:formula="of:=BIN2DEC([.D17])" office:value-type="float" office:value="5" calcext:value-type="float">
            <text:p>5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DEC2BIN([.A18];4)" office:value-type="string" office:string-value="1100" calcext:value-type="string">
            <text:p>1100</text:p>
          </table:table-cell>
          <table:table-cell table:formula="of:=DEC2BIN(2^(LEN([.B18]))-1-BIN2DEC([.B18]);LEN([.B18]))" office:value-type="string" office:string-value="0011" calcext:value-type="string">
            <text:p>0011</text:p>
          </table:table-cell>
          <table:table-cell table:formula="of:=RIGHT(DEC2BIN(-BIN2DEC([.B18]);LEN([.B18]));LEN([.B18]))" office:value-type="string" office:string-value="0100" calcext:value-type="string">
            <text:p>0100</text:p>
          </table:table-cell>
          <table:table-cell table:formula="of:=BIN2DEC([.D18])" office:value-type="float" office:value="4" calcext:value-type="float">
            <text:p>4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DEC2BIN([.A19];4)" office:value-type="string" office:string-value="1101" calcext:value-type="string">
            <text:p>1101</text:p>
          </table:table-cell>
          <table:table-cell table:formula="of:=DEC2BIN(2^(LEN([.B19]))-1-BIN2DEC([.B19]);LEN([.B19]))" office:value-type="string" office:string-value="0010" calcext:value-type="string">
            <text:p>0010</text:p>
          </table:table-cell>
          <table:table-cell table:formula="of:=RIGHT(DEC2BIN(-BIN2DEC([.B19]);LEN([.B19]));LEN([.B19]))" office:value-type="string" office:string-value="0011" calcext:value-type="string">
            <text:p>0011</text:p>
          </table:table-cell>
          <table:table-cell table:formula="of:=BIN2DEC([.D19])" office:value-type="float" office:value="3" calcext:value-type="float">
            <text:p>3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DEC2BIN([.A20];4)" office:value-type="string" office:string-value="1110" calcext:value-type="string">
            <text:p>1110</text:p>
          </table:table-cell>
          <table:table-cell table:formula="of:=DEC2BIN(2^(LEN([.B20]))-1-BIN2DEC([.B20]);LEN([.B20]))" office:value-type="string" office:string-value="0001" calcext:value-type="string">
            <text:p>0001</text:p>
          </table:table-cell>
          <table:table-cell table:formula="of:=RIGHT(DEC2BIN(-BIN2DEC([.B20]);LEN([.B20]));LEN([.B20]))" office:value-type="string" office:string-value="0010" calcext:value-type="string">
            <text:p>0010</text:p>
          </table:table-cell>
          <table:table-cell table:formula="of:=BIN2DEC([.D20])" office:value-type="float" office:value="2" calcext:value-type="float">
            <text:p>2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DEC2BIN([.A21];4)" office:value-type="string" office:string-value="1111" calcext:value-type="string">
            <text:p>1111</text:p>
          </table:table-cell>
          <table:table-cell table:formula="of:=DEC2BIN(2^(LEN([.B21]))-1-BIN2DEC([.B21]);LEN([.B21]))" office:value-type="string" office:string-value="0000" calcext:value-type="string">
            <text:p>0000</text:p>
          </table:table-cell>
          <table:table-cell table:formula="of:=RIGHT(DEC2BIN(-BIN2DEC([.B21]);LEN([.B21]));LEN([.B21]))" office:value-type="string" office:string-value="0001" calcext:value-type="string">
            <text:p>0001</text:p>
          </table:table-cell>
          <table:table-cell table:formula="of:=BIN2DEC([.D21])" office:value-type="float" office:value="1" calcext:value-type="float">
            <text:p>1</text:p>
          </table:table-cell>
        </table:table-row>
      </table:table>
      <table:named-expressions>
        <table:named-range table:name="fm" table:base-cell-address="$P6E1.$T$8" table:cell-range-address="$P6E1.$T$8:.$T$71"/>
        <table:named-range table:name="maxEs" table:base-cell-address="$P6E1.$E$5" table:cell-range-address="$P6E1.$C$5"/>
        <table:named-range table:name="nbits" table:base-cell-address="$P6E1.$E$5" table:cell-range-address="$P6E1.$A$5"/>
        <table:named-range table:name="npat" table:base-cell-address="$P6E1.$E$5" table:cell-range-address="$P6E1.$B$5"/>
        <table:named-range table:name="qextra" table:base-cell-address="$P6E1.$H$5" table:cell-range-address="$P6E1.$H$5"/>
        <table:named-range table:name="qsize" table:base-cell-address="$P6E1.$H$5" table:cell-range-address="$P6E1.$G$5"/>
        <table:named-range table:name="rowsign" table:base-cell-address="$P6E1.$C$8" table:cell-range-address="$P6E1.$C$8:.$C$71"/>
        <table:named-range table:name="tfm" table:base-cell-address="$P6E1.$W$8" table:cell-range-address="$P6E1.$W$8:.$W$71"/>
        <table:named-range table:name="two_e" table:base-cell-address="$P6E1.$N$8" table:cell-range-address="$P6E1.$N$8:.$N$71"/>
        <table:named-range table:name="two_te" table:base-cell-address="$P6E1.$Q$8" table:cell-range-address="$P6E1.$Q$8:.$Q$71"/>
        <table:named-range table:name="useed" table:base-cell-address="$P6E1.$D$4" table:cell-range-address="$P6E1.$D$5"/>
        <table:named-range table:name="useed_k" table:base-cell-address="$P6E1.$J$8" table:cell-range-address="$P6E1.$J$8:.$J$71"/>
        <table:named-range table:name="useed_tk" table:base-cell-address="$P6E1.$K$8" table:cell-range-address="$P6E1.$K$8:.$K$7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08:45:25.8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3:22:06.227000000</meta:creation-date>
    <dc:date>2018-02-11T09:09:54.653000000</dc:date>
    <meta:editing-duration>PT4H50M52S</meta:editing-duration>
    <meta:editing-cycles>52</meta:editing-cycles>
    <meta:generator>LibreOffice/5.4.3.2$Windows_X86_64 LibreOffice_project/92a7159f7e4af62137622921e809f8546db437e5</meta:generator>
    <meta:document-statistic meta:table-count="2" meta:cell-count="1826" meta:object-count="0"/>
  </office:meta>
</office:document-meta>
</file>